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2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PI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3.58104705811" calcext:value-type="float">
            <text:p>3.58104705811</text:p>
          </table:table-cell>
          <table:table-cell office:value-type="float" office:value="4.8680305481" calcext:value-type="float">
            <text:p>4.8680305481</text:p>
          </table:table-cell>
          <table:table-cell office:value-type="float" office:value="6.30497932434" calcext:value-type="float">
            <text:p>6.30497932434</text:p>
          </table:table-cell>
        </table:table-row>
        <table:table-row table:style-name="ro1">
          <table:table-cell office:value-type="float" office:value="1.25503540039" calcext:value-type="float">
            <text:p>1.25503540039</text:p>
          </table:table-cell>
          <table:table-cell office:value-type="float" office:value="3.85904312134" calcext:value-type="float">
            <text:p>3.85904312134</text:p>
          </table:table-cell>
          <table:table-cell office:value-type="float" office:value="4.4469833374" calcext:value-type="float">
            <text:p>4.4469833374</text:p>
          </table:table-cell>
        </table:table-row>
        <table:table-row table:style-name="ro1">
          <table:table-cell office:value-type="float" office:value="1.49202346802" calcext:value-type="float">
            <text:p>1.49202346802</text:p>
          </table:table-cell>
          <table:table-cell office:value-type="float" office:value="8.14700126648" calcext:value-type="float">
            <text:p>8.14700126648</text:p>
          </table:table-cell>
          <table:table-cell office:value-type="float" office:value="4.43696975708" calcext:value-type="float">
            <text:p>4.43696975708</text:p>
          </table:table-cell>
        </table:table-row>
        <table:table-row table:style-name="ro1">
          <table:table-cell office:value-type="float" office:value="1.29103660583" calcext:value-type="float">
            <text:p>1.29103660583</text:p>
          </table:table-cell>
          <table:table-cell office:value-type="float" office:value="5.88703155518" calcext:value-type="float">
            <text:p>5.88703155518</text:p>
          </table:table-cell>
          <table:table-cell office:value-type="float" office:value="4.33206558228" calcext:value-type="float">
            <text:p>4.33206558228</text:p>
          </table:table-cell>
        </table:table-row>
        <table:table-row table:style-name="ro1">
          <table:table-cell office:value-type="float" office:value="2.52795219421" calcext:value-type="float">
            <text:p>2.52795219421</text:p>
          </table:table-cell>
          <table:table-cell office:value-type="float" office:value="5.29909133911" calcext:value-type="float">
            <text:p>5.29909133911</text:p>
          </table:table-cell>
          <table:table-cell office:value-type="float" office:value="4.99510765076" calcext:value-type="float">
            <text:p>4.99510765076</text:p>
          </table:table-cell>
        </table:table-row>
        <table:table-row table:style-name="ro1">
          <table:table-cell office:value-type="float" office:value="1.68609619141" calcext:value-type="float">
            <text:p>1.68609619141</text:p>
          </table:table-cell>
          <table:table-cell office:value-type="float" office:value="7.76600837708" calcext:value-type="float">
            <text:p>7.76600837708</text:p>
          </table:table-cell>
          <table:table-cell office:value-type="float" office:value="5.22184371948" calcext:value-type="float">
            <text:p>5.22184371948</text:p>
          </table:table-cell>
        </table:table-row>
        <table:table-row table:style-name="ro1">
          <table:table-cell office:value-type="float" office:value="0.720977783203" calcext:value-type="float">
            <text:p>0.720977783203</text:p>
          </table:table-cell>
          <table:table-cell office:value-type="float" office:value="3.28993797302" calcext:value-type="float">
            <text:p>3.28993797302</text:p>
          </table:table-cell>
          <table:table-cell office:value-type="float" office:value="3.01599502563" calcext:value-type="float">
            <text:p>3.01599502563</text:p>
          </table:table-cell>
        </table:table-row>
        <table:table-row table:style-name="ro1">
          <table:table-cell office:value-type="float" office:value="0.937223434448" calcext:value-type="float">
            <text:p>0.937223434448</text:p>
          </table:table-cell>
          <table:table-cell office:value-type="float" office:value="1.95503234863" calcext:value-type="float">
            <text:p>1.95503234863</text:p>
          </table:table-cell>
          <table:table-cell office:value-type="float" office:value="1.96313858032" calcext:value-type="float">
            <text:p>1.96313858032</text:p>
          </table:table-cell>
        </table:table-row>
        <table:table-row table:style-name="ro1">
          <table:table-cell office:value-type="float" office:value="1.2059211731" calcext:value-type="float">
            <text:p>1.2059211731</text:p>
          </table:table-cell>
          <table:table-cell office:value-type="float" office:value="3.66497039795" calcext:value-type="float">
            <text:p>3.66497039795</text:p>
          </table:table-cell>
          <table:table-cell office:value-type="float" office:value="2.51197814941" calcext:value-type="float">
            <text:p>2.51197814941</text:p>
          </table:table-cell>
        </table:table-row>
        <table:table-row table:style-name="ro1">
          <table:table-cell office:value-type="float" office:value="0.917911529541" calcext:value-type="float">
            <text:p>0.917911529541</text:p>
          </table:table-cell>
          <table:table-cell office:value-type="float" office:value="4.69899177551" calcext:value-type="float">
            <text:p>4.69899177551</text:p>
          </table:table-cell>
          <table:table-cell office:value-type="float" office:value="2.56395339966" calcext:value-type="float">
            <text:p>2.56395339966</text:p>
          </table:table-cell>
        </table:table-row>
        <table:table-row table:style-name="ro1">
          <table:table-cell office:value-type="float" office:value="0.916004180908" calcext:value-type="float">
            <text:p>0.916004180908</text:p>
          </table:table-cell>
          <table:table-cell office:value-type="float" office:value="2.92205810547" calcext:value-type="float">
            <text:p>2.92205810547</text:p>
          </table:table-cell>
          <table:table-cell office:value-type="float" office:value="2.40302085876" calcext:value-type="float">
            <text:p>2.40302085876</text:p>
          </table:table-cell>
        </table:table-row>
        <table:table-row table:style-name="ro1">
          <table:table-cell office:value-type="float" office:value="0.90503692627" calcext:value-type="float">
            <text:p>0.90503692627</text:p>
          </table:table-cell>
          <table:table-cell office:value-type="float" office:value="1.88708305359" calcext:value-type="float">
            <text:p>1.88708305359</text:p>
          </table:table-cell>
          <table:table-cell office:value-type="float" office:value="2.00891494751" calcext:value-type="float">
            <text:p>2.00891494751</text:p>
          </table:table-cell>
        </table:table-row>
        <table:table-row table:style-name="ro1">
          <table:table-cell office:value-type="float" office:value="0.81205368042" calcext:value-type="float">
            <text:p>0.81205368042</text:p>
          </table:table-cell>
          <table:table-cell office:value-type="float" office:value="1.83200836182" calcext:value-type="float">
            <text:p>1.83200836182</text:p>
          </table:table-cell>
          <table:table-cell office:value-type="float" office:value="1.92785263062" calcext:value-type="float">
            <text:p>1.92785263062</text:p>
          </table:table-cell>
        </table:table-row>
        <table:table-row table:style-name="ro1">
          <table:table-cell office:value-type="float" office:value="0.815153121948" calcext:value-type="float">
            <text:p>0.815153121948</text:p>
          </table:table-cell>
          <table:table-cell office:value-type="float" office:value="1.80912017822" calcext:value-type="float">
            <text:p>1.80912017822</text:p>
          </table:table-cell>
          <table:table-cell office:value-type="float" office:value="4.11009788513" calcext:value-type="float">
            <text:p>4.11009788513</text:p>
          </table:table-cell>
        </table:table-row>
        <table:table-row table:style-name="ro1">
          <table:table-cell office:value-type="float" office:value="0.80418586731" calcext:value-type="float">
            <text:p>0.80418586731</text:p>
          </table:table-cell>
          <table:table-cell office:value-type="float" office:value="2.01988220215" calcext:value-type="float">
            <text:p>2.01988220215</text:p>
          </table:table-cell>
          <table:table-cell office:value-type="float" office:value="1.97505950928" calcext:value-type="float">
            <text:p>1.97505950928</text:p>
          </table:table-cell>
        </table:table-row>
        <table:table-row table:style-name="ro1">
          <table:table-cell office:value-type="float" office:value="0.874042510986" calcext:value-type="float">
            <text:p>0.874042510986</text:p>
          </table:table-cell>
          <table:table-cell office:value-type="float" office:value="1.80602073669" calcext:value-type="float">
            <text:p>1.80602073669</text:p>
          </table:table-cell>
          <table:table-cell office:value-type="float" office:value="1.90305709839" calcext:value-type="float">
            <text:p>1.90305709839</text:p>
          </table:table-cell>
        </table:table-row>
        <table:table-row table:style-name="ro1">
          <table:table-cell office:value-type="float" office:value="1.06692314148" calcext:value-type="float">
            <text:p>1.06692314148</text:p>
          </table:table-cell>
          <table:table-cell office:value-type="float" office:value="2.94995307922" calcext:value-type="float">
            <text:p>2.94995307922</text:p>
          </table:table-cell>
          <table:table-cell office:value-type="float" office:value="2.88200378418" calcext:value-type="float">
            <text:p>2.88200378418</text:p>
          </table:table-cell>
        </table:table-row>
        <table:table-row table:style-name="ro1">
          <table:table-cell office:value-type="float" office:value="0.836849212646" calcext:value-type="float">
            <text:p>0.836849212646</text:p>
          </table:table-cell>
          <table:table-cell office:value-type="float" office:value="3.74794006348" calcext:value-type="float">
            <text:p>3.74794006348</text:p>
          </table:table-cell>
          <table:table-cell office:value-type="float" office:value="1.91593170166" calcext:value-type="float">
            <text:p>1.91593170166</text:p>
          </table:table-cell>
        </table:table-row>
        <table:table-row table:style-name="ro1">
          <table:table-cell office:value-type="float" office:value="0.849962234497" calcext:value-type="float">
            <text:p>0.849962234497</text:p>
          </table:table-cell>
          <table:table-cell office:value-type="float" office:value="2.17509269714" calcext:value-type="float">
            <text:p>2.17509269714</text:p>
          </table:table-cell>
          <table:table-cell office:value-type="float" office:value="1.90711021423" calcext:value-type="float">
            <text:p>1.90711021423</text:p>
          </table:table-cell>
        </table:table-row>
        <table:table-row table:style-name="ro1">
          <table:table-cell office:value-type="float" office:value="0.829935073853" calcext:value-type="float">
            <text:p>0.829935073853</text:p>
          </table:table-cell>
          <table:table-cell office:value-type="float" office:value="1.90401077271" calcext:value-type="float">
            <text:p>1.90401077271</text:p>
          </table:table-cell>
          <table:table-cell office:value-type="float" office:value="4.57000732422" calcext:value-type="float">
            <text:p>4.57000732422</text:p>
          </table:table-cell>
        </table:table-row>
        <table:table-row table:style-name="ro1">
          <table:table-cell office:value-type="float" office:value="0.804901123047" calcext:value-type="float">
            <text:p>0.804901123047</text:p>
          </table:table-cell>
          <table:table-cell office:value-type="float" office:value="1.92499160767" calcext:value-type="float">
            <text:p>1.92499160767</text:p>
          </table:table-cell>
          <table:table-cell office:value-type="float" office:value="1.9588470459" calcext:value-type="float">
            <text:p>1.9588470459</text:p>
          </table:table-cell>
        </table:table-row>
        <table:table-row table:style-name="ro1">
          <table:table-cell office:value-type="float" office:value="0.669002532959" calcext:value-type="float">
            <text:p>0.669002532959</text:p>
          </table:table-cell>
          <table:table-cell office:value-type="float" office:value="1.96480751038" calcext:value-type="float">
            <text:p>1.96480751038</text:p>
          </table:table-cell>
          <table:table-cell office:value-type="float" office:value="1.95693969727" calcext:value-type="float">
            <text:p>1.95693969727</text:p>
          </table:table-cell>
        </table:table-row>
        <table:table-row table:style-name="ro1">
          <table:table-cell office:value-type="float" office:value="0.885009765625" calcext:value-type="float">
            <text:p>0.885009765625</text:p>
          </table:table-cell>
          <table:table-cell office:value-type="float" office:value="1.84106826782" calcext:value-type="float">
            <text:p>1.84106826782</text:p>
          </table:table-cell>
          <table:table-cell office:value-type="float" office:value="1.97911262512" calcext:value-type="float">
            <text:p>1.97911262512</text:p>
          </table:table-cell>
        </table:table-row>
        <table:table-row table:style-name="ro1">
          <table:table-cell office:value-type="float" office:value="0.937223434448" calcext:value-type="float">
            <text:p>0.937223434448</text:p>
          </table:table-cell>
          <table:table-cell office:value-type="float" office:value="1.98006629944" calcext:value-type="float">
            <text:p>1.98006629944</text:p>
          </table:table-cell>
          <table:table-cell office:value-type="float" office:value="1.96504592896" calcext:value-type="float">
            <text:p>1.96504592896</text:p>
          </table:table-cell>
        </table:table-row>
        <table:table-row table:style-name="ro1">
          <table:table-cell office:value-type="float" office:value="0.705003738403" calcext:value-type="float">
            <text:p>0.705003738403</text:p>
          </table:table-cell>
          <table:table-cell office:value-type="float" office:value="2.03084945679" calcext:value-type="float">
            <text:p>2.03084945679</text:p>
          </table:table-cell>
          <table:table-cell office:value-type="float" office:value="4.21786308289" calcext:value-type="float">
            <text:p>4.21786308289</text:p>
          </table:table-cell>
        </table:table-row>
        <table:table-row table:style-name="ro1">
          <table:table-cell office:value-type="float" office:value="0.760078430176" calcext:value-type="float">
            <text:p>0.760078430176</text:p>
          </table:table-cell>
          <table:table-cell office:value-type="float" office:value="1.81007385254" calcext:value-type="float">
            <text:p>1.81007385254</text:p>
          </table:table-cell>
          <table:table-cell office:value-type="float" office:value="1.83606147766" calcext:value-type="float">
            <text:p>1.83606147766</text:p>
          </table:table-cell>
        </table:table-row>
        <table:table-row table:style-name="ro1">
          <table:table-cell office:value-type="float" office:value="0.887155532837" calcext:value-type="float">
            <text:p>0.887155532837</text:p>
          </table:table-cell>
          <table:table-cell office:value-type="float" office:value="1.75809860229" calcext:value-type="float">
            <text:p>1.75809860229</text:p>
          </table:table-cell>
          <table:table-cell office:value-type="float" office:value="1.86800956726" calcext:value-type="float">
            <text:p>1.86800956726</text:p>
          </table:table-cell>
        </table:table-row>
        <table:table-row table:style-name="ro1">
          <table:table-cell office:value-type="float" office:value="0.975131988525" calcext:value-type="float">
            <text:p>0.975131988525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2.53295898438" calcext:value-type="float">
            <text:p>2.53295898438</text:p>
          </table:table-cell>
        </table:table-row>
        <table:table-row table:style-name="ro1">
          <table:table-cell office:value-type="float" office:value="0.764846801758" calcext:value-type="float">
            <text:p>0.764846801758</text:p>
          </table:table-cell>
          <table:table-cell office:value-type="float" office:value="1.85513496399" calcext:value-type="float">
            <text:p>1.85513496399</text:p>
          </table:table-cell>
          <table:table-cell office:value-type="float" office:value="2.11715698242" calcext:value-type="float">
            <text:p>2.11715698242</text:p>
          </table:table-cell>
        </table:table-row>
        <table:table-row table:style-name="ro1">
          <table:table-cell office:value-type="float" office:value="0.91290473938" calcext:value-type="float">
            <text:p>0.91290473938</text:p>
          </table:table-cell>
          <table:table-cell office:value-type="float" office:value="2.74395942688" calcext:value-type="float">
            <text:p>2.74395942688</text:p>
          </table:table-cell>
          <table:table-cell office:value-type="float" office:value="2.16007232666" calcext:value-type="float">
            <text:p>2.16007232666</text:p>
          </table:table-cell>
        </table:table-row>
        <table:table-row table:style-name="ro1">
          <table:table-cell office:value-type="float" office:value="0.768899917603" calcext:value-type="float">
            <text:p>0.768899917603</text:p>
          </table:table-cell>
          <table:table-cell office:value-type="float" office:value="1.86514854431" calcext:value-type="float">
            <text:p>1.86514854431</text:p>
          </table:table-cell>
          <table:table-cell office:value-type="float" office:value="1.93285942078" calcext:value-type="float">
            <text:p>1.93285942078</text:p>
          </table:table-cell>
        </table:table-row>
        <table:table-row table:style-name="ro1">
          <table:table-cell office:value-type="float" office:value="0.65803527832" calcext:value-type="float">
            <text:p>0.65803527832</text:p>
          </table:table-cell>
          <table:table-cell office:value-type="float" office:value="1.71089172363" calcext:value-type="float">
            <text:p>1.71089172363</text:p>
          </table:table-cell>
          <table:table-cell office:value-type="float" office:value="3.36289405823" calcext:value-type="float">
            <text:p>3.36289405823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2.4950504303" calcext:value-type="float">
            <text:p>2.4950504303</text:p>
          </table:table-cell>
          <table:table-cell office:value-type="float" office:value="2.31409072876" calcext:value-type="float">
            <text:p>2.31409072876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90210342407" calcext:value-type="float">
            <text:p>1.90210342407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75309181213" calcext:value-type="float">
            <text:p>1.75309181213</text:p>
          </table:table-cell>
          <table:table-cell office:value-type="float" office:value="1.75094604492" calcext:value-type="float">
            <text:p>1.75094604492</text:p>
          </table:table-cell>
        </table:table-row>
        <table:table-row table:style-name="ro1">
          <table:table-cell office:value-type="float" office:value="1.14011764526" calcext:value-type="float">
            <text:p>1.14011764526</text:p>
          </table:table-cell>
          <table:table-cell office:value-type="float" office:value="2.59590148926" calcext:value-type="float">
            <text:p>2.59590148926</text:p>
          </table:table-cell>
          <table:table-cell office:value-type="float" office:value="1.76787376404" calcext:value-type="float">
            <text:p>1.76787376404</text:p>
          </table:table-cell>
        </table:table-row>
        <table:table-row table:style-name="ro1">
          <table:table-cell office:value-type="float" office:value="1.02090835571" calcext:value-type="float">
            <text:p>1.02090835571</text:p>
          </table:table-cell>
          <table:table-cell office:value-type="float" office:value="1.71613693237" calcext:value-type="float">
            <text:p>1.71613693237</text:p>
          </table:table-cell>
          <table:table-cell office:value-type="float" office:value="1.73997879028" calcext:value-type="float">
            <text:p>1.73997879028</text:p>
          </table:table-cell>
        </table:table-row>
        <table:table-row table:style-name="ro1">
          <table:table-cell office:value-type="float" office:value="0.657796859741" calcext:value-type="float">
            <text:p>0.657796859741</text:p>
          </table:table-cell>
          <table:table-cell office:value-type="float" office:value="1.69706344604" calcext:value-type="float">
            <text:p>1.69706344604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0.794887542725" calcext:value-type="float">
            <text:p>0.794887542725</text:p>
          </table:table-cell>
          <table:table-cell office:value-type="float" office:value="2.67100334167" calcext:value-type="float">
            <text:p>2.67100334167</text:p>
          </table:table-cell>
          <table:table-cell office:value-type="float" office:value="2.17413902283" calcext:value-type="float">
            <text:p>2.17413902283</text:p>
          </table:table-cell>
        </table:table-row>
        <table:table-row table:style-name="ro1">
          <table:table-cell office:value-type="float" office:value="0.734090805054" calcext:value-type="float">
            <text:p>0.734090805054</text:p>
          </table:table-cell>
          <table:table-cell office:value-type="float" office:value="1.76906585693" calcext:value-type="float">
            <text:p>1.76906585693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1.02996826172" calcext:value-type="float">
            <text:p>1.02996826172</text:p>
          </table:table-cell>
          <table:table-cell office:value-type="float" office:value="2.03800201416" calcext:value-type="float">
            <text:p>2.03800201416</text:p>
          </table:table-cell>
          <table:table-cell office:value-type="float" office:value="1.86491012573" calcext:value-type="float">
            <text:p>1.86491012573</text:p>
          </table:table-cell>
        </table:table-row>
        <table:table-row table:style-name="ro1">
          <table:table-cell office:value-type="float" office:value="1.6348361969" calcext:value-type="float">
            <text:p>1.6348361969</text:p>
          </table:table-cell>
          <table:table-cell office:value-type="float" office:value="2.09403038025" calcext:value-type="float">
            <text:p>2.09403038025</text:p>
          </table:table-cell>
          <table:table-cell office:value-type="float" office:value="2.00915336609" calcext:value-type="float">
            <text:p>2.00915336609</text:p>
          </table:table-cell>
        </table:table-row>
        <table:table-row table:style-name="ro1">
          <table:table-cell office:value-type="float" office:value="0.838041305542" calcext:value-type="float">
            <text:p>0.838041305542</text:p>
          </table:table-cell>
          <table:table-cell office:value-type="float" office:value="1.84798240662" calcext:value-type="float">
            <text:p>1.84798240662</text:p>
          </table:table-cell>
          <table:table-cell office:value-type="float" office:value="2.02107429504" calcext:value-type="float">
            <text:p>2.02107429504</text:p>
          </table:table-cell>
        </table:table-row>
        <table:table-row table:style-name="ro1">
          <table:table-cell office:value-type="float" office:value="0.863075256348" calcext:value-type="float">
            <text:p>0.863075256348</text:p>
          </table:table-cell>
          <table:table-cell office:value-type="float" office:value="1.74713134766" calcext:value-type="float">
            <text:p>1.74713134766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861167907715" calcext:value-type="float">
            <text:p>0.861167907715</text:p>
          </table:table-cell>
          <table:table-cell office:value-type="float" office:value="1.81698799133" calcext:value-type="float">
            <text:p>1.81698799133</text:p>
          </table:table-cell>
          <table:table-cell office:value-type="float" office:value="1.82414054871" calcext:value-type="float">
            <text:p>1.82414054871</text:p>
          </table:table-cell>
        </table:table-row>
        <table:table-row table:style-name="ro1">
          <table:table-cell office:value-type="float" office:value="0.815868377686" calcext:value-type="float">
            <text:p>0.815868377686</text:p>
          </table:table-cell>
          <table:table-cell office:value-type="float" office:value="1.73902511597" calcext:value-type="float">
            <text:p>1.73902511597</text:p>
          </table:table-cell>
          <table:table-cell office:value-type="float" office:value="2.0580291748" calcext:value-type="float">
            <text:p>2.0580291748</text:p>
          </table:table-cell>
        </table:table-row>
        <table:table-row table:style-name="ro1">
          <table:table-cell office:value-type="float" office:value="0.81205368042" calcext:value-type="float">
            <text:p>0.81205368042</text:p>
          </table:table-cell>
          <table:table-cell office:value-type="float" office:value="1.70278549194" calcext:value-type="float">
            <text:p>1.70278549194</text:p>
          </table:table-cell>
          <table:table-cell office:value-type="float" office:value="1.90186500549" calcext:value-type="float">
            <text:p>1.90186500549</text:p>
          </table:table-cell>
        </table:table-row>
        <table:table-row table:style-name="ro1">
          <table:table-cell office:value-type="float" office:value="0.962972640991" calcext:value-type="float">
            <text:p>0.962972640991</text:p>
          </table:table-cell>
          <table:table-cell office:value-type="float" office:value="4.70685958862" calcext:value-type="float">
            <text:p>4.70685958862</text:p>
          </table:table-cell>
          <table:table-cell office:value-type="float" office:value="2.67100334167" calcext:value-type="float">
            <text:p>2.67100334167</text:p>
          </table:table-cell>
        </table:table-row>
        <table:table-row table:style-name="ro1">
          <table:table-cell office:value-type="float" office:value="0.823020935059" calcext:value-type="float">
            <text:p>0.823020935059</text:p>
          </table:table-cell>
          <table:table-cell office:value-type="float" office:value="1.88302993774" calcext:value-type="float">
            <text:p>1.88302993774</text:p>
          </table:table-cell>
          <table:table-cell office:value-type="float" office:value="1.93691253662" calcext:value-type="float">
            <text:p>1.93691253662</text:p>
          </table:table-cell>
        </table:table-row>
        <table:table-row table:style-name="ro1">
          <table:table-cell office:value-type="float" office:value="0.753879547119" calcext:value-type="float">
            <text:p>0.753879547119</text:p>
          </table:table-cell>
          <table:table-cell office:value-type="float" office:value="3.70097160339" calcext:value-type="float">
            <text:p>3.70097160339</text:p>
          </table:table-cell>
          <table:table-cell office:value-type="float" office:value="2.08306312561" calcext:value-type="float">
            <text:p>2.08306312561</text:p>
          </table:table-cell>
        </table:table-row>
        <table:table-row table:style-name="ro1">
          <table:table-cell office:value-type="float" office:value="1.32489204407" calcext:value-type="float">
            <text:p>1.32489204407</text:p>
          </table:table-cell>
          <table:table-cell office:value-type="float" office:value="2.25615501404" calcext:value-type="float">
            <text:p>2.25615501404</text:p>
          </table:table-cell>
          <table:table-cell office:value-type="float" office:value="1.96695327759" calcext:value-type="float">
            <text:p>1.96695327759</text:p>
          </table:table-cell>
        </table:table-row>
        <table:table-row table:style-name="ro1">
          <table:table-cell office:value-type="float" office:value="0.90217590332" calcext:value-type="float">
            <text:p>0.90217590332</text:p>
          </table:table-cell>
          <table:table-cell office:value-type="float" office:value="1.93810462952" calcext:value-type="float">
            <text:p>1.93810462952</text:p>
          </table:table-cell>
          <table:table-cell office:value-type="float" office:value="1.84607505798" calcext:value-type="float">
            <text:p>1.84607505798</text:p>
          </table:table-cell>
        </table:table-row>
        <table:table-row table:style-name="ro1">
          <table:table-cell office:value-type="float" office:value="0.767946243286" calcext:value-type="float">
            <text:p>0.767946243286</text:p>
          </table:table-cell>
          <table:table-cell office:value-type="float" office:value="1.83796882629" calcext:value-type="float">
            <text:p>1.83796882629</text:p>
          </table:table-cell>
          <table:table-cell office:value-type="float" office:value="1.93905830383" calcext:value-type="float">
            <text:p>1.93905830383</text:p>
          </table:table-cell>
        </table:table-row>
        <table:table-row table:style-name="ro1">
          <table:table-cell office:value-type="float" office:value="0.735998153687" calcext:value-type="float">
            <text:p>0.735998153687</text:p>
          </table:table-cell>
          <table:table-cell office:value-type="float" office:value="3.05700302124" calcext:value-type="float">
            <text:p>3.05700302124</text:p>
          </table:table-cell>
          <table:table-cell office:value-type="float" office:value="2.04396247864" calcext:value-type="float">
            <text:p>2.04396247864</text:p>
          </table:table-cell>
        </table:table-row>
        <table:table-row table:style-name="ro1">
          <table:table-cell office:value-type="float" office:value="0.704050064087" calcext:value-type="float">
            <text:p>0.704050064087</text:p>
          </table:table-cell>
          <table:table-cell office:value-type="float" office:value="1.94501876831" calcext:value-type="float">
            <text:p>1.94501876831</text:p>
          </table:table-cell>
          <table:table-cell office:value-type="float" office:value="2.31504440308" calcext:value-type="float">
            <text:p>2.31504440308</text:p>
          </table:table-cell>
        </table:table-row>
        <table:table-row table:style-name="ro1">
          <table:table-cell office:value-type="float" office:value="0.694990158081" calcext:value-type="float">
            <text:p>0.694990158081</text:p>
          </table:table-cell>
          <table:table-cell office:value-type="float" office:value="1.85680389404" calcext:value-type="float">
            <text:p>1.85680389404</text:p>
          </table:table-cell>
          <table:table-cell office:value-type="float" office:value="1.9359588623" calcext:value-type="float">
            <text:p>1.9359588623</text:p>
          </table:table-cell>
        </table:table-row>
        <table:table-row table:style-name="ro1">
          <table:table-cell office:value-type="float" office:value="0.708103179932" calcext:value-type="float">
            <text:p>0.708103179932</text:p>
          </table:table-cell>
          <table:table-cell office:value-type="float" office:value="1.67202949524" calcext:value-type="float">
            <text:p>1.67202949524</text:p>
          </table:table-cell>
          <table:table-cell office:value-type="float" office:value="1.97410583496" calcext:value-type="float">
            <text:p>1.97410583496</text:p>
          </table:table-cell>
        </table:table-row>
        <table:table-row table:style-name="ro1">
          <table:table-cell office:value-type="float" office:value="0.928163528442" calcext:value-type="float">
            <text:p>0.928163528442</text:p>
          </table:table-cell>
          <table:table-cell office:value-type="float" office:value="2.43902206421" calcext:value-type="float">
            <text:p>2.43902206421</text:p>
          </table:table-cell>
          <table:table-cell office:value-type="float" office:value="2.5269985199" calcext:value-type="float">
            <text:p>2.5269985199</text:p>
          </table:table-cell>
        </table:table-row>
        <table:table-row table:style-name="ro1">
          <table:table-cell office:value-type="float" office:value="0.814914703369" calcext:value-type="float">
            <text:p>0.814914703369</text:p>
          </table:table-cell>
          <table:table-cell office:value-type="float" office:value="1.9359588623" calcext:value-type="float">
            <text:p>1.9359588623</text:p>
          </table:table-cell>
          <table:table-cell office:value-type="float" office:value="1.96003913879" calcext:value-type="float">
            <text:p>1.96003913879</text:p>
          </table:table-cell>
        </table:table-row>
        <table:table-row table:style-name="ro1">
          <table:table-cell office:value-type="float" office:value="0.993013381958" calcext:value-type="float">
            <text:p>0.993013381958</text:p>
          </table:table-cell>
          <table:table-cell office:value-type="float" office:value="1.78980827332" calcext:value-type="float">
            <text:p>1.78980827332</text:p>
          </table:table-cell>
          <table:table-cell office:value-type="float" office:value="1.90591812134" calcext:value-type="float">
            <text:p>1.90591812134</text:p>
          </table:table-cell>
        </table:table-row>
        <table:table-row table:style-name="ro1">
          <table:table-cell office:value-type="float" office:value="0.963926315308" calcext:value-type="float">
            <text:p>0.963926315308</text:p>
          </table:table-cell>
          <table:table-cell office:value-type="float" office:value="2.64406204224" calcext:value-type="float">
            <text:p>2.64406204224</text:p>
          </table:table-cell>
          <table:table-cell office:value-type="float" office:value="2.09999084473" calcext:value-type="float">
            <text:p>2.09999084473</text:p>
          </table:table-cell>
        </table:table-row>
        <table:table-row table:style-name="ro1">
          <table:table-cell office:value-type="float" office:value="1.2469291687" calcext:value-type="float">
            <text:p>1.2469291687</text:p>
          </table:table-cell>
          <table:table-cell office:value-type="float" office:value="3.05485725403" calcext:value-type="float">
            <text:p>3.05485725403</text:p>
          </table:table-cell>
          <table:table-cell office:value-type="float" office:value="1.97196006775" calcext:value-type="float">
            <text:p>1.97196006775</text:p>
          </table:table-cell>
        </table:table-row>
        <table:table-row table:style-name="ro1">
          <table:table-cell office:value-type="float" office:value="0.732898712158" calcext:value-type="float">
            <text:p>0.732898712158</text:p>
          </table:table-cell>
          <table:table-cell office:value-type="float" office:value="1.90496444702" calcext:value-type="float">
            <text:p>1.90496444702</text:p>
          </table:table-cell>
          <table:table-cell office:value-type="float" office:value="1.88994407654" calcext:value-type="float">
            <text:p>1.88994407654</text:p>
          </table:table-cell>
        </table:table-row>
        <table:table-row table:style-name="ro1">
          <table:table-cell office:value-type="float" office:value="0.908851623535" calcext:value-type="float">
            <text:p>0.908851623535</text:p>
          </table:table-cell>
          <table:table-cell office:value-type="float" office:value="1.94406509399" calcext:value-type="float">
            <text:p>1.94406509399</text:p>
          </table:table-cell>
          <table:table-cell office:value-type="float" office:value="1.87492370605" calcext:value-type="float">
            <text:p>1.87492370605</text:p>
          </table:table-cell>
        </table:table-row>
        <table:table-row table:style-name="ro1">
          <table:table-cell office:value-type="float" office:value="0.941038131714" calcext:value-type="float">
            <text:p>0.941038131714</text:p>
          </table:table-cell>
          <table:table-cell office:value-type="float" office:value="2.06899642944" calcext:value-type="float">
            <text:p>2.06899642944</text:p>
          </table:table-cell>
          <table:table-cell office:value-type="float" office:value="1.93691253662" calcext:value-type="float">
            <text:p>1.93691253662</text:p>
          </table:table-cell>
        </table:table-row>
        <table:table-row table:style-name="ro1">
          <table:table-cell office:value-type="float" office:value="0.821113586426" calcext:value-type="float">
            <text:p>0.821113586426</text:p>
          </table:table-cell>
          <table:table-cell office:value-type="float" office:value="1.79505348206" calcext:value-type="float">
            <text:p>1.79505348206</text:p>
          </table:table-cell>
          <table:table-cell office:value-type="float" office:value="1.90806388855" calcext:value-type="float">
            <text:p>1.90806388855</text:p>
          </table:table-cell>
        </table:table-row>
        <table:table-row table:style-name="ro1">
          <table:table-cell office:value-type="float" office:value="0.951766967773" calcext:value-type="float">
            <text:p>0.951766967773</text:p>
          </table:table-cell>
          <table:table-cell office:value-type="float" office:value="2.07209587097" calcext:value-type="float">
            <text:p>2.07209587097</text:p>
          </table:table-cell>
          <table:table-cell office:value-type="float" office:value="3.12089920044" calcext:value-type="float">
            <text:p>3.12089920044</text:p>
          </table:table-cell>
        </table:table-row>
        <table:table-row table:style-name="ro1">
          <table:table-cell office:value-type="float" office:value="0.693798065186" calcext:value-type="float">
            <text:p>0.693798065186</text:p>
          </table:table-cell>
          <table:table-cell office:value-type="float" office:value="1.9359588623" calcext:value-type="float">
            <text:p>1.9359588623</text:p>
          </table:table-cell>
          <table:table-cell office:value-type="float" office:value="2.65502929688" calcext:value-type="float">
            <text:p>2.65502929688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3.34692001343" calcext:value-type="float">
            <text:p>3.34692001343</text:p>
          </table:table-cell>
          <table:table-cell office:value-type="float" office:value="2.01106071472" calcext:value-type="float">
            <text:p>2.01106071472</text:p>
          </table:table-cell>
        </table:table-row>
        <table:table-row table:style-name="ro1">
          <table:table-cell office:value-type="float" office:value="1.17707252502" calcext:value-type="float">
            <text:p>1.17707252502</text:p>
          </table:table-cell>
          <table:table-cell office:value-type="float" office:value="2.11882591248" calcext:value-type="float">
            <text:p>2.11882591248</text:p>
          </table:table-cell>
          <table:table-cell office:value-type="float" office:value="1.87492370605" calcext:value-type="float">
            <text:p>1.87492370605</text:p>
          </table:table-cell>
        </table:table-row>
        <table:table-row table:style-name="ro1">
          <table:table-cell office:value-type="float" office:value="0.774145126343" calcext:value-type="float">
            <text:p>0.774145126343</text:p>
          </table:table-cell>
          <table:table-cell office:value-type="float" office:value="1.85608863831" calcext:value-type="float">
            <text:p>1.85608863831</text:p>
          </table:table-cell>
          <table:table-cell office:value-type="float" office:value="1.82890892029" calcext:value-type="float">
            <text:p>1.82890892029</text:p>
          </table:table-cell>
        </table:table-row>
        <table:table-row table:style-name="ro1">
          <table:table-cell office:value-type="float" office:value="0.834941864014" calcext:value-type="float">
            <text:p>0.834941864014</text:p>
          </table:table-cell>
          <table:table-cell office:value-type="float" office:value="1.77192687988" calcext:value-type="float">
            <text:p>1.77192687988</text:p>
          </table:table-cell>
          <table:table-cell office:value-type="float" office:value="1.84297561646" calcext:value-type="float">
            <text:p>1.84297561646</text:p>
          </table:table-cell>
        </table:table-row>
        <table:table-row table:style-name="ro1">
          <table:table-cell office:value-type="float" office:value="1.40786170959" calcext:value-type="float">
            <text:p>1.40786170959</text:p>
          </table:table-cell>
          <table:table-cell office:value-type="float" office:value="1.88493728638" calcext:value-type="float">
            <text:p>1.88493728638</text:p>
          </table:table-cell>
          <table:table-cell office:value-type="float" office:value="1.84011459351" calcext:value-type="float">
            <text:p>1.84011459351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3.2970905304" calcext:value-type="float">
            <text:p>3.2970905304</text:p>
          </table:table-cell>
          <table:table-cell office:value-type="float" office:value="1.8310546875" calcext:value-type="float">
            <text:p>1.8310546875</text:p>
          </table:table-cell>
        </table:table-row>
        <table:table-row table:style-name="ro1">
          <table:table-cell office:value-type="float" office:value="0.769853591919" calcext:value-type="float">
            <text:p>0.769853591919</text:p>
          </table:table-cell>
          <table:table-cell office:value-type="float" office:value="1.87182426453" calcext:value-type="float">
            <text:p>1.87182426453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815868377686" calcext:value-type="float">
            <text:p>0.815868377686</text:p>
          </table:table-cell>
          <table:table-cell office:value-type="float" office:value="2.03394889832" calcext:value-type="float">
            <text:p>2.03394889832</text:p>
          </table:table-cell>
          <table:table-cell office:value-type="float" office:value="1.87993049622" calcext:value-type="float">
            <text:p>1.87993049622</text:p>
          </table:table-cell>
        </table:table-row>
        <table:table-row table:style-name="ro1">
          <table:table-cell office:value-type="float" office:value="0.79083442688" calcext:value-type="float">
            <text:p>0.79083442688</text:p>
          </table:table-cell>
          <table:table-cell office:value-type="float" office:value="1.75285339355" calcext:value-type="float">
            <text:p>1.75285339355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2.05397605896" calcext:value-type="float">
            <text:p>2.05397605896</text:p>
          </table:table-cell>
          <table:table-cell office:value-type="float" office:value="1.75786018372" calcext:value-type="float">
            <text:p>1.75786018372</text:p>
          </table:table-cell>
        </table:table-row>
        <table:table-row table:style-name="ro1">
          <table:table-cell office:value-type="float" office:value="0.723123550415" calcext:value-type="float">
            <text:p>0.723123550415</text:p>
          </table:table-cell>
          <table:table-cell office:value-type="float" office:value="1.9679069519" calcext:value-type="float">
            <text:p>1.9679069519</text:p>
          </table:table-cell>
          <table:table-cell office:value-type="float" office:value="2.8920173645" calcext:value-type="float">
            <text:p>2.8920173645</text:p>
          </table:table-cell>
        </table:table-row>
        <table:table-row table:style-name="ro1">
          <table:table-cell office:value-type="float" office:value="0.881910324097" calcext:value-type="float">
            <text:p>0.881910324097</text:p>
          </table:table-cell>
          <table:table-cell office:value-type="float" office:value="1.7261505127" calcext:value-type="float">
            <text:p>1.7261505127</text:p>
          </table:table-cell>
          <table:table-cell office:value-type="float" office:value="1.90496444702" calcext:value-type="float">
            <text:p>1.90496444702</text:p>
          </table:table-cell>
        </table:table-row>
        <table:table-row table:style-name="ro1">
          <table:table-cell office:value-type="float" office:value="0.719785690308" calcext:value-type="float">
            <text:p>0.719785690308</text:p>
          </table:table-cell>
          <table:table-cell office:value-type="float" office:value="1.73497200012" calcext:value-type="float">
            <text:p>1.73497200012</text:p>
          </table:table-cell>
          <table:table-cell office:value-type="float" office:value="1.86991691589" calcext:value-type="float">
            <text:p>1.86991691589</text:p>
          </table:table-cell>
        </table:table-row>
        <table:table-row table:style-name="ro1">
          <table:table-cell office:value-type="float" office:value="0.877857208252" calcext:value-type="float">
            <text:p>0.877857208252</text:p>
          </table:table-cell>
          <table:table-cell office:value-type="float" office:value="1.73902511597" calcext:value-type="float">
            <text:p>1.73902511597</text:p>
          </table:table-cell>
          <table:table-cell office:value-type="float" office:value="1.81102752686" calcext:value-type="float">
            <text:p>1.81102752686</text:p>
          </table:table-cell>
        </table:table-row>
        <table:table-row table:style-name="ro1">
          <table:table-cell office:value-type="float" office:value="0.740051269531" calcext:value-type="float">
            <text:p>0.740051269531</text:p>
          </table:table-cell>
          <table:table-cell office:value-type="float" office:value="1.89685821533" calcext:value-type="float">
            <text:p>1.89685821533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0.770092010498" calcext:value-type="float">
            <text:p>0.770092010498</text:p>
          </table:table-cell>
          <table:table-cell office:value-type="float" office:value="2.70700454712" calcext:value-type="float">
            <text:p>2.70700454712</text:p>
          </table:table-cell>
          <table:table-cell office:value-type="float" office:value="2.35390663147" calcext:value-type="float">
            <text:p>2.35390663147</text:p>
          </table:table-cell>
        </table:table-row>
        <table:table-row table:style-name="ro1">
          <table:table-cell office:value-type="float" office:value="0.708818435669" calcext:value-type="float">
            <text:p>0.708818435669</text:p>
          </table:table-cell>
          <table:table-cell office:value-type="float" office:value="1.72209739685" calcext:value-type="float">
            <text:p>1.72209739685</text:p>
          </table:table-cell>
          <table:table-cell office:value-type="float" office:value="3.00192832947" calcext:value-type="float">
            <text:p>3.00192832947</text:p>
          </table:table-cell>
        </table:table-row>
        <table:table-row table:style-name="ro1">
          <table:table-cell office:value-type="float" office:value="0.80418586731" calcext:value-type="float">
            <text:p>0.80418586731</text:p>
          </table:table-cell>
          <table:table-cell office:value-type="float" office:value="2.05397605896" calcext:value-type="float">
            <text:p>2.05397605896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0.988960266113" calcext:value-type="float">
            <text:p>0.988960266113</text:p>
          </table:table-cell>
          <table:table-cell office:value-type="float" office:value="5.81002235413" calcext:value-type="float">
            <text:p>5.81002235413</text:p>
          </table:table-cell>
          <table:table-cell office:value-type="float" office:value="5.43618202209" calcext:value-type="float">
            <text:p>5.43618202209</text:p>
          </table:table-cell>
        </table:table-row>
        <table:table-row table:style-name="ro1">
          <table:table-cell office:value-type="float" office:value="1.15895271301" calcext:value-type="float">
            <text:p>1.15895271301</text:p>
          </table:table-cell>
          <table:table-cell office:value-type="float" office:value="3.42106819153" calcext:value-type="float">
            <text:p>3.42106819153</text:p>
          </table:table-cell>
          <table:table-cell office:value-type="float" office:value="7.67517089844" calcext:value-type="float">
            <text:p>7.67517089844</text:p>
          </table:table-cell>
        </table:table-row>
        <table:table-row table:style-name="ro1">
          <table:table-cell office:value-type="float" office:value="0.810146331787" calcext:value-type="float">
            <text:p>0.810146331787</text:p>
          </table:table-cell>
          <table:table-cell office:value-type="float" office:value="1.83081626892" calcext:value-type="float">
            <text:p>1.83081626892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677108764648" calcext:value-type="float">
            <text:p>0.677108764648</text:p>
          </table:table-cell>
          <table:table-cell office:value-type="float" office:value="1.92403793335" calcext:value-type="float">
            <text:p>1.92403793335</text:p>
          </table:table-cell>
          <table:table-cell office:value-type="float" office:value="3.08990478516" calcext:value-type="float">
            <text:p>3.08990478516</text:p>
          </table:table-cell>
        </table:table-row>
        <table:table-row table:style-name="ro1">
          <table:table-cell office:value-type="float" office:value="0.775814056396" calcext:value-type="float">
            <text:p>0.775814056396</text:p>
          </table:table-cell>
          <table:table-cell office:value-type="float" office:value="1.76382064819" calcext:value-type="float">
            <text:p>1.76382064819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800848007202" calcext:value-type="float">
            <text:p>0.800848007202</text:p>
          </table:table-cell>
          <table:table-cell office:value-type="float" office:value="1.75499916077" calcext:value-type="float">
            <text:p>1.75499916077</text:p>
          </table:table-cell>
          <table:table-cell office:value-type="float" office:value="1.9359588623" calcext:value-type="float">
            <text:p>1.9359588623</text:p>
          </table:table-cell>
        </table:table-row>
        <table:table-row table:style-name="ro1">
          <table:table-cell office:value-type="float" office:value="0.860214233398" calcext:value-type="float">
            <text:p>0.860214233398</text:p>
          </table:table-cell>
          <table:table-cell office:value-type="float" office:value="1.79886817932" calcext:value-type="float">
            <text:p>1.79886817932</text:p>
          </table:table-cell>
          <table:table-cell office:value-type="float" office:value="2.81190872192" calcext:value-type="float">
            <text:p>2.81190872192</text:p>
          </table:table-cell>
        </table:table-row>
        <table:table-row table:style-name="ro1">
          <table:table-cell office:value-type="float" office:value="0.65803527832" calcext:value-type="float">
            <text:p>0.65803527832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80411338806" calcext:value-type="float">
            <text:p>1.80411338806</text:p>
          </table:table-cell>
        </table:table-row>
        <table:table-row table:style-name="ro1">
          <table:table-cell office:value-type="float" office:value="0.897884368896" calcext:value-type="float">
            <text:p>0.897884368896</text:p>
          </table:table-cell>
          <table:table-cell office:value-type="float" office:value="1.70493125916" calcext:value-type="float">
            <text:p>1.70493125916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77486038208" calcext:value-type="float">
            <text:p>0.77486038208</text:p>
          </table:table-cell>
          <table:table-cell office:value-type="float" office:value="1.71184539795" calcext:value-type="float">
            <text:p>1.71184539795</text:p>
          </table:table-cell>
          <table:table-cell office:value-type="float" office:value="2.25400924683" calcext:value-type="float">
            <text:p>2.25400924683</text:p>
          </table:table-cell>
        </table:table-row>
        <table:table-row table:style-name="ro1">
          <table:table-cell office:value-type="float" office:value="0.759840011597" calcext:value-type="float">
            <text:p>0.759840011597</text:p>
          </table:table-cell>
          <table:table-cell office:value-type="float" office:value="1.91593170166" calcext:value-type="float">
            <text:p>1.91593170166</text:p>
          </table:table-cell>
          <table:table-cell office:value-type="float" office:value="1.84798240662" calcext:value-type="float">
            <text:p>1.84798240662</text:p>
          </table:table-cell>
        </table:table-row>
        <table:table-row table:style-name="ro1">
          <table:table-cell office:value-type="float" office:value="1.09481811523" calcext:value-type="float">
            <text:p>1.09481811523</text:p>
          </table:table-cell>
          <table:table-cell office:value-type="float" office:value="2.10618972778" calcext:value-type="float">
            <text:p>2.10618972778</text:p>
          </table:table-cell>
          <table:table-cell office:value-type="float" office:value="2.32005119324" calcext:value-type="float">
            <text:p>2.32005119324</text:p>
          </table:table-cell>
        </table:table-row>
        <table:table-row table:style-name="ro1">
          <table:table-cell office:value-type="float" office:value="0.795841217041" calcext:value-type="float">
            <text:p>0.795841217041</text:p>
          </table:table-cell>
          <table:table-cell office:value-type="float" office:value="1.75285339355" calcext:value-type="float">
            <text:p>1.75285339355</text:p>
          </table:table-cell>
          <table:table-cell office:value-type="float" office:value="1.79290771484" calcext:value-type="float">
            <text:p>1.79290771484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72901153564" calcext:value-type="float">
            <text:p>1.72901153564</text:p>
          </table:table-cell>
          <table:table-cell office:value-type="float" office:value="2.1390914917" calcext:value-type="float">
            <text:p>2.1390914917</text:p>
          </table:table-cell>
        </table:table-row>
        <table:table-row table:style-name="ro1">
          <table:table-cell office:value-type="float" office:value="1.07407569885" calcext:value-type="float">
            <text:p>1.07407569885</text:p>
          </table:table-cell>
          <table:table-cell office:value-type="float" office:value="2.97093391418" calcext:value-type="float">
            <text:p>2.97093391418</text:p>
          </table:table-cell>
          <table:table-cell office:value-type="float" office:value="2.2120475769" calcext:value-type="float">
            <text:p>2.2120475769</text:p>
          </table:table-cell>
        </table:table-row>
        <table:table-row table:style-name="ro1">
          <table:table-cell office:value-type="float" office:value="0.643014907837" calcext:value-type="float">
            <text:p>0.643014907837</text:p>
          </table:table-cell>
          <table:table-cell office:value-type="float" office:value="1.71494483948" calcext:value-type="float">
            <text:p>1.71494483948</text:p>
          </table:table-cell>
          <table:table-cell office:value-type="float" office:value="1.87587738037" calcext:value-type="float">
            <text:p>1.87587738037</text:p>
          </table:table-cell>
        </table:table-row>
        <table:table-row table:style-name="ro1">
          <table:table-cell office:value-type="float" office:value="0.839948654175" calcext:value-type="float">
            <text:p>0.839948654175</text:p>
          </table:table-cell>
          <table:table-cell office:value-type="float" office:value="1.7409324646" calcext:value-type="float">
            <text:p>1.7409324646</text:p>
          </table:table-cell>
          <table:table-cell office:value-type="float" office:value="1.83200836182" calcext:value-type="float">
            <text:p>1.83200836182</text:p>
          </table:table-cell>
        </table:table-row>
        <table:table-row table:style-name="ro1">
          <table:table-cell office:value-type="float" office:value="0.980854034424" calcext:value-type="float">
            <text:p>0.980854034424</text:p>
          </table:table-cell>
          <table:table-cell office:value-type="float" office:value="2.71391868591" calcext:value-type="float">
            <text:p>2.71391868591</text:p>
          </table:table-cell>
          <table:table-cell office:value-type="float" office:value="1.94120407104" calcext:value-type="float">
            <text:p>1.94120407104</text:p>
          </table:table-cell>
        </table:table-row>
        <table:table-row table:style-name="ro1">
          <table:table-cell office:value-type="float" office:value="0.827074050903" calcext:value-type="float">
            <text:p>0.827074050903</text:p>
          </table:table-cell>
          <table:table-cell office:value-type="float" office:value="1.98292732239" calcext:value-type="float">
            <text:p>1.98292732239</text:p>
          </table:table-cell>
          <table:table-cell office:value-type="float" office:value="2.08210945129" calcext:value-type="float">
            <text:p>2.08210945129</text:p>
          </table:table-cell>
        </table:table-row>
        <table:table-row table:style-name="ro1">
          <table:table-cell office:value-type="float" office:value="0.730037689209" calcext:value-type="float">
            <text:p>0.730037689209</text:p>
          </table:table-cell>
          <table:table-cell office:value-type="float" office:value="1.68609619141" calcext:value-type="float">
            <text:p>1.68609619141</text:p>
          </table:table-cell>
          <table:table-cell office:value-type="float" office:value="1.78909301758" calcext:value-type="float">
            <text:p>1.78909301758</text:p>
          </table:table-cell>
        </table:table-row>
        <table:table-row table:style-name="ro1">
          <table:table-cell office:value-type="float" office:value="0.94199180603" calcext:value-type="float">
            <text:p>0.94199180603</text:p>
          </table:table-cell>
          <table:table-cell office:value-type="float" office:value="1.72114372253" calcext:value-type="float">
            <text:p>1.72114372253</text:p>
          </table:table-cell>
          <table:table-cell office:value-type="float" office:value="1.92713737488" calcext:value-type="float">
            <text:p>1.92713737488</text:p>
          </table:table-cell>
        </table:table-row>
        <table:table-row table:style-name="ro1">
          <table:table-cell office:value-type="float" office:value="0.838041305542" calcext:value-type="float">
            <text:p>0.838041305542</text:p>
          </table:table-cell>
          <table:table-cell office:value-type="float" office:value="3.00908088684" calcext:value-type="float">
            <text:p>3.00908088684</text:p>
          </table:table-cell>
          <table:table-cell office:value-type="float" office:value="2.02107429504" calcext:value-type="float">
            <text:p>2.02107429504</text:p>
          </table:table-cell>
        </table:table-row>
        <table:table-row table:style-name="ro1">
          <table:table-cell office:value-type="float" office:value="1.09195709229" calcext:value-type="float">
            <text:p>1.09195709229</text:p>
          </table:table-cell>
          <table:table-cell office:value-type="float" office:value="2.08878517151" calcext:value-type="float">
            <text:p>2.08878517151</text:p>
          </table:table-cell>
          <table:table-cell office:value-type="float" office:value="1.82390213013" calcext:value-type="float">
            <text:p>1.82390213013</text:p>
          </table:table-cell>
        </table:table-row>
        <table:table-row table:style-name="ro1">
          <table:table-cell office:value-type="float" office:value="0.927925109863" calcext:value-type="float">
            <text:p>0.927925109863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2.00700759888" calcext:value-type="float">
            <text:p>2.00700759888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72901153564" calcext:value-type="float">
            <text:p>1.72901153564</text:p>
          </table:table-cell>
          <table:table-cell office:value-type="float" office:value="1.79290771484" calcext:value-type="float">
            <text:p>1.79290771484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2.72917747498" calcext:value-type="float">
            <text:p>2.72917747498</text:p>
          </table:table-cell>
          <table:table-cell office:value-type="float" office:value="2.64000892639" calcext:value-type="float">
            <text:p>2.64000892639</text:p>
          </table:table-cell>
        </table:table-row>
        <table:table-row table:style-name="ro1">
          <table:table-cell office:value-type="float" office:value="1.86109542847" calcext:value-type="float">
            <text:p>1.86109542847</text:p>
          </table:table-cell>
          <table:table-cell office:value-type="float" office:value="3.910779953" calcext:value-type="float">
            <text:p>3.910779953</text:p>
          </table:table-cell>
          <table:table-cell office:value-type="float" office:value="2.19321250916" calcext:value-type="float">
            <text:p>2.19321250916</text:p>
          </table:table-cell>
        </table:table-row>
        <table:table-row table:style-name="ro1">
          <table:table-cell office:value-type="float" office:value="0.836849212646" calcext:value-type="float">
            <text:p>0.836849212646</text:p>
          </table:table-cell>
          <table:table-cell office:value-type="float" office:value="1.71303749084" calcext:value-type="float">
            <text:p>1.71303749084</text:p>
          </table:table-cell>
          <table:table-cell office:value-type="float" office:value="1.78480148315" calcext:value-type="float">
            <text:p>1.78480148315</text:p>
          </table:table-cell>
        </table:table-row>
        <table:table-row table:style-name="ro1">
          <table:table-cell office:value-type="float" office:value="1.06596946716" calcext:value-type="float">
            <text:p>1.06596946716</text:p>
          </table:table-cell>
          <table:table-cell office:value-type="float" office:value="1.73401832581" calcext:value-type="float">
            <text:p>1.73401832581</text:p>
          </table:table-cell>
          <table:table-cell office:value-type="float" office:value="1.97696685791" calcext:value-type="float">
            <text:p>1.97696685791</text:p>
          </table:table-cell>
        </table:table-row>
        <table:table-row table:style-name="ro1">
          <table:table-cell office:value-type="float" office:value="0.942945480347" calcext:value-type="float">
            <text:p>0.942945480347</text:p>
          </table:table-cell>
          <table:table-cell office:value-type="float" office:value="2.59900093079" calcext:value-type="float">
            <text:p>2.59900093079</text:p>
          </table:table-cell>
          <table:table-cell office:value-type="float" office:value="1.94501876831" calcext:value-type="float">
            <text:p>1.94501876831</text:p>
          </table:table-cell>
        </table:table-row>
        <table:table-row table:style-name="ro1">
          <table:table-cell office:value-type="float" office:value="0.736951828003" calcext:value-type="float">
            <text:p>0.736951828003</text:p>
          </table:table-cell>
          <table:table-cell office:value-type="float" office:value="2.59685516357" calcext:value-type="float">
            <text:p>2.59685516357</text:p>
          </table:table-cell>
          <table:table-cell office:value-type="float" office:value="2.05302238464" calcext:value-type="float">
            <text:p>2.05302238464</text:p>
          </table:table-cell>
        </table:table-row>
        <table:table-row table:style-name="ro1">
          <table:table-cell office:value-type="float" office:value="0.684022903442" calcext:value-type="float">
            <text:p>0.684022903442</text:p>
          </table:table-cell>
          <table:table-cell office:value-type="float" office:value="2.81691551208" calcext:value-type="float">
            <text:p>2.81691551208</text:p>
          </table:table-cell>
          <table:table-cell office:value-type="float" office:value="1.90305709839" calcext:value-type="float">
            <text:p>1.90305709839</text:p>
          </table:table-cell>
        </table:table-row>
        <table:table-row table:style-name="ro1">
          <table:table-cell office:value-type="float" office:value="0.978946685791" calcext:value-type="float">
            <text:p>0.978946685791</text:p>
          </table:table-cell>
          <table:table-cell office:value-type="float" office:value="2.85816192627" calcext:value-type="float">
            <text:p>2.85816192627</text:p>
          </table:table-cell>
          <table:table-cell office:value-type="float" office:value="1.84297561646" calcext:value-type="float">
            <text:p>1.84297561646</text:p>
          </table:table-cell>
        </table:table-row>
        <table:table-row table:style-name="ro1">
          <table:table-cell office:value-type="float" office:value="0.858068466187" calcext:value-type="float">
            <text:p>0.858068466187</text:p>
          </table:table-cell>
          <table:table-cell office:value-type="float" office:value="1.79505348206" calcext:value-type="float">
            <text:p>1.79505348206</text:p>
          </table:table-cell>
          <table:table-cell office:value-type="float" office:value="1.88899040222" calcext:value-type="float">
            <text:p>1.88899040222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99484825134" calcext:value-type="float">
            <text:p>1.99484825134</text:p>
          </table:table-cell>
          <table:table-cell office:value-type="float" office:value="2.03013420105" calcext:value-type="float">
            <text:p>2.03013420105</text:p>
          </table:table-cell>
        </table:table-row>
        <table:table-row table:style-name="ro1">
          <table:table-cell office:value-type="float" office:value="0.764846801758" calcext:value-type="float">
            <text:p>0.764846801758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1.95217132568" calcext:value-type="float">
            <text:p>1.95217132568</text:p>
          </table:table-cell>
        </table:table-row>
        <table:table-row table:style-name="ro1">
          <table:table-cell office:value-type="float" office:value="0.775098800659" calcext:value-type="float">
            <text:p>0.775098800659</text:p>
          </table:table-cell>
          <table:table-cell office:value-type="float" office:value="1.83701515198" calcext:value-type="float">
            <text:p>1.83701515198</text:p>
          </table:table-cell>
          <table:table-cell office:value-type="float" office:value="1.88803672791" calcext:value-type="float">
            <text:p>1.88803672791</text:p>
          </table:table-cell>
        </table:table-row>
        <table:table-row table:style-name="ro1">
          <table:table-cell office:value-type="float" office:value="1.30200386047" calcext:value-type="float">
            <text:p>1.30200386047</text:p>
          </table:table-cell>
          <table:table-cell office:value-type="float" office:value="2.10213661194" calcext:value-type="float">
            <text:p>2.10213661194</text:p>
          </table:table-cell>
          <table:table-cell office:value-type="float" office:value="1.9428730011" calcext:value-type="float">
            <text:p>1.9428730011</text:p>
          </table:table-cell>
        </table:table-row>
        <table:table-row table:style-name="ro1">
          <table:table-cell office:value-type="float" office:value="0.749826431274" calcext:value-type="float">
            <text:p>0.749826431274</text:p>
          </table:table-cell>
          <table:table-cell office:value-type="float" office:value="1.89018249512" calcext:value-type="float">
            <text:p>1.89018249512</text:p>
          </table:table-cell>
          <table:table-cell office:value-type="float" office:value="2.15005874634" calcext:value-type="float">
            <text:p>2.15005874634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78289413452" calcext:value-type="float">
            <text:p>1.78289413452</text:p>
          </table:table-cell>
          <table:table-cell office:value-type="float" office:value="1.86491012573" calcext:value-type="float">
            <text:p>1.86491012573</text:p>
          </table:table-cell>
        </table:table-row>
        <table:table-row table:style-name="ro1">
          <table:table-cell office:value-type="float" office:value="0.655174255371" calcext:value-type="float">
            <text:p>0.655174255371</text:p>
          </table:table-cell>
          <table:table-cell office:value-type="float" office:value="1.8138885498" calcext:value-type="float">
            <text:p>1.8138885498</text:p>
          </table:table-cell>
          <table:table-cell office:value-type="float" office:value="1.94406509399" calcext:value-type="float">
            <text:p>1.94406509399</text:p>
          </table:table-cell>
        </table:table-row>
        <table:table-row table:style-name="ro1">
          <table:table-cell office:value-type="float" office:value="0.969886779785" calcext:value-type="float">
            <text:p>0.969886779785</text:p>
          </table:table-cell>
          <table:table-cell office:value-type="float" office:value="1.86204910278" calcext:value-type="float">
            <text:p>1.86204910278</text:p>
          </table:table-cell>
          <table:table-cell office:value-type="float" office:value="2.09999084473" calcext:value-type="float">
            <text:p>2.09999084473</text:p>
          </table:table-cell>
        </table:table-row>
        <table:table-row table:style-name="ro1">
          <table:table-cell office:value-type="float" office:value="0.898122787476" calcext:value-type="float">
            <text:p>0.898122787476</text:p>
          </table:table-cell>
          <table:table-cell office:value-type="float" office:value="2.0010471344" calcext:value-type="float">
            <text:p>2.0010471344</text:p>
          </table:table-cell>
          <table:table-cell office:value-type="float" office:value="2.01511383057" calcext:value-type="float">
            <text:p>2.01511383057</text:p>
          </table:table-cell>
        </table:table-row>
        <table:table-row table:style-name="ro1">
          <table:table-cell office:value-type="float" office:value="0.75101852417" calcext:value-type="float">
            <text:p>0.75101852417</text:p>
          </table:table-cell>
          <table:table-cell office:value-type="float" office:value="1.81007385254" calcext:value-type="float">
            <text:p>1.81007385254</text:p>
          </table:table-cell>
          <table:table-cell office:value-type="float" office:value="2.08115577698" calcext:value-type="float">
            <text:p>2.08115577698</text:p>
          </table:table-cell>
        </table:table-row>
        <table:table-row table:style-name="ro1">
          <table:table-cell office:value-type="float" office:value="0.648021697998" calcext:value-type="float">
            <text:p>0.648021697998</text:p>
          </table:table-cell>
          <table:table-cell office:value-type="float" office:value="1.82104110718" calcext:value-type="float">
            <text:p>1.82104110718</text:p>
          </table:table-cell>
          <table:table-cell office:value-type="float" office:value="1.90711021423" calcext:value-type="float">
            <text:p>1.90711021423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83701515198" calcext:value-type="float">
            <text:p>1.83701515198</text:p>
          </table:table-cell>
          <table:table-cell office:value-type="float" office:value="1.97291374207" calcext:value-type="float">
            <text:p>1.97291374207</text:p>
          </table:table-cell>
        </table:table-row>
        <table:table-row table:style-name="ro1">
          <table:table-cell office:value-type="float" office:value="1.03497505188" calcext:value-type="float">
            <text:p>1.03497505188</text:p>
          </table:table-cell>
          <table:table-cell office:value-type="float" office:value="2.95209884644" calcext:value-type="float">
            <text:p>2.95209884644</text:p>
          </table:table-cell>
          <table:table-cell office:value-type="float" office:value="1.96886062622" calcext:value-type="float">
            <text:p>1.96886062622</text:p>
          </table:table-cell>
        </table:table-row>
        <table:table-row table:style-name="ro1">
          <table:table-cell office:value-type="float" office:value="0.594139099121" calcext:value-type="float">
            <text:p>0.594139099121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72591209412" calcext:value-type="float">
            <text:p>1.72591209412</text:p>
          </table:table-cell>
        </table:table-row>
        <table:table-row table:style-name="ro1">
          <table:table-cell office:value-type="float" office:value="0.89693069458" calcext:value-type="float">
            <text:p>0.89693069458</text:p>
          </table:table-cell>
          <table:table-cell office:value-type="float" office:value="1.69801712036" calcext:value-type="float">
            <text:p>1.69801712036</text:p>
          </table:table-cell>
          <table:table-cell office:value-type="float" office:value="3.37100028992" calcext:value-type="float">
            <text:p>3.37100028992</text:p>
          </table:table-cell>
        </table:table-row>
        <table:table-row table:style-name="ro1">
          <table:table-cell office:value-type="float" office:value="0.799894332886" calcext:value-type="float">
            <text:p>0.799894332886</text:p>
          </table:table-cell>
          <table:table-cell office:value-type="float" office:value="1.89208984375" calcext:value-type="float">
            <text:p>1.89208984375</text:p>
          </table:table-cell>
          <table:table-cell office:value-type="float" office:value="1.94883346558" calcext:value-type="float">
            <text:p>1.94883346558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71899795532" calcext:value-type="float">
            <text:p>1.71899795532</text:p>
          </table:table-cell>
          <table:table-cell office:value-type="float" office:value="1.87706947327" calcext:value-type="float">
            <text:p>1.87706947327</text:p>
          </table:table-cell>
        </table:table-row>
        <table:table-row table:style-name="ro1">
          <table:table-cell office:value-type="float" office:value="0.669002532959" calcext:value-type="float">
            <text:p>0.669002532959</text:p>
          </table:table-cell>
          <table:table-cell office:value-type="float" office:value="1.65700912476" calcext:value-type="float">
            <text:p>1.65700912476</text:p>
          </table:table-cell>
          <table:table-cell office:value-type="float" office:value="2.51913070679" calcext:value-type="float">
            <text:p>2.51913070679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845909118652" calcext:value-type="float">
            <text:p>0.845909118652</text:p>
          </table:table-cell>
          <table:table-cell office:value-type="float" office:value="1.67298316956" calcext:value-type="float">
            <text:p>1.67298316956</text:p>
          </table:table-cell>
          <table:table-cell office:value-type="float" office:value="2.07185745239" calcext:value-type="float">
            <text:p>2.07185745239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1.7421245575" calcext:value-type="float">
            <text:p>1.7421245575</text:p>
          </table:table-cell>
        </table:table-row>
        <table:table-row table:style-name="ro1">
          <table:table-cell office:value-type="float" office:value="0.832080841064" calcext:value-type="float">
            <text:p>0.832080841064</text:p>
          </table:table-cell>
          <table:table-cell office:value-type="float" office:value="1.67489051819" calcext:value-type="float">
            <text:p>1.67489051819</text:p>
          </table:table-cell>
          <table:table-cell office:value-type="float" office:value="1.72185897827" calcext:value-type="float">
            <text:p>1.72185897827</text:p>
          </table:table-cell>
        </table:table-row>
        <table:table-row table:style-name="ro1">
          <table:table-cell office:value-type="float" office:value="0.918865203857" calcext:value-type="float">
            <text:p>0.918865203857</text:p>
          </table:table-cell>
          <table:table-cell office:value-type="float" office:value="2.76207923889" calcext:value-type="float">
            <text:p>2.76207923889</text:p>
          </table:table-cell>
          <table:table-cell office:value-type="float" office:value="1.76596641541" calcext:value-type="float">
            <text:p>1.76596641541</text:p>
          </table:table-cell>
        </table:table-row>
        <table:table-row table:style-name="ro1">
          <table:table-cell office:value-type="float" office:value="0.880002975464" calcext:value-type="float">
            <text:p>0.880002975464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87706947327" calcext:value-type="float">
            <text:p>1.87706947327</text:p>
          </table:table-cell>
        </table:table-row>
        <table:table-row table:style-name="ro1">
          <table:table-cell office:value-type="float" office:value="0.848054885864" calcext:value-type="float">
            <text:p>0.848054885864</text:p>
          </table:table-cell>
          <table:table-cell office:value-type="float" office:value="1.69587135315" calcext:value-type="float">
            <text:p>1.69587135315</text:p>
          </table:table-cell>
          <table:table-cell office:value-type="float" office:value="1.77383422852" calcext:value-type="float">
            <text:p>1.77383422852</text:p>
          </table:table-cell>
        </table:table-row>
        <table:table-row table:style-name="ro1">
          <table:table-cell office:value-type="float" office:value="0.789880752563" calcext:value-type="float">
            <text:p>0.789880752563</text:p>
          </table:table-cell>
          <table:table-cell office:value-type="float" office:value="1.68585777283" calcext:value-type="float">
            <text:p>1.68585777283</text:p>
          </table:table-cell>
          <table:table-cell office:value-type="float" office:value="1.73497200012" calcext:value-type="float">
            <text:p>1.73497200012</text:p>
          </table:table-cell>
        </table:table-row>
        <table:table-row table:style-name="ro1">
          <table:table-cell office:value-type="float" office:value="0.676870346069" calcext:value-type="float">
            <text:p>0.676870346069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76787376404" calcext:value-type="float">
            <text:p>1.76787376404</text:p>
          </table:table-cell>
        </table:table-row>
        <table:table-row table:style-name="ro1">
          <table:table-cell office:value-type="float" office:value="1.05977058411" calcext:value-type="float">
            <text:p>1.05977058411</text:p>
          </table:table-cell>
          <table:table-cell office:value-type="float" office:value="3.97205352783" calcext:value-type="float">
            <text:p>3.97205352783</text:p>
          </table:table-cell>
          <table:table-cell office:value-type="float" office:value="2.00700759888" calcext:value-type="float">
            <text:p>2.00700759888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1.79386138916" calcext:value-type="float">
            <text:p>1.79386138916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1.05786323547" calcext:value-type="float">
            <text:p>1.05786323547</text:p>
          </table:table-cell>
          <table:table-cell office:value-type="float" office:value="1.92189216614" calcext:value-type="float">
            <text:p>1.92189216614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2.57301330566" calcext:value-type="float">
            <text:p>2.57301330566</text:p>
          </table:table-cell>
        </table:table-row>
        <table:table-row table:style-name="ro1">
          <table:table-cell office:value-type="float" office:value="0.693082809448" calcext:value-type="float">
            <text:p>0.693082809448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1.84798240662" calcext:value-type="float">
            <text:p>1.84798240662</text:p>
          </table:table-cell>
        </table:table-row>
        <table:table-row table:style-name="ro1">
          <table:table-cell office:value-type="float" office:value="0.749111175537" calcext:value-type="float">
            <text:p>0.749111175537</text:p>
          </table:table-cell>
          <table:table-cell office:value-type="float" office:value="1.84893608093" calcext:value-type="float">
            <text:p>1.84893608093</text:p>
          </table:table-cell>
          <table:table-cell office:value-type="float" office:value="2.72512435913" calcext:value-type="float">
            <text:p>2.72512435913</text:p>
          </table:table-cell>
        </table:table-row>
        <table:table-row table:style-name="ro1">
          <table:table-cell office:value-type="float" office:value="0.684976577759" calcext:value-type="float">
            <text:p>0.684976577759</text:p>
          </table:table-cell>
          <table:table-cell office:value-type="float" office:value="1.68514251709" calcext:value-type="float">
            <text:p>1.68514251709</text:p>
          </table:table-cell>
          <table:table-cell office:value-type="float" office:value="2.032995224" calcext:value-type="float">
            <text:p>2.032995224</text:p>
          </table:table-cell>
        </table:table-row>
        <table:table-row table:style-name="ro1">
          <table:table-cell office:value-type="float" office:value="1.00994110107" calcext:value-type="float">
            <text:p>1.00994110107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8470287323" calcext:value-type="float">
            <text:p>1.8470287323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69396400452" calcext:value-type="float">
            <text:p>1.69396400452</text:p>
          </table:table-cell>
          <table:table-cell office:value-type="float" office:value="2.09307670593" calcext:value-type="float">
            <text:p>2.09307670593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69014930725" calcext:value-type="float">
            <text:p>1.69014930725</text:p>
          </table:table-cell>
          <table:table-cell office:value-type="float" office:value="1.82700157166" calcext:value-type="float">
            <text:p>1.82700157166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70707702637" calcext:value-type="float">
            <text:p>1.70707702637</text:p>
          </table:table-cell>
          <table:table-cell office:value-type="float" office:value="1.7569065094" calcext:value-type="float">
            <text:p>1.7569065094</text:p>
          </table:table-cell>
        </table:table-row>
        <table:table-row table:style-name="ro1">
          <table:table-cell office:value-type="float" office:value="0.705003738403" calcext:value-type="float">
            <text:p>0.705003738403</text:p>
          </table:table-cell>
          <table:table-cell office:value-type="float" office:value="1.66296958923" calcext:value-type="float">
            <text:p>1.66296958923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0.978946685791" calcext:value-type="float">
            <text:p>0.978946685791</text:p>
          </table:table-cell>
          <table:table-cell office:value-type="float" office:value="1.72591209412" calcext:value-type="float">
            <text:p>1.72591209412</text:p>
          </table:table-cell>
          <table:table-cell office:value-type="float" office:value="1.81913375854" calcext:value-type="float">
            <text:p>1.81913375854</text:p>
          </table:table-cell>
        </table:table-row>
        <table:table-row table:style-name="ro1">
          <table:table-cell office:value-type="float" office:value="1.04999542236" calcext:value-type="float">
            <text:p>1.04999542236</text:p>
          </table:table-cell>
          <table:table-cell office:value-type="float" office:value="1.97887420654" calcext:value-type="float">
            <text:p>1.97887420654</text:p>
          </table:table-cell>
          <table:table-cell office:value-type="float" office:value="3.69691848755" calcext:value-type="float">
            <text:p>3.69691848755</text:p>
          </table:table-cell>
        </table:table-row>
        <table:table-row table:style-name="ro1">
          <table:table-cell office:value-type="float" office:value="0.702142715454" calcext:value-type="float">
            <text:p>0.702142715454</text:p>
          </table:table-cell>
          <table:table-cell office:value-type="float" office:value="1.70803070068" calcext:value-type="float">
            <text:p>1.70803070068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827074050903" calcext:value-type="float">
            <text:p>0.827074050903</text:p>
          </table:table-cell>
          <table:table-cell office:value-type="float" office:value="1.72996520996" calcext:value-type="float">
            <text:p>1.72996520996</text:p>
          </table:table-cell>
          <table:table-cell office:value-type="float" office:value="1.76286697388" calcext:value-type="float">
            <text:p>1.76286697388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69110298157" calcext:value-type="float">
            <text:p>1.69110298157</text:p>
          </table:table-cell>
          <table:table-cell office:value-type="float" office:value="2.02703475952" calcext:value-type="float">
            <text:p>2.02703475952</text:p>
          </table:table-cell>
        </table:table-row>
        <table:table-row table:style-name="ro1">
          <table:table-cell office:value-type="float" office:value="1.10697746277" calcext:value-type="float">
            <text:p>1.10697746277</text:p>
          </table:table-cell>
          <table:table-cell office:value-type="float" office:value="2.121925354" calcext:value-type="float">
            <text:p>2.121925354</text:p>
          </table:table-cell>
          <table:table-cell office:value-type="float" office:value="1.92999839783" calcext:value-type="float">
            <text:p>1.92999839783</text:p>
          </table:table-cell>
        </table:table-row>
        <table:table-row table:style-name="ro1">
          <table:table-cell office:value-type="float" office:value="0.698089599609" calcext:value-type="float">
            <text:p>0.698089599609</text:p>
          </table:table-cell>
          <table:table-cell office:value-type="float" office:value="3.02004814148" calcext:value-type="float">
            <text:p>3.02004814148</text:p>
          </table:table-cell>
          <table:table-cell office:value-type="float" office:value="1.82008743286" calcext:value-type="float">
            <text:p>1.82008743286</text:p>
          </table:table-cell>
        </table:table-row>
        <table:table-row table:style-name="ro1">
          <table:table-cell office:value-type="float" office:value="0.828981399536" calcext:value-type="float">
            <text:p>0.828981399536</text:p>
          </table:table-cell>
          <table:table-cell office:value-type="float" office:value="2.18892097473" calcext:value-type="float">
            <text:p>2.18892097473</text:p>
          </table:table-cell>
          <table:table-cell office:value-type="float" office:value="1.83582305908" calcext:value-type="float">
            <text:p>1.83582305908</text:p>
          </table:table-cell>
        </table:table-row>
        <table:table-row table:style-name="ro1">
          <table:table-cell office:value-type="float" office:value="0.678062438965" calcext:value-type="float">
            <text:p>0.678062438965</text:p>
          </table:table-cell>
          <table:table-cell office:value-type="float" office:value="1.68895721436" calcext:value-type="float">
            <text:p>1.68895721436</text:p>
          </table:table-cell>
          <table:table-cell office:value-type="float" office:value="1.80315971375" calcext:value-type="float">
            <text:p>1.80315971375</text:p>
          </table:table-cell>
        </table:table-row>
        <table:table-row table:style-name="ro1">
          <table:table-cell office:value-type="float" office:value="0.717878341675" calcext:value-type="float">
            <text:p>0.717878341675</text:p>
          </table:table-cell>
          <table:table-cell office:value-type="float" office:value="1.68490409851" calcext:value-type="float">
            <text:p>1.68490409851</text:p>
          </table:table-cell>
          <table:table-cell office:value-type="float" office:value="1.82390213013" calcext:value-type="float">
            <text:p>1.82390213013</text:p>
          </table:table-cell>
        </table:table-row>
        <table:table-row table:style-name="ro1">
          <table:table-cell office:value-type="float" office:value="0.75101852417" calcext:value-type="float">
            <text:p>0.75101852417</text:p>
          </table:table-cell>
          <table:table-cell office:value-type="float" office:value="2.13003158569" calcext:value-type="float">
            <text:p>2.13003158569</text:p>
          </table:table-cell>
          <table:table-cell office:value-type="float" office:value="2.18081474304" calcext:value-type="float">
            <text:p>2.18081474304</text:p>
          </table:table-cell>
        </table:table-row>
        <table:table-row table:style-name="ro1">
          <table:table-cell office:value-type="float" office:value="0.905990600586" calcext:value-type="float">
            <text:p>0.905990600586</text:p>
          </table:table-cell>
          <table:table-cell office:value-type="float" office:value="1.73902511597" calcext:value-type="float">
            <text:p>1.73902511597</text:p>
          </table:table-cell>
          <table:table-cell office:value-type="float" office:value="1.84416770935" calcext:value-type="float">
            <text:p>1.84416770935</text:p>
          </table:table-cell>
        </table:table-row>
        <table:table-row table:style-name="ro1">
          <table:table-cell office:value-type="float" office:value="1.3120174408" calcext:value-type="float">
            <text:p>1.3120174408</text:p>
          </table:table-cell>
          <table:table-cell office:value-type="float" office:value="2.02202796936" calcext:value-type="float">
            <text:p>2.02202796936</text:p>
          </table:table-cell>
          <table:table-cell office:value-type="float" office:value="2.12597846985" calcext:value-type="float">
            <text:p>2.12597846985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67894363403" calcext:value-type="float">
            <text:p>1.67894363403</text:p>
          </table:table-cell>
          <table:table-cell office:value-type="float" office:value="1.74880027771" calcext:value-type="float">
            <text:p>1.74880027771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2.82883644104" calcext:value-type="float">
            <text:p>2.82883644104</text:p>
          </table:table-cell>
          <table:table-cell office:value-type="float" office:value="1.8949508667" calcext:value-type="float">
            <text:p>1.8949508667</text:p>
          </table:table-cell>
        </table:table-row>
        <table:table-row table:style-name="ro1">
          <table:table-cell office:value-type="float" office:value="0.692129135132" calcext:value-type="float">
            <text:p>0.692129135132</text:p>
          </table:table-cell>
          <table:table-cell office:value-type="float" office:value="1.81913375854" calcext:value-type="float">
            <text:p>1.81913375854</text:p>
          </table:table-cell>
          <table:table-cell office:value-type="float" office:value="2.80714035034" calcext:value-type="float">
            <text:p>2.80714035034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1.77311897278" calcext:value-type="float">
            <text:p>1.77311897278</text:p>
          </table:table-cell>
          <table:table-cell office:value-type="float" office:value="1.79505348206" calcext:value-type="float">
            <text:p>1.79505348206</text:p>
          </table:table-cell>
        </table:table-row>
        <table:table-row table:style-name="ro1">
          <table:table-cell office:value-type="float" office:value="2.41017341614" calcext:value-type="float">
            <text:p>2.41017341614</text:p>
          </table:table-cell>
          <table:table-cell office:value-type="float" office:value="2.25901603699" calcext:value-type="float">
            <text:p>2.25901603699</text:p>
          </table:table-cell>
          <table:table-cell office:value-type="float" office:value="2.17390060425" calcext:value-type="float">
            <text:p>2.17390060425</text:p>
          </table:table-cell>
        </table:table-row>
        <table:table-row table:style-name="ro1">
          <table:table-cell office:value-type="float" office:value="0.736951828003" calcext:value-type="float">
            <text:p>0.736951828003</text:p>
          </table:table-cell>
          <table:table-cell office:value-type="float" office:value="1.67202949524" calcext:value-type="float">
            <text:p>1.67202949524</text:p>
          </table:table-cell>
          <table:table-cell office:value-type="float" office:value="1.69992446899" calcext:value-type="float">
            <text:p>1.69992446899</text:p>
          </table:table-cell>
        </table:table-row>
        <table:table-row table:style-name="ro1">
          <table:table-cell office:value-type="float" office:value="0.744104385376" calcext:value-type="float">
            <text:p>0.744104385376</text:p>
          </table:table-cell>
          <table:table-cell office:value-type="float" office:value="1.70111656189" calcext:value-type="float">
            <text:p>1.70111656189</text:p>
          </table:table-cell>
          <table:table-cell office:value-type="float" office:value="1.99317932129" calcext:value-type="float">
            <text:p>1.99317932129</text:p>
          </table:table-cell>
        </table:table-row>
        <table:table-row table:style-name="ro1">
          <table:table-cell office:value-type="float" office:value="0.701904296875" calcext:value-type="float">
            <text:p>0.701904296875</text:p>
          </table:table-cell>
          <table:table-cell office:value-type="float" office:value="2.02012062073" calcext:value-type="float">
            <text:p>2.02012062073</text:p>
          </table:table-cell>
          <table:table-cell office:value-type="float" office:value="2.84099578857" calcext:value-type="float">
            <text:p>2.84099578857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74713134766" calcext:value-type="float">
            <text:p>1.74713134766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870943069458" calcext:value-type="float">
            <text:p>0.870943069458</text:p>
          </table:table-cell>
          <table:table-cell office:value-type="float" office:value="2.56109237671" calcext:value-type="float">
            <text:p>2.56109237671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720977783203" calcext:value-type="float">
            <text:p>0.720977783203</text:p>
          </table:table-cell>
          <table:table-cell office:value-type="float" office:value="1.7101764679" calcext:value-type="float">
            <text:p>1.7101764679</text:p>
          </table:table-cell>
          <table:table-cell office:value-type="float" office:value="2.8088092804" calcext:value-type="float">
            <text:p>2.8088092804</text:p>
          </table:table-cell>
        </table:table-row>
        <table:table-row table:style-name="ro1">
          <table:table-cell office:value-type="float" office:value="0.878095626831" calcext:value-type="float">
            <text:p>0.878095626831</text:p>
          </table:table-cell>
          <table:table-cell office:value-type="float" office:value="1.90901756287" calcext:value-type="float">
            <text:p>1.90901756287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1.09887123108" calcext:value-type="float">
            <text:p>1.09887123108</text:p>
          </table:table-cell>
          <table:table-cell office:value-type="float" office:value="2.55489349365" calcext:value-type="float">
            <text:p>2.55489349365</text:p>
          </table:table-cell>
          <table:table-cell office:value-type="float" office:value="1.83200836182" calcext:value-type="float">
            <text:p>1.83200836182</text:p>
          </table:table-cell>
        </table:table-row>
        <table:table-row table:style-name="ro1">
          <table:table-cell office:value-type="float" office:value="0.771999359131" calcext:value-type="float">
            <text:p>0.771999359131</text:p>
          </table:table-cell>
          <table:table-cell office:value-type="float" office:value="1.74903869629" calcext:value-type="float">
            <text:p>1.74903869629</text:p>
          </table:table-cell>
          <table:table-cell office:value-type="float" office:value="1.90901756287" calcext:value-type="float">
            <text:p>1.90901756287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2.99906730652" calcext:value-type="float">
            <text:p>2.99906730652</text:p>
          </table:table-cell>
          <table:table-cell office:value-type="float" office:value="1.79719924927" calcext:value-type="float">
            <text:p>1.79719924927</text:p>
          </table:table-cell>
        </table:table-row>
        <table:table-row table:style-name="ro1">
          <table:table-cell office:value-type="float" office:value="0.856876373291" calcext:value-type="float">
            <text:p>0.856876373291</text:p>
          </table:table-cell>
          <table:table-cell office:value-type="float" office:value="2.53701210022" calcext:value-type="float">
            <text:p>2.53701210022</text:p>
          </table:table-cell>
          <table:table-cell office:value-type="float" office:value="2.28595733643" calcext:value-type="float">
            <text:p>2.28595733643</text:p>
          </table:table-cell>
        </table:table-row>
        <table:table-row table:style-name="ro1">
          <table:table-cell office:value-type="float" office:value="0.824928283691" calcext:value-type="float">
            <text:p>0.824928283691</text:p>
          </table:table-cell>
          <table:table-cell office:value-type="float" office:value="1.94787979126" calcext:value-type="float">
            <text:p>1.94787979126</text:p>
          </table:table-cell>
          <table:table-cell office:value-type="float" office:value="1.81198120117" calcext:value-type="float">
            <text:p>1.81198120117</text:p>
          </table:table-cell>
        </table:table-row>
        <table:table-row table:style-name="ro1">
          <table:table-cell office:value-type="float" office:value="0.895023345947" calcext:value-type="float">
            <text:p>0.895023345947</text:p>
          </table:table-cell>
          <table:table-cell office:value-type="float" office:value="2.87795066833" calcext:value-type="float">
            <text:p>2.87795066833</text:p>
          </table:table-cell>
          <table:table-cell office:value-type="float" office:value="1.90401077271" calcext:value-type="float">
            <text:p>1.90401077271</text:p>
          </table:table-cell>
        </table:table-row>
        <table:table-row table:style-name="ro1">
          <table:table-cell office:value-type="float" office:value="0.793933868408" calcext:value-type="float">
            <text:p>0.793933868408</text:p>
          </table:table-cell>
          <table:table-cell office:value-type="float" office:value="1.77907943726" calcext:value-type="float">
            <text:p>1.77907943726</text:p>
          </table:table-cell>
          <table:table-cell office:value-type="float" office:value="1.74903869629" calcext:value-type="float">
            <text:p>1.74903869629</text:p>
          </table:table-cell>
        </table:table-row>
        <table:table-row table:style-name="ro1">
          <table:table-cell office:value-type="float" office:value="0.789165496826" calcext:value-type="float">
            <text:p>0.789165496826</text:p>
          </table:table-cell>
          <table:table-cell office:value-type="float" office:value="1.70016288757" calcext:value-type="float">
            <text:p>1.70016288757</text:p>
          </table:table-cell>
          <table:table-cell office:value-type="float" office:value="1.708984375" calcext:value-type="float">
            <text:p>1.708984375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2.59709358215" calcext:value-type="float">
            <text:p>2.59709358215</text:p>
          </table:table-cell>
          <table:table-cell office:value-type="float" office:value="2.35199928284" calcext:value-type="float">
            <text:p>2.35199928284</text:p>
          </table:table-cell>
        </table:table-row>
        <table:table-row table:style-name="ro1">
          <table:table-cell office:value-type="float" office:value="0.685930252075" calcext:value-type="float">
            <text:p>0.685930252075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96583366394" calcext:value-type="float">
            <text:p>0.96583366394</text:p>
          </table:table-cell>
          <table:table-cell office:value-type="float" office:value="2.98094749451" calcext:value-type="float">
            <text:p>2.98094749451</text:p>
          </table:table-cell>
          <table:table-cell office:value-type="float" office:value="1.84488296509" calcext:value-type="float">
            <text:p>1.84488296509</text:p>
          </table:table-cell>
        </table:table-row>
        <table:table-row table:style-name="ro1">
          <table:table-cell office:value-type="float" office:value="0.683069229126" calcext:value-type="float">
            <text:p>0.683069229126</text:p>
          </table:table-cell>
          <table:table-cell office:value-type="float" office:value="1.7569065094" calcext:value-type="float">
            <text:p>1.7569065094</text:p>
          </table:table-cell>
          <table:table-cell office:value-type="float" office:value="2.50792503357" calcext:value-type="float">
            <text:p>2.50792503357</text:p>
          </table:table-cell>
        </table:table-row>
        <table:table-row table:style-name="ro1">
          <table:table-cell office:value-type="float" office:value="0.818014144897" calcext:value-type="float">
            <text:p>0.818014144897</text:p>
          </table:table-cell>
          <table:table-cell office:value-type="float" office:value="1.77884101868" calcext:value-type="float">
            <text:p>1.77884101868</text:p>
          </table:table-cell>
          <table:table-cell office:value-type="float" office:value="1.85894966125" calcext:value-type="float">
            <text:p>1.85894966125</text:p>
          </table:table-cell>
        </table:table-row>
        <table:table-row table:style-name="ro1">
          <table:table-cell office:value-type="float" office:value="0.770092010498" calcext:value-type="float">
            <text:p>0.770092010498</text:p>
          </table:table-cell>
          <table:table-cell office:value-type="float" office:value="2.52413749695" calcext:value-type="float">
            <text:p>2.52413749695</text:p>
          </table:table-cell>
          <table:table-cell office:value-type="float" office:value="2.27618217468" calcext:value-type="float">
            <text:p>2.27618217468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65510177612" calcext:value-type="float">
            <text:p>1.65510177612</text:p>
          </table:table-cell>
          <table:table-cell office:value-type="float" office:value="1.75809860229" calcext:value-type="float">
            <text:p>1.75809860229</text:p>
          </table:table-cell>
        </table:table-row>
        <table:table-row table:style-name="ro1">
          <table:table-cell office:value-type="float" office:value="0.717878341675" calcext:value-type="float">
            <text:p>0.717878341675</text:p>
          </table:table-cell>
          <table:table-cell office:value-type="float" office:value="1.87087059021" calcext:value-type="float">
            <text:p>1.87087059021</text:p>
          </table:table-cell>
          <table:table-cell office:value-type="float" office:value="3.14092636108" calcext:value-type="float">
            <text:p>3.14092636108</text:p>
          </table:table-cell>
        </table:table-row>
        <table:table-row table:style-name="ro1">
          <table:table-cell office:value-type="float" office:value="0.705003738403" calcext:value-type="float">
            <text:p>0.705003738403</text:p>
          </table:table-cell>
          <table:table-cell office:value-type="float" office:value="2.40397453308" calcext:value-type="float">
            <text:p>2.40397453308</text:p>
          </table:table-cell>
          <table:table-cell office:value-type="float" office:value="2.54702568054" calcext:value-type="float">
            <text:p>2.54702568054</text:p>
          </table:table-cell>
        </table:table-row>
        <table:table-row table:style-name="ro1">
          <table:table-cell office:value-type="float" office:value="0.675916671753" calcext:value-type="float">
            <text:p>0.675916671753</text:p>
          </table:table-cell>
          <table:table-cell office:value-type="float" office:value="1.72090530396" calcext:value-type="float">
            <text:p>1.72090530396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1.61790847778" calcext:value-type="float">
            <text:p>1.61790847778</text:p>
          </table:table-cell>
          <table:table-cell office:value-type="float" office:value="1.94096565247" calcext:value-type="float">
            <text:p>1.94096565247</text:p>
          </table:table-cell>
          <table:table-cell office:value-type="float" office:value="1.69706344604" calcext:value-type="float">
            <text:p>1.69706344604</text:p>
          </table:table-cell>
        </table:table-row>
        <table:table-row table:style-name="ro1">
          <table:table-cell office:value-type="float" office:value="0.78010559082" calcext:value-type="float">
            <text:p>0.78010559082</text:p>
          </table:table-cell>
          <table:table-cell office:value-type="float" office:value="1.72591209412" calcext:value-type="float">
            <text:p>1.72591209412</text:p>
          </table:table-cell>
          <table:table-cell office:value-type="float" office:value="2.29907035828" calcext:value-type="float">
            <text:p>2.29907035828</text:p>
          </table:table-cell>
        </table:table-row>
        <table:table-row table:style-name="ro1">
          <table:table-cell office:value-type="float" office:value="0.75101852417" calcext:value-type="float">
            <text:p>0.75101852417</text:p>
          </table:table-cell>
          <table:table-cell office:value-type="float" office:value="1.71494483948" calcext:value-type="float">
            <text:p>1.71494483948</text:p>
          </table:table-cell>
          <table:table-cell office:value-type="float" office:value="2.14886665344" calcext:value-type="float">
            <text:p>2.14886665344</text:p>
          </table:table-cell>
        </table:table-row>
        <table:table-row table:style-name="ro1">
          <table:table-cell office:value-type="float" office:value="0.698089599609" calcext:value-type="float">
            <text:p>0.698089599609</text:p>
          </table:table-cell>
          <table:table-cell office:value-type="float" office:value="2.87699699402" calcext:value-type="float">
            <text:p>2.87699699402</text:p>
          </table:table-cell>
          <table:table-cell office:value-type="float" office:value="2.41088867188" calcext:value-type="float">
            <text:p>2.41088867188</text:p>
          </table:table-cell>
        </table:table-row>
        <table:table-row table:style-name="ro1">
          <table:table-cell office:value-type="float" office:value="0.710010528564" calcext:value-type="float">
            <text:p>0.710010528564</text:p>
          </table:table-cell>
          <table:table-cell office:value-type="float" office:value="1.69587135315" calcext:value-type="float">
            <text:p>1.69587135315</text:p>
          </table:table-cell>
          <table:table-cell office:value-type="float" office:value="1.75094604492" calcext:value-type="float">
            <text:p>1.75094604492</text:p>
          </table:table-cell>
        </table:table-row>
        <table:table-row table:style-name="ro1">
          <table:table-cell office:value-type="float" office:value="0.747919082642" calcext:value-type="float">
            <text:p>0.747919082642</text:p>
          </table:table-cell>
          <table:table-cell office:value-type="float" office:value="3.11994552612" calcext:value-type="float">
            <text:p>3.11994552612</text:p>
          </table:table-cell>
          <table:table-cell office:value-type="float" office:value="1.89304351807" calcext:value-type="float">
            <text:p>1.89304351807</text:p>
          </table:table-cell>
        </table:table-row>
        <table:table-row table:style-name="ro1">
          <table:table-cell office:value-type="float" office:value="0.712156295776" calcext:value-type="float">
            <text:p>0.712156295776</text:p>
          </table:table-cell>
          <table:table-cell office:value-type="float" office:value="1.7261505127" calcext:value-type="float">
            <text:p>1.7261505127</text:p>
          </table:table-cell>
          <table:table-cell office:value-type="float" office:value="3.10111045837" calcext:value-type="float">
            <text:p>3.10111045837</text:p>
          </table:table-cell>
        </table:table-row>
        <table:table-row table:style-name="ro1">
          <table:table-cell office:value-type="float" office:value="0.701904296875" calcext:value-type="float">
            <text:p>0.701904296875</text:p>
          </table:table-cell>
          <table:table-cell office:value-type="float" office:value="1.76596641541" calcext:value-type="float">
            <text:p>1.76596641541</text:p>
          </table:table-cell>
          <table:table-cell office:value-type="float" office:value="1.78384780884" calcext:value-type="float">
            <text:p>1.78384780884</text:p>
          </table:table-cell>
        </table:table-row>
        <table:table-row table:style-name="ro1">
          <table:table-cell office:value-type="float" office:value="0.779867172241" calcext:value-type="float">
            <text:p>0.779867172241</text:p>
          </table:table-cell>
          <table:table-cell office:value-type="float" office:value="2.83002853394" calcext:value-type="float">
            <text:p>2.83002853394</text:p>
          </table:table-cell>
          <table:table-cell office:value-type="float" office:value="6.06107711792" calcext:value-type="float">
            <text:p>6.06107711792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80816650391" calcext:value-type="float">
            <text:p>1.80816650391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74593925476" calcext:value-type="float">
            <text:p>1.74593925476</text:p>
          </table:table-cell>
          <table:table-cell office:value-type="float" office:value="1.75786018372" calcext:value-type="float">
            <text:p>1.75786018372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2.02202796936" calcext:value-type="float">
            <text:p>2.02202796936</text:p>
          </table:table-cell>
          <table:table-cell office:value-type="float" office:value="2.84695625305" calcext:value-type="float">
            <text:p>2.84695625305</text:p>
          </table:table-cell>
        </table:table-row>
        <table:table-row table:style-name="ro1">
          <table:table-cell office:value-type="float" office:value="0.764846801758" calcext:value-type="float">
            <text:p>0.764846801758</text:p>
          </table:table-cell>
          <table:table-cell office:value-type="float" office:value="1.71613693237" calcext:value-type="float">
            <text:p>1.71613693237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959873199463" calcext:value-type="float">
            <text:p>0.959873199463</text:p>
          </table:table-cell>
          <table:table-cell office:value-type="float" office:value="1.84202194214" calcext:value-type="float">
            <text:p>1.84202194214</text:p>
          </table:table-cell>
          <table:table-cell office:value-type="float" office:value="1.71995162964" calcext:value-type="float">
            <text:p>1.71995162964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1.70397758484" calcext:value-type="float">
            <text:p>1.70397758484</text:p>
          </table:table-cell>
          <table:table-cell office:value-type="float" office:value="1.76811218262" calcext:value-type="float">
            <text:p>1.76811218262</text:p>
          </table:table-cell>
        </table:table-row>
        <table:table-row table:style-name="ro1">
          <table:table-cell office:value-type="float" office:value="0.871896743774" calcext:value-type="float">
            <text:p>0.871896743774</text:p>
          </table:table-cell>
          <table:table-cell office:value-type="float" office:value="3.21912765503" calcext:value-type="float">
            <text:p>3.21912765503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79083442688" calcext:value-type="float">
            <text:p>0.79083442688</text:p>
          </table:table-cell>
          <table:table-cell office:value-type="float" office:value="1.87611579895" calcext:value-type="float">
            <text:p>1.87611579895</text:p>
          </table:table-cell>
          <table:table-cell office:value-type="float" office:value="1.73187255859" calcext:value-type="float">
            <text:p>1.73187255859</text:p>
          </table:table-cell>
        </table:table-row>
        <table:table-row table:style-name="ro1">
          <table:table-cell office:value-type="float" office:value="0.829935073853" calcext:value-type="float">
            <text:p>0.829935073853</text:p>
          </table:table-cell>
          <table:table-cell office:value-type="float" office:value="1.71303749084" calcext:value-type="float">
            <text:p>1.71303749084</text:p>
          </table:table-cell>
          <table:table-cell office:value-type="float" office:value="1.74808502197" calcext:value-type="float">
            <text:p>1.74808502197</text:p>
          </table:table-cell>
        </table:table-row>
        <table:table-row table:style-name="ro1">
          <table:table-cell office:value-type="float" office:value="0.663042068481" calcext:value-type="float">
            <text:p>0.663042068481</text:p>
          </table:table-cell>
          <table:table-cell office:value-type="float" office:value="1.94001197815" calcext:value-type="float">
            <text:p>1.94001197815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908136367798" calcext:value-type="float">
            <text:p>0.908136367798</text:p>
          </table:table-cell>
          <table:table-cell office:value-type="float" office:value="2.67505645752" calcext:value-type="float">
            <text:p>2.67505645752</text:p>
          </table:table-cell>
          <table:table-cell office:value-type="float" office:value="2.29787826538" calcext:value-type="float">
            <text:p>2.29787826538</text:p>
          </table:table-cell>
        </table:table-row>
        <table:table-row table:style-name="ro1">
          <table:table-cell office:value-type="float" office:value="0.741958618164" calcext:value-type="float">
            <text:p>0.741958618164</text:p>
          </table:table-cell>
          <table:table-cell office:value-type="float" office:value="1.76095962524" calcext:value-type="float">
            <text:p>1.76095962524</text:p>
          </table:table-cell>
          <table:table-cell office:value-type="float" office:value="1.81293487549" calcext:value-type="float">
            <text:p>1.81293487549</text:p>
          </table:table-cell>
        </table:table-row>
        <table:table-row table:style-name="ro1">
          <table:table-cell office:value-type="float" office:value="0.68998336792" calcext:value-type="float">
            <text:p>0.68998336792</text:p>
          </table:table-cell>
          <table:table-cell office:value-type="float" office:value="2.00200080872" calcext:value-type="float">
            <text:p>2.00200080872</text:p>
          </table:table-cell>
          <table:table-cell office:value-type="float" office:value="1.90901756287" calcext:value-type="float">
            <text:p>1.90901756287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1.87492370605" calcext:value-type="float">
            <text:p>1.87492370605</text:p>
          </table:table-cell>
          <table:table-cell office:value-type="float" office:value="1.92213058472" calcext:value-type="float">
            <text:p>1.92213058472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2.00080871582" calcext:value-type="float">
            <text:p>2.00080871582</text:p>
          </table:table-cell>
          <table:table-cell office:value-type="float" office:value="2.02202796936" calcext:value-type="float">
            <text:p>2.02202796936</text:p>
          </table:table-cell>
        </table:table-row>
        <table:table-row table:style-name="ro1">
          <table:table-cell office:value-type="float" office:value="0.808954238892" calcext:value-type="float">
            <text:p>0.808954238892</text:p>
          </table:table-cell>
          <table:table-cell office:value-type="float" office:value="2.60210037231" calcext:value-type="float">
            <text:p>2.60210037231</text:p>
          </table:table-cell>
          <table:table-cell office:value-type="float" office:value="1.96409225464" calcext:value-type="float">
            <text:p>1.96409225464</text:p>
          </table:table-cell>
        </table:table-row>
        <table:table-row table:style-name="ro1">
          <table:table-cell office:value-type="float" office:value="0.770092010498" calcext:value-type="float">
            <text:p>0.770092010498</text:p>
          </table:table-cell>
          <table:table-cell office:value-type="float" office:value="1.91187858582" calcext:value-type="float">
            <text:p>1.91187858582</text:p>
          </table:table-cell>
          <table:table-cell office:value-type="float" office:value="3.05199623108" calcext:value-type="float">
            <text:p>3.05199623108</text:p>
          </table:table-cell>
        </table:table-row>
        <table:table-row table:style-name="ro1">
          <table:table-cell office:value-type="float" office:value="0.823974609375" calcext:value-type="float">
            <text:p>0.823974609375</text:p>
          </table:table-cell>
          <table:table-cell office:value-type="float" office:value="1.83391571045" calcext:value-type="float">
            <text:p>1.83391571045</text:p>
          </table:table-cell>
          <table:table-cell office:value-type="float" office:value="1.97601318359" calcext:value-type="float">
            <text:p>1.97601318359</text:p>
          </table:table-cell>
        </table:table-row>
        <table:table-row table:style-name="ro1">
          <table:table-cell office:value-type="float" office:value="0.730037689209" calcext:value-type="float">
            <text:p>0.730037689209</text:p>
          </table:table-cell>
          <table:table-cell office:value-type="float" office:value="2.00700759888" calcext:value-type="float">
            <text:p>2.00700759888</text:p>
          </table:table-cell>
          <table:table-cell office:value-type="float" office:value="2.15482711792" calcext:value-type="float">
            <text:p>2.15482711792</text:p>
          </table:table-cell>
        </table:table-row>
        <table:table-row table:style-name="ro1">
          <table:table-cell office:value-type="float" office:value="0.814914703369" calcext:value-type="float">
            <text:p>0.814914703369</text:p>
          </table:table-cell>
          <table:table-cell office:value-type="float" office:value="1.9199848175" calcext:value-type="float">
            <text:p>1.9199848175</text:p>
          </table:table-cell>
          <table:table-cell office:value-type="float" office:value="1.9109249115" calcext:value-type="float">
            <text:p>1.9109249115</text:p>
          </table:table-cell>
        </table:table-row>
        <table:table-row table:style-name="ro1">
          <table:table-cell office:value-type="float" office:value="0.974893569946" calcext:value-type="float">
            <text:p>0.974893569946</text:p>
          </table:table-cell>
          <table:table-cell office:value-type="float" office:value="2.06899642944" calcext:value-type="float">
            <text:p>2.06899642944</text:p>
          </table:table-cell>
          <table:table-cell office:value-type="float" office:value="1.94001197815" calcext:value-type="float">
            <text:p>1.94001197815</text:p>
          </table:table-cell>
        </table:table-row>
        <table:table-row table:style-name="ro1">
          <table:table-cell office:value-type="float" office:value="0.806093215942" calcext:value-type="float">
            <text:p>0.806093215942</text:p>
          </table:table-cell>
          <table:table-cell office:value-type="float" office:value="3.02219390869" calcext:value-type="float">
            <text:p>3.02219390869</text:p>
          </table:table-cell>
          <table:table-cell office:value-type="float" office:value="3.43799591064" calcext:value-type="float">
            <text:p>3.43799591064</text:p>
          </table:table-cell>
        </table:table-row>
        <table:table-row table:style-name="ro1">
          <table:table-cell office:value-type="float" office:value="0.837087631226" calcext:value-type="float">
            <text:p>0.837087631226</text:p>
          </table:table-cell>
          <table:table-cell office:value-type="float" office:value="2.0899772644" calcext:value-type="float">
            <text:p>2.0899772644</text:p>
          </table:table-cell>
          <table:table-cell office:value-type="float" office:value="1.91807746887" calcext:value-type="float">
            <text:p>1.91807746887</text:p>
          </table:table-cell>
        </table:table-row>
        <table:table-row table:style-name="ro1">
          <table:table-cell office:value-type="float" office:value="0.68211555481" calcext:value-type="float">
            <text:p>0.68211555481</text:p>
          </table:table-cell>
          <table:table-cell office:value-type="float" office:value="1.95693969727" calcext:value-type="float">
            <text:p>1.95693969727</text:p>
          </table:table-cell>
          <table:table-cell office:value-type="float" office:value="1.89280509949" calcext:value-type="float">
            <text:p>1.89280509949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3.19600105286" calcext:value-type="float">
            <text:p>3.19600105286</text:p>
          </table:table-cell>
          <table:table-cell office:value-type="float" office:value="2.02989578247" calcext:value-type="float">
            <text:p>2.02989578247</text:p>
          </table:table-cell>
        </table:table-row>
        <table:table-row table:style-name="ro1">
          <table:table-cell office:value-type="float" office:value="0.703096389771" calcext:value-type="float">
            <text:p>0.703096389771</text:p>
          </table:table-cell>
          <table:table-cell office:value-type="float" office:value="1.84917449951" calcext:value-type="float">
            <text:p>1.84917449951</text:p>
          </table:table-cell>
          <table:table-cell office:value-type="float" office:value="1.95407867432" calcext:value-type="float">
            <text:p>1.95407867432</text:p>
          </table:table-cell>
        </table:table-row>
        <table:table-row table:style-name="ro1">
          <table:table-cell office:value-type="float" office:value="1.05595588684" calcext:value-type="float">
            <text:p>1.05595588684</text:p>
          </table:table-cell>
          <table:table-cell office:value-type="float" office:value="3.39794158936" calcext:value-type="float">
            <text:p>3.39794158936</text:p>
          </table:table-cell>
          <table:table-cell office:value-type="float" office:value="1.91903114319" calcext:value-type="float">
            <text:p>1.91903114319</text:p>
          </table:table-cell>
        </table:table-row>
        <table:table-row table:style-name="ro1">
          <table:table-cell office:value-type="float" office:value="1.45888328552" calcext:value-type="float">
            <text:p>1.45888328552</text:p>
          </table:table-cell>
          <table:table-cell office:value-type="float" office:value="1.96290016174" calcext:value-type="float">
            <text:p>1.96290016174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797986984253" calcext:value-type="float">
            <text:p>0.797986984253</text:p>
          </table:table-cell>
          <table:table-cell office:value-type="float" office:value="1.82795524597" calcext:value-type="float">
            <text:p>1.82795524597</text:p>
          </table:table-cell>
          <table:table-cell office:value-type="float" office:value="3.45516204834" calcext:value-type="float">
            <text:p>3.45516204834</text:p>
          </table:table-cell>
        </table:table-row>
        <table:table-row table:style-name="ro1">
          <table:table-cell office:value-type="float" office:value="0.68998336792" calcext:value-type="float">
            <text:p>0.68998336792</text:p>
          </table:table-cell>
          <table:table-cell office:value-type="float" office:value="1.90901756287" calcext:value-type="float">
            <text:p>1.90901756287</text:p>
          </table:table-cell>
          <table:table-cell office:value-type="float" office:value="1.92403793335" calcext:value-type="float">
            <text:p>1.92403793335</text:p>
          </table:table-cell>
        </table:table-row>
        <table:table-row table:style-name="ro1">
          <table:table-cell office:value-type="float" office:value="0.853061676025" calcext:value-type="float">
            <text:p>0.853061676025</text:p>
          </table:table-cell>
          <table:table-cell office:value-type="float" office:value="1.78599357605" calcext:value-type="float">
            <text:p>1.78599357605</text:p>
          </table:table-cell>
          <table:table-cell office:value-type="float" office:value="1.92499160767" calcext:value-type="float">
            <text:p>1.92499160767</text:p>
          </table:table-cell>
        </table:table-row>
        <table:table-row table:style-name="ro1">
          <table:table-cell office:value-type="float" office:value="0.867128372192" calcext:value-type="float">
            <text:p>0.867128372192</text:p>
          </table:table-cell>
          <table:table-cell office:value-type="float" office:value="1.75619125366" calcext:value-type="float">
            <text:p>1.75619125366</text:p>
          </table:table-cell>
          <table:table-cell office:value-type="float" office:value="1.81007385254" calcext:value-type="float">
            <text:p>1.81007385254</text:p>
          </table:table-cell>
        </table:table-row>
        <table:table-row table:style-name="ro1">
          <table:table-cell office:value-type="float" office:value="0.709056854248" calcext:value-type="float">
            <text:p>0.709056854248</text:p>
          </table:table-cell>
          <table:table-cell office:value-type="float" office:value="1.83010101318" calcext:value-type="float">
            <text:p>1.83010101318</text:p>
          </table:table-cell>
          <table:table-cell office:value-type="float" office:value="1.95097923279" calcext:value-type="float">
            <text:p>1.95097923279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88612937927" calcext:value-type="float">
            <text:p>1.88612937927</text:p>
          </table:table-cell>
          <table:table-cell office:value-type="float" office:value="3.5240650177" calcext:value-type="float">
            <text:p>3.5240650177</text:p>
          </table:table-cell>
        </table:table-row>
        <table:table-row table:style-name="ro1">
          <table:table-cell office:value-type="float" office:value="0.814914703369" calcext:value-type="float">
            <text:p>0.814914703369</text:p>
          </table:table-cell>
          <table:table-cell office:value-type="float" office:value="1.90305709839" calcext:value-type="float">
            <text:p>1.90305709839</text:p>
          </table:table-cell>
          <table:table-cell office:value-type="float" office:value="1.92999839783" calcext:value-type="float">
            <text:p>1.92999839783</text:p>
          </table:table-cell>
        </table:table-row>
        <table:table-row table:style-name="ro1">
          <table:table-cell office:value-type="float" office:value="0.81992149353" calcext:value-type="float">
            <text:p>0.81992149353</text:p>
          </table:table-cell>
          <table:table-cell office:value-type="float" office:value="1.82390213013" calcext:value-type="float">
            <text:p>1.82390213013</text:p>
          </table:table-cell>
          <table:table-cell office:value-type="float" office:value="1.92999839783" calcext:value-type="float">
            <text:p>1.92999839783</text:p>
          </table:table-cell>
        </table:table-row>
        <table:table-row table:style-name="ro1">
          <table:table-cell office:value-type="float" office:value="1.051902771" calcext:value-type="float">
            <text:p>1.051902771</text:p>
          </table:table-cell>
          <table:table-cell office:value-type="float" office:value="2.81405448914" calcext:value-type="float">
            <text:p>2.81405448914</text:p>
          </table:table-cell>
          <table:table-cell office:value-type="float" office:value="3.48305702209" calcext:value-type="float">
            <text:p>3.48305702209</text:p>
          </table:table-cell>
        </table:table-row>
        <table:table-row table:style-name="ro1">
          <table:table-cell office:value-type="float" office:value="0.809192657471" calcext:value-type="float">
            <text:p>0.809192657471</text:p>
          </table:table-cell>
          <table:table-cell office:value-type="float" office:value="1.87921524048" calcext:value-type="float">
            <text:p>1.87921524048</text:p>
          </table:table-cell>
          <table:table-cell office:value-type="float" office:value="1.88016891479" calcext:value-type="float">
            <text:p>1.88016891479</text:p>
          </table:table-cell>
        </table:table-row>
        <table:table-row table:style-name="ro1">
          <table:table-cell office:value-type="float" office:value="0.749111175537" calcext:value-type="float">
            <text:p>0.749111175537</text:p>
          </table:table-cell>
          <table:table-cell office:value-type="float" office:value="2.032995224" calcext:value-type="float">
            <text:p>2.032995224</text:p>
          </table:table-cell>
          <table:table-cell office:value-type="float" office:value="3.41987609863" calcext:value-type="float">
            <text:p>3.41987609863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3.08108329773" calcext:value-type="float">
            <text:p>3.08108329773</text:p>
          </table:table-cell>
          <table:table-cell office:value-type="float" office:value="1.91712379456" calcext:value-type="float">
            <text:p>1.91712379456</text:p>
          </table:table-cell>
        </table:table-row>
        <table:table-row table:style-name="ro1">
          <table:table-cell office:value-type="float" office:value="0.714063644409" calcext:value-type="float">
            <text:p>0.714063644409</text:p>
          </table:table-cell>
          <table:table-cell office:value-type="float" office:value="1.69777870178" calcext:value-type="float">
            <text:p>1.69777870178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927925109863" calcext:value-type="float">
            <text:p>0.927925109863</text:p>
          </table:table-cell>
          <table:table-cell office:value-type="float" office:value="2.86602973938" calcext:value-type="float">
            <text:p>2.86602973938</text:p>
          </table:table-cell>
          <table:table-cell office:value-type="float" office:value="1.788854599" calcext:value-type="float">
            <text:p>1.788854599</text:p>
          </table:table-cell>
        </table:table-row>
        <table:table-row table:style-name="ro1">
          <table:table-cell office:value-type="float" office:value="0.781059265137" calcext:value-type="float">
            <text:p>0.781059265137</text:p>
          </table:table-cell>
          <table:table-cell office:value-type="float" office:value="2.05397605896" calcext:value-type="float">
            <text:p>2.05397605896</text:p>
          </table:table-cell>
          <table:table-cell office:value-type="float" office:value="2.96688079834" calcext:value-type="float">
            <text:p>2.96688079834</text:p>
          </table:table-cell>
        </table:table-row>
        <table:table-row table:style-name="ro1">
          <table:table-cell office:value-type="float" office:value="0.740051269531" calcext:value-type="float">
            <text:p>0.740051269531</text:p>
          </table:table-cell>
          <table:table-cell office:value-type="float" office:value="1.71780586243" calcext:value-type="float">
            <text:p>1.71780586243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0.931978225708" calcext:value-type="float">
            <text:p>0.931978225708</text:p>
          </table:table-cell>
          <table:table-cell office:value-type="float" office:value="3.07893753052" calcext:value-type="float">
            <text:p>3.07893753052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718832015991" calcext:value-type="float">
            <text:p>0.718832015991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1.75189971924" calcext:value-type="float">
            <text:p>1.75189971924</text:p>
          </table:table-cell>
        </table:table-row>
        <table:table-row table:style-name="ro1">
          <table:table-cell office:value-type="float" office:value="0.800132751465" calcext:value-type="float">
            <text:p>0.800132751465</text:p>
          </table:table-cell>
          <table:table-cell office:value-type="float" office:value="3.0529499054" calcext:value-type="float">
            <text:p>3.0529499054</text:p>
          </table:table-cell>
          <table:table-cell office:value-type="float" office:value="1.85704231262" calcext:value-type="float">
            <text:p>1.85704231262</text:p>
          </table:table-cell>
        </table:table-row>
        <table:table-row table:style-name="ro1">
          <table:table-cell office:value-type="float" office:value="0.991821289062" calcext:value-type="float">
            <text:p>0.991821289062</text:p>
          </table:table-cell>
          <table:table-cell office:value-type="float" office:value="2.76303291321" calcext:value-type="float">
            <text:p>2.76303291321</text:p>
          </table:table-cell>
          <table:table-cell office:value-type="float" office:value="1.91688537598" calcext:value-type="float">
            <text:p>1.91688537598</text:p>
          </table:table-cell>
        </table:table-row>
        <table:table-row table:style-name="ro1">
          <table:table-cell office:value-type="float" office:value="0.900030136108" calcext:value-type="float">
            <text:p>0.900030136108</text:p>
          </table:table-cell>
          <table:table-cell office:value-type="float" office:value="2.01511383057" calcext:value-type="float">
            <text:p>2.01511383057</text:p>
          </table:table-cell>
          <table:table-cell office:value-type="float" office:value="1.92093849182" calcext:value-type="float">
            <text:p>1.92093849182</text:p>
          </table:table-cell>
        </table:table-row>
        <table:table-row table:style-name="ro1">
          <table:table-cell office:value-type="float" office:value="0.717878341675" calcext:value-type="float">
            <text:p>0.717878341675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639200210571" calcext:value-type="float">
            <text:p>0.639200210571</text:p>
          </table:table-cell>
          <table:table-cell office:value-type="float" office:value="2.72703170776" calcext:value-type="float">
            <text:p>2.72703170776</text:p>
          </table:table-cell>
          <table:table-cell office:value-type="float" office:value="2.39396095276" calcext:value-type="float">
            <text:p>2.39396095276</text:p>
          </table:table-cell>
        </table:table-row>
        <table:table-row table:style-name="ro1">
          <table:table-cell office:value-type="float" office:value="0.932931900024" calcext:value-type="float">
            <text:p>0.932931900024</text:p>
          </table:table-cell>
          <table:table-cell office:value-type="float" office:value="3.14903259277" calcext:value-type="float">
            <text:p>3.14903259277</text:p>
          </table:table-cell>
          <table:table-cell office:value-type="float" office:value="1.76501274109" calcext:value-type="float">
            <text:p>1.76501274109</text:p>
          </table:table-cell>
        </table:table-row>
        <table:table-row table:style-name="ro1">
          <table:table-cell office:value-type="float" office:value="0.716924667358" calcext:value-type="float">
            <text:p>0.716924667358</text:p>
          </table:table-cell>
          <table:table-cell office:value-type="float" office:value="1.71804428101" calcext:value-type="float">
            <text:p>1.71804428101</text:p>
          </table:table-cell>
          <table:table-cell office:value-type="float" office:value="1.76882743835" calcext:value-type="float">
            <text:p>1.76882743835</text:p>
          </table:table-cell>
        </table:table-row>
        <table:table-row table:style-name="ro1">
          <table:table-cell office:value-type="float" office:value="0.699043273926" calcext:value-type="float">
            <text:p>0.699043273926</text:p>
          </table:table-cell>
          <table:table-cell office:value-type="float" office:value="1.67512893677" calcext:value-type="float">
            <text:p>1.67512893677</text:p>
          </table:table-cell>
          <table:table-cell office:value-type="float" office:value="1.80411338806" calcext:value-type="float">
            <text:p>1.80411338806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1.70588493347" calcext:value-type="float">
            <text:p>1.70588493347</text:p>
          </table:table-cell>
          <table:table-cell office:value-type="float" office:value="1.80101394653" calcext:value-type="float">
            <text:p>1.80101394653</text:p>
          </table:table-cell>
        </table:table-row>
        <table:table-row table:style-name="ro1">
          <table:table-cell office:value-type="float" office:value="0.787019729614" calcext:value-type="float">
            <text:p>0.787019729614</text:p>
          </table:table-cell>
          <table:table-cell office:value-type="float" office:value="2.16102600098" calcext:value-type="float">
            <text:p>2.16102600098</text:p>
          </table:table-cell>
          <table:table-cell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0.836133956909" calcext:value-type="float">
            <text:p>0.836133956909</text:p>
          </table:table-cell>
          <table:table-cell office:value-type="float" office:value="1.71399116516" calcext:value-type="float">
            <text:p>1.71399116516</text:p>
          </table:table-cell>
          <table:table-cell office:value-type="float" office:value="3.54194641113" calcext:value-type="float">
            <text:p>3.54194641113</text:p>
          </table:table-cell>
        </table:table-row>
        <table:table-row table:style-name="ro1">
          <table:table-cell office:value-type="float" office:value="0.761032104492" calcext:value-type="float">
            <text:p>0.761032104492</text:p>
          </table:table-cell>
          <table:table-cell office:value-type="float" office:value="1.73783302307" calcext:value-type="float">
            <text:p>1.73783302307</text:p>
          </table:table-cell>
          <table:table-cell office:value-type="float" office:value="1.90997123718" calcext:value-type="float">
            <text:p>1.90997123718</text:p>
          </table:table-cell>
        </table:table-row>
        <table:table-row table:style-name="ro1">
          <table:table-cell office:value-type="float" office:value="0.761985778809" calcext:value-type="float">
            <text:p>0.761985778809</text:p>
          </table:table-cell>
          <table:table-cell office:value-type="float" office:value="1.7569065094" calcext:value-type="float">
            <text:p>1.7569065094</text:p>
          </table:table-cell>
          <table:table-cell office:value-type="float" office:value="2.15792655945" calcext:value-type="float">
            <text:p>2.15792655945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9100036621" calcext:value-type="float">
            <text:p>1.79100036621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72090530396" calcext:value-type="float">
            <text:p>1.72090530396</text:p>
          </table:table-cell>
          <table:table-cell office:value-type="float" office:value="1.79290771484" calcext:value-type="float">
            <text:p>1.79290771484</text:p>
          </table:table-cell>
        </table:table-row>
        <table:table-row table:style-name="ro1">
          <table:table-cell office:value-type="float" office:value="0.769853591919" calcext:value-type="float">
            <text:p>0.769853591919</text:p>
          </table:table-cell>
          <table:table-cell office:value-type="float" office:value="1.72114372253" calcext:value-type="float">
            <text:p>1.72114372253</text:p>
          </table:table-cell>
          <table:table-cell office:value-type="float" office:value="2.09403038025" calcext:value-type="float">
            <text:p>2.09403038025</text:p>
          </table:table-cell>
        </table:table-row>
        <table:table-row table:style-name="ro1">
          <table:table-cell office:value-type="float" office:value="0.810861587524" calcext:value-type="float">
            <text:p>0.810861587524</text:p>
          </table:table-cell>
          <table:table-cell office:value-type="float" office:value="1.73711776733" calcext:value-type="float">
            <text:p>1.73711776733</text:p>
          </table:table-cell>
          <table:table-cell office:value-type="float" office:value="1.82414054871" calcext:value-type="float">
            <text:p>1.82414054871</text:p>
          </table:table-cell>
        </table:table-row>
        <table:table-row table:style-name="ro1">
          <table:table-cell office:value-type="float" office:value="0.874996185303" calcext:value-type="float">
            <text:p>0.874996185303</text:p>
          </table:table-cell>
          <table:table-cell office:value-type="float" office:value="1.8150806427" calcext:value-type="float">
            <text:p>1.8150806427</text:p>
          </table:table-cell>
          <table:table-cell office:value-type="float" office:value="1.82914733887" calcext:value-type="float">
            <text:p>1.82914733887</text:p>
          </table:table-cell>
        </table:table-row>
        <table:table-row table:style-name="ro1">
          <table:table-cell office:value-type="float" office:value="0.771999359131" calcext:value-type="float">
            <text:p>0.771999359131</text:p>
          </table:table-cell>
          <table:table-cell office:value-type="float" office:value="1.89709663391" calcext:value-type="float">
            <text:p>1.89709663391</text:p>
          </table:table-cell>
          <table:table-cell office:value-type="float" office:value="2.81405448914" calcext:value-type="float">
            <text:p>2.81405448914</text:p>
          </table:table-cell>
        </table:table-row>
        <table:table-row table:style-name="ro1">
          <table:table-cell office:value-type="float" office:value="0.723123550415" calcext:value-type="float">
            <text:p>0.723123550415</text:p>
          </table:table-cell>
          <table:table-cell office:value-type="float" office:value="1.75714492798" calcext:value-type="float">
            <text:p>1.75714492798</text:p>
          </table:table-cell>
          <table:table-cell office:value-type="float" office:value="1.78003311157" calcext:value-type="float">
            <text:p>1.78003311157</text:p>
          </table:table-cell>
        </table:table-row>
        <table:table-row table:style-name="ro1">
          <table:table-cell office:value-type="float" office:value="0.813961029053" calcext:value-type="float">
            <text:p>0.813961029053</text:p>
          </table:table-cell>
          <table:table-cell office:value-type="float" office:value="1.71995162964" calcext:value-type="float">
            <text:p>1.71995162964</text:p>
          </table:table-cell>
          <table:table-cell office:value-type="float" office:value="2.02488899231" calcext:value-type="float">
            <text:p>2.02488899231</text:p>
          </table:table-cell>
        </table:table-row>
        <table:table-row table:style-name="ro1">
          <table:table-cell office:value-type="float" office:value="0.776052474976" calcext:value-type="float">
            <text:p>0.776052474976</text:p>
          </table:table-cell>
          <table:table-cell office:value-type="float" office:value="3.19814682007" calcext:value-type="float">
            <text:p>3.19814682007</text:p>
          </table:table-cell>
          <table:table-cell office:value-type="float" office:value="2.49981880188" calcext:value-type="float">
            <text:p>2.49981880188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1.76095962524" calcext:value-type="float">
            <text:p>1.76095962524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0.957012176514" calcext:value-type="float">
            <text:p>0.957012176514</text:p>
          </table:table-cell>
          <table:table-cell office:value-type="float" office:value="1.71208381653" calcext:value-type="float">
            <text:p>1.71208381653</text:p>
          </table:table-cell>
          <table:table-cell office:value-type="float" office:value="1.76620483398" calcext:value-type="float">
            <text:p>1.76620483398</text:p>
          </table:table-cell>
        </table:table-row>
        <table:table-row table:style-name="ro1">
          <table:table-cell office:value-type="float" office:value="0.805139541626" calcext:value-type="float">
            <text:p>0.805139541626</text:p>
          </table:table-cell>
          <table:table-cell office:value-type="float" office:value="1.91187858582" calcext:value-type="float">
            <text:p>1.91187858582</text:p>
          </table:table-cell>
          <table:table-cell office:value-type="float" office:value="2.77209281921" calcext:value-type="float">
            <text:p>2.77209281921</text:p>
          </table:table-cell>
        </table:table-row>
        <table:table-row table:style-name="ro1">
          <table:table-cell office:value-type="float" office:value="0.868082046509" calcext:value-type="float">
            <text:p>0.868082046509</text:p>
          </table:table-cell>
          <table:table-cell office:value-type="float" office:value="1.81603431702" calcext:value-type="float">
            <text:p>1.81603431702</text:p>
          </table:table-cell>
          <table:table-cell office:value-type="float" office:value="2.05016136169" calcext:value-type="float">
            <text:p>2.05016136169</text:p>
          </table:table-cell>
        </table:table-row>
        <table:table-row table:style-name="ro1">
          <table:table-cell office:value-type="float" office:value="0.80680847168" calcext:value-type="float">
            <text:p>0.80680847168</text:p>
          </table:table-cell>
          <table:table-cell office:value-type="float" office:value="1.89399719238" calcext:value-type="float">
            <text:p>1.89399719238</text:p>
          </table:table-cell>
          <table:table-cell office:value-type="float" office:value="2.00009346008" calcext:value-type="float">
            <text:p>2.00009346008</text:p>
          </table:table-cell>
        </table:table-row>
        <table:table-row table:style-name="ro1">
          <table:table-cell office:value-type="float" office:value="0.691175460815" calcext:value-type="float">
            <text:p>0.691175460815</text:p>
          </table:table-cell>
          <table:table-cell office:value-type="float" office:value="1.75309181213" calcext:value-type="float">
            <text:p>1.75309181213</text:p>
          </table:table-cell>
          <table:table-cell office:value-type="float" office:value="1.85704231262" calcext:value-type="float">
            <text:p>1.85704231262</text:p>
          </table:table-cell>
        </table:table-row>
        <table:table-row table:style-name="ro1">
          <table:table-cell office:value-type="float" office:value="1.06191635132" calcext:value-type="float">
            <text:p>1.06191635132</text:p>
          </table:table-cell>
          <table:table-cell office:value-type="float" office:value="2.81405448914" calcext:value-type="float">
            <text:p>2.81405448914</text:p>
          </table:table-cell>
          <table:table-cell office:value-type="float" office:value="1.80315971375" calcext:value-type="float">
            <text:p>1.80315971375</text:p>
          </table:table-cell>
        </table:table-row>
        <table:table-row table:style-name="ro1">
          <table:table-cell office:value-type="float" office:value="1.04188919067" calcext:value-type="float">
            <text:p>1.04188919067</text:p>
          </table:table-cell>
          <table:table-cell office:value-type="float" office:value="2.16293334961" calcext:value-type="float">
            <text:p>2.16293334961</text:p>
          </table:table-cell>
          <table:table-cell office:value-type="float" office:value="1.89900398254" calcext:value-type="float">
            <text:p>1.89900398254</text:p>
          </table:table-cell>
        </table:table-row>
        <table:table-row table:style-name="ro1">
          <table:table-cell office:value-type="float" office:value="0.842094421387" calcext:value-type="float">
            <text:p>0.842094421387</text:p>
          </table:table-cell>
          <table:table-cell office:value-type="float" office:value="1.8470287323" calcext:value-type="float">
            <text:p>1.8470287323</text:p>
          </table:table-cell>
          <table:table-cell office:value-type="float" office:value="3.3221244812" calcext:value-type="float">
            <text:p>3.3221244812</text:p>
          </table:table-cell>
        </table:table-row>
        <table:table-row table:style-name="ro1">
          <table:table-cell office:value-type="float" office:value="0.703096389771" calcext:value-type="float">
            <text:p>0.703096389771</text:p>
          </table:table-cell>
          <table:table-cell office:value-type="float" office:value="1.73783302307" calcext:value-type="float">
            <text:p>1.73783302307</text:p>
          </table:table-cell>
          <table:table-cell office:value-type="float" office:value="1.8618106842" calcext:value-type="float">
            <text:p>1.8618106842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75714492798" calcext:value-type="float">
            <text:p>1.75714492798</text:p>
          </table:table-cell>
          <table:table-cell office:value-type="float" office:value="1.85298919678" calcext:value-type="float">
            <text:p>1.85298919678</text:p>
          </table:table-cell>
        </table:table-row>
        <table:table-row table:style-name="ro1">
          <table:table-cell office:value-type="float" office:value="0.775814056396" calcext:value-type="float">
            <text:p>0.775814056396</text:p>
          </table:table-cell>
          <table:table-cell office:value-type="float" office:value="1.71303749084" calcext:value-type="float">
            <text:p>1.71303749084</text:p>
          </table:table-cell>
          <table:table-cell office:value-type="float" office:value="2.09498405457" calcext:value-type="float">
            <text:p>2.09498405457</text:p>
          </table:table-cell>
        </table:table-row>
        <table:table-row table:style-name="ro1">
          <table:table-cell office:value-type="float" office:value="0.87308883667" calcext:value-type="float">
            <text:p>0.87308883667</text:p>
          </table:table-cell>
          <table:table-cell office:value-type="float" office:value="1.79004669189" calcext:value-type="float">
            <text:p>1.79004669189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0.921010971069" calcext:value-type="float">
            <text:p>0.921010971069</text:p>
          </table:table-cell>
          <table:table-cell office:value-type="float" office:value="1.73997879028" calcext:value-type="float">
            <text:p>1.73997879028</text:p>
          </table:table-cell>
          <table:table-cell office:value-type="float" office:value="2.09808349609" calcext:value-type="float">
            <text:p>2.09808349609</text:p>
          </table:table-cell>
        </table:table-row>
        <table:table-row table:style-name="ro1">
          <table:table-cell office:value-type="float" office:value="0.691890716553" calcext:value-type="float">
            <text:p>0.691890716553</text:p>
          </table:table-cell>
          <table:table-cell office:value-type="float" office:value="1.75786018372" calcext:value-type="float">
            <text:p>1.75786018372</text:p>
          </table:table-cell>
          <table:table-cell office:value-type="float" office:value="1.81007385254" calcext:value-type="float">
            <text:p>1.81007385254</text:p>
          </table:table-cell>
        </table:table-row>
        <table:table-row table:style-name="ro1">
          <table:table-cell office:value-type="float" office:value="0.997066497803" calcext:value-type="float">
            <text:p>0.997066497803</text:p>
          </table:table-cell>
          <table:table-cell office:value-type="float" office:value="1.75309181213" calcext:value-type="float">
            <text:p>1.75309181213</text:p>
          </table:table-cell>
          <table:table-cell office:value-type="float" office:value="1.98912620544" calcext:value-type="float">
            <text:p>1.98912620544</text:p>
          </table:table-cell>
        </table:table-row>
        <table:table-row table:style-name="ro1">
          <table:table-cell office:value-type="float" office:value="0.838041305542" calcext:value-type="float">
            <text:p>0.838041305542</text:p>
          </table:table-cell>
          <table:table-cell office:value-type="float" office:value="1.90997123718" calcext:value-type="float">
            <text:p>1.90997123718</text:p>
          </table:table-cell>
          <table:table-cell office:value-type="float" office:value="2.24208831787" calcext:value-type="float">
            <text:p>2.24208831787</text:p>
          </table:table-cell>
        </table:table-row>
        <table:table-row table:style-name="ro1">
          <table:table-cell office:value-type="float" office:value="0.723123550415" calcext:value-type="float">
            <text:p>0.723123550415</text:p>
          </table:table-cell>
          <table:table-cell office:value-type="float" office:value="1.83701515198" calcext:value-type="float">
            <text:p>1.83701515198</text:p>
          </table:table-cell>
          <table:table-cell office:value-type="float" office:value="1.78909301758" calcext:value-type="float">
            <text:p>1.78909301758</text:p>
          </table:table-cell>
        </table:table-row>
        <table:table-row table:style-name="ro1">
          <table:table-cell office:value-type="float" office:value="0.843048095703" calcext:value-type="float">
            <text:p>0.843048095703</text:p>
          </table:table-cell>
          <table:table-cell office:value-type="float" office:value="1.70302391052" calcext:value-type="float">
            <text:p>1.70302391052</text:p>
          </table:table-cell>
          <table:table-cell office:value-type="float" office:value="1.73592567444" calcext:value-type="float">
            <text:p>1.73592567444</text:p>
          </table:table-cell>
        </table:table-row>
        <table:table-row table:style-name="ro1">
          <table:table-cell office:value-type="float" office:value="0.835180282593" calcext:value-type="float">
            <text:p>0.835180282593</text:p>
          </table:table-cell>
          <table:table-cell office:value-type="float" office:value="1.73115730286" calcext:value-type="float">
            <text:p>1.73115730286</text:p>
          </table:table-cell>
          <table:table-cell office:value-type="float" office:value="1.77097320557" calcext:value-type="float">
            <text:p>1.77097320557</text:p>
          </table:table-cell>
        </table:table-row>
        <table:table-row table:style-name="ro1">
          <table:table-cell office:value-type="float" office:value="0.645875930786" calcext:value-type="float">
            <text:p>0.645875930786</text:p>
          </table:table-cell>
          <table:table-cell office:value-type="float" office:value="1.75809860229" calcext:value-type="float">
            <text:p>1.75809860229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937938690186" calcext:value-type="float">
            <text:p>0.937938690186</text:p>
          </table:table-cell>
          <table:table-cell office:value-type="float" office:value="2.52199172974" calcext:value-type="float">
            <text:p>2.52199172974</text:p>
          </table:table-cell>
          <table:table-cell office:value-type="float" office:value="3.24606895447" calcext:value-type="float">
            <text:p>3.24606895447</text:p>
          </table:table-cell>
        </table:table-row>
        <table:table-row table:style-name="ro1">
          <table:table-cell office:value-type="float" office:value="0.897884368896" calcext:value-type="float">
            <text:p>0.897884368896</text:p>
          </table:table-cell>
          <table:table-cell office:value-type="float" office:value="1.73211097717" calcext:value-type="float">
            <text:p>1.73211097717</text:p>
          </table:table-cell>
          <table:table-cell office:value-type="float" office:value="1.74808502197" calcext:value-type="float">
            <text:p>1.74808502197</text:p>
          </table:table-cell>
        </table:table-row>
        <table:table-row table:style-name="ro1">
          <table:table-cell office:value-type="float" office:value="0.977039337158" calcext:value-type="float">
            <text:p>0.977039337158</text:p>
          </table:table-cell>
          <table:table-cell office:value-type="float" office:value="1.73807144165" calcext:value-type="float">
            <text:p>1.73807144165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745058059692" calcext:value-type="float">
            <text:p>0.745058059692</text:p>
          </table:table-cell>
          <table:table-cell office:value-type="float" office:value="1.67608261108" calcext:value-type="float">
            <text:p>1.67608261108</text:p>
          </table:table-cell>
          <table:table-cell office:value-type="float" office:value="2.3250579834" calcext:value-type="float">
            <text:p>2.3250579834</text:p>
          </table:table-cell>
        </table:table-row>
        <table:table-row table:style-name="ro1">
          <table:table-cell office:value-type="float" office:value="0.886917114258" calcext:value-type="float">
            <text:p>0.886917114258</text:p>
          </table:table-cell>
          <table:table-cell office:value-type="float" office:value="1.70516967773" calcext:value-type="float">
            <text:p>1.70516967773</text:p>
          </table:table-cell>
          <table:table-cell office:value-type="float" office:value="1.80387496948" calcext:value-type="float">
            <text:p>1.80387496948</text:p>
          </table:table-cell>
        </table:table-row>
        <table:table-row table:style-name="ro1">
          <table:table-cell office:value-type="float" office:value="1.08003616333" calcext:value-type="float">
            <text:p>1.08003616333</text:p>
          </table:table-cell>
          <table:table-cell office:value-type="float" office:value="2.60591506958" calcext:value-type="float">
            <text:p>2.60591506958</text:p>
          </table:table-cell>
          <table:table-cell office:value-type="float" office:value="1.75404548645" calcext:value-type="float">
            <text:p>1.75404548645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72996520996" calcext:value-type="float">
            <text:p>1.72996520996</text:p>
          </table:table-cell>
          <table:table-cell office:value-type="float" office:value="1.81889533997" calcext:value-type="float">
            <text:p>1.81889533997</text:p>
          </table:table-cell>
        </table:table-row>
        <table:table-row table:style-name="ro1">
          <table:table-cell office:value-type="float" office:value="0.911951065063" calcext:value-type="float">
            <text:p>0.911951065063</text:p>
          </table:table-cell>
          <table:table-cell office:value-type="float" office:value="1.72781944275" calcext:value-type="float">
            <text:p>1.72781944275</text:p>
          </table:table-cell>
          <table:table-cell office:value-type="float" office:value="1.788854599" calcext:value-type="float">
            <text:p>1.788854599</text:p>
          </table:table-cell>
        </table:table-row>
        <table:table-row table:style-name="ro1">
          <table:table-cell office:value-type="float" office:value="0.933885574341" calcext:value-type="float">
            <text:p>0.933885574341</text:p>
          </table:table-cell>
          <table:table-cell office:value-type="float" office:value="2.277135849" calcext:value-type="float">
            <text:p>2.277135849</text:p>
          </table:table-cell>
          <table:table-cell office:value-type="float" office:value="2.8018951416" calcext:value-type="float">
            <text:p>2.8018951416</text:p>
          </table:table-cell>
        </table:table-row>
        <table:table-row table:style-name="ro1">
          <table:table-cell office:value-type="float" office:value="0.763177871704" calcext:value-type="float">
            <text:p>0.763177871704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2.05206871033" calcext:value-type="float">
            <text:p>2.05206871033</text:p>
          </table:table-cell>
        </table:table-row>
        <table:table-row table:style-name="ro1">
          <table:table-cell office:value-type="float" office:value="0.668048858643" calcext:value-type="float">
            <text:p>0.668048858643</text:p>
          </table:table-cell>
          <table:table-cell office:value-type="float" office:value="1.69801712036" calcext:value-type="float">
            <text:p>1.69801712036</text:p>
          </table:table-cell>
          <table:table-cell office:value-type="float" office:value="3.36813926697" calcext:value-type="float">
            <text:p>3.36813926697</text:p>
          </table:table-cell>
        </table:table-row>
        <table:table-row table:style-name="ro1">
          <table:table-cell office:value-type="float" office:value="0.786066055298" calcext:value-type="float">
            <text:p>0.786066055298</text:p>
          </table:table-cell>
          <table:table-cell office:value-type="float" office:value="2.49719619751" calcext:value-type="float">
            <text:p>2.49719619751</text:p>
          </table:table-cell>
          <table:table-cell office:value-type="float" office:value="2.23302841187" calcext:value-type="float">
            <text:p>2.23302841187</text:p>
          </table:table-cell>
        </table:table-row>
        <table:table-row table:style-name="ro1">
          <table:table-cell office:value-type="float" office:value="0.74315071106" calcext:value-type="float">
            <text:p>0.74315071106</text:p>
          </table:table-cell>
          <table:table-cell office:value-type="float" office:value="1.80506706238" calcext:value-type="float">
            <text:p>1.80506706238</text:p>
          </table:table-cell>
          <table:table-cell office:value-type="float" office:value="1.79195404053" calcext:value-type="float">
            <text:p>1.79195404053</text:p>
          </table:table-cell>
        </table:table-row>
        <table:table-row table:style-name="ro1">
          <table:table-cell office:value-type="float" office:value="1.05285644531" calcext:value-type="float">
            <text:p>1.05285644531</text:p>
          </table:table-cell>
          <table:table-cell office:value-type="float" office:value="2.96497344971" calcext:value-type="float">
            <text:p>2.96497344971</text:p>
          </table:table-cell>
          <table:table-cell office:value-type="float" office:value="2.13813781738" calcext:value-type="float">
            <text:p>2.13813781738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9100036621" calcext:value-type="float">
            <text:p>1.79100036621</text:p>
          </table:table-cell>
        </table:table-row>
        <table:table-row table:style-name="ro1">
          <table:table-cell office:value-type="float" office:value="0.797033309937" calcext:value-type="float">
            <text:p>0.797033309937</text:p>
          </table:table-cell>
          <table:table-cell office:value-type="float" office:value="2.08902359009" calcext:value-type="float">
            <text:p>2.08902359009</text:p>
          </table:table-cell>
          <table:table-cell office:value-type="float" office:value="2.78401374817" calcext:value-type="float">
            <text:p>2.78401374817</text:p>
          </table:table-cell>
        </table:table-row>
        <table:table-row table:style-name="ro1">
          <table:table-cell office:value-type="float" office:value="0.78296661377" calcext:value-type="float">
            <text:p>0.78296661377</text:p>
          </table:table-cell>
          <table:table-cell office:value-type="float" office:value="2.98595428467" calcext:value-type="float">
            <text:p>2.98595428467</text:p>
          </table:table-cell>
          <table:table-cell office:value-type="float" office:value="2.03514099121" calcext:value-type="float">
            <text:p>2.03514099121</text:p>
          </table:table-cell>
        </table:table-row>
        <table:table-row table:style-name="ro1">
          <table:table-cell office:value-type="float" office:value="0.806093215942" calcext:value-type="float">
            <text:p>0.806093215942</text:p>
          </table:table-cell>
          <table:table-cell office:value-type="float" office:value="1.76286697388" calcext:value-type="float">
            <text:p>1.76286697388</text:p>
          </table:table-cell>
          <table:table-cell office:value-type="float" office:value="1.81293487549" calcext:value-type="float">
            <text:p>1.81293487549</text:p>
          </table:table-cell>
        </table:table-row>
        <table:table-row table:style-name="ro1">
          <table:table-cell office:value-type="float" office:value="0.884056091309" calcext:value-type="float">
            <text:p>0.884056091309</text:p>
          </table:table-cell>
          <table:table-cell office:value-type="float" office:value="1.70016288757" calcext:value-type="float">
            <text:p>1.70016288757</text:p>
          </table:table-cell>
          <table:table-cell office:value-type="float" office:value="1.74903869629" calcext:value-type="float">
            <text:p>1.74903869629</text:p>
          </table:table-cell>
        </table:table-row>
        <table:table-row table:style-name="ro1">
          <table:table-cell office:value-type="float" office:value="0.876903533936" calcext:value-type="float">
            <text:p>0.876903533936</text:p>
          </table:table-cell>
          <table:table-cell office:value-type="float" office:value="1.98912620544" calcext:value-type="float">
            <text:p>1.98912620544</text:p>
          </table:table-cell>
          <table:table-cell office:value-type="float" office:value="2.40898132324" calcext:value-type="float">
            <text:p>2.40898132324</text:p>
          </table:table-cell>
        </table:table-row>
        <table:table-row table:style-name="ro1">
          <table:table-cell office:value-type="float" office:value="0.853061676025" calcext:value-type="float">
            <text:p>0.853061676025</text:p>
          </table:table-cell>
          <table:table-cell office:value-type="float" office:value="1.73115730286" calcext:value-type="float">
            <text:p>1.73115730286</text:p>
          </table:table-cell>
          <table:table-cell office:value-type="float" office:value="1.98101997375" calcext:value-type="float">
            <text:p>1.98101997375</text:p>
          </table:table-cell>
        </table:table-row>
        <table:table-row table:style-name="ro1">
          <table:table-cell office:value-type="float" office:value="0.783205032349" calcext:value-type="float">
            <text:p>0.783205032349</text:p>
          </table:table-cell>
          <table:table-cell office:value-type="float" office:value="1.94501876831" calcext:value-type="float">
            <text:p>1.94501876831</text:p>
          </table:table-cell>
          <table:table-cell office:value-type="float" office:value="1.73783302307" calcext:value-type="float">
            <text:p>1.73783302307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1.78718566895" calcext:value-type="float">
            <text:p>1.78718566895</text:p>
          </table:table-cell>
          <table:table-cell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0.922918319702" calcext:value-type="float">
            <text:p>0.922918319702</text:p>
          </table:table-cell>
          <table:table-cell office:value-type="float" office:value="1.92093849182" calcext:value-type="float">
            <text:p>1.92093849182</text:p>
          </table:table-cell>
          <table:table-cell office:value-type="float" office:value="2.62498855591" calcext:value-type="float">
            <text:p>2.62498855591</text:p>
          </table:table-cell>
        </table:table-row>
        <table:table-row table:style-name="ro1">
          <table:table-cell office:value-type="float" office:value="0.936985015869" calcext:value-type="float">
            <text:p>0.936985015869</text:p>
          </table:table-cell>
          <table:table-cell office:value-type="float" office:value="2.28214263916" calcext:value-type="float">
            <text:p>2.28214263916</text:p>
          </table:table-cell>
          <table:table-cell office:value-type="float" office:value="1.90401077271" calcext:value-type="float">
            <text:p>1.90401077271</text:p>
          </table:table-cell>
        </table:table-row>
        <table:table-row table:style-name="ro1">
          <table:table-cell office:value-type="float" office:value="0.608921051025" calcext:value-type="float">
            <text:p>0.608921051025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76119804382" calcext:value-type="float">
            <text:p>1.76119804382</text:p>
          </table:table-cell>
        </table:table-row>
        <table:table-row table:style-name="ro1">
          <table:table-cell office:value-type="float" office:value="0.847101211548" calcext:value-type="float">
            <text:p>0.847101211548</text:p>
          </table:table-cell>
          <table:table-cell office:value-type="float" office:value="1.96886062622" calcext:value-type="float">
            <text:p>1.96886062622</text:p>
          </table:table-cell>
          <table:table-cell office:value-type="float" office:value="1.72305107117" calcext:value-type="float">
            <text:p>1.72305107117</text:p>
          </table:table-cell>
        </table:table-row>
        <table:table-row table:style-name="ro1">
          <table:table-cell office:value-type="float" office:value="0.738143920898" calcext:value-type="float">
            <text:p>0.738143920898</text:p>
          </table:table-cell>
          <table:table-cell office:value-type="float" office:value="1.74713134766" calcext:value-type="float">
            <text:p>1.74713134766</text:p>
          </table:table-cell>
          <table:table-cell office:value-type="float" office:value="1.76596641541" calcext:value-type="float">
            <text:p>1.76596641541</text:p>
          </table:table-cell>
        </table:table-row>
        <table:table-row table:style-name="ro1">
          <table:table-cell office:value-type="float" office:value="0.78010559082" calcext:value-type="float">
            <text:p>0.78010559082</text:p>
          </table:table-cell>
          <table:table-cell office:value-type="float" office:value="1.73687934875" calcext:value-type="float">
            <text:p>1.73687934875</text:p>
          </table:table-cell>
          <table:table-cell office:value-type="float" office:value="3.40795516968" calcext:value-type="float">
            <text:p>3.40795516968</text:p>
          </table:table-cell>
        </table:table-row>
        <table:table-row table:style-name="ro1">
          <table:table-cell office:value-type="float" office:value="0.689029693604" calcext:value-type="float">
            <text:p>0.689029693604</text:p>
          </table:table-cell>
          <table:table-cell office:value-type="float" office:value="1.95002555847" calcext:value-type="float">
            <text:p>1.95002555847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1.72686576843" calcext:value-type="float">
            <text:p>1.72686576843</text:p>
          </table:table-cell>
          <table:table-cell office:value-type="float" office:value="1.80983543396" calcext:value-type="float">
            <text:p>1.80983543396</text:p>
          </table:table-cell>
        </table:table-row>
        <table:table-row table:style-name="ro1">
          <table:table-cell office:value-type="float" office:value="0.853061676025" calcext:value-type="float">
            <text:p>0.853061676025</text:p>
          </table:table-cell>
          <table:table-cell office:value-type="float" office:value="1.69587135315" calcext:value-type="float">
            <text:p>1.69587135315</text:p>
          </table:table-cell>
          <table:table-cell office:value-type="float" office:value="1.82795524597" calcext:value-type="float">
            <text:p>1.82795524597</text:p>
          </table:table-cell>
        </table:table-row>
        <table:table-row table:style-name="ro1">
          <table:table-cell office:value-type="float" office:value="1.09601020813" calcext:value-type="float">
            <text:p>1.09601020813</text:p>
          </table:table-cell>
          <table:table-cell office:value-type="float" office:value="2.4631023407" calcext:value-type="float">
            <text:p>2.4631023407</text:p>
          </table:table-cell>
          <table:table-cell office:value-type="float" office:value="1.88183784485" calcext:value-type="float">
            <text:p>1.88183784485</text:p>
          </table:table-cell>
        </table:table-row>
        <table:table-row table:style-name="ro1">
          <table:table-cell office:value-type="float" office:value="0.963926315308" calcext:value-type="float">
            <text:p>0.963926315308</text:p>
          </table:table-cell>
          <table:table-cell office:value-type="float" office:value="2.14004516602" calcext:value-type="float">
            <text:p>2.14004516602</text:p>
          </table:table-cell>
          <table:table-cell office:value-type="float" office:value="3.01098823547" calcext:value-type="float">
            <text:p>3.01098823547</text:p>
          </table:table-cell>
        </table:table-row>
        <table:table-row table:style-name="ro1">
          <table:table-cell office:value-type="float" office:value="1.08599662781" calcext:value-type="float">
            <text:p>1.08599662781</text:p>
          </table:table-cell>
          <table:table-cell office:value-type="float" office:value="1.70612335205" calcext:value-type="float">
            <text:p>1.70612335205</text:p>
          </table:table-cell>
          <table:table-cell office:value-type="float" office:value="1.85012817383" calcext:value-type="float">
            <text:p>1.85012817383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1.68609619141" calcext:value-type="float">
            <text:p>1.68609619141</text:p>
          </table:table-cell>
          <table:table-cell office:value-type="float" office:value="1.877784729" calcext:value-type="float">
            <text:p>1.877784729</text:p>
          </table:table-cell>
        </table:table-row>
        <table:table-row table:style-name="ro1">
          <table:table-cell office:value-type="float" office:value="0.962018966675" calcext:value-type="float">
            <text:p>0.962018966675</text:p>
          </table:table-cell>
          <table:table-cell office:value-type="float" office:value="3.45420837402" calcext:value-type="float">
            <text:p>3.45420837402</text:p>
          </table:table-cell>
          <table:table-cell office:value-type="float" office:value="1.75309181213" calcext:value-type="float">
            <text:p>1.75309181213</text:p>
          </table:table-cell>
        </table:table-row>
        <table:table-row table:style-name="ro1">
          <table:table-cell office:value-type="float" office:value="1.57999992371" calcext:value-type="float">
            <text:p>1.57999992371</text:p>
          </table:table-cell>
          <table:table-cell office:value-type="float" office:value="2.11620330811" calcext:value-type="float">
            <text:p>2.11620330811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859022140503" calcext:value-type="float">
            <text:p>0.859022140503</text:p>
          </table:table-cell>
          <table:table-cell office:value-type="float" office:value="1.70278549194" calcext:value-type="float">
            <text:p>1.70278549194</text:p>
          </table:table-cell>
          <table:table-cell office:value-type="float" office:value="2.00510025024" calcext:value-type="float">
            <text:p>2.00510025024</text:p>
          </table:table-cell>
        </table:table-row>
        <table:table-row table:style-name="ro1">
          <table:table-cell office:value-type="float" office:value="0.815153121948" calcext:value-type="float">
            <text:p>0.815153121948</text:p>
          </table:table-cell>
          <table:table-cell office:value-type="float" office:value="1.69491767883" calcext:value-type="float">
            <text:p>1.69491767883</text:p>
          </table:table-cell>
          <table:table-cell office:value-type="float" office:value="1.89113616943" calcext:value-type="float">
            <text:p>1.89113616943</text:p>
          </table:table-cell>
        </table:table-row>
        <table:table-row table:style-name="ro1">
          <table:table-cell office:value-type="float" office:value="0.670909881592" calcext:value-type="float">
            <text:p>0.670909881592</text:p>
          </table:table-cell>
          <table:table-cell office:value-type="float" office:value="1.88398361206" calcext:value-type="float">
            <text:p>1.88398361206</text:p>
          </table:table-cell>
          <table:table-cell office:value-type="float" office:value="1.88899040222" calcext:value-type="float">
            <text:p>1.88899040222</text:p>
          </table:table-cell>
        </table:table-row>
        <table:table-row table:style-name="ro1">
          <table:table-cell office:value-type="float" office:value="1.95813179016" calcext:value-type="float">
            <text:p>1.95813179016</text:p>
          </table:table-cell>
          <table:table-cell office:value-type="float" office:value="1.82294845581" calcext:value-type="float">
            <text:p>1.82294845581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1.09815597534" calcext:value-type="float">
            <text:p>1.09815597534</text:p>
          </table:table-cell>
          <table:table-cell office:value-type="float" office:value="2.02894210815" calcext:value-type="float">
            <text:p>2.02894210815</text:p>
          </table:table-cell>
          <table:table-cell office:value-type="float" office:value="1.72901153564" calcext:value-type="float">
            <text:p>1.72901153564</text:p>
          </table:table-cell>
        </table:table-row>
        <table:table-row table:style-name="ro1">
          <table:table-cell office:value-type="float" office:value="0.900030136108" calcext:value-type="float">
            <text:p>0.900030136108</text:p>
          </table:table-cell>
          <table:table-cell office:value-type="float" office:value="1.76692008972" calcext:value-type="float">
            <text:p>1.76692008972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923156738281" calcext:value-type="float">
            <text:p>0.923156738281</text:p>
          </table:table-cell>
          <table:table-cell office:value-type="float" office:value="1.69801712036" calcext:value-type="float">
            <text:p>1.69801712036</text:p>
          </table:table-cell>
          <table:table-cell office:value-type="float" office:value="2.02584266663" calcext:value-type="float">
            <text:p>2.02584266663</text:p>
          </table:table-cell>
        </table:table-row>
        <table:table-row table:style-name="ro1">
          <table:table-cell office:value-type="float" office:value="1.40404701233" calcext:value-type="float">
            <text:p>1.40404701233</text:p>
          </table:table-cell>
          <table:table-cell office:value-type="float" office:value="1.92999839783" calcext:value-type="float">
            <text:p>1.92999839783</text:p>
          </table:table-cell>
          <table:table-cell office:value-type="float" office:value="1.82104110718" calcext:value-type="float">
            <text:p>1.82104110718</text:p>
          </table:table-cell>
        </table:table-row>
        <table:table-row table:style-name="ro1">
          <table:table-cell office:value-type="float" office:value="0.922918319702" calcext:value-type="float">
            <text:p>0.922918319702</text:p>
          </table:table-cell>
          <table:table-cell office:value-type="float" office:value="2.52413749695" calcext:value-type="float">
            <text:p>2.52413749695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843048095703" calcext:value-type="float">
            <text:p>0.843048095703</text:p>
          </table:table-cell>
          <table:table-cell office:value-type="float" office:value="1.79696083069" calcext:value-type="float">
            <text:p>1.79696083069</text:p>
          </table:table-cell>
          <table:table-cell office:value-type="float" office:value="1.75309181213" calcext:value-type="float">
            <text:p>1.75309181213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74784660339" calcext:value-type="float">
            <text:p>1.74784660339</text:p>
          </table:table-cell>
          <table:table-cell office:value-type="float" office:value="1.73091888428" calcext:value-type="float">
            <text:p>1.73091888428</text:p>
          </table:table-cell>
        </table:table-row>
        <table:table-row table:style-name="ro1">
          <table:table-cell office:value-type="float" office:value="0.926971435547" calcext:value-type="float">
            <text:p>0.926971435547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75619125366" calcext:value-type="float">
            <text:p>1.75619125366</text:p>
          </table:table-cell>
        </table:table-row>
        <table:table-row table:style-name="ro1">
          <table:table-cell office:value-type="float" office:value="1.32513046265" calcext:value-type="float">
            <text:p>1.32513046265</text:p>
          </table:table-cell>
          <table:table-cell office:value-type="float" office:value="1.91211700439" calcext:value-type="float">
            <text:p>1.91211700439</text:p>
          </table:table-cell>
          <table:table-cell office:value-type="float" office:value="1.71709060669" calcext:value-type="float">
            <text:p>1.71709060669</text:p>
          </table:table-cell>
        </table:table-row>
        <table:table-row table:style-name="ro1">
          <table:table-cell office:value-type="float" office:value="0.770092010498" calcext:value-type="float">
            <text:p>0.770092010498</text:p>
          </table:table-cell>
          <table:table-cell office:value-type="float" office:value="1.96099281311" calcext:value-type="float">
            <text:p>1.96099281311</text:p>
          </table:table-cell>
          <table:table-cell office:value-type="float" office:value="2.54392623901" calcext:value-type="float">
            <text:p>2.54392623901</text:p>
          </table:table-cell>
        </table:table-row>
        <table:table-row table:style-name="ro1">
          <table:table-cell office:value-type="float" office:value="0.748872756958" calcext:value-type="float">
            <text:p>0.748872756958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1.77407264709" calcext:value-type="float">
            <text:p>1.77407264709</text:p>
          </table:table-cell>
        </table:table-row>
        <table:table-row table:style-name="ro1">
          <table:table-cell office:value-type="float" office:value="0.811100006104" calcext:value-type="float">
            <text:p>0.811100006104</text:p>
          </table:table-cell>
          <table:table-cell office:value-type="float" office:value="1.7261505127" calcext:value-type="float">
            <text:p>1.7261505127</text:p>
          </table:table-cell>
          <table:table-cell office:value-type="float" office:value="1.83892250061" calcext:value-type="float">
            <text:p>1.83892250061</text:p>
          </table:table-cell>
        </table:table-row>
        <table:table-row table:style-name="ro1">
          <table:table-cell office:value-type="float" office:value="0.733852386475" calcext:value-type="float">
            <text:p>0.733852386475</text:p>
          </table:table-cell>
          <table:table-cell office:value-type="float" office:value="1.78694725037" calcext:value-type="float">
            <text:p>1.78694725037</text:p>
          </table:table-cell>
          <table:table-cell office:value-type="float" office:value="1.74999237061" calcext:value-type="float">
            <text:p>1.74999237061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1.72305107117" calcext:value-type="float">
            <text:p>1.72305107117</text:p>
          </table:table-cell>
          <table:table-cell office:value-type="float" office:value="1.7421245575" calcext:value-type="float">
            <text:p>1.7421245575</text:p>
          </table:table-cell>
        </table:table-row>
        <table:table-row table:style-name="ro1">
          <table:table-cell office:value-type="float" office:value="0.852108001709" calcext:value-type="float">
            <text:p>0.852108001709</text:p>
          </table:table-cell>
          <table:table-cell office:value-type="float" office:value="1.71804428101" calcext:value-type="float">
            <text:p>1.71804428101</text:p>
          </table:table-cell>
          <table:table-cell office:value-type="float" office:value="2.05898284912" calcext:value-type="float">
            <text:p>2.05898284912</text:p>
          </table:table-cell>
        </table:table-row>
        <table:table-row table:style-name="ro1">
          <table:table-cell office:value-type="float" office:value="0.66614151001" calcext:value-type="float">
            <text:p>0.66614151001</text:p>
          </table:table-cell>
          <table:table-cell office:value-type="float" office:value="1.69491767883" calcext:value-type="float">
            <text:p>1.69491767883</text:p>
          </table:table-cell>
          <table:table-cell office:value-type="float" office:value="1.89614295959" calcext:value-type="float">
            <text:p>1.89614295959</text:p>
          </table:table-cell>
        </table:table-row>
        <table:table-row table:style-name="ro1">
          <table:table-cell office:value-type="float" office:value="0.824928283691" calcext:value-type="float">
            <text:p>0.824928283691</text:p>
          </table:table-cell>
          <table:table-cell office:value-type="float" office:value="1.90687179565" calcext:value-type="float">
            <text:p>1.90687179565</text:p>
          </table:table-cell>
          <table:table-cell office:value-type="float" office:value="1.90782546997" calcext:value-type="float">
            <text:p>1.90782546997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7831325531" calcext:value-type="float">
            <text:p>1.7831325531</text:p>
          </table:table-cell>
          <table:table-cell office:value-type="float" office:value="1.79696083069" calcext:value-type="float">
            <text:p>1.79696083069</text:p>
          </table:table-cell>
        </table:table-row>
        <table:table-row table:style-name="ro1">
          <table:table-cell office:value-type="float" office:value="2.05993652344" calcext:value-type="float">
            <text:p>2.05993652344</text:p>
          </table:table-cell>
          <table:table-cell office:value-type="float" office:value="2.03800201416" calcext:value-type="float">
            <text:p>2.03800201416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0.98180770874" calcext:value-type="float">
            <text:p>0.98180770874</text:p>
          </table:table-cell>
          <table:table-cell office:value-type="float" office:value="1.85990333557" calcext:value-type="float">
            <text:p>1.85990333557</text:p>
          </table:table-cell>
          <table:table-cell office:value-type="float" office:value="1.80101394653" calcext:value-type="float">
            <text:p>1.80101394653</text:p>
          </table:table-cell>
        </table:table-row>
        <table:table-row table:style-name="ro1">
          <table:table-cell office:value-type="float" office:value="0.692129135132" calcext:value-type="float">
            <text:p>0.692129135132</text:p>
          </table:table-cell>
          <table:table-cell office:value-type="float" office:value="1.73020362854" calcext:value-type="float">
            <text:p>1.73020362854</text:p>
          </table:table-cell>
          <table:table-cell office:value-type="float" office:value="1.88994407654" calcext:value-type="float">
            <text:p>1.88994407654</text:p>
          </table:table-cell>
        </table:table-row>
        <table:table-row table:style-name="ro1">
          <table:table-cell office:value-type="float" office:value="0.84114074707" calcext:value-type="float">
            <text:p>0.84114074707</text:p>
          </table:table-cell>
          <table:table-cell office:value-type="float" office:value="1.88803672791" calcext:value-type="float">
            <text:p>1.88803672791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933170318604" calcext:value-type="float">
            <text:p>0.933170318604</text:p>
          </table:table-cell>
          <table:table-cell office:value-type="float" office:value="4.26197052002" calcext:value-type="float">
            <text:p>4.26197052002</text:p>
          </table:table-cell>
          <table:table-cell office:value-type="float" office:value="2.29406356812" calcext:value-type="float">
            <text:p>2.29406356812</text:p>
          </table:table-cell>
        </table:table-row>
        <table:table-row table:style-name="ro1">
          <table:table-cell office:value-type="float" office:value="0.956058502197" calcext:value-type="float">
            <text:p>0.956058502197</text:p>
          </table:table-cell>
          <table:table-cell office:value-type="float" office:value="1.82294845581" calcext:value-type="float">
            <text:p>1.82294845581</text:p>
          </table:table-cell>
          <table:table-cell office:value-type="float" office:value="1.75189971924" calcext:value-type="float">
            <text:p>1.75189971924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71995162964" calcext:value-type="float">
            <text:p>1.71995162964</text:p>
          </table:table-cell>
          <table:table-cell office:value-type="float" office:value="2.00414657593" calcext:value-type="float">
            <text:p>2.00414657593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2.28190422058" calcext:value-type="float">
            <text:p>2.28190422058</text:p>
          </table:table-cell>
          <table:table-cell office:value-type="float" office:value="2.37011909485" calcext:value-type="float">
            <text:p>2.37011909485</text:p>
          </table:table-cell>
        </table:table-row>
        <table:table-row table:style-name="ro1">
          <table:table-cell office:value-type="float" office:value="0.802040100098" calcext:value-type="float">
            <text:p>0.802040100098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0.767946243286" calcext:value-type="float">
            <text:p>0.767946243286</text:p>
          </table:table-cell>
          <table:table-cell office:value-type="float" office:value="2.83980369568" calcext:value-type="float">
            <text:p>2.83980369568</text:p>
          </table:table-cell>
          <table:table-cell office:value-type="float" office:value="1.87110900879" calcext:value-type="float">
            <text:p>1.87110900879</text:p>
          </table:table-cell>
        </table:table-row>
        <table:table-row table:style-name="ro1">
          <table:table-cell office:value-type="float" office:value="0.720977783203" calcext:value-type="float">
            <text:p>0.720977783203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2.52389907837" calcext:value-type="float">
            <text:p>2.52389907837</text:p>
          </table:table-cell>
        </table:table-row>
        <table:table-row table:style-name="ro1">
          <table:table-cell office:value-type="float" office:value="0.679016113281" calcext:value-type="float">
            <text:p>0.679016113281</text:p>
          </table:table-cell>
          <table:table-cell office:value-type="float" office:value="1.71589851379" calcext:value-type="float">
            <text:p>1.71589851379</text:p>
          </table:table-cell>
          <table:table-cell office:value-type="float" office:value="1.8150806427" calcext:value-type="float">
            <text:p>1.8150806427</text:p>
          </table:table-cell>
        </table:table-row>
        <table:table-row table:style-name="ro1">
          <table:table-cell office:value-type="float" office:value="0.856876373291" calcext:value-type="float">
            <text:p>0.856876373291</text:p>
          </table:table-cell>
          <table:table-cell office:value-type="float" office:value="2.23588943481" calcext:value-type="float">
            <text:p>2.23588943481</text:p>
          </table:table-cell>
          <table:table-cell office:value-type="float" office:value="2.12597846985" calcext:value-type="float">
            <text:p>2.12597846985</text:p>
          </table:table-cell>
        </table:table-row>
        <table:table-row table:style-name="ro1">
          <table:table-cell office:value-type="float" office:value="0.833034515381" calcext:value-type="float">
            <text:p>0.833034515381</text:p>
          </table:table-cell>
          <table:table-cell office:value-type="float" office:value="1.70278549194" calcext:value-type="float">
            <text:p>1.70278549194</text:p>
          </table:table-cell>
          <table:table-cell office:value-type="float" office:value="1.74593925476" calcext:value-type="float">
            <text:p>1.74593925476</text:p>
          </table:table-cell>
        </table:table-row>
        <table:table-row table:style-name="ro1">
          <table:table-cell office:value-type="float" office:value="0.772953033447" calcext:value-type="float">
            <text:p>0.772953033447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7597999573" calcext:value-type="float">
            <text:p>1.77597999573</text:p>
          </table:table-cell>
        </table:table-row>
        <table:table-row table:style-name="ro1">
          <table:table-cell office:value-type="float" office:value="0.761032104492" calcext:value-type="float">
            <text:p>0.761032104492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2.65789031982" calcext:value-type="float">
            <text:p>2.65789031982</text:p>
          </table:table-cell>
        </table:table-row>
        <table:table-row table:style-name="ro1">
          <table:table-cell office:value-type="float" office:value="0.68998336792" calcext:value-type="float">
            <text:p>0.68998336792</text:p>
          </table:table-cell>
          <table:table-cell office:value-type="float" office:value="1.74903869629" calcext:value-type="float">
            <text:p>1.74903869629</text:p>
          </table:table-cell>
          <table:table-cell office:value-type="float" office:value="1.76811218262" calcext:value-type="float">
            <text:p>1.76811218262</text:p>
          </table:table-cell>
        </table:table-row>
        <table:table-row table:style-name="ro1">
          <table:table-cell office:value-type="float" office:value="0.845909118652" calcext:value-type="float">
            <text:p>0.845909118652</text:p>
          </table:table-cell>
          <table:table-cell office:value-type="float" office:value="2.4299621582" calcext:value-type="float">
            <text:p>2.4299621582</text:p>
          </table:table-cell>
          <table:table-cell office:value-type="float" office:value="1.8310546875" calcext:value-type="float">
            <text:p>1.8310546875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90901756287" calcext:value-type="float">
            <text:p>1.90901756287</text:p>
          </table:table-cell>
          <table:table-cell office:value-type="float" office:value="2.32410430908" calcext:value-type="float">
            <text:p>2.32410430908</text:p>
          </table:table-cell>
        </table:table-row>
        <table:table-row table:style-name="ro1">
          <table:table-cell office:value-type="float" office:value="0.862121582031" calcext:value-type="float">
            <text:p>0.862121582031</text:p>
          </table:table-cell>
          <table:table-cell office:value-type="float" office:value="1.74903869629" calcext:value-type="float">
            <text:p>1.74903869629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935077667236" calcext:value-type="float">
            <text:p>0.935077667236</text:p>
          </table:table-cell>
          <table:table-cell office:value-type="float" office:value="2.59304046631" calcext:value-type="float">
            <text:p>2.59304046631</text:p>
          </table:table-cell>
          <table:table-cell office:value-type="float" office:value="2.14409828186" calcext:value-type="float">
            <text:p>2.14409828186</text:p>
          </table:table-cell>
        </table:table-row>
        <table:table-row table:style-name="ro1">
          <table:table-cell office:value-type="float" office:value="0.684022903442" calcext:value-type="float">
            <text:p>0.684022903442</text:p>
          </table:table-cell>
          <table:table-cell office:value-type="float" office:value="1.68609619141" calcext:value-type="float">
            <text:p>1.68609619141</text:p>
          </table:table-cell>
          <table:table-cell office:value-type="float" office:value="1.69920921326" calcext:value-type="float">
            <text:p>1.69920921326</text:p>
          </table:table-cell>
        </table:table-row>
        <table:table-row table:style-name="ro1">
          <table:table-cell office:value-type="float" office:value="0.72193145752" calcext:value-type="float">
            <text:p>0.72193145752</text:p>
          </table:table-cell>
          <table:table-cell office:value-type="float" office:value="1.86014175415" calcext:value-type="float">
            <text:p>1.86014175415</text:p>
          </table:table-cell>
          <table:table-cell office:value-type="float" office:value="3.49712371826" calcext:value-type="float">
            <text:p>3.49712371826</text:p>
          </table:table-cell>
        </table:table-row>
        <table:table-row table:style-name="ro1">
          <table:table-cell office:value-type="float" office:value="0.850915908813" calcext:value-type="float">
            <text:p>0.850915908813</text:p>
          </table:table-cell>
          <table:table-cell office:value-type="float" office:value="2.70485877991" calcext:value-type="float">
            <text:p>2.70485877991</text:p>
          </table:table-cell>
          <table:table-cell office:value-type="float" office:value="2.22992897034" calcext:value-type="float">
            <text:p>2.22992897034</text:p>
          </table:table-cell>
        </table:table-row>
        <table:table-row table:style-name="ro1">
          <table:table-cell office:value-type="float" office:value="0.718116760254" calcext:value-type="float">
            <text:p>0.718116760254</text:p>
          </table:table-cell>
          <table:table-cell office:value-type="float" office:value="1.71589851379" calcext:value-type="float">
            <text:p>1.71589851379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2.73299217224" calcext:value-type="float">
            <text:p>2.73299217224</text:p>
          </table:table-cell>
          <table:table-cell office:value-type="float" office:value="1.91593170166" calcext:value-type="float">
            <text:p>1.91593170166</text:p>
          </table:table-cell>
        </table:table-row>
        <table:table-row table:style-name="ro1">
          <table:table-cell office:value-type="float" office:value="0.843048095703" calcext:value-type="float">
            <text:p>0.843048095703</text:p>
          </table:table-cell>
          <table:table-cell office:value-type="float" office:value="1.83796882629" calcext:value-type="float">
            <text:p>1.83796882629</text:p>
          </table:table-cell>
          <table:table-cell office:value-type="float" office:value="2.09212303162" calcext:value-type="float">
            <text:p>2.09212303162</text:p>
          </table:table-cell>
        </table:table-row>
        <table:table-row table:style-name="ro1">
          <table:table-cell office:value-type="float" office:value="0.810146331787" calcext:value-type="float">
            <text:p>0.810146331787</text:p>
          </table:table-cell>
          <table:table-cell office:value-type="float" office:value="1.80196762085" calcext:value-type="float">
            <text:p>1.80196762085</text:p>
          </table:table-cell>
          <table:table-cell office:value-type="float" office:value="1.94001197815" calcext:value-type="float">
            <text:p>1.94001197815</text:p>
          </table:table-cell>
        </table:table-row>
        <table:table-row table:style-name="ro1">
          <table:table-cell office:value-type="float" office:value="0.685930252075" calcext:value-type="float">
            <text:p>0.685930252075</text:p>
          </table:table-cell>
          <table:table-cell office:value-type="float" office:value="3.07893753052" calcext:value-type="float">
            <text:p>3.07893753052</text:p>
          </table:table-cell>
          <table:table-cell office:value-type="float" office:value="2.01296806335" calcext:value-type="float">
            <text:p>2.01296806335</text:p>
          </table:table-cell>
        </table:table-row>
        <table:table-row table:style-name="ro1">
          <table:table-cell office:value-type="float" office:value="0.733852386475" calcext:value-type="float">
            <text:p>0.733852386475</text:p>
          </table:table-cell>
          <table:table-cell office:value-type="float" office:value="1.86896324158" calcext:value-type="float">
            <text:p>1.86896324158</text:p>
          </table:table-cell>
          <table:table-cell office:value-type="float" office:value="1.93309783936" calcext:value-type="float">
            <text:p>1.93309783936</text:p>
          </table:table-cell>
        </table:table-row>
        <table:table-row table:style-name="ro1">
          <table:table-cell office:value-type="float" office:value="0.89693069458" calcext:value-type="float">
            <text:p>0.89693069458</text:p>
          </table:table-cell>
          <table:table-cell office:value-type="float" office:value="1.80101394653" calcext:value-type="float">
            <text:p>1.80101394653</text:p>
          </table:table-cell>
          <table:table-cell office:value-type="float" office:value="2.1870136261" calcext:value-type="float">
            <text:p>2.1870136261</text:p>
          </table:table-cell>
        </table:table-row>
        <table:table-row table:style-name="ro1">
          <table:table-cell office:value-type="float" office:value="1.27291679382" calcext:value-type="float">
            <text:p>1.27291679382</text:p>
          </table:table-cell>
          <table:table-cell office:value-type="float" office:value="2.17890739441" calcext:value-type="float">
            <text:p>2.17890739441</text:p>
          </table:table-cell>
          <table:table-cell office:value-type="float" office:value="2.06708908081" calcext:value-type="float">
            <text:p>2.06708908081</text:p>
          </table:table-cell>
        </table:table-row>
        <table:table-row table:style-name="ro1">
          <table:table-cell office:value-type="float" office:value="0.698804855347" calcext:value-type="float">
            <text:p>0.698804855347</text:p>
          </table:table-cell>
          <table:table-cell office:value-type="float" office:value="1.98602676392" calcext:value-type="float">
            <text:p>1.98602676392</text:p>
          </table:table-cell>
          <table:table-cell office:value-type="float" office:value="2.65908241272" calcext:value-type="float">
            <text:p>2.65908241272</text:p>
          </table:table-cell>
        </table:table-row>
        <table:table-row table:style-name="ro1">
          <table:table-cell office:value-type="float" office:value="0.761985778809" calcext:value-type="float">
            <text:p>0.761985778809</text:p>
          </table:table-cell>
          <table:table-cell office:value-type="float" office:value="1.85990333557" calcext:value-type="float">
            <text:p>1.85990333557</text:p>
          </table:table-cell>
          <table:table-cell office:value-type="float" office:value="1.9998550415" calcext:value-type="float">
            <text:p>1.9998550415</text:p>
          </table:table-cell>
        </table:table-row>
        <table:table-row table:style-name="ro1">
          <table:table-cell office:value-type="float" office:value="0.709056854248" calcext:value-type="float">
            <text:p>0.709056854248</text:p>
          </table:table-cell>
          <table:table-cell office:value-type="float" office:value="1.9109249115" calcext:value-type="float">
            <text:p>1.9109249115</text:p>
          </table:table-cell>
          <table:table-cell office:value-type="float" office:value="2.28190422058" calcext:value-type="float">
            <text:p>2.28190422058</text:p>
          </table:table-cell>
        </table:table-row>
        <table:table-row table:style-name="ro1">
          <table:table-cell office:value-type="float" office:value="0.85186958313" calcext:value-type="float">
            <text:p>0.85186958313</text:p>
          </table:table-cell>
          <table:table-cell office:value-type="float" office:value="1.75285339355" calcext:value-type="float">
            <text:p>1.75285339355</text:p>
          </table:table-cell>
          <table:table-cell office:value-type="float" office:value="1.87993049622" calcext:value-type="float">
            <text:p>1.87993049622</text:p>
          </table:table-cell>
        </table:table-row>
        <table:table-row table:style-name="ro1">
          <table:table-cell office:value-type="float" office:value="0.814914703369" calcext:value-type="float">
            <text:p>0.814914703369</text:p>
          </table:table-cell>
          <table:table-cell office:value-type="float" office:value="1.94311141968" calcext:value-type="float">
            <text:p>1.94311141968</text:p>
          </table:table-cell>
          <table:table-cell office:value-type="float" office:value="1.72805786133" calcext:value-type="float">
            <text:p>1.72805786133</text:p>
          </table:table-cell>
        </table:table-row>
        <table:table-row table:style-name="ro1">
          <table:table-cell office:value-type="float" office:value="0.748872756958" calcext:value-type="float">
            <text:p>0.748872756958</text:p>
          </table:table-cell>
          <table:table-cell office:value-type="float" office:value="1.87611579895" calcext:value-type="float">
            <text:p>1.87611579895</text:p>
          </table:table-cell>
          <table:table-cell office:value-type="float" office:value="2.61306762695" calcext:value-type="float">
            <text:p>2.61306762695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1.86610221863" calcext:value-type="float">
            <text:p>1.86610221863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74880027771" calcext:value-type="float">
            <text:p>1.74880027771</text:p>
          </table:table-cell>
          <table:table-cell office:value-type="float" office:value="1.86705589294" calcext:value-type="float">
            <text:p>1.86705589294</text:p>
          </table:table-cell>
        </table:table-row>
        <table:table-row table:style-name="ro1">
          <table:table-cell office:value-type="float" office:value="1.03306770325" calcext:value-type="float">
            <text:p>1.03306770325</text:p>
          </table:table-cell>
          <table:table-cell office:value-type="float" office:value="2.98404693604" calcext:value-type="float">
            <text:p>2.98404693604</text:p>
          </table:table-cell>
          <table:table-cell office:value-type="float" office:value="1.76620483398" calcext:value-type="float">
            <text:p>1.76620483398</text:p>
          </table:table-cell>
        </table:table-row>
        <table:table-row table:style-name="ro1">
          <table:table-cell office:value-type="float" office:value="1.17206573486" calcext:value-type="float">
            <text:p>1.17206573486</text:p>
          </table:table-cell>
          <table:table-cell office:value-type="float" office:value="1.72185897827" calcext:value-type="float">
            <text:p>1.72185897827</text:p>
          </table:table-cell>
          <table:table-cell office:value-type="float" office:value="1.70707702637" calcext:value-type="float">
            <text:p>1.70707702637</text:p>
          </table:table-cell>
        </table:table-row>
        <table:table-row table:style-name="ro1">
          <table:table-cell office:value-type="float" office:value="0.764846801758" calcext:value-type="float">
            <text:p>0.764846801758</text:p>
          </table:table-cell>
          <table:table-cell office:value-type="float" office:value="1.69491767883" calcext:value-type="float">
            <text:p>1.69491767883</text:p>
          </table:table-cell>
          <table:table-cell office:value-type="float" office:value="1.98101997375" calcext:value-type="float">
            <text:p>1.98101997375</text:p>
          </table:table-cell>
        </table:table-row>
        <table:table-row table:style-name="ro1">
          <table:table-cell office:value-type="float" office:value="0.779151916504" calcext:value-type="float">
            <text:p>0.779151916504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1.87683105469" calcext:value-type="float">
            <text:p>1.87683105469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1.73211097717" calcext:value-type="float">
            <text:p>1.73211097717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3.03411483765" calcext:value-type="float">
            <text:p>3.03411483765</text:p>
          </table:table-cell>
          <table:table-cell office:value-type="float" office:value="1.90305709839" calcext:value-type="float">
            <text:p>1.90305709839</text:p>
          </table:table-cell>
        </table:table-row>
        <table:table-row table:style-name="ro1">
          <table:table-cell office:value-type="float" office:value="1.36303901672" calcext:value-type="float">
            <text:p>1.36303901672</text:p>
          </table:table-cell>
          <table:table-cell office:value-type="float" office:value="2.14004516602" calcext:value-type="float">
            <text:p>2.14004516602</text:p>
          </table:table-cell>
          <table:table-cell office:value-type="float" office:value="1.79815292358" calcext:value-type="float">
            <text:p>1.79815292358</text:p>
          </table:table-cell>
        </table:table-row>
        <table:table-row table:style-name="ro1">
          <table:table-cell office:value-type="float" office:value="0.732183456421" calcext:value-type="float">
            <text:p>0.732183456421</text:p>
          </table:table-cell>
          <table:table-cell office:value-type="float" office:value="1.86014175415" calcext:value-type="float">
            <text:p>1.86014175415</text:p>
          </table:table-cell>
          <table:table-cell office:value-type="float" office:value="1.85608863831" calcext:value-type="float">
            <text:p>1.85608863831</text:p>
          </table:table-cell>
        </table:table-row>
        <table:table-row table:style-name="ro1">
          <table:table-cell office:value-type="float" office:value="0.800132751465" calcext:value-type="float">
            <text:p>0.800132751465</text:p>
          </table:table-cell>
          <table:table-cell office:value-type="float" office:value="3.10897827148" calcext:value-type="float">
            <text:p>3.10897827148</text:p>
          </table:table-cell>
          <table:table-cell office:value-type="float" office:value="2.46715545654" calcext:value-type="float">
            <text:p>2.46715545654</text:p>
          </table:table-cell>
        </table:table-row>
        <table:table-row table:style-name="ro1">
          <table:table-cell office:value-type="float" office:value="0.75888633728" calcext:value-type="float">
            <text:p>0.75888633728</text:p>
          </table:table-cell>
          <table:table-cell office:value-type="float" office:value="1.68299674988" calcext:value-type="float">
            <text:p>1.68299674988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844955444336" calcext:value-type="float">
            <text:p>0.844955444336</text:p>
          </table:table-cell>
          <table:table-cell office:value-type="float" office:value="3.19194793701" calcext:value-type="float">
            <text:p>3.19194793701</text:p>
          </table:table-cell>
          <table:table-cell office:value-type="float" office:value="1.76501274109" calcext:value-type="float">
            <text:p>1.76501274109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2.11215019226" calcext:value-type="float">
            <text:p>2.11215019226</text:p>
          </table:table-cell>
          <table:table-cell office:value-type="float" office:value="3.10587882996" calcext:value-type="float">
            <text:p>3.10587882996</text:p>
          </table:table-cell>
        </table:table-row>
        <table:table-row table:style-name="ro1">
          <table:table-cell office:value-type="float" office:value="0.71382522583" calcext:value-type="float">
            <text:p>0.71382522583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88302993774" calcext:value-type="float">
            <text:p>1.88302993774</text:p>
          </table:table-cell>
        </table:table-row>
        <table:table-row table:style-name="ro1">
          <table:table-cell office:value-type="float" office:value="0.759840011597" calcext:value-type="float">
            <text:p>0.759840011597</text:p>
          </table:table-cell>
          <table:table-cell office:value-type="float" office:value="2.59494781494" calcext:value-type="float">
            <text:p>2.59494781494</text:p>
          </table:table-cell>
          <table:table-cell office:value-type="float" office:value="2.12001800537" calcext:value-type="float">
            <text:p>2.12001800537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71089172363" calcext:value-type="float">
            <text:p>1.71089172363</text:p>
          </table:table-cell>
          <table:table-cell office:value-type="float" office:value="1.74403190613" calcext:value-type="float">
            <text:p>1.74403190613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71685218811" calcext:value-type="float">
            <text:p>1.71685218811</text:p>
          </table:table-cell>
          <table:table-cell office:value-type="float" office:value="3.45301628113" calcext:value-type="float">
            <text:p>3.45301628113</text:p>
          </table:table-cell>
        </table:table-row>
        <table:table-row table:style-name="ro1">
          <table:table-cell office:value-type="float" office:value="0.712871551514" calcext:value-type="float">
            <text:p>0.712871551514</text:p>
          </table:table-cell>
          <table:table-cell office:value-type="float" office:value="1.708984375" calcext:value-type="float">
            <text:p>1.708984375</text:p>
          </table:table-cell>
          <table:table-cell office:value-type="float" office:value="3.04198265076" calcext:value-type="float">
            <text:p>3.04198265076</text:p>
          </table:table-cell>
        </table:table-row>
        <table:table-row table:style-name="ro1">
          <table:table-cell office:value-type="float" office:value="0.702142715454" calcext:value-type="float">
            <text:p>0.702142715454</text:p>
          </table:table-cell>
          <table:table-cell office:value-type="float" office:value="1.67393684387" calcext:value-type="float">
            <text:p>1.67393684387</text:p>
          </table:table-cell>
          <table:table-cell office:value-type="float" office:value="1.87301635742" calcext:value-type="float">
            <text:p>1.87301635742</text:p>
          </table:table-cell>
        </table:table-row>
        <table:table-row table:style-name="ro1">
          <table:table-cell office:value-type="float" office:value="0.669002532959" calcext:value-type="float">
            <text:p>0.669002532959</text:p>
          </table:table-cell>
          <table:table-cell office:value-type="float" office:value="1.76787376404" calcext:value-type="float">
            <text:p>1.76787376404</text:p>
          </table:table-cell>
          <table:table-cell office:value-type="float" office:value="1.73783302307" calcext:value-type="float">
            <text:p>1.73783302307</text:p>
          </table:table-cell>
        </table:table-row>
        <table:table-row table:style-name="ro1">
          <table:table-cell office:value-type="float" office:value="0.846862792969" calcext:value-type="float">
            <text:p>0.846862792969</text:p>
          </table:table-cell>
          <table:table-cell office:value-type="float" office:value="1.72019004822" calcext:value-type="float">
            <text:p>1.72019004822</text:p>
          </table:table-cell>
          <table:table-cell office:value-type="float" office:value="3.37100028992" calcext:value-type="float">
            <text:p>3.37100028992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70612335205" calcext:value-type="float">
            <text:p>1.70612335205</text:p>
          </table:table-cell>
          <table:table-cell office:value-type="float" office:value="1.85203552246" calcext:value-type="float">
            <text:p>1.85203552246</text:p>
          </table:table-cell>
        </table:table-row>
        <table:table-row table:style-name="ro1">
          <table:table-cell office:value-type="float" office:value="1.13582611084" calcext:value-type="float">
            <text:p>1.13582611084</text:p>
          </table:table-cell>
          <table:table-cell office:value-type="float" office:value="2.05492973328" calcext:value-type="float">
            <text:p>2.05492973328</text:p>
          </table:table-cell>
          <table:table-cell office:value-type="float" office:value="1.98602676392" calcext:value-type="float">
            <text:p>1.98602676392</text:p>
          </table:table-cell>
        </table:table-row>
        <table:table-row table:style-name="ro1">
          <table:table-cell office:value-type="float" office:value="0.707149505615" calcext:value-type="float">
            <text:p>0.707149505615</text:p>
          </table:table-cell>
          <table:table-cell office:value-type="float" office:value="1.68418884277" calcext:value-type="float">
            <text:p>1.68418884277</text:p>
          </table:table-cell>
          <table:table-cell office:value-type="float" office:value="1.80292129517" calcext:value-type="float">
            <text:p>1.80292129517</text:p>
          </table:table-cell>
        </table:table-row>
        <table:table-row table:style-name="ro1">
          <table:table-cell office:value-type="float" office:value="0.956058502197" calcext:value-type="float">
            <text:p>0.956058502197</text:p>
          </table:table-cell>
          <table:table-cell office:value-type="float" office:value="2.91180610657" calcext:value-type="float">
            <text:p>2.91180610657</text:p>
          </table:table-cell>
          <table:table-cell office:value-type="float" office:value="1.73091888428" calcext:value-type="float">
            <text:p>1.73091888428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2.60400772095" calcext:value-type="float">
            <text:p>2.60400772095</text:p>
          </table:table-cell>
          <table:table-cell office:value-type="float" office:value="2.15888023376" calcext:value-type="float">
            <text:p>2.15888023376</text:p>
          </table:table-cell>
        </table:table-row>
        <table:table-row table:style-name="ro1">
          <table:table-cell office:value-type="float" office:value="0.675916671753" calcext:value-type="float">
            <text:p>0.675916671753</text:p>
          </table:table-cell>
          <table:table-cell office:value-type="float" office:value="1.79290771484" calcext:value-type="float">
            <text:p>1.79290771484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801086425781" calcext:value-type="float">
            <text:p>0.801086425781</text:p>
          </table:table-cell>
          <table:table-cell office:value-type="float" office:value="1.69491767883" calcext:value-type="float">
            <text:p>1.69491767883</text:p>
          </table:table-cell>
          <table:table-cell office:value-type="float" office:value="1.70683860779" calcext:value-type="float">
            <text:p>1.70683860779</text:p>
          </table:table-cell>
        </table:table-row>
        <table:table-row table:style-name="ro1">
          <table:table-cell office:value-type="float" office:value="0.768184661865" calcext:value-type="float">
            <text:p>0.768184661865</text:p>
          </table:table-cell>
          <table:table-cell office:value-type="float" office:value="1.91307067871" calcext:value-type="float">
            <text:p>1.91307067871</text:p>
          </table:table-cell>
          <table:table-cell office:value-type="float" office:value="2.90584564209" calcext:value-type="float">
            <text:p>2.90584564209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2.09403038025" calcext:value-type="float">
            <text:p>2.09403038025</text:p>
          </table:table-cell>
          <table:table-cell office:value-type="float" office:value="2.93397903442" calcext:value-type="float">
            <text:p>2.93397903442</text:p>
          </table:table-cell>
        </table:table-row>
        <table:table-row table:style-name="ro1">
          <table:table-cell office:value-type="float" office:value="0.679016113281" calcext:value-type="float">
            <text:p>0.679016113281</text:p>
          </table:table-cell>
          <table:table-cell office:value-type="float" office:value="1.88302993774" calcext:value-type="float">
            <text:p>1.88302993774</text:p>
          </table:table-cell>
          <table:table-cell office:value-type="float" office:value="1.78194046021" calcext:value-type="float">
            <text:p>1.78194046021</text:p>
          </table:table-cell>
        </table:table-row>
        <table:table-row table:style-name="ro1">
          <table:table-cell office:value-type="float" office:value="0.738859176636" calcext:value-type="float">
            <text:p>0.738859176636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79696083069" calcext:value-type="float">
            <text:p>1.79696083069</text:p>
          </table:table-cell>
        </table:table-row>
        <table:table-row table:style-name="ro1">
          <table:table-cell office:value-type="float" office:value="0.723838806152" calcext:value-type="float">
            <text:p>0.723838806152</text:p>
          </table:table-cell>
          <table:table-cell office:value-type="float" office:value="1.67798995972" calcext:value-type="float">
            <text:p>1.67798995972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854969024658" calcext:value-type="float">
            <text:p>0.854969024658</text:p>
          </table:table-cell>
          <table:table-cell office:value-type="float" office:value="2.98094749451" calcext:value-type="float">
            <text:p>2.98094749451</text:p>
          </table:table-cell>
          <table:table-cell office:value-type="float" office:value="2.33292579651" calcext:value-type="float">
            <text:p>2.33292579651</text:p>
          </table:table-cell>
        </table:table-row>
        <table:table-row table:style-name="ro1">
          <table:table-cell office:value-type="float" office:value="0.840902328491" calcext:value-type="float">
            <text:p>0.840902328491</text:p>
          </table:table-cell>
          <table:table-cell office:value-type="float" office:value="1.92999839783" calcext:value-type="float">
            <text:p>1.92999839783</text:p>
          </table:table-cell>
          <table:table-cell office:value-type="float" office:value="3.40485572815" calcext:value-type="float">
            <text:p>3.40485572815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2.56490707397" calcext:value-type="float">
            <text:p>2.56490707397</text:p>
          </table:table-cell>
          <table:table-cell office:value-type="float" office:value="1.83486938477" calcext:value-type="float">
            <text:p>1.83486938477</text:p>
          </table:table-cell>
        </table:table-row>
        <table:table-row table:style-name="ro1">
          <table:table-cell office:value-type="float" office:value="0.746965408325" calcext:value-type="float">
            <text:p>0.746965408325</text:p>
          </table:table-cell>
          <table:table-cell office:value-type="float" office:value="1.66797637939" calcext:value-type="float">
            <text:p>1.66797637939</text:p>
          </table:table-cell>
          <table:table-cell office:value-type="float" office:value="1.77383422852" calcext:value-type="float">
            <text:p>1.77383422852</text:p>
          </table:table-cell>
        </table:table-row>
        <table:table-row table:style-name="ro1">
          <table:table-cell office:value-type="float" office:value="0.839948654175" calcext:value-type="float">
            <text:p>0.839948654175</text:p>
          </table:table-cell>
          <table:table-cell office:value-type="float" office:value="3.21507453918" calcext:value-type="float">
            <text:p>3.21507453918</text:p>
          </table:table-cell>
          <table:table-cell office:value-type="float" office:value="2.07114219666" calcext:value-type="float">
            <text:p>2.07114219666</text:p>
          </table:table-cell>
        </table:table-row>
        <table:table-row table:style-name="ro1">
          <table:table-cell office:value-type="float" office:value="0.747919082642" calcext:value-type="float">
            <text:p>0.747919082642</text:p>
          </table:table-cell>
          <table:table-cell office:value-type="float" office:value="1.69801712036" calcext:value-type="float">
            <text:p>1.69801712036</text:p>
          </table:table-cell>
          <table:table-cell office:value-type="float" office:value="1.82414054871" calcext:value-type="float">
            <text:p>1.82414054871</text:p>
          </table:table-cell>
        </table:table-row>
        <table:table-row table:style-name="ro1">
          <table:table-cell office:value-type="float" office:value="0.709056854248" calcext:value-type="float">
            <text:p>0.709056854248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99317932129" calcext:value-type="float">
            <text:p>1.99317932129</text:p>
          </table:table-cell>
        </table:table-row>
        <table:table-row table:style-name="ro1">
          <table:table-cell office:value-type="float" office:value="0.718116760254" calcext:value-type="float">
            <text:p>0.718116760254</text:p>
          </table:table-cell>
          <table:table-cell office:value-type="float" office:value="1.94597244263" calcext:value-type="float">
            <text:p>1.94597244263</text:p>
          </table:table-cell>
          <table:table-cell office:value-type="float" office:value="1.87206268311" calcext:value-type="float">
            <text:p>1.87206268311</text:p>
          </table:table-cell>
        </table:table-row>
        <table:table-row table:style-name="ro1">
          <table:table-cell office:value-type="float" office:value="0.861883163452" calcext:value-type="float">
            <text:p>0.861883163452</text:p>
          </table:table-cell>
          <table:table-cell office:value-type="float" office:value="2.12097167969" calcext:value-type="float">
            <text:p>2.12097167969</text:p>
          </table:table-cell>
          <table:table-cell office:value-type="float" office:value="1.91283226013" calcext:value-type="float">
            <text:p>1.91283226013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1.89399719238" calcext:value-type="float">
            <text:p>1.89399719238</text:p>
          </table:table-cell>
          <table:table-cell office:value-type="float" office:value="1.87492370605" calcext:value-type="float">
            <text:p>1.87492370605</text:p>
          </table:table-cell>
        </table:table-row>
        <table:table-row table:style-name="ro1">
          <table:table-cell office:value-type="float" office:value="0.833034515381" calcext:value-type="float">
            <text:p>0.833034515381</text:p>
          </table:table-cell>
          <table:table-cell office:value-type="float" office:value="1.75404548645" calcext:value-type="float">
            <text:p>1.75404548645</text:p>
          </table:table-cell>
          <table:table-cell office:value-type="float" office:value="1.8618106842" calcext:value-type="float">
            <text:p>1.8618106842</text:p>
          </table:table-cell>
        </table:table-row>
        <table:table-row table:style-name="ro1">
          <table:table-cell office:value-type="float" office:value="0.869035720825" calcext:value-type="float">
            <text:p>0.869035720825</text:p>
          </table:table-cell>
          <table:table-cell office:value-type="float" office:value="3.31997871399" calcext:value-type="float">
            <text:p>3.31997871399</text:p>
          </table:table-cell>
          <table:table-cell office:value-type="float" office:value="2.62904167175" calcext:value-type="float">
            <text:p>2.62904167175</text:p>
          </table:table-cell>
        </table:table-row>
        <table:table-row table:style-name="ro1">
          <table:table-cell office:value-type="float" office:value="0.825166702271" calcext:value-type="float">
            <text:p>0.825166702271</text:p>
          </table:table-cell>
          <table:table-cell office:value-type="float" office:value="2.03490257263" calcext:value-type="float">
            <text:p>2.03490257263</text:p>
          </table:table-cell>
          <table:table-cell office:value-type="float" office:value="1.94120407104" calcext:value-type="float">
            <text:p>1.94120407104</text:p>
          </table:table-cell>
        </table:table-row>
        <table:table-row table:style-name="ro1">
          <table:table-cell office:value-type="float" office:value="0.752925872803" calcext:value-type="float">
            <text:p>0.752925872803</text:p>
          </table:table-cell>
          <table:table-cell office:value-type="float" office:value="1.91807746887" calcext:value-type="float">
            <text:p>1.91807746887</text:p>
          </table:table-cell>
          <table:table-cell office:value-type="float" office:value="1.91497802734" calcext:value-type="float">
            <text:p>1.91497802734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1.71113014221" calcext:value-type="float">
            <text:p>1.71113014221</text:p>
          </table:table-cell>
          <table:table-cell office:value-type="float" office:value="2.66599655151" calcext:value-type="float">
            <text:p>2.66599655151</text:p>
          </table:table-cell>
        </table:table-row>
        <table:table-row table:style-name="ro1">
          <table:table-cell office:value-type="float" office:value="0.744819641113" calcext:value-type="float">
            <text:p>0.744819641113</text:p>
          </table:table-cell>
          <table:table-cell office:value-type="float" office:value="1.77407264709" calcext:value-type="float">
            <text:p>1.77407264709</text:p>
          </table:table-cell>
          <table:table-cell office:value-type="float" office:value="1.84011459351" calcext:value-type="float">
            <text:p>1.84011459351</text:p>
          </table:table-cell>
        </table:table-row>
        <table:table-row table:style-name="ro1">
          <table:table-cell office:value-type="float" office:value="0.908851623535" calcext:value-type="float">
            <text:p>0.908851623535</text:p>
          </table:table-cell>
          <table:table-cell office:value-type="float" office:value="3.96299362183" calcext:value-type="float">
            <text:p>3.96299362183</text:p>
          </table:table-cell>
          <table:table-cell office:value-type="float" office:value="1.86395645142" calcext:value-type="float">
            <text:p>1.86395645142</text:p>
          </table:table-cell>
        </table:table-row>
        <table:table-row table:style-name="ro1">
          <table:table-cell office:value-type="float" office:value="0.630140304565" calcext:value-type="float">
            <text:p>0.630140304565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2.35819816589" calcext:value-type="float">
            <text:p>2.35819816589</text:p>
          </table:table-cell>
        </table:table-row>
        <table:table-row table:style-name="ro1">
          <table:table-cell office:value-type="float" office:value="0.887870788574" calcext:value-type="float">
            <text:p>0.887870788574</text:p>
          </table:table-cell>
          <table:table-cell office:value-type="float" office:value="1.75404548645" calcext:value-type="float">
            <text:p>1.75404548645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1.27601623535" calcext:value-type="float">
            <text:p>1.27601623535</text:p>
          </table:table-cell>
          <table:table-cell office:value-type="float" office:value="2.41184234619" calcext:value-type="float">
            <text:p>2.41184234619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85990333557" calcext:value-type="float">
            <text:p>1.85990333557</text:p>
          </table:table-cell>
        </table:table-row>
        <table:table-row table:style-name="ro1">
          <table:table-cell office:value-type="float" office:value="0.606775283813" calcext:value-type="float">
            <text:p>0.606775283813</text:p>
          </table:table-cell>
          <table:table-cell office:value-type="float" office:value="3.25894355774" calcext:value-type="float">
            <text:p>3.25894355774</text:p>
          </table:table-cell>
          <table:table-cell office:value-type="float" office:value="3.38220596313" calcext:value-type="float">
            <text:p>3.38220596313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2.42805480957" calcext:value-type="float">
            <text:p>2.42805480957</text:p>
          </table:table-cell>
          <table:table-cell office:value-type="float" office:value="1.89304351807" calcext:value-type="float">
            <text:p>1.89304351807</text:p>
          </table:table-cell>
        </table:table-row>
        <table:table-row table:style-name="ro1">
          <table:table-cell office:value-type="float" office:value="0.777006149292" calcext:value-type="float">
            <text:p>0.777006149292</text:p>
          </table:table-cell>
          <table:table-cell office:value-type="float" office:value="1.69706344604" calcext:value-type="float">
            <text:p>1.69706344604</text:p>
          </table:table-cell>
          <table:table-cell office:value-type="float" office:value="1.77597999573" calcext:value-type="float">
            <text:p>1.77597999573</text:p>
          </table:table-cell>
        </table:table-row>
        <table:table-row table:style-name="ro1">
          <table:table-cell office:value-type="float" office:value="0.810861587524" calcext:value-type="float">
            <text:p>0.810861587524</text:p>
          </table:table-cell>
          <table:table-cell office:value-type="float" office:value="1.84917449951" calcext:value-type="float">
            <text:p>1.84917449951</text:p>
          </table:table-cell>
          <table:table-cell office:value-type="float" office:value="1.80816650391" calcext:value-type="float">
            <text:p>1.80816650391</text:p>
          </table:table-cell>
        </table:table-row>
        <table:table-row table:style-name="ro1">
          <table:table-cell office:value-type="float" office:value="1.06382369995" calcext:value-type="float">
            <text:p>1.06382369995</text:p>
          </table:table-cell>
          <table:table-cell office:value-type="float" office:value="2.80690193176" calcext:value-type="float">
            <text:p>2.80690193176</text:p>
          </table:table-cell>
          <table:table-cell office:value-type="float" office:value="1.89900398254" calcext:value-type="float">
            <text:p>1.89900398254</text:p>
          </table:table-cell>
        </table:table-row>
        <table:table-row table:style-name="ro1">
          <table:table-cell office:value-type="float" office:value="0.972986221313" calcext:value-type="float">
            <text:p>0.972986221313</text:p>
          </table:table-cell>
          <table:table-cell office:value-type="float" office:value="2.78210639954" calcext:value-type="float">
            <text:p>2.78210639954</text:p>
          </table:table-cell>
          <table:table-cell office:value-type="float" office:value="1.76787376404" calcext:value-type="float">
            <text:p>1.76787376404</text:p>
          </table:table-cell>
        </table:table-row>
        <table:table-row table:style-name="ro1">
          <table:table-cell office:value-type="float" office:value="0.924110412598" calcext:value-type="float">
            <text:p>0.924110412598</text:p>
          </table:table-cell>
          <table:table-cell office:value-type="float" office:value="1.64294242859" calcext:value-type="float">
            <text:p>1.64294242859</text:p>
          </table:table-cell>
          <table:table-cell office:value-type="float" office:value="1.8048286438" calcext:value-type="float">
            <text:p>1.8048286438</text:p>
          </table:table-cell>
        </table:table-row>
        <table:table-row table:style-name="ro1">
          <table:table-cell office:value-type="float" office:value="0.877141952515" calcext:value-type="float">
            <text:p>0.877141952515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3.30996513367" calcext:value-type="float">
            <text:p>3.30996513367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1.76978111267" calcext:value-type="float">
            <text:p>1.76978111267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783920288086" calcext:value-type="float">
            <text:p>0.783920288086</text:p>
          </table:table-cell>
          <table:table-cell office:value-type="float" office:value="2.33912467957" calcext:value-type="float">
            <text:p>2.33912467957</text:p>
          </table:table-cell>
          <table:table-cell office:value-type="float" office:value="1.91211700439" calcext:value-type="float">
            <text:p>1.91211700439</text:p>
          </table:table-cell>
        </table:table-row>
        <table:table-row table:style-name="ro1">
          <table:table-cell office:value-type="float" office:value="2.22897529602" calcext:value-type="float">
            <text:p>2.22897529602</text:p>
          </table:table-cell>
          <table:table-cell office:value-type="float" office:value="1.80912017822" calcext:value-type="float">
            <text:p>1.80912017822</text:p>
          </table:table-cell>
          <table:table-cell office:value-type="float" office:value="1.72019004822" calcext:value-type="float">
            <text:p>1.72019004822</text:p>
          </table:table-cell>
        </table:table-row>
        <table:table-row table:style-name="ro1">
          <table:table-cell office:value-type="float" office:value="0.813961029053" calcext:value-type="float">
            <text:p>0.813961029053</text:p>
          </table:table-cell>
          <table:table-cell office:value-type="float" office:value="1.81007385254" calcext:value-type="float">
            <text:p>1.81007385254</text:p>
          </table:table-cell>
          <table:table-cell office:value-type="float" office:value="1.74880027771" calcext:value-type="float">
            <text:p>1.74880027771</text:p>
          </table:table-cell>
        </table:table-row>
        <table:table-row table:style-name="ro1">
          <table:table-cell office:value-type="float" office:value="0.86784362793" calcext:value-type="float">
            <text:p>0.86784362793</text:p>
          </table:table-cell>
          <table:table-cell office:value-type="float" office:value="1.6930103302" calcext:value-type="float">
            <text:p>1.6930103302</text:p>
          </table:table-cell>
          <table:table-cell office:value-type="float" office:value="1.78599357605" calcext:value-type="float">
            <text:p>1.78599357605</text:p>
          </table:table-cell>
        </table:table-row>
        <table:table-row table:style-name="ro1">
          <table:table-cell office:value-type="float" office:value="0.702857971191" calcext:value-type="float">
            <text:p>0.702857971191</text:p>
          </table:table-cell>
          <table:table-cell office:value-type="float" office:value="1.8470287323" calcext:value-type="float">
            <text:p>1.8470287323</text:p>
          </table:table-cell>
          <table:table-cell office:value-type="float" office:value="1.79815292358" calcext:value-type="float">
            <text:p>1.79815292358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1.72519683838" calcext:value-type="float">
            <text:p>1.72519683838</text:p>
          </table:table-cell>
          <table:table-cell office:value-type="float" office:value="1.83391571045" calcext:value-type="float">
            <text:p>1.83391571045</text:p>
          </table:table-cell>
        </table:table-row>
        <table:table-row table:style-name="ro1">
          <table:table-cell office:value-type="float" office:value="0.80418586731" calcext:value-type="float">
            <text:p>0.80418586731</text:p>
          </table:table-cell>
          <table:table-cell office:value-type="float" office:value="3.21292877197" calcext:value-type="float">
            <text:p>3.21292877197</text:p>
          </table:table-cell>
          <table:table-cell office:value-type="float" office:value="2.62403488159" calcext:value-type="float">
            <text:p>2.62403488159</text:p>
          </table:table-cell>
        </table:table-row>
        <table:table-row table:style-name="ro1">
          <table:table-cell office:value-type="float" office:value="0.741958618164" calcext:value-type="float">
            <text:p>0.741958618164</text:p>
          </table:table-cell>
          <table:table-cell office:value-type="float" office:value="1.8048286438" calcext:value-type="float">
            <text:p>1.8048286438</text:p>
          </table:table-cell>
          <table:table-cell office:value-type="float" office:value="1.8208026886" calcext:value-type="float">
            <text:p>1.8208026886</text:p>
          </table:table-cell>
        </table:table-row>
        <table:table-row table:style-name="ro1">
          <table:table-cell office:value-type="float" office:value="0.726938247681" calcext:value-type="float">
            <text:p>0.726938247681</text:p>
          </table:table-cell>
          <table:table-cell office:value-type="float" office:value="1.75786018372" calcext:value-type="float">
            <text:p>1.75786018372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804901123047" calcext:value-type="float">
            <text:p>0.804901123047</text:p>
          </table:table-cell>
          <table:table-cell office:value-type="float" office:value="2.69508361816" calcext:value-type="float">
            <text:p>2.69508361816</text:p>
          </table:table-cell>
          <table:table-cell office:value-type="float" office:value="1.85012817383" calcext:value-type="float">
            <text:p>1.85012817383</text:p>
          </table:table-cell>
        </table:table-row>
        <table:table-row table:style-name="ro1">
          <table:table-cell office:value-type="float" office:value="0.711917877197" calcext:value-type="float">
            <text:p>0.711917877197</text:p>
          </table:table-cell>
          <table:table-cell office:value-type="float" office:value="1.71089172363" calcext:value-type="float">
            <text:p>1.71089172363</text:p>
          </table:table-cell>
          <table:table-cell office:value-type="float" office:value="2.0809173584" calcext:value-type="float">
            <text:p>2.0809173584</text:p>
          </table:table-cell>
        </table:table-row>
        <table:table-row table:style-name="ro1">
          <table:table-cell office:value-type="float" office:value="0.746965408325" calcext:value-type="float">
            <text:p>0.746965408325</text:p>
          </table:table-cell>
          <table:table-cell office:value-type="float" office:value="1.73187255859" calcext:value-type="float">
            <text:p>1.73187255859</text:p>
          </table:table-cell>
          <table:table-cell office:value-type="float" office:value="1.95097923279" calcext:value-type="float">
            <text:p>1.95097923279</text:p>
          </table:table-cell>
        </table:table-row>
        <table:table-row table:style-name="ro1">
          <table:table-cell office:value-type="float" office:value="1.24001502991" calcext:value-type="float">
            <text:p>1.24001502991</text:p>
          </table:table-cell>
          <table:table-cell office:value-type="float" office:value="2.05397605896" calcext:value-type="float">
            <text:p>2.05397605896</text:p>
          </table:table-cell>
          <table:table-cell office:value-type="float" office:value="1.89208984375" calcext:value-type="float">
            <text:p>1.89208984375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74188613892" calcext:value-type="float">
            <text:p>1.74188613892</text:p>
          </table:table-cell>
          <table:table-cell office:value-type="float" office:value="2.19202041626" calcext:value-type="float">
            <text:p>2.19202041626</text:p>
          </table:table-cell>
        </table:table-row>
        <table:table-row table:style-name="ro1">
          <table:table-cell office:value-type="float" office:value="0.717878341675" calcext:value-type="float">
            <text:p>0.717878341675</text:p>
          </table:table-cell>
          <table:table-cell office:value-type="float" office:value="1.76191329956" calcext:value-type="float">
            <text:p>1.76191329956</text:p>
          </table:table-cell>
          <table:table-cell office:value-type="float" office:value="2.0170211792" calcext:value-type="float">
            <text:p>2.0170211792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72209739685" calcext:value-type="float">
            <text:p>1.72209739685</text:p>
          </table:table-cell>
          <table:table-cell office:value-type="float" office:value="1.97196006775" calcext:value-type="float">
            <text:p>1.97196006775</text:p>
          </table:table-cell>
        </table:table-row>
        <table:table-row table:style-name="ro1">
          <table:table-cell office:value-type="float" office:value="0.708103179932" calcext:value-type="float">
            <text:p>0.708103179932</text:p>
          </table:table-cell>
          <table:table-cell office:value-type="float" office:value="1.77717208862" calcext:value-type="float">
            <text:p>1.77717208862</text:p>
          </table:table-cell>
          <table:table-cell office:value-type="float" office:value="1.80292129517" calcext:value-type="float">
            <text:p>1.80292129517</text:p>
          </table:table-cell>
        </table:table-row>
        <table:table-row table:style-name="ro1">
          <table:table-cell office:value-type="float" office:value="0.781059265137" calcext:value-type="float">
            <text:p>0.781059265137</text:p>
          </table:table-cell>
          <table:table-cell office:value-type="float" office:value="1.74808502197" calcext:value-type="float">
            <text:p>1.74808502197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827074050903" calcext:value-type="float">
            <text:p>0.827074050903</text:p>
          </table:table-cell>
          <table:table-cell office:value-type="float" office:value="1.71685218811" calcext:value-type="float">
            <text:p>1.71685218811</text:p>
          </table:table-cell>
          <table:table-cell office:value-type="float" office:value="2.14290618896" calcext:value-type="float">
            <text:p>2.14290618896</text:p>
          </table:table-cell>
        </table:table-row>
        <table:table-row table:style-name="ro1">
          <table:table-cell office:value-type="float" office:value="0.886201858521" calcext:value-type="float">
            <text:p>0.886201858521</text:p>
          </table:table-cell>
          <table:table-cell office:value-type="float" office:value="1.87993049622" calcext:value-type="float">
            <text:p>1.87993049622</text:p>
          </table:table-cell>
          <table:table-cell office:value-type="float" office:value="1.88803672791" calcext:value-type="float">
            <text:p>1.88803672791</text:p>
          </table:table-cell>
        </table:table-row>
        <table:table-row table:style-name="ro1">
          <table:table-cell office:value-type="float" office:value="0.690937042236" calcext:value-type="float">
            <text:p>0.690937042236</text:p>
          </table:table-cell>
          <table:table-cell office:value-type="float" office:value="1.73592567444" calcext:value-type="float">
            <text:p>1.73592567444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2.09188461304" calcext:value-type="float">
            <text:p>2.09188461304</text:p>
          </table:table-cell>
          <table:table-cell office:value-type="float" office:value="2.05683708191" calcext:value-type="float">
            <text:p>2.05683708191</text:p>
          </table:table-cell>
          <table:table-cell office:value-type="float" office:value="2.63595581055" calcext:value-type="float">
            <text:p>2.63595581055</text:p>
          </table:table-cell>
        </table:table-row>
        <table:table-row table:style-name="ro1">
          <table:table-cell office:value-type="float" office:value="0.734090805054" calcext:value-type="float">
            <text:p>0.734090805054</text:p>
          </table:table-cell>
          <table:table-cell office:value-type="float" office:value="1.78289413452" calcext:value-type="float">
            <text:p>1.78289413452</text:p>
          </table:table-cell>
          <table:table-cell office:value-type="float" office:value="2.03585624695" calcext:value-type="float">
            <text:p>2.03585624695</text:p>
          </table:table-cell>
        </table:table-row>
        <table:table-row table:style-name="ro1">
          <table:table-cell office:value-type="float" office:value="0.702142715454" calcext:value-type="float">
            <text:p>0.702142715454</text:p>
          </table:table-cell>
          <table:table-cell office:value-type="float" office:value="2.00510025024" calcext:value-type="float">
            <text:p>2.00510025024</text:p>
          </table:table-cell>
          <table:table-cell office:value-type="float" office:value="2.63285636902" calcext:value-type="float">
            <text:p>2.63285636902</text:p>
          </table:table-cell>
        </table:table-row>
        <table:table-row table:style-name="ro1">
          <table:table-cell office:value-type="float" office:value="1.12414360046" calcext:value-type="float">
            <text:p>1.12414360046</text:p>
          </table:table-cell>
          <table:table-cell office:value-type="float" office:value="2.61783599854" calcext:value-type="float">
            <text:p>2.61783599854</text:p>
          </table:table-cell>
          <table:table-cell office:value-type="float" office:value="1.95789337158" calcext:value-type="float">
            <text:p>1.95789337158</text:p>
          </table:table-cell>
        </table:table-row>
        <table:table-row table:style-name="ro1">
          <table:table-cell office:value-type="float" office:value="0.702142715454" calcext:value-type="float">
            <text:p>0.702142715454</text:p>
          </table:table-cell>
          <table:table-cell office:value-type="float" office:value="1.74403190613" calcext:value-type="float">
            <text:p>1.74403190613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0.82802772522" calcext:value-type="float">
            <text:p>0.82802772522</text:p>
          </table:table-cell>
          <table:table-cell office:value-type="float" office:value="1.74999237061" calcext:value-type="float">
            <text:p>1.74999237061</text:p>
          </table:table-cell>
          <table:table-cell office:value-type="float" office:value="2.00796127319" calcext:value-type="float">
            <text:p>2.00796127319</text:p>
          </table:table-cell>
        </table:table-row>
        <table:table-row table:style-name="ro1">
          <table:table-cell office:value-type="float" office:value="1.10483169556" calcext:value-type="float">
            <text:p>1.10483169556</text:p>
          </table:table-cell>
          <table:table-cell office:value-type="float" office:value="2.11906433105" calcext:value-type="float">
            <text:p>2.11906433105</text:p>
          </table:table-cell>
          <table:table-cell office:value-type="float" office:value="1.83606147766" calcext:value-type="float">
            <text:p>1.83606147766</text:p>
          </table:table-cell>
        </table:table-row>
        <table:table-row table:style-name="ro1">
          <table:table-cell office:value-type="float" office:value="0.787973403931" calcext:value-type="float">
            <text:p>0.787973403931</text:p>
          </table:table-cell>
          <table:table-cell office:value-type="float" office:value="1.77884101868" calcext:value-type="float">
            <text:p>1.77884101868</text:p>
          </table:table-cell>
          <table:table-cell office:value-type="float" office:value="2.17604637146" calcext:value-type="float">
            <text:p>2.17604637146</text:p>
          </table:table-cell>
        </table:table-row>
        <table:table-row table:style-name="ro1">
          <table:table-cell office:value-type="float" office:value="0.916004180908" calcext:value-type="float">
            <text:p>0.916004180908</text:p>
          </table:table-cell>
          <table:table-cell office:value-type="float" office:value="1.92809104919" calcext:value-type="float">
            <text:p>1.92809104919</text:p>
          </table:table-cell>
          <table:table-cell office:value-type="float" office:value="2.22206115723" calcext:value-type="float">
            <text:p>2.22206115723</text:p>
          </table:table-cell>
        </table:table-row>
        <table:table-row table:style-name="ro1">
          <table:table-cell office:value-type="float" office:value="1.32513046265" calcext:value-type="float">
            <text:p>1.32513046265</text:p>
          </table:table-cell>
          <table:table-cell office:value-type="float" office:value="3.90410423279" calcext:value-type="float">
            <text:p>3.90410423279</text:p>
          </table:table-cell>
          <table:table-cell office:value-type="float" office:value="6.69097900391" calcext:value-type="float">
            <text:p>6.69097900391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1.72901153564" calcext:value-type="float">
            <text:p>1.72901153564</text:p>
          </table:table-cell>
          <table:table-cell office:value-type="float" office:value="1.8470287323" calcext:value-type="float">
            <text:p>1.8470287323</text:p>
          </table:table-cell>
        </table:table-row>
        <table:table-row table:style-name="ro1">
          <table:table-cell office:value-type="float" office:value="0.821113586426" calcext:value-type="float">
            <text:p>0.821113586426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1.86586380005" calcext:value-type="float">
            <text:p>1.86586380005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75309181213" calcext:value-type="float">
            <text:p>1.75309181213</text:p>
          </table:table-cell>
          <table:table-cell office:value-type="float" office:value="1.82914733887" calcext:value-type="float">
            <text:p>1.82914733887</text:p>
          </table:table-cell>
        </table:table-row>
        <table:table-row table:style-name="ro1">
          <table:table-cell office:value-type="float" office:value="0.838041305542" calcext:value-type="float">
            <text:p>0.838041305542</text:p>
          </table:table-cell>
          <table:table-cell office:value-type="float" office:value="1.79696083069" calcext:value-type="float">
            <text:p>1.79696083069</text:p>
          </table:table-cell>
          <table:table-cell office:value-type="float" office:value="1.9519329071" calcext:value-type="float">
            <text:p>1.9519329071</text:p>
          </table:table-cell>
        </table:table-row>
        <table:table-row table:style-name="ro1">
          <table:table-cell office:value-type="float" office:value="2.02393531799" calcext:value-type="float">
            <text:p>2.02393531799</text:p>
          </table:table-cell>
          <table:table-cell office:value-type="float" office:value="1.92999839783" calcext:value-type="float">
            <text:p>1.92999839783</text:p>
          </table:table-cell>
          <table:table-cell office:value-type="float" office:value="2.66790390015" calcext:value-type="float">
            <text:p>2.66790390015</text:p>
          </table:table-cell>
        </table:table-row>
        <table:table-row table:style-name="ro1">
          <table:table-cell office:value-type="float" office:value="0.745058059692" calcext:value-type="float">
            <text:p>0.745058059692</text:p>
          </table:table-cell>
          <table:table-cell office:value-type="float" office:value="1.70803070068" calcext:value-type="float">
            <text:p>1.70803070068</text:p>
          </table:table-cell>
          <table:table-cell office:value-type="float" office:value="1.79982185364" calcext:value-type="float">
            <text:p>1.79982185364</text:p>
          </table:table-cell>
        </table:table-row>
        <table:table-row table:style-name="ro1">
          <table:table-cell office:value-type="float" office:value="0.768899917603" calcext:value-type="float">
            <text:p>0.768899917603</text:p>
          </table:table-cell>
          <table:table-cell office:value-type="float" office:value="1.8789768219" calcext:value-type="float">
            <text:p>1.8789768219</text:p>
          </table:table-cell>
          <table:table-cell office:value-type="float" office:value="2.85506248474" calcext:value-type="float">
            <text:p>2.85506248474</text:p>
          </table:table-cell>
        </table:table-row>
        <table:table-row table:style-name="ro1">
          <table:table-cell office:value-type="float" office:value="0.727891921997" calcext:value-type="float">
            <text:p>0.727891921997</text:p>
          </table:table-cell>
          <table:table-cell office:value-type="float" office:value="2.07495689392" calcext:value-type="float">
            <text:p>2.07495689392</text:p>
          </table:table-cell>
          <table:table-cell office:value-type="float" office:value="3.03292274475" calcext:value-type="float">
            <text:p>3.03292274475</text:p>
          </table:table-cell>
        </table:table-row>
        <table:table-row table:style-name="ro1">
          <table:table-cell office:value-type="float" office:value="0.714778900146" calcext:value-type="float">
            <text:p>0.714778900146</text:p>
          </table:table-cell>
          <table:table-cell office:value-type="float" office:value="1.78813934326" calcext:value-type="float">
            <text:p>1.78813934326</text:p>
          </table:table-cell>
          <table:table-cell office:value-type="float" office:value="1.86014175415" calcext:value-type="float">
            <text:p>1.86014175415</text:p>
          </table:table-cell>
        </table:table-row>
        <table:table-row table:style-name="ro1">
          <table:table-cell office:value-type="float" office:value="0.74291229248" calcext:value-type="float">
            <text:p>0.74291229248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1.76596641541" calcext:value-type="float">
            <text:p>1.76596641541</text:p>
          </table:table-cell>
        </table:table-row>
        <table:table-row table:style-name="ro1">
          <table:table-cell office:value-type="float" office:value="0.739097595215" calcext:value-type="float">
            <text:p>0.739097595215</text:p>
          </table:table-cell>
          <table:table-cell office:value-type="float" office:value="2.95782089233" calcext:value-type="float">
            <text:p>2.95782089233</text:p>
          </table:table-cell>
          <table:table-cell office:value-type="float" office:value="2.51078605652" calcext:value-type="float">
            <text:p>2.51078605652</text:p>
          </table:table-cell>
        </table:table-row>
        <table:table-row table:style-name="ro1">
          <table:table-cell office:value-type="float" office:value="1.16205215454" calcext:value-type="float">
            <text:p>1.16205215454</text:p>
          </table:table-cell>
          <table:table-cell office:value-type="float" office:value="3.45206260681" calcext:value-type="float">
            <text:p>3.45206260681</text:p>
          </table:table-cell>
          <table:table-cell office:value-type="float" office:value="1.80196762085" calcext:value-type="float">
            <text:p>1.80196762085</text:p>
          </table:table-cell>
        </table:table-row>
        <table:table-row table:style-name="ro1">
          <table:table-cell office:value-type="float" office:value="0.822067260742" calcext:value-type="float">
            <text:p>0.822067260742</text:p>
          </table:table-cell>
          <table:table-cell office:value-type="float" office:value="1.71995162964" calcext:value-type="float">
            <text:p>1.71995162964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854015350342" calcext:value-type="float">
            <text:p>0.854015350342</text:p>
          </table:table-cell>
          <table:table-cell office:value-type="float" office:value="1.74283981323" calcext:value-type="float">
            <text:p>1.74283981323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86896324158" calcext:value-type="float">
            <text:p>1.86896324158</text:p>
          </table:table-cell>
        </table:table-row>
        <table:table-row table:style-name="ro1">
          <table:table-cell office:value-type="float" office:value="0.942945480347" calcext:value-type="float">
            <text:p>0.942945480347</text:p>
          </table:table-cell>
          <table:table-cell office:value-type="float" office:value="1.75881385803" calcext:value-type="float">
            <text:p>1.75881385803</text:p>
          </table:table-cell>
          <table:table-cell office:value-type="float" office:value="1.79386138916" calcext:value-type="float">
            <text:p>1.79386138916</text:p>
          </table:table-cell>
        </table:table-row>
        <table:table-row table:style-name="ro1">
          <table:table-cell office:value-type="float" office:value="0.705003738403" calcext:value-type="float">
            <text:p>0.705003738403</text:p>
          </table:table-cell>
          <table:table-cell office:value-type="float" office:value="1.76286697388" calcext:value-type="float">
            <text:p>1.76286697388</text:p>
          </table:table-cell>
          <table:table-cell office:value-type="float" office:value="2.06780433655" calcext:value-type="float">
            <text:p>2.06780433655</text:p>
          </table:table-cell>
        </table:table-row>
        <table:table-row table:style-name="ro1">
          <table:table-cell office:value-type="float" office:value="0.716924667358" calcext:value-type="float">
            <text:p>0.716924667358</text:p>
          </table:table-cell>
          <table:table-cell office:value-type="float" office:value="1.75213813782" calcext:value-type="float">
            <text:p>1.75213813782</text:p>
          </table:table-cell>
          <table:table-cell office:value-type="float" office:value="1.84392929077" calcext:value-type="float">
            <text:p>1.84392929077</text:p>
          </table:table-cell>
        </table:table-row>
        <table:table-row table:style-name="ro1">
          <table:table-cell office:value-type="float" office:value="0.771045684814" calcext:value-type="float">
            <text:p>0.771045684814</text:p>
          </table:table-cell>
          <table:table-cell office:value-type="float" office:value="1.7409324646" calcext:value-type="float">
            <text:p>1.7409324646</text:p>
          </table:table-cell>
          <table:table-cell office:value-type="float" office:value="1.88398361206" calcext:value-type="float">
            <text:p>1.88398361206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1.82795524597" calcext:value-type="float">
            <text:p>1.82795524597</text:p>
          </table:table-cell>
          <table:table-cell office:value-type="float" office:value="3.32880020142" calcext:value-type="float">
            <text:p>3.32880020142</text:p>
          </table:table-cell>
        </table:table-row>
        <table:table-row table:style-name="ro1">
          <table:table-cell office:value-type="float" office:value="0.696182250977" calcext:value-type="float">
            <text:p>0.696182250977</text:p>
          </table:table-cell>
          <table:table-cell office:value-type="float" office:value="1.73091888428" calcext:value-type="float">
            <text:p>1.73091888428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850915908813" calcext:value-type="float">
            <text:p>0.850915908813</text:p>
          </table:table-cell>
          <table:table-cell office:value-type="float" office:value="2.90083885193" calcext:value-type="float">
            <text:p>2.90083885193</text:p>
          </table:table-cell>
          <table:table-cell office:value-type="float" office:value="1.82008743286" calcext:value-type="float">
            <text:p>1.82008743286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2.30693817139" calcext:value-type="float">
            <text:p>2.30693817139</text:p>
          </table:table-cell>
          <table:table-cell office:value-type="float" office:value="2.38299369812" calcext:value-type="float">
            <text:p>2.38299369812</text:p>
          </table:table-cell>
        </table:table-row>
        <table:table-row table:style-name="ro1">
          <table:table-cell office:value-type="float" office:value="0.704050064087" calcext:value-type="float">
            <text:p>0.704050064087</text:p>
          </table:table-cell>
          <table:table-cell office:value-type="float" office:value="1.91688537598" calcext:value-type="float">
            <text:p>1.91688537598</text:p>
          </table:table-cell>
          <table:table-cell office:value-type="float" office:value="1.92093849182" calcext:value-type="float">
            <text:p>1.92093849182</text:p>
          </table:table-cell>
        </table:table-row>
        <table:table-row table:style-name="ro1">
          <table:table-cell office:value-type="float" office:value="0.81205368042" calcext:value-type="float">
            <text:p>0.81205368042</text:p>
          </table:table-cell>
          <table:table-cell office:value-type="float" office:value="1.94716453552" calcext:value-type="float">
            <text:p>1.94716453552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767946243286" calcext:value-type="float">
            <text:p>0.767946243286</text:p>
          </table:table-cell>
          <table:table-cell office:value-type="float" office:value="1.70493125916" calcext:value-type="float">
            <text:p>1.70493125916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773906707764" calcext:value-type="float">
            <text:p>0.773906707764</text:p>
          </table:table-cell>
          <table:table-cell office:value-type="float" office:value="1.86204910278" calcext:value-type="float">
            <text:p>1.86204910278</text:p>
          </table:table-cell>
          <table:table-cell office:value-type="float" office:value="3.09801101685" calcext:value-type="float">
            <text:p>3.09801101685</text:p>
          </table:table-cell>
        </table:table-row>
        <table:table-row table:style-name="ro1">
          <table:table-cell office:value-type="float" office:value="1.4500617981" calcext:value-type="float">
            <text:p>1.4500617981</text:p>
          </table:table-cell>
          <table:table-cell office:value-type="float" office:value="2.11000442505" calcext:value-type="float">
            <text:p>2.11000442505</text:p>
          </table:table-cell>
          <table:table-cell office:value-type="float" office:value="1.99413299561" calcext:value-type="float">
            <text:p>1.99413299561</text:p>
          </table:table-cell>
        </table:table-row>
        <table:table-row table:style-name="ro1">
          <table:table-cell office:value-type="float" office:value="0.730037689209" calcext:value-type="float">
            <text:p>0.730037689209</text:p>
          </table:table-cell>
          <table:table-cell office:value-type="float" office:value="1.7421245575" calcext:value-type="float">
            <text:p>1.7421245575</text:p>
          </table:table-cell>
          <table:table-cell office:value-type="float" office:value="1.86395645142" calcext:value-type="float">
            <text:p>1.86395645142</text:p>
          </table:table-cell>
        </table:table-row>
        <table:table-row table:style-name="ro1">
          <table:table-cell office:value-type="float" office:value="0.879049301147" calcext:value-type="float">
            <text:p>0.879049301147</text:p>
          </table:table-cell>
          <table:table-cell office:value-type="float" office:value="1.7249584198" calcext:value-type="float">
            <text:p>1.7249584198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1.48296356201" calcext:value-type="float">
            <text:p>1.48296356201</text:p>
          </table:table-cell>
          <table:table-cell office:value-type="float" office:value="2.08806991577" calcext:value-type="float">
            <text:p>2.08806991577</text:p>
          </table:table-cell>
          <table:table-cell office:value-type="float" office:value="1.91211700439" calcext:value-type="float">
            <text:p>1.91211700439</text:p>
          </table:table-cell>
        </table:table-row>
        <table:table-row table:style-name="ro1">
          <table:table-cell office:value-type="float" office:value="0.97393989563" calcext:value-type="float">
            <text:p>0.97393989563</text:p>
          </table:table-cell>
          <table:table-cell office:value-type="float" office:value="2.09283828735" calcext:value-type="float">
            <text:p>2.09283828735</text:p>
          </table:table-cell>
          <table:table-cell office:value-type="float" office:value="3.7670135498" calcext:value-type="float">
            <text:p>3.7670135498</text:p>
          </table:table-cell>
        </table:table-row>
        <table:table-row table:style-name="ro1">
          <table:table-cell office:value-type="float" office:value="0.776052474976" calcext:value-type="float">
            <text:p>0.776052474976</text:p>
          </table:table-cell>
          <table:table-cell office:value-type="float" office:value="1.77478790283" calcext:value-type="float">
            <text:p>1.77478790283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0.897884368896" calcext:value-type="float">
            <text:p>0.897884368896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1.79505348206" calcext:value-type="float">
            <text:p>1.79505348206</text:p>
          </table:table-cell>
        </table:table-row>
        <table:table-row table:style-name="ro1">
          <table:table-cell office:value-type="float" office:value="0.771045684814" calcext:value-type="float">
            <text:p>0.771045684814</text:p>
          </table:table-cell>
          <table:table-cell office:value-type="float" office:value="1.73497200012" calcext:value-type="float">
            <text:p>1.73497200012</text:p>
          </table:table-cell>
          <table:table-cell office:value-type="float" office:value="1.84297561646" calcext:value-type="float">
            <text:p>1.84297561646</text:p>
          </table:table-cell>
        </table:table-row>
        <table:table-row table:style-name="ro1">
          <table:table-cell office:value-type="float" office:value="0.75888633728" calcext:value-type="float">
            <text:p>0.75888633728</text:p>
          </table:table-cell>
          <table:table-cell office:value-type="float" office:value="2.14409828186" calcext:value-type="float">
            <text:p>2.14409828186</text:p>
          </table:table-cell>
          <table:table-cell office:value-type="float" office:value="2.10285186768" calcext:value-type="float">
            <text:p>2.10285186768</text:p>
          </table:table-cell>
        </table:table-row>
        <table:table-row table:style-name="ro1">
          <table:table-cell office:value-type="float" office:value="2.45714187622" calcext:value-type="float">
            <text:p>2.45714187622</text:p>
          </table:table-cell>
          <table:table-cell office:value-type="float" office:value="3.12209129333" calcext:value-type="float">
            <text:p>3.12209129333</text:p>
          </table:table-cell>
          <table:table-cell office:value-type="float" office:value="2.17890739441" calcext:value-type="float">
            <text:p>2.17890739441</text:p>
          </table:table-cell>
        </table:table-row>
        <table:table-row table:style-name="ro1">
          <table:table-cell office:value-type="float" office:value="0.730037689209" calcext:value-type="float">
            <text:p>0.730037689209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1.81603431702" calcext:value-type="float">
            <text:p>1.81603431702</text:p>
          </table:table-cell>
        </table:table-row>
        <table:table-row table:style-name="ro1">
          <table:table-cell office:value-type="float" office:value="0.881910324097" calcext:value-type="float">
            <text:p>0.881910324097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802993774414" calcext:value-type="float">
            <text:p>0.802993774414</text:p>
          </table:table-cell>
          <table:table-cell office:value-type="float" office:value="1.67894363403" calcext:value-type="float">
            <text:p>1.67894363403</text:p>
          </table:table-cell>
          <table:table-cell office:value-type="float" office:value="4.31489944458" calcext:value-type="float">
            <text:p>4.31489944458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5309181213" calcext:value-type="float">
            <text:p>1.75309181213</text:p>
          </table:table-cell>
        </table:table-row>
        <table:table-row table:style-name="ro1">
          <table:table-cell office:value-type="float" office:value="0.773906707764" calcext:value-type="float">
            <text:p>0.773906707764</text:p>
          </table:table-cell>
          <table:table-cell office:value-type="float" office:value="1.67798995972" calcext:value-type="float">
            <text:p>1.67798995972</text:p>
          </table:table-cell>
          <table:table-cell office:value-type="float" office:value="2.15911865234" calcext:value-type="float">
            <text:p>2.15911865234</text:p>
          </table:table-cell>
        </table:table-row>
        <table:table-row table:style-name="ro1">
          <table:table-cell office:value-type="float" office:value="0.764846801758" calcext:value-type="float">
            <text:p>0.764846801758</text:p>
          </table:table-cell>
          <table:table-cell office:value-type="float" office:value="2.19011306763" calcext:value-type="float">
            <text:p>2.19011306763</text:p>
          </table:table-cell>
          <table:table-cell office:value-type="float" office:value="2.28905677795" calcext:value-type="float">
            <text:p>2.28905677795</text:p>
          </table:table-cell>
        </table:table-row>
        <table:table-row table:style-name="ro1">
          <table:table-cell office:value-type="float" office:value="0.843048095703" calcext:value-type="float">
            <text:p>0.843048095703</text:p>
          </table:table-cell>
          <table:table-cell office:value-type="float" office:value="1.81579589844" calcext:value-type="float">
            <text:p>1.81579589844</text:p>
          </table:table-cell>
          <table:table-cell office:value-type="float" office:value="2.62498855591" calcext:value-type="float">
            <text:p>2.62498855591</text:p>
          </table:table-cell>
        </table:table-row>
        <table:table-row table:style-name="ro1">
          <table:table-cell office:value-type="float" office:value="1.12104415894" calcext:value-type="float">
            <text:p>1.12104415894</text:p>
          </table:table-cell>
          <table:table-cell office:value-type="float" office:value="1.91497802734" calcext:value-type="float">
            <text:p>1.91497802734</text:p>
          </table:table-cell>
          <table:table-cell office:value-type="float" office:value="1.70278549194" calcext:value-type="float">
            <text:p>1.70278549194</text:p>
          </table:table-cell>
        </table:table-row>
        <table:table-row table:style-name="ro1">
          <table:table-cell office:value-type="float" office:value="0.778913497925" calcext:value-type="float">
            <text:p>0.778913497925</text:p>
          </table:table-cell>
          <table:table-cell office:value-type="float" office:value="1.67989730835" calcext:value-type="float">
            <text:p>1.67989730835</text:p>
          </table:table-cell>
          <table:table-cell office:value-type="float" office:value="1.71899795532" calcext:value-type="float">
            <text:p>1.71899795532</text:p>
          </table:table-cell>
        </table:table-row>
        <table:table-row table:style-name="ro1">
          <table:table-cell office:value-type="float" office:value="0.828981399536" calcext:value-type="float">
            <text:p>0.828981399536</text:p>
          </table:table-cell>
          <table:table-cell office:value-type="float" office:value="1.90091133118" calcext:value-type="float">
            <text:p>1.90091133118</text:p>
          </table:table-cell>
          <table:table-cell office:value-type="float" office:value="3.29899787903" calcext:value-type="float">
            <text:p>3.29899787903</text:p>
          </table:table-cell>
        </table:table-row>
        <table:table-row table:style-name="ro1">
          <table:table-cell office:value-type="float" office:value="0.854015350342" calcext:value-type="float">
            <text:p>0.854015350342</text:p>
          </table:table-cell>
          <table:table-cell office:value-type="float" office:value="2.04205513" calcext:value-type="float">
            <text:p>2.04205513</text:p>
          </table:table-cell>
          <table:table-cell office:value-type="float" office:value="2.51913070679" calcext:value-type="float">
            <text:p>2.51913070679</text:p>
          </table:table-cell>
        </table:table-row>
        <table:table-row table:style-name="ro1">
          <table:table-cell office:value-type="float" office:value="0.88095664978" calcext:value-type="float">
            <text:p>0.88095664978</text:p>
          </table:table-cell>
          <table:table-cell office:value-type="float" office:value="1.76405906677" calcext:value-type="float">
            <text:p>1.76405906677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771045684814" calcext:value-type="float">
            <text:p>0.771045684814</text:p>
          </table:table-cell>
          <table:table-cell office:value-type="float" office:value="1.67512893677" calcext:value-type="float">
            <text:p>1.67512893677</text:p>
          </table:table-cell>
          <table:table-cell office:value-type="float" office:value="1.72591209412" calcext:value-type="float">
            <text:p>1.72591209412</text:p>
          </table:table-cell>
        </table:table-row>
        <table:table-row table:style-name="ro1">
          <table:table-cell office:value-type="float" office:value="1.41406059265" calcext:value-type="float">
            <text:p>1.41406059265</text:p>
          </table:table-cell>
          <table:table-cell office:value-type="float" office:value="1.95693969727" calcext:value-type="float">
            <text:p>1.95693969727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0.777006149292" calcext:value-type="float">
            <text:p>0.777006149292</text:p>
          </table:table-cell>
          <table:table-cell office:value-type="float" office:value="1.9679069519" calcext:value-type="float">
            <text:p>1.9679069519</text:p>
          </table:table-cell>
          <table:table-cell office:value-type="float" office:value="2.82192230225" calcext:value-type="float">
            <text:p>2.82192230225</text:p>
          </table:table-cell>
        </table:table-row>
        <table:table-row table:style-name="ro1">
          <table:table-cell office:value-type="float" office:value="0.792980194092" calcext:value-type="float">
            <text:p>0.792980194092</text:p>
          </table:table-cell>
          <table:table-cell office:value-type="float" office:value="1.71399116516" calcext:value-type="float">
            <text:p>1.71399116516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6930103302" calcext:value-type="float">
            <text:p>1.6930103302</text:p>
          </table:table-cell>
          <table:table-cell office:value-type="float" office:value="1.79290771484" calcext:value-type="float">
            <text:p>1.79290771484</text:p>
          </table:table-cell>
        </table:table-row>
        <table:table-row table:style-name="ro1">
          <table:table-cell office:value-type="float" office:value="1.1420249939" calcext:value-type="float">
            <text:p>1.1420249939</text:p>
          </table:table-cell>
          <table:table-cell office:value-type="float" office:value="2.79188156128" calcext:value-type="float">
            <text:p>2.79188156128</text:p>
          </table:table-cell>
          <table:table-cell office:value-type="float" office:value="1.71399116516" calcext:value-type="float">
            <text:p>1.71399116516</text:p>
          </table:table-cell>
        </table:table-row>
        <table:table-row table:style-name="ro1">
          <table:table-cell office:value-type="float" office:value="0.99515914917" calcext:value-type="float">
            <text:p>0.99515914917</text:p>
          </table:table-cell>
          <table:table-cell office:value-type="float" office:value="2.00200080872" calcext:value-type="float">
            <text:p>2.00200080872</text:p>
          </table:table-cell>
          <table:table-cell office:value-type="float" office:value="1.71613693237" calcext:value-type="float">
            <text:p>1.71613693237</text:p>
          </table:table-cell>
        </table:table-row>
        <table:table-row table:style-name="ro1">
          <table:table-cell office:value-type="float" office:value="0.629186630249" calcext:value-type="float">
            <text:p>0.629186630249</text:p>
          </table:table-cell>
          <table:table-cell office:value-type="float" office:value="2.17700004578" calcext:value-type="float">
            <text:p>2.17700004578</text:p>
          </table:table-cell>
          <table:table-cell office:value-type="float" office:value="4.78482246399" calcext:value-type="float">
            <text:p>4.78482246399</text:p>
          </table:table-cell>
        </table:table-row>
        <table:table-row table:style-name="ro1">
          <table:table-cell office:value-type="float" office:value="0.704050064087" calcext:value-type="float">
            <text:p>0.704050064087</text:p>
          </table:table-cell>
          <table:table-cell office:value-type="float" office:value="1.73711776733" calcext:value-type="float">
            <text:p>1.73711776733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83320045471" calcext:value-type="float">
            <text:p>1.83320045471</text:p>
          </table:table-cell>
          <table:table-cell office:value-type="float" office:value="2.10094451904" calcext:value-type="float">
            <text:p>2.10094451904</text:p>
          </table:table-cell>
        </table:table-row>
        <table:table-row table:style-name="ro1">
          <table:table-cell office:value-type="float" office:value="0.935077667236" calcext:value-type="float">
            <text:p>0.935077667236</text:p>
          </table:table-cell>
          <table:table-cell office:value-type="float" office:value="3.29685211182" calcext:value-type="float">
            <text:p>3.29685211182</text:p>
          </table:table-cell>
          <table:table-cell office:value-type="float" office:value="2.92992591858" calcext:value-type="float">
            <text:p>2.92992591858</text:p>
          </table:table-cell>
        </table:table-row>
        <table:table-row table:style-name="ro1">
          <table:table-cell office:value-type="float" office:value="0.754117965698" calcext:value-type="float">
            <text:p>0.754117965698</text:p>
          </table:table-cell>
          <table:table-cell office:value-type="float" office:value="1.76405906677" calcext:value-type="float">
            <text:p>1.76405906677</text:p>
          </table:table-cell>
          <table:table-cell office:value-type="float" office:value="1.93285942078" calcext:value-type="float">
            <text:p>1.93285942078</text:p>
          </table:table-cell>
        </table:table-row>
        <table:table-row table:style-name="ro1">
          <table:table-cell office:value-type="float" office:value="0.92601776123" calcext:value-type="float">
            <text:p>0.92601776123</text:p>
          </table:table-cell>
          <table:table-cell office:value-type="float" office:value="1.81794166565" calcext:value-type="float">
            <text:p>1.81794166565</text:p>
          </table:table-cell>
          <table:table-cell office:value-type="float" office:value="1.80387496948" calcext:value-type="float">
            <text:p>1.80387496948</text:p>
          </table:table-cell>
        </table:table-row>
        <table:table-row table:style-name="ro1">
          <table:table-cell office:value-type="float" office:value="0.861883163452" calcext:value-type="float">
            <text:p>0.861883163452</text:p>
          </table:table-cell>
          <table:table-cell office:value-type="float" office:value="2.0899772644" calcext:value-type="float">
            <text:p>2.0899772644</text:p>
          </table:table-cell>
          <table:table-cell office:value-type="float" office:value="1.81913375854" calcext:value-type="float">
            <text:p>1.81913375854</text:p>
          </table:table-cell>
        </table:table-row>
        <table:table-row table:style-name="ro1">
          <table:table-cell office:value-type="float" office:value="0.694990158081" calcext:value-type="float">
            <text:p>0.694990158081</text:p>
          </table:table-cell>
          <table:table-cell office:value-type="float" office:value="1.92499160767" calcext:value-type="float">
            <text:p>1.92499160767</text:p>
          </table:table-cell>
          <table:table-cell office:value-type="float" office:value="3.61299514771" calcext:value-type="float">
            <text:p>3.61299514771</text:p>
          </table:table-cell>
        </table:table-row>
        <table:table-row table:style-name="ro1">
          <table:table-cell office:value-type="float" office:value="0.715017318726" calcext:value-type="float">
            <text:p>0.715017318726</text:p>
          </table:table-cell>
          <table:table-cell office:value-type="float" office:value="1.7569065094" calcext:value-type="float">
            <text:p>1.7569065094</text:p>
          </table:table-cell>
          <table:table-cell office:value-type="float" office:value="1.86419487" calcext:value-type="float">
            <text:p>1.86419487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78289413452" calcext:value-type="float">
            <text:p>1.78289413452</text:p>
          </table:table-cell>
          <table:table-cell office:value-type="float" office:value="1.85394287109" calcext:value-type="float">
            <text:p>1.85394287109</text:p>
          </table:table-cell>
        </table:table-row>
        <table:table-row table:style-name="ro1">
          <table:table-cell office:value-type="float" office:value="1.78384780884" calcext:value-type="float">
            <text:p>1.78384780884</text:p>
          </table:table-cell>
          <table:table-cell office:value-type="float" office:value="1.89590454102" calcext:value-type="float">
            <text:p>1.89590454102</text:p>
          </table:table-cell>
          <table:table-cell office:value-type="float" office:value="1.76811218262" calcext:value-type="float">
            <text:p>1.76811218262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1.91617012024" calcext:value-type="float">
            <text:p>1.91617012024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3.249168396" calcext:value-type="float">
            <text:p>3.249168396</text:p>
          </table:table-cell>
          <table:table-cell office:value-type="float" office:value="3.16095352173" calcext:value-type="float">
            <text:p>3.16095352173</text:p>
          </table:table-cell>
        </table:table-row>
        <table:table-row table:style-name="ro1">
          <table:table-cell office:value-type="float" office:value="0.722169876099" calcext:value-type="float">
            <text:p>0.722169876099</text:p>
          </table:table-cell>
          <table:table-cell office:value-type="float" office:value="1.7421245575" calcext:value-type="float">
            <text:p>1.7421245575</text:p>
          </table:table-cell>
          <table:table-cell office:value-type="float" office:value="1.87110900879" calcext:value-type="float">
            <text:p>1.87110900879</text:p>
          </table:table-cell>
        </table:table-row>
        <table:table-row table:style-name="ro1">
          <table:table-cell office:value-type="float" office:value="0.783920288086" calcext:value-type="float">
            <text:p>0.783920288086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89208984375" calcext:value-type="float">
            <text:p>1.89208984375</text:p>
          </table:table-cell>
        </table:table-row>
        <table:table-row table:style-name="ro1">
          <table:table-cell office:value-type="float" office:value="0.79607963562" calcext:value-type="float">
            <text:p>0.79607963562</text:p>
          </table:table-cell>
          <table:table-cell office:value-type="float" office:value="1.70183181763" calcext:value-type="float">
            <text:p>1.70183181763</text:p>
          </table:table-cell>
          <table:table-cell office:value-type="float" office:value="4.15301322937" calcext:value-type="float">
            <text:p>4.15301322937</text:p>
          </table:table-cell>
        </table:table-row>
        <table:table-row table:style-name="ro1">
          <table:table-cell office:value-type="float" office:value="0.799179077148" calcext:value-type="float">
            <text:p>0.799179077148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1.93095207214" calcext:value-type="float">
            <text:p>1.93095207214</text:p>
          </table:table-cell>
        </table:table-row>
        <table:table-row table:style-name="ro1">
          <table:table-cell office:value-type="float" office:value="1.16801261902" calcext:value-type="float">
            <text:p>1.16801261902</text:p>
          </table:table-cell>
          <table:table-cell office:value-type="float" office:value="2.91991233826" calcext:value-type="float">
            <text:p>2.91991233826</text:p>
          </table:table-cell>
          <table:table-cell office:value-type="float" office:value="1.9052028656" calcext:value-type="float">
            <text:p>1.9052028656</text:p>
          </table:table-cell>
        </table:table-row>
        <table:table-row table:style-name="ro1">
          <table:table-cell office:value-type="float" office:value="1.94215774536" calcext:value-type="float">
            <text:p>1.94215774536</text:p>
          </table:table-cell>
          <table:table-cell office:value-type="float" office:value="2.55107879639" calcext:value-type="float">
            <text:p>2.55107879639</text:p>
          </table:table-cell>
          <table:table-cell office:value-type="float" office:value="1.95407867432" calcext:value-type="float">
            <text:p>1.95407867432</text:p>
          </table:table-cell>
        </table:table-row>
        <table:table-row table:style-name="ro1">
          <table:table-cell office:value-type="float" office:value="1.04904174805" calcext:value-type="float">
            <text:p>1.04904174805</text:p>
          </table:table-cell>
          <table:table-cell office:value-type="float" office:value="1.98602676392" calcext:value-type="float">
            <text:p>1.98602676392</text:p>
          </table:table-cell>
          <table:table-cell office:value-type="float" office:value="2.42185592651" calcext:value-type="float">
            <text:p>2.42185592651</text:p>
          </table:table-cell>
        </table:table-row>
        <table:table-row table:style-name="ro1">
          <table:table-cell office:value-type="float" office:value="0.777006149292" calcext:value-type="float">
            <text:p>0.777006149292</text:p>
          </table:table-cell>
          <table:table-cell office:value-type="float" office:value="1.79696083069" calcext:value-type="float">
            <text:p>1.79696083069</text:p>
          </table:table-cell>
          <table:table-cell office:value-type="float" office:value="1.84297561646" calcext:value-type="float">
            <text:p>1.84297561646</text:p>
          </table:table-cell>
        </table:table-row>
        <table:table-row table:style-name="ro1">
          <table:table-cell office:value-type="float" office:value="0.72979927063" calcext:value-type="float">
            <text:p>0.72979927063</text:p>
          </table:table-cell>
          <table:table-cell office:value-type="float" office:value="1.79600715637" calcext:value-type="float">
            <text:p>1.79600715637</text:p>
          </table:table-cell>
          <table:table-cell office:value-type="float" office:value="1.88899040222" calcext:value-type="float">
            <text:p>1.88899040222</text:p>
          </table:table-cell>
        </table:table-row>
        <table:table-row table:style-name="ro1">
          <table:table-cell office:value-type="float" office:value="0.820875167847" calcext:value-type="float">
            <text:p>0.820875167847</text:p>
          </table:table-cell>
          <table:table-cell office:value-type="float" office:value="1.8310546875" calcext:value-type="float">
            <text:p>1.8310546875</text:p>
          </table:table-cell>
          <table:table-cell office:value-type="float" office:value="1.82509422302" calcext:value-type="float">
            <text:p>1.82509422302</text:p>
          </table:table-cell>
        </table:table-row>
        <table:table-row table:style-name="ro1">
          <table:table-cell office:value-type="float" office:value="0.856876373291" calcext:value-type="float">
            <text:p>0.856876373291</text:p>
          </table:table-cell>
          <table:table-cell office:value-type="float" office:value="1.73401832581" calcext:value-type="float">
            <text:p>1.73401832581</text:p>
          </table:table-cell>
          <table:table-cell office:value-type="float" office:value="1.80816650391" calcext:value-type="float">
            <text:p>1.80816650391</text:p>
          </table:table-cell>
        </table:table-row>
        <table:table-row table:style-name="ro1">
          <table:table-cell office:value-type="float" office:value="0.951051712036" calcext:value-type="float">
            <text:p>0.951051712036</text:p>
          </table:table-cell>
          <table:table-cell office:value-type="float" office:value="3.01194190979" calcext:value-type="float">
            <text:p>3.01194190979</text:p>
          </table:table-cell>
          <table:table-cell office:value-type="float" office:value="1.84488296509" calcext:value-type="float">
            <text:p>1.84488296509</text:p>
          </table:table-cell>
        </table:table-row>
        <table:table-row table:style-name="ro1">
          <table:table-cell office:value-type="float" office:value="0.748872756958" calcext:value-type="float">
            <text:p>0.748872756958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3.41796875" calcext:value-type="float">
            <text:p>3.41796875</text:p>
          </table:table-cell>
        </table:table-row>
        <table:table-row table:style-name="ro1">
          <table:table-cell office:value-type="float" office:value="0.962972640991" calcext:value-type="float">
            <text:p>0.962972640991</text:p>
          </table:table-cell>
          <table:table-cell office:value-type="float" office:value="1.81698799133" calcext:value-type="float">
            <text:p>1.81698799133</text:p>
          </table:table-cell>
          <table:table-cell office:value-type="float" office:value="1.80196762085" calcext:value-type="float">
            <text:p>1.80196762085</text:p>
          </table:table-cell>
        </table:table-row>
        <table:table-row table:style-name="ro1">
          <table:table-cell office:value-type="float" office:value="1.0449886322" calcext:value-type="float">
            <text:p>1.0449886322</text:p>
          </table:table-cell>
          <table:table-cell office:value-type="float" office:value="2.27904319763" calcext:value-type="float">
            <text:p>2.27904319763</text:p>
          </table:table-cell>
          <table:table-cell office:value-type="float" office:value="1.85298919678" calcext:value-type="float">
            <text:p>1.85298919678</text:p>
          </table:table-cell>
        </table:table-row>
        <table:table-row table:style-name="ro1">
          <table:table-cell office:value-type="float" office:value="0.745058059692" calcext:value-type="float">
            <text:p>0.745058059692</text:p>
          </table:table-cell>
          <table:table-cell office:value-type="float" office:value="1.66893005371" calcext:value-type="float">
            <text:p>1.66893005371</text:p>
          </table:table-cell>
          <table:table-cell office:value-type="float" office:value="1.88803672791" calcext:value-type="float">
            <text:p>1.88803672791</text:p>
          </table:table-cell>
        </table:table-row>
        <table:table-row table:style-name="ro1">
          <table:table-cell office:value-type="float" office:value="1.8630027771" calcext:value-type="float">
            <text:p>1.8630027771</text:p>
          </table:table-cell>
          <table:table-cell office:value-type="float" office:value="1.85489654541" calcext:value-type="float">
            <text:p>1.85489654541</text:p>
          </table:table-cell>
          <table:table-cell office:value-type="float" office:value="1.78480148315" calcext:value-type="float">
            <text:p>1.78480148315</text:p>
          </table:table-cell>
        </table:table-row>
        <table:table-row table:style-name="ro1">
          <table:table-cell office:value-type="float" office:value="1.05714797974" calcext:value-type="float">
            <text:p>1.05714797974</text:p>
          </table:table-cell>
          <table:table-cell office:value-type="float" office:value="1.88493728638" calcext:value-type="float">
            <text:p>1.88493728638</text:p>
          </table:table-cell>
          <table:table-cell office:value-type="float" office:value="1.80196762085" calcext:value-type="float">
            <text:p>1.80196762085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1.73687934875" calcext:value-type="float">
            <text:p>1.73687934875</text:p>
          </table:table-cell>
          <table:table-cell office:value-type="float" office:value="2.22587585449" calcext:value-type="float">
            <text:p>2.22587585449</text:p>
          </table:table-cell>
        </table:table-row>
        <table:table-row table:style-name="ro1">
          <table:table-cell office:value-type="float" office:value="0.679016113281" calcext:value-type="float">
            <text:p>0.679016113281</text:p>
          </table:table-cell>
          <table:table-cell office:value-type="float" office:value="1.79314613342" calcext:value-type="float">
            <text:p>1.79314613342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745058059692" calcext:value-type="float">
            <text:p>0.745058059692</text:p>
          </table:table-cell>
          <table:table-cell office:value-type="float" office:value="1.69396400452" calcext:value-type="float">
            <text:p>1.69396400452</text:p>
          </table:table-cell>
          <table:table-cell office:value-type="float" office:value="1.74880027771" calcext:value-type="float">
            <text:p>1.74880027771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3.37696075439" calcext:value-type="float">
            <text:p>3.37696075439</text:p>
          </table:table-cell>
          <table:table-cell office:value-type="float" office:value="1.87993049622" calcext:value-type="float">
            <text:p>1.87993049622</text:p>
          </table:table-cell>
        </table:table-row>
        <table:table-row table:style-name="ro1">
          <table:table-cell office:value-type="float" office:value="1.03402137756" calcext:value-type="float">
            <text:p>1.03402137756</text:p>
          </table:table-cell>
          <table:table-cell office:value-type="float" office:value="1.97005271912" calcext:value-type="float">
            <text:p>1.97005271912</text:p>
          </table:table-cell>
          <table:table-cell office:value-type="float" office:value="1.81412696838" calcext:value-type="float">
            <text:p>1.81412696838</text:p>
          </table:table-cell>
        </table:table-row>
        <table:table-row table:style-name="ro1">
          <table:table-cell office:value-type="float" office:value="0.694990158081" calcext:value-type="float">
            <text:p>0.694990158081</text:p>
          </table:table-cell>
          <table:table-cell office:value-type="float" office:value="1.76382064819" calcext:value-type="float">
            <text:p>1.76382064819</text:p>
          </table:table-cell>
          <table:table-cell office:value-type="float" office:value="2.16698646545" calcext:value-type="float">
            <text:p>2.16698646545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69801712036" calcext:value-type="float">
            <text:p>1.69801712036</text:p>
          </table:table-cell>
          <table:table-cell office:value-type="float" office:value="1.77216529846" calcext:value-type="float">
            <text:p>1.77216529846</text:p>
          </table:table-cell>
        </table:table-row>
        <table:table-row table:style-name="ro1">
          <table:table-cell office:value-type="float" office:value="0.717163085938" calcext:value-type="float">
            <text:p>0.717163085938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87182426453" calcext:value-type="float">
            <text:p>1.87182426453</text:p>
          </table:table-cell>
        </table:table-row>
        <table:table-row table:style-name="ro1">
          <table:table-cell office:value-type="float" office:value="1.82700157166" calcext:value-type="float">
            <text:p>1.82700157166</text:p>
          </table:table-cell>
          <table:table-cell office:value-type="float" office:value="1.81698799133" calcext:value-type="float">
            <text:p>1.81698799133</text:p>
          </table:table-cell>
          <table:table-cell office:value-type="float" office:value="1.93500518799" calcext:value-type="float">
            <text:p>1.93500518799</text:p>
          </table:table-cell>
        </table:table-row>
        <table:table-row table:style-name="ro1">
          <table:table-cell office:value-type="float" office:value="1.08695030212" calcext:value-type="float">
            <text:p>1.08695030212</text:p>
          </table:table-cell>
          <table:table-cell office:value-type="float" office:value="1.74903869629" calcext:value-type="float">
            <text:p>1.74903869629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78098678589" calcext:value-type="float">
            <text:p>1.78098678589</text:p>
          </table:table-cell>
          <table:table-cell office:value-type="float" office:value="2.03204154968" calcext:value-type="float">
            <text:p>2.03204154968</text:p>
          </table:table-cell>
        </table:table-row>
        <table:table-row table:style-name="ro1">
          <table:table-cell office:value-type="float" office:value="0.716924667358" calcext:value-type="float">
            <text:p>0.716924667358</text:p>
          </table:table-cell>
          <table:table-cell office:value-type="float" office:value="1.70207023621" calcext:value-type="float">
            <text:p>1.70207023621</text:p>
          </table:table-cell>
          <table:table-cell office:value-type="float" office:value="1.76215171814" calcext:value-type="float">
            <text:p>1.76215171814</text:p>
          </table:table-cell>
        </table:table-row>
        <table:table-row table:style-name="ro1">
          <table:table-cell office:value-type="float" office:value="1.17993354797" calcext:value-type="float">
            <text:p>1.17993354797</text:p>
          </table:table-cell>
          <table:table-cell office:value-type="float" office:value="2.21490859985" calcext:value-type="float">
            <text:p>2.21490859985</text:p>
          </table:table-cell>
          <table:table-cell office:value-type="float" office:value="1.94311141968" calcext:value-type="float">
            <text:p>1.94311141968</text:p>
          </table:table-cell>
        </table:table-row>
        <table:table-row table:style-name="ro1">
          <table:table-cell office:value-type="float" office:value="2.10618972778" calcext:value-type="float">
            <text:p>2.10618972778</text:p>
          </table:table-cell>
          <table:table-cell office:value-type="float" office:value="1.80006027222" calcext:value-type="float">
            <text:p>1.80006027222</text:p>
          </table:table-cell>
          <table:table-cell office:value-type="float" office:value="1.82104110718" calcext:value-type="float">
            <text:p>1.82104110718</text:p>
          </table:table-cell>
        </table:table-row>
        <table:table-row table:style-name="ro1">
          <table:table-cell office:value-type="float" office:value="0.951051712036" calcext:value-type="float">
            <text:p>0.951051712036</text:p>
          </table:table-cell>
          <table:table-cell office:value-type="float" office:value="1.7249584198" calcext:value-type="float">
            <text:p>1.7249584198</text:p>
          </table:table-cell>
          <table:table-cell office:value-type="float" office:value="1.77311897278" calcext:value-type="float">
            <text:p>1.77311897278</text:p>
          </table:table-cell>
        </table:table-row>
        <table:table-row table:style-name="ro1">
          <table:table-cell office:value-type="float" office:value="0.873804092407" calcext:value-type="float">
            <text:p>0.873804092407</text:p>
          </table:table-cell>
          <table:table-cell office:value-type="float" office:value="1.71709060669" calcext:value-type="float">
            <text:p>1.71709060669</text:p>
          </table:table-cell>
          <table:table-cell office:value-type="float" office:value="1.74784660339" calcext:value-type="float">
            <text:p>1.74784660339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76978111267" calcext:value-type="float">
            <text:p>1.76978111267</text:p>
          </table:table-cell>
          <table:table-cell office:value-type="float" office:value="1.78813934326" calcext:value-type="float">
            <text:p>1.78813934326</text:p>
          </table:table-cell>
        </table:table-row>
        <table:table-row table:style-name="ro1">
          <table:table-cell office:value-type="float" office:value="0.746965408325" calcext:value-type="float">
            <text:p>0.746965408325</text:p>
          </table:table-cell>
          <table:table-cell office:value-type="float" office:value="1.79290771484" calcext:value-type="float">
            <text:p>1.79290771484</text:p>
          </table:table-cell>
          <table:table-cell office:value-type="float" office:value="1.79314613342" calcext:value-type="float">
            <text:p>1.79314613342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87706947327" calcext:value-type="float">
            <text:p>1.87706947327</text:p>
          </table:table-cell>
          <table:table-cell office:value-type="float" office:value="3.08609008789" calcext:value-type="float">
            <text:p>3.08609008789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1.74808502197" calcext:value-type="float">
            <text:p>1.74808502197</text:p>
          </table:table-cell>
        </table:table-row>
        <table:table-row table:style-name="ro1">
          <table:table-cell office:value-type="float" office:value="0.851154327393" calcext:value-type="float">
            <text:p>0.851154327393</text:p>
          </table:table-cell>
          <table:table-cell office:value-type="float" office:value="1.95598602295" calcext:value-type="float">
            <text:p>1.95598602295</text:p>
          </table:table-cell>
          <table:table-cell office:value-type="float" office:value="2.15101242065" calcext:value-type="float">
            <text:p>2.15101242065</text:p>
          </table:table-cell>
        </table:table-row>
        <table:table-row table:style-name="ro1">
          <table:table-cell office:value-type="float" office:value="0.739812850952" calcext:value-type="float">
            <text:p>0.739812850952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69992446899" calcext:value-type="float">
            <text:p>1.69992446899</text:p>
          </table:table-cell>
        </table:table-row>
        <table:table-row table:style-name="ro1">
          <table:table-cell office:value-type="float" office:value="0.81992149353" calcext:value-type="float">
            <text:p>0.81992149353</text:p>
          </table:table-cell>
          <table:table-cell office:value-type="float" office:value="1.98197364807" calcext:value-type="float">
            <text:p>1.98197364807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748872756958" calcext:value-type="float">
            <text:p>0.748872756958</text:p>
          </table:table-cell>
          <table:table-cell office:value-type="float" office:value="1.94001197815" calcext:value-type="float">
            <text:p>1.94001197815</text:p>
          </table:table-cell>
          <table:table-cell office:value-type="float" office:value="2.79784202576" calcext:value-type="float">
            <text:p>2.79784202576</text:p>
          </table:table-cell>
        </table:table-row>
        <table:table-row table:style-name="ro1">
          <table:table-cell office:value-type="float" office:value="0.653028488159" calcext:value-type="float">
            <text:p>0.653028488159</text:p>
          </table:table-cell>
          <table:table-cell office:value-type="float" office:value="1.72019004822" calcext:value-type="float">
            <text:p>1.72019004822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698804855347" calcext:value-type="float">
            <text:p>0.698804855347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80792808533" calcext:value-type="float">
            <text:p>1.80792808533</text:p>
          </table:table-cell>
        </table:table-row>
        <table:table-row table:style-name="ro1">
          <table:table-cell office:value-type="float" office:value="0.728130340576" calcext:value-type="float">
            <text:p>0.728130340576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75380706787" calcext:value-type="float">
            <text:p>1.75380706787</text:p>
          </table:table-cell>
        </table:table-row>
        <table:table-row table:style-name="ro1">
          <table:table-cell office:value-type="float" office:value="0.753879547119" calcext:value-type="float">
            <text:p>0.753879547119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1.90997123718" calcext:value-type="float">
            <text:p>1.90997123718</text:p>
          </table:table-cell>
        </table:table-row>
        <table:table-row table:style-name="ro1">
          <table:table-cell office:value-type="float" office:value="0.789880752563" calcext:value-type="float">
            <text:p>0.789880752563</text:p>
          </table:table-cell>
          <table:table-cell office:value-type="float" office:value="1.76215171814" calcext:value-type="float">
            <text:p>1.76215171814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797914505" calcext:value-type="float">
            <text:p>1.797914505</text:p>
          </table:table-cell>
          <table:table-cell office:value-type="float" office:value="1.76191329956" calcext:value-type="float">
            <text:p>1.76191329956</text:p>
          </table:table-cell>
        </table:table-row>
        <table:table-row table:style-name="ro1">
          <table:table-cell office:value-type="float" office:value="1.59597396851" calcext:value-type="float">
            <text:p>1.59597396851</text:p>
          </table:table-cell>
          <table:table-cell office:value-type="float" office:value="1.98698043823" calcext:value-type="float">
            <text:p>1.98698043823</text:p>
          </table:table-cell>
          <table:table-cell office:value-type="float" office:value="1.82199478149" calcext:value-type="float">
            <text:p>1.82199478149</text:p>
          </table:table-cell>
        </table:table-row>
        <table:table-row table:style-name="ro1">
          <table:table-cell office:value-type="float" office:value="0.728845596313" calcext:value-type="float">
            <text:p>0.728845596313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1.83200836182" calcext:value-type="float">
            <text:p>1.83200836182</text:p>
          </table:table-cell>
        </table:table-row>
        <table:table-row table:style-name="ro1">
          <table:table-cell office:value-type="float" office:value="0.844955444336" calcext:value-type="float">
            <text:p>0.844955444336</text:p>
          </table:table-cell>
          <table:table-cell office:value-type="float" office:value="1.76405906677" calcext:value-type="float">
            <text:p>1.76405906677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696897506714" calcext:value-type="float">
            <text:p>0.696897506714</text:p>
          </table:table-cell>
          <table:table-cell office:value-type="float" office:value="1.74903869629" calcext:value-type="float">
            <text:p>1.74903869629</text:p>
          </table:table-cell>
          <table:table-cell office:value-type="float" office:value="2.08902359009" calcext:value-type="float">
            <text:p>2.08902359009</text:p>
          </table:table-cell>
        </table:table-row>
        <table:table-row table:style-name="ro1">
          <table:table-cell office:value-type="float" office:value="0.791072845459" calcext:value-type="float">
            <text:p>0.791072845459</text:p>
          </table:table-cell>
          <table:table-cell office:value-type="float" office:value="1.72114372253" calcext:value-type="float">
            <text:p>1.72114372253</text:p>
          </table:table-cell>
          <table:table-cell office:value-type="float" office:value="1.75619125366" calcext:value-type="float">
            <text:p>1.75619125366</text:p>
          </table:table-cell>
        </table:table-row>
        <table:table-row table:style-name="ro1">
          <table:table-cell office:value-type="float" office:value="0.882863998413" calcext:value-type="float">
            <text:p>0.882863998413</text:p>
          </table:table-cell>
          <table:table-cell office:value-type="float" office:value="1.85704231262" calcext:value-type="float">
            <text:p>1.85704231262</text:p>
          </table:table-cell>
          <table:table-cell office:value-type="float" office:value="1.73115730286" calcext:value-type="float">
            <text:p>1.73115730286</text:p>
          </table:table-cell>
        </table:table-row>
        <table:table-row table:style-name="ro1">
          <table:table-cell office:value-type="float" office:value="0.946044921875" calcext:value-type="float">
            <text:p>0.946044921875</text:p>
          </table:table-cell>
          <table:table-cell office:value-type="float" office:value="2.66218185425" calcext:value-type="float">
            <text:p>2.66218185425</text:p>
          </table:table-cell>
          <table:table-cell office:value-type="float" office:value="1.7261505127" calcext:value-type="float">
            <text:p>1.7261505127</text:p>
          </table:table-cell>
        </table:table-row>
        <table:table-row table:style-name="ro1">
          <table:table-cell office:value-type="float" office:value="0.772953033447" calcext:value-type="float">
            <text:p>0.772953033447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1.83415412903" calcext:value-type="float">
            <text:p>1.83415412903</text:p>
          </table:table-cell>
        </table:table-row>
        <table:table-row table:style-name="ro1">
          <table:table-cell office:value-type="float" office:value="0.868082046509" calcext:value-type="float">
            <text:p>0.868082046509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749826431274" calcext:value-type="float">
            <text:p>0.749826431274</text:p>
          </table:table-cell>
          <table:table-cell office:value-type="float" office:value="1.66702270508" calcext:value-type="float">
            <text:p>1.66702270508</text:p>
          </table:table-cell>
          <table:table-cell office:value-type="float" office:value="2.08282470703" calcext:value-type="float">
            <text:p>2.08282470703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67918205261" calcext:value-type="float">
            <text:p>1.67918205261</text:p>
          </table:table-cell>
          <table:table-cell office:value-type="float" office:value="1.88708305359" calcext:value-type="float">
            <text:p>1.88708305359</text:p>
          </table:table-cell>
        </table:table-row>
        <table:table-row table:style-name="ro1">
          <table:table-cell office:value-type="float" office:value="0.684022903442" calcext:value-type="float">
            <text:p>0.684022903442</text:p>
          </table:table-cell>
          <table:table-cell office:value-type="float" office:value="1.75189971924" calcext:value-type="float">
            <text:p>1.75189971924</text:p>
          </table:table-cell>
          <table:table-cell office:value-type="float" office:value="3.61919403076" calcext:value-type="float">
            <text:p>3.61919403076</text:p>
          </table:table-cell>
        </table:table-row>
        <table:table-row table:style-name="ro1">
          <table:table-cell office:value-type="float" office:value="0.811100006104" calcext:value-type="float">
            <text:p>0.811100006104</text:p>
          </table:table-cell>
          <table:table-cell office:value-type="float" office:value="1.71899795532" calcext:value-type="float">
            <text:p>1.71899795532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0.737905502319" calcext:value-type="float">
            <text:p>0.737905502319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81889533997" calcext:value-type="float">
            <text:p>1.81889533997</text:p>
          </table:table-cell>
        </table:table-row>
        <table:table-row table:style-name="ro1">
          <table:table-cell office:value-type="float" office:value="0.692844390869" calcext:value-type="float">
            <text:p>0.692844390869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76811218262" calcext:value-type="float">
            <text:p>1.76811218262</text:p>
          </table:table-cell>
        </table:table-row>
        <table:table-row table:style-name="ro1">
          <table:table-cell office:value-type="float" office:value="0.999212265015" calcext:value-type="float">
            <text:p>0.999212265015</text:p>
          </table:table-cell>
          <table:table-cell office:value-type="float" office:value="2.06589698792" calcext:value-type="float">
            <text:p>2.06589698792</text:p>
          </table:table-cell>
          <table:table-cell office:value-type="float" office:value="1.72901153564" calcext:value-type="float">
            <text:p>1.72901153564</text:p>
          </table:table-cell>
        </table:table-row>
        <table:table-row table:style-name="ro1">
          <table:table-cell office:value-type="float" office:value="0.957012176514" calcext:value-type="float">
            <text:p>0.957012176514</text:p>
          </table:table-cell>
          <table:table-cell office:value-type="float" office:value="3.19910049438" calcext:value-type="float">
            <text:p>3.19910049438</text:p>
          </table:table-cell>
          <table:table-cell office:value-type="float" office:value="2.07996368408" calcext:value-type="float">
            <text:p>2.07996368408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70087814331" calcext:value-type="float">
            <text:p>1.70087814331</text:p>
          </table:table-cell>
          <table:table-cell office:value-type="float" office:value="1.82318687439" calcext:value-type="float">
            <text:p>1.82318687439</text:p>
          </table:table-cell>
        </table:table-row>
        <table:table-row table:style-name="ro1">
          <table:table-cell office:value-type="float" office:value="0.959157943726" calcext:value-type="float">
            <text:p>0.959157943726</text:p>
          </table:table-cell>
          <table:table-cell office:value-type="float" office:value="1.71518325806" calcext:value-type="float">
            <text:p>1.71518325806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823020935059" calcext:value-type="float">
            <text:p>0.823020935059</text:p>
          </table:table-cell>
          <table:table-cell office:value-type="float" office:value="1.76215171814" calcext:value-type="float">
            <text:p>1.76215171814</text:p>
          </table:table-cell>
          <table:table-cell office:value-type="float" office:value="1.7409324646" calcext:value-type="float">
            <text:p>1.7409324646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78599357605" calcext:value-type="float">
            <text:p>1.78599357605</text:p>
          </table:table-cell>
          <table:table-cell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0.865936279297" calcext:value-type="float">
            <text:p>0.865936279297</text:p>
          </table:table-cell>
          <table:table-cell office:value-type="float" office:value="3.30901145935" calcext:value-type="float">
            <text:p>3.30901145935</text:p>
          </table:table-cell>
          <table:table-cell office:value-type="float" office:value="2.03990936279" calcext:value-type="float">
            <text:p>2.03990936279</text:p>
          </table:table-cell>
        </table:table-row>
        <table:table-row table:style-name="ro1">
          <table:table-cell office:value-type="float" office:value="0.792980194092" calcext:value-type="float">
            <text:p>0.792980194092</text:p>
          </table:table-cell>
          <table:table-cell office:value-type="float" office:value="1.70803070068" calcext:value-type="float">
            <text:p>1.70803070068</text:p>
          </table:table-cell>
          <table:table-cell office:value-type="float" office:value="1.82604789734" calcext:value-type="float">
            <text:p>1.82604789734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1.71804428101" calcext:value-type="float">
            <text:p>1.71804428101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976085662842" calcext:value-type="float">
            <text:p>0.976085662842</text:p>
          </table:table-cell>
          <table:table-cell office:value-type="float" office:value="1.81698799133" calcext:value-type="float">
            <text:p>1.81698799133</text:p>
          </table:table-cell>
          <table:table-cell office:value-type="float" office:value="2.03490257263" calcext:value-type="float">
            <text:p>2.03490257263</text:p>
          </table:table-cell>
        </table:table-row>
        <table:table-row table:style-name="ro1">
          <table:table-cell office:value-type="float" office:value="0.691890716553" calcext:value-type="float">
            <text:p>0.691890716553</text:p>
          </table:table-cell>
          <table:table-cell office:value-type="float" office:value="1.82700157166" calcext:value-type="float">
            <text:p>1.82700157166</text:p>
          </table:table-cell>
          <table:table-cell office:value-type="float" office:value="1.87206268311" calcext:value-type="float">
            <text:p>1.87206268311</text:p>
          </table:table-cell>
        </table:table-row>
        <table:table-row table:style-name="ro1">
          <table:table-cell office:value-type="float" office:value="0.710010528564" calcext:value-type="float">
            <text:p>0.710010528564</text:p>
          </table:table-cell>
          <table:table-cell office:value-type="float" office:value="4.81605529785" calcext:value-type="float">
            <text:p>4.81605529785</text:p>
          </table:table-cell>
          <table:table-cell office:value-type="float" office:value="1.96194648743" calcext:value-type="float">
            <text:p>1.96194648743</text:p>
          </table:table-cell>
        </table:table-row>
        <table:table-row table:style-name="ro1">
          <table:table-cell office:value-type="float" office:value="0.88095664978" calcext:value-type="float">
            <text:p>0.88095664978</text:p>
          </table:table-cell>
          <table:table-cell office:value-type="float" office:value="1.7511844635" calcext:value-type="float">
            <text:p>1.7511844635</text:p>
          </table:table-cell>
          <table:table-cell office:value-type="float" office:value="1.86896324158" calcext:value-type="float">
            <text:p>1.86896324158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1.90305709839" calcext:value-type="float">
            <text:p>1.90305709839</text:p>
          </table:table-cell>
          <table:table-cell office:value-type="float" office:value="2.03704833984" calcext:value-type="float">
            <text:p>2.03704833984</text:p>
          </table:table-cell>
        </table:table-row>
        <table:table-row table:style-name="ro1">
          <table:table-cell office:value-type="float" office:value="0.709056854248" calcext:value-type="float">
            <text:p>0.709056854248</text:p>
          </table:table-cell>
          <table:table-cell office:value-type="float" office:value="2.91085243225" calcext:value-type="float">
            <text:p>2.91085243225</text:p>
          </table:table-cell>
          <table:table-cell office:value-type="float" office:value="2.53701210022" calcext:value-type="float">
            <text:p>2.53701210022</text:p>
          </table:table-cell>
        </table:table-row>
        <table:table-row table:style-name="ro1">
          <table:table-cell office:value-type="float" office:value="0.875949859619" calcext:value-type="float">
            <text:p>0.875949859619</text:p>
          </table:table-cell>
          <table:table-cell office:value-type="float" office:value="1.80101394653" calcext:value-type="float">
            <text:p>1.80101394653</text:p>
          </table:table-cell>
          <table:table-cell office:value-type="float" office:value="1.9359588623" calcext:value-type="float">
            <text:p>1.9359588623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3.0620098114" calcext:value-type="float">
            <text:p>3.0620098114</text:p>
          </table:table-cell>
          <table:table-cell office:value-type="float" office:value="1.88994407654" calcext:value-type="float">
            <text:p>1.88994407654</text:p>
          </table:table-cell>
        </table:table-row>
        <table:table-row table:style-name="ro1">
          <table:table-cell office:value-type="float" office:value="1.05905532837" calcext:value-type="float">
            <text:p>1.05905532837</text:p>
          </table:table-cell>
          <table:table-cell office:value-type="float" office:value="2.42400169373" calcext:value-type="float">
            <text:p>2.42400169373</text:p>
          </table:table-cell>
          <table:table-cell office:value-type="float" office:value="2.31099128723" calcext:value-type="float">
            <text:p>2.31099128723</text:p>
          </table:table-cell>
        </table:table-row>
        <table:table-row table:style-name="ro1">
          <table:table-cell office:value-type="float" office:value="1.08313560486" calcext:value-type="float">
            <text:p>1.08313560486</text:p>
          </table:table-cell>
          <table:table-cell office:value-type="float" office:value="1.87492370605" calcext:value-type="float">
            <text:p>1.87492370605</text:p>
          </table:table-cell>
          <table:table-cell office:value-type="float" office:value="1.87516212463" calcext:value-type="float">
            <text:p>1.87516212463</text:p>
          </table:table-cell>
        </table:table-row>
        <table:table-row table:style-name="ro1">
          <table:table-cell office:value-type="float" office:value="0.86498260498" calcext:value-type="float">
            <text:p>0.86498260498</text:p>
          </table:table-cell>
          <table:table-cell office:value-type="float" office:value="1.83510780334" calcext:value-type="float">
            <text:p>1.83510780334</text:p>
          </table:table-cell>
          <table:table-cell office:value-type="float" office:value="1.95407867432" calcext:value-type="float">
            <text:p>1.95407867432</text:p>
          </table:table-cell>
        </table:table-row>
        <table:table-row table:style-name="ro1">
          <table:table-cell office:value-type="float" office:value="0.810861587524" calcext:value-type="float">
            <text:p>0.810861587524</text:p>
          </table:table-cell>
          <table:table-cell office:value-type="float" office:value="1.99604034424" calcext:value-type="float">
            <text:p>1.99604034424</text:p>
          </table:table-cell>
          <table:table-cell office:value-type="float" office:value="1.97505950928" calcext:value-type="float">
            <text:p>1.97505950928</text:p>
          </table:table-cell>
        </table:table-row>
        <table:table-row table:style-name="ro1">
          <table:table-cell office:value-type="float" office:value="0.998973846436" calcext:value-type="float">
            <text:p>0.998973846436</text:p>
          </table:table-cell>
          <table:table-cell office:value-type="float" office:value="4.5428276062" calcext:value-type="float">
            <text:p>4.5428276062</text:p>
          </table:table-cell>
          <table:table-cell office:value-type="float" office:value="3.42082977295" calcext:value-type="float">
            <text:p>3.42082977295</text:p>
          </table:table-cell>
        </table:table-row>
        <table:table-row table:style-name="ro1">
          <table:table-cell office:value-type="float" office:value="0.695943832397" calcext:value-type="float">
            <text:p>0.695943832397</text:p>
          </table:table-cell>
          <table:table-cell office:value-type="float" office:value="1.88779830933" calcext:value-type="float">
            <text:p>1.88779830933</text:p>
          </table:table-cell>
          <table:table-cell office:value-type="float" office:value="1.90591812134" calcext:value-type="float">
            <text:p>1.90591812134</text:p>
          </table:table-cell>
        </table:table-row>
        <table:table-row table:style-name="ro1">
          <table:table-cell office:value-type="float" office:value="0.818014144897" calcext:value-type="float">
            <text:p>0.818014144897</text:p>
          </table:table-cell>
          <table:table-cell office:value-type="float" office:value="1.83796882629" calcext:value-type="float">
            <text:p>1.83796882629</text:p>
          </table:table-cell>
          <table:table-cell office:value-type="float" office:value="2.77495384216" calcext:value-type="float">
            <text:p>2.77495384216</text:p>
          </table:table-cell>
        </table:table-row>
        <table:table-row table:style-name="ro1">
          <table:table-cell office:value-type="float" office:value="0.940084457397" calcext:value-type="float">
            <text:p>0.940084457397</text:p>
          </table:table-cell>
          <table:table-cell office:value-type="float" office:value="3.24201583862" calcext:value-type="float">
            <text:p>3.24201583862</text:p>
          </table:table-cell>
          <table:table-cell office:value-type="float" office:value="2.53200531006" calcext:value-type="float">
            <text:p>2.53200531006</text:p>
          </table:table-cell>
        </table:table-row>
        <table:table-row table:style-name="ro1">
          <table:table-cell office:value-type="float" office:value="1.16300582886" calcext:value-type="float">
            <text:p>1.16300582886</text:p>
          </table:table-cell>
          <table:table-cell office:value-type="float" office:value="1.86991691589" calcext:value-type="float">
            <text:p>1.86991691589</text:p>
          </table:table-cell>
          <table:table-cell office:value-type="float" office:value="1.93309783936" calcext:value-type="float">
            <text:p>1.93309783936</text:p>
          </table:table-cell>
        </table:table-row>
        <table:table-row table:style-name="ro1">
          <table:table-cell office:value-type="float" office:value="0.71907043457" calcext:value-type="float">
            <text:p>0.71907043457</text:p>
          </table:table-cell>
          <table:table-cell office:value-type="float" office:value="1.75404548645" calcext:value-type="float">
            <text:p>1.75404548645</text:p>
          </table:table-cell>
          <table:table-cell office:value-type="float" office:value="1.73711776733" calcext:value-type="float">
            <text:p>1.73711776733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2.64883041382" calcext:value-type="float">
            <text:p>2.64883041382</text:p>
          </table:table-cell>
          <table:table-cell office:value-type="float" office:value="2.10285186768" calcext:value-type="float">
            <text:p>2.10285186768</text:p>
          </table:table-cell>
        </table:table-row>
        <table:table-row table:style-name="ro1">
          <table:table-cell office:value-type="float" office:value="0.836849212646" calcext:value-type="float">
            <text:p>0.836849212646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3.57580184937" calcext:value-type="float">
            <text:p>3.57580184937</text:p>
          </table:table-cell>
        </table:table-row>
        <table:table-row table:style-name="ro1">
          <table:table-cell office:value-type="float" office:value="0.763893127441" calcext:value-type="float">
            <text:p>0.763893127441</text:p>
          </table:table-cell>
          <table:table-cell office:value-type="float" office:value="1.82890892029" calcext:value-type="float">
            <text:p>1.82890892029</text:p>
          </table:table-cell>
          <table:table-cell office:value-type="float" office:value="1.86491012573" calcext:value-type="float">
            <text:p>1.86491012573</text:p>
          </table:table-cell>
        </table:table-row>
        <table:table-row table:style-name="ro1">
          <table:table-cell office:value-type="float" office:value="0.684022903442" calcext:value-type="float">
            <text:p>0.684022903442</text:p>
          </table:table-cell>
          <table:table-cell office:value-type="float" office:value="1.66201591492" calcext:value-type="float">
            <text:p>1.66201591492</text:p>
          </table:table-cell>
          <table:table-cell office:value-type="float" office:value="1.86991691589" calcext:value-type="float">
            <text:p>1.86991691589</text:p>
          </table:table-cell>
        </table:table-row>
        <table:table-row table:style-name="ro1">
          <table:table-cell office:value-type="float" office:value="1.70683860779" calcext:value-type="float">
            <text:p>1.70683860779</text:p>
          </table:table-cell>
          <table:table-cell office:value-type="float" office:value="1.85489654541" calcext:value-type="float">
            <text:p>1.85489654541</text:p>
          </table:table-cell>
          <table:table-cell office:value-type="float" office:value="1.6942024231" calcext:value-type="float">
            <text:p>1.6942024231</text:p>
          </table:table-cell>
        </table:table-row>
        <table:table-row table:style-name="ro1">
          <table:table-cell office:value-type="float" office:value="1.54209136963" calcext:value-type="float">
            <text:p>1.54209136963</text:p>
          </table:table-cell>
          <table:table-cell office:value-type="float" office:value="2.06589698792" calcext:value-type="float">
            <text:p>2.06589698792</text:p>
          </table:table-cell>
          <table:table-cell office:value-type="float" office:value="1.79386138916" calcext:value-type="float">
            <text:p>1.79386138916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69086456299" calcext:value-type="float">
            <text:p>1.69086456299</text:p>
          </table:table-cell>
          <table:table-cell office:value-type="float" office:value="1.74403190613" calcext:value-type="float">
            <text:p>1.74403190613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73306465149" calcext:value-type="float">
            <text:p>1.73306465149</text:p>
          </table:table-cell>
        </table:table-row>
        <table:table-row table:style-name="ro1">
          <table:table-cell office:value-type="float" office:value="0.919103622437" calcext:value-type="float">
            <text:p>0.919103622437</text:p>
          </table:table-cell>
          <table:table-cell office:value-type="float" office:value="2.59399414062" calcext:value-type="float">
            <text:p>2.59399414062</text:p>
          </table:table-cell>
          <table:table-cell office:value-type="float" office:value="1.9359588623" calcext:value-type="float">
            <text:p>1.9359588623</text:p>
          </table:table-cell>
        </table:table-row>
        <table:table-row table:style-name="ro1">
          <table:table-cell office:value-type="float" office:value="0.964164733887" calcext:value-type="float">
            <text:p>0.964164733887</text:p>
          </table:table-cell>
          <table:table-cell office:value-type="float" office:value="3.08203697205" calcext:value-type="float">
            <text:p>3.08203697205</text:p>
          </table:table-cell>
          <table:table-cell office:value-type="float" office:value="1.73687934875" calcext:value-type="float">
            <text:p>1.73687934875</text:p>
          </table:table-cell>
        </table:table-row>
        <table:table-row table:style-name="ro1">
          <table:table-cell office:value-type="float" office:value="1.38401985168" calcext:value-type="float">
            <text:p>1.38401985168</text:p>
          </table:table-cell>
          <table:table-cell office:value-type="float" office:value="2.2439956665" calcext:value-type="float">
            <text:p>2.2439956665</text:p>
          </table:table-cell>
          <table:table-cell office:value-type="float" office:value="1.73711776733" calcext:value-type="float">
            <text:p>1.73711776733</text:p>
          </table:table-cell>
        </table:table-row>
        <table:table-row table:style-name="ro1">
          <table:table-cell office:value-type="float" office:value="0.892877578735" calcext:value-type="float">
            <text:p>0.892877578735</text:p>
          </table:table-cell>
          <table:table-cell office:value-type="float" office:value="1.66392326355" calcext:value-type="float">
            <text:p>1.66392326355</text:p>
          </table:table-cell>
          <table:table-cell office:value-type="float" office:value="1.74188613892" calcext:value-type="float">
            <text:p>1.74188613892</text:p>
          </table:table-cell>
        </table:table-row>
        <table:table-row table:style-name="ro1">
          <table:table-cell office:value-type="float" office:value="0.910997390747" calcext:value-type="float">
            <text:p>0.910997390747</text:p>
          </table:table-cell>
          <table:table-cell office:value-type="float" office:value="2.51197814941" calcext:value-type="float">
            <text:p>2.51197814941</text:p>
          </table:table-cell>
          <table:table-cell office:value-type="float" office:value="1.91402435303" calcext:value-type="float">
            <text:p>1.91402435303</text:p>
          </table:table-cell>
        </table:table-row>
        <table:table-row table:style-name="ro1">
          <table:table-cell office:value-type="float" office:value="0.747919082642" calcext:value-type="float">
            <text:p>0.747919082642</text:p>
          </table:table-cell>
          <table:table-cell office:value-type="float" office:value="1.65700912476" calcext:value-type="float">
            <text:p>1.65700912476</text:p>
          </table:table-cell>
          <table:table-cell office:value-type="float" office:value="1.82509422302" calcext:value-type="float">
            <text:p>1.82509422302</text:p>
          </table:table-cell>
        </table:table-row>
        <table:table-row table:style-name="ro1">
          <table:table-cell office:value-type="float" office:value="0.638961791992" calcext:value-type="float">
            <text:p>0.638961791992</text:p>
          </table:table-cell>
          <table:table-cell office:value-type="float" office:value="1.74188613892" calcext:value-type="float">
            <text:p>1.74188613892</text:p>
          </table:table-cell>
          <table:table-cell office:value-type="float" office:value="3.53693962097" calcext:value-type="float">
            <text:p>3.53693962097</text:p>
          </table:table-cell>
        </table:table-row>
        <table:table-row table:style-name="ro1">
          <table:table-cell office:value-type="float" office:value="0.849962234497" calcext:value-type="float">
            <text:p>0.849962234497</text:p>
          </table:table-cell>
          <table:table-cell office:value-type="float" office:value="2.84099578857" calcext:value-type="float">
            <text:p>2.84099578857</text:p>
          </table:table-cell>
          <table:table-cell office:value-type="float" office:value="2.43496894836" calcext:value-type="float">
            <text:p>2.43496894836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66010856628" calcext:value-type="float">
            <text:p>1.66010856628</text:p>
          </table:table-cell>
          <table:table-cell office:value-type="float" office:value="1.78909301758" calcext:value-type="float">
            <text:p>1.78909301758</text:p>
          </table:table-cell>
        </table:table-row>
        <table:table-row table:style-name="ro1">
          <table:table-cell office:value-type="float" office:value="1.82890892029" calcext:value-type="float">
            <text:p>1.82890892029</text:p>
          </table:table-cell>
          <table:table-cell office:value-type="float" office:value="1.81102752686" calcext:value-type="float">
            <text:p>1.81102752686</text:p>
          </table:table-cell>
          <table:table-cell office:value-type="float" office:value="1.72209739685" calcext:value-type="float">
            <text:p>1.72209739685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1.68299674988" calcext:value-type="float">
            <text:p>1.68299674988</text:p>
          </table:table-cell>
          <table:table-cell office:value-type="float" office:value="3.42106819153" calcext:value-type="float">
            <text:p>3.42106819153</text:p>
          </table:table-cell>
        </table:table-row>
        <table:table-row table:style-name="ro1">
          <table:table-cell office:value-type="float" office:value="0.749111175537" calcext:value-type="float">
            <text:p>0.749111175537</text:p>
          </table:table-cell>
          <table:table-cell office:value-type="float" office:value="1.85608863831" calcext:value-type="float">
            <text:p>1.85608863831</text:p>
          </table:table-cell>
          <table:table-cell office:value-type="float" office:value="1.84082984924" calcext:value-type="float">
            <text:p>1.84082984924</text:p>
          </table:table-cell>
        </table:table-row>
        <table:table-row table:style-name="ro1">
          <table:table-cell office:value-type="float" office:value="0.860929489136" calcext:value-type="float">
            <text:p>0.860929489136</text:p>
          </table:table-cell>
          <table:table-cell office:value-type="float" office:value="2.68816947937" calcext:value-type="float">
            <text:p>2.68816947937</text:p>
          </table:table-cell>
          <table:table-cell office:value-type="float" office:value="2.18796730042" calcext:value-type="float">
            <text:p>2.18796730042</text:p>
          </table:table-cell>
        </table:table-row>
        <table:table-row table:style-name="ro1">
          <table:table-cell office:value-type="float" office:value="0.706911087036" calcext:value-type="float">
            <text:p>0.706911087036</text:p>
          </table:table-cell>
          <table:table-cell office:value-type="float" office:value="1.67608261108" calcext:value-type="float">
            <text:p>1.67608261108</text:p>
          </table:table-cell>
          <table:table-cell office:value-type="float" office:value="1.76215171814" calcext:value-type="float">
            <text:p>1.76215171814</text:p>
          </table:table-cell>
        </table:table-row>
        <table:table-row table:style-name="ro1">
          <table:table-cell office:value-type="float" office:value="0.994920730591" calcext:value-type="float">
            <text:p>0.994920730591</text:p>
          </table:table-cell>
          <table:table-cell office:value-type="float" office:value="2.11501121521" calcext:value-type="float">
            <text:p>2.11501121521</text:p>
          </table:table-cell>
          <table:table-cell office:value-type="float" office:value="3.12805175781" calcext:value-type="float">
            <text:p>3.12805175781</text:p>
          </table:table-cell>
        </table:table-row>
        <table:table-row table:style-name="ro1">
          <table:table-cell office:value-type="float" office:value="0.744104385376" calcext:value-type="float">
            <text:p>0.744104385376</text:p>
          </table:table-cell>
          <table:table-cell office:value-type="float" office:value="1.81293487549" calcext:value-type="float">
            <text:p>1.81293487549</text:p>
          </table:table-cell>
          <table:table-cell office:value-type="float" office:value="1.93190574646" calcext:value-type="float">
            <text:p>1.93190574646</text:p>
          </table:table-cell>
        </table:table-row>
        <table:table-row table:style-name="ro1">
          <table:table-cell office:value-type="float" office:value="0.814914703369" calcext:value-type="float">
            <text:p>0.814914703369</text:p>
          </table:table-cell>
          <table:table-cell office:value-type="float" office:value="1.93285942078" calcext:value-type="float">
            <text:p>1.93285942078</text:p>
          </table:table-cell>
          <table:table-cell office:value-type="float" office:value="1.83510780334" calcext:value-type="float">
            <text:p>1.83510780334</text:p>
          </table:table-cell>
        </table:table-row>
        <table:table-row table:style-name="ro1">
          <table:table-cell office:value-type="float" office:value="0.921964645386" calcext:value-type="float">
            <text:p>0.921964645386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1.73282623291" calcext:value-type="float">
            <text:p>1.73282623291</text:p>
          </table:table-cell>
        </table:table-row>
        <table:table-row table:style-name="ro1">
          <table:table-cell office:value-type="float" office:value="0.716209411621" calcext:value-type="float">
            <text:p>0.716209411621</text:p>
          </table:table-cell>
          <table:table-cell office:value-type="float" office:value="1.67489051819" calcext:value-type="float">
            <text:p>1.67489051819</text:p>
          </table:table-cell>
          <table:table-cell office:value-type="float" office:value="1.70993804932" calcext:value-type="float">
            <text:p>1.70993804932</text:p>
          </table:table-cell>
        </table:table-row>
        <table:table-row table:style-name="ro1">
          <table:table-cell office:value-type="float" office:value="0.746011734009" calcext:value-type="float">
            <text:p>0.746011734009</text:p>
          </table:table-cell>
          <table:table-cell office:value-type="float" office:value="1.90305709839" calcext:value-type="float">
            <text:p>1.90305709839</text:p>
          </table:table-cell>
          <table:table-cell office:value-type="float" office:value="2.70581245422" calcext:value-type="float">
            <text:p>2.70581245422</text:p>
          </table:table-cell>
        </table:table-row>
        <table:table-row table:style-name="ro1">
          <table:table-cell office:value-type="float" office:value="1.29008293152" calcext:value-type="float">
            <text:p>1.29008293152</text:p>
          </table:table-cell>
          <table:table-cell office:value-type="float" office:value="2.10809707642" calcext:value-type="float">
            <text:p>2.10809707642</text:p>
          </table:table-cell>
          <table:table-cell office:value-type="float" office:value="2.06303596497" calcext:value-type="float">
            <text:p>2.06303596497</text:p>
          </table:table-cell>
        </table:table-row>
        <table:table-row table:style-name="ro1">
          <table:table-cell office:value-type="float" office:value="0.777006149292" calcext:value-type="float">
            <text:p>0.777006149292</text:p>
          </table:table-cell>
          <table:table-cell office:value-type="float" office:value="1.69396400452" calcext:value-type="float">
            <text:p>1.69396400452</text:p>
          </table:table-cell>
          <table:table-cell office:value-type="float" office:value="1.78599357605" calcext:value-type="float">
            <text:p>1.78599357605</text:p>
          </table:table-cell>
        </table:table-row>
        <table:table-row table:style-name="ro1">
          <table:table-cell office:value-type="float" office:value="0.738859176636" calcext:value-type="float">
            <text:p>0.738859176636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2.02512741089" calcext:value-type="float">
            <text:p>2.02512741089</text:p>
          </table:table-cell>
          <table:table-cell office:value-type="float" office:value="2.19893455505" calcext:value-type="float">
            <text:p>2.19893455505</text:p>
          </table:table-cell>
        </table:table-row>
        <table:table-row table:style-name="ro1">
          <table:table-cell office:value-type="float" office:value="0.825881958008" calcext:value-type="float">
            <text:p>0.825881958008</text:p>
          </table:table-cell>
          <table:table-cell office:value-type="float" office:value="1.70993804932" calcext:value-type="float">
            <text:p>1.70993804932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1.51515007019" calcext:value-type="float">
            <text:p>1.51515007019</text:p>
          </table:table-cell>
          <table:table-cell office:value-type="float" office:value="2.09808349609" calcext:value-type="float">
            <text:p>2.09808349609</text:p>
          </table:table-cell>
          <table:table-cell office:value-type="float" office:value="1.76191329956" calcext:value-type="float">
            <text:p>1.76191329956</text:p>
          </table:table-cell>
        </table:table-row>
        <table:table-row table:style-name="ro1">
          <table:table-cell office:value-type="float" office:value="0.723838806152" calcext:value-type="float">
            <text:p>0.723838806152</text:p>
          </table:table-cell>
          <table:table-cell office:value-type="float" office:value="1.67798995972" calcext:value-type="float">
            <text:p>1.67798995972</text:p>
          </table:table-cell>
          <table:table-cell office:value-type="float" office:value="1.77192687988" calcext:value-type="float">
            <text:p>1.77192687988</text:p>
          </table:table-cell>
        </table:table-row>
        <table:table-row table:style-name="ro1">
          <table:table-cell office:value-type="float" office:value="0.883102416992" calcext:value-type="float">
            <text:p>0.883102416992</text:p>
          </table:table-cell>
          <table:table-cell office:value-type="float" office:value="2.73013114929" calcext:value-type="float">
            <text:p>2.73013114929</text:p>
          </table:table-cell>
          <table:table-cell office:value-type="float" office:value="1.79409980774" calcext:value-type="float">
            <text:p>1.79409980774</text:p>
          </table:table-cell>
        </table:table-row>
        <table:table-row table:style-name="ro1">
          <table:table-cell office:value-type="float" office:value="0.800132751465" calcext:value-type="float">
            <text:p>0.800132751465</text:p>
          </table:table-cell>
          <table:table-cell office:value-type="float" office:value="2.37894058228" calcext:value-type="float">
            <text:p>2.37894058228</text:p>
          </table:table-cell>
          <table:table-cell office:value-type="float" office:value="2.35891342163" calcext:value-type="float">
            <text:p>2.35891342163</text:p>
          </table:table-cell>
        </table:table-row>
        <table:table-row table:style-name="ro1">
          <table:table-cell office:value-type="float" office:value="0.863075256348" calcext:value-type="float">
            <text:p>0.863075256348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1.82700157166" calcext:value-type="float">
            <text:p>1.82700157166</text:p>
          </table:table-cell>
        </table:table-row>
        <table:table-row table:style-name="ro1">
          <table:table-cell office:value-type="float" office:value="0.768184661865" calcext:value-type="float">
            <text:p>0.768184661865</text:p>
          </table:table-cell>
          <table:table-cell office:value-type="float" office:value="2.79116630554" calcext:value-type="float">
            <text:p>2.79116630554</text:p>
          </table:table-cell>
          <table:table-cell office:value-type="float" office:value="2.23708152771" calcext:value-type="float">
            <text:p>2.23708152771</text:p>
          </table:table-cell>
        </table:table-row>
        <table:table-row table:style-name="ro1">
          <table:table-cell office:value-type="float" office:value="0.697135925293" calcext:value-type="float">
            <text:p>0.697135925293</text:p>
          </table:table-cell>
          <table:table-cell office:value-type="float" office:value="1.68609619141" calcext:value-type="float">
            <text:p>1.68609619141</text:p>
          </table:table-cell>
          <table:table-cell office:value-type="float" office:value="1.75094604492" calcext:value-type="float">
            <text:p>1.75094604492</text:p>
          </table:table-cell>
        </table:table-row>
        <table:table-row table:style-name="ro1">
          <table:table-cell office:value-type="float" office:value="0.72979927063" calcext:value-type="float">
            <text:p>0.72979927063</text:p>
          </table:table-cell>
          <table:table-cell office:value-type="float" office:value="1.91593170166" calcext:value-type="float">
            <text:p>1.91593170166</text:p>
          </table:table-cell>
          <table:table-cell office:value-type="float" office:value="3.65591049194" calcext:value-type="float">
            <text:p>3.65591049194</text:p>
          </table:table-cell>
        </table:table-row>
        <table:table-row table:style-name="ro1">
          <table:table-cell office:value-type="float" office:value="0.926971435547" calcext:value-type="float">
            <text:p>0.926971435547</text:p>
          </table:table-cell>
          <table:table-cell office:value-type="float" office:value="2.49791145325" calcext:value-type="float">
            <text:p>2.49791145325</text:p>
          </table:table-cell>
          <table:table-cell office:value-type="float" office:value="2.38800048828" calcext:value-type="float">
            <text:p>2.38800048828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73401832581" calcext:value-type="float">
            <text:p>1.73401832581</text:p>
          </table:table-cell>
          <table:table-cell office:value-type="float" office:value="1.84297561646" calcext:value-type="float">
            <text:p>1.84297561646</text:p>
          </table:table-cell>
        </table:table-row>
        <table:table-row table:style-name="ro1">
          <table:table-cell office:value-type="float" office:value="0.663995742798" calcext:value-type="float">
            <text:p>0.663995742798</text:p>
          </table:table-cell>
          <table:table-cell office:value-type="float" office:value="1.78599357605" calcext:value-type="float">
            <text:p>1.78599357605</text:p>
          </table:table-cell>
          <table:table-cell office:value-type="float" office:value="1.77693367004" calcext:value-type="float">
            <text:p>1.77693367004</text:p>
          </table:table-cell>
        </table:table-row>
        <table:table-row table:style-name="ro1">
          <table:table-cell office:value-type="float" office:value="0.849962234497" calcext:value-type="float">
            <text:p>0.849962234497</text:p>
          </table:table-cell>
          <table:table-cell office:value-type="float" office:value="1.97887420654" calcext:value-type="float">
            <text:p>1.97887420654</text:p>
          </table:table-cell>
          <table:table-cell office:value-type="float" office:value="2.66599655151" calcext:value-type="float">
            <text:p>2.66599655151</text:p>
          </table:table-cell>
        </table:table-row>
        <table:table-row table:style-name="ro1">
          <table:table-cell office:value-type="float" office:value="0.787973403931" calcext:value-type="float">
            <text:p>0.787973403931</text:p>
          </table:table-cell>
          <table:table-cell office:value-type="float" office:value="1.78599357605" calcext:value-type="float">
            <text:p>1.78599357605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1.43694877625" calcext:value-type="float">
            <text:p>1.43694877625</text:p>
          </table:table-cell>
          <table:table-cell office:value-type="float" office:value="1.92809104919" calcext:value-type="float">
            <text:p>1.92809104919</text:p>
          </table:table-cell>
          <table:table-cell office:value-type="float" office:value="1.83796882629" calcext:value-type="float">
            <text:p>1.83796882629</text:p>
          </table:table-cell>
        </table:table-row>
        <table:table-row table:style-name="ro1">
          <table:table-cell office:value-type="float" office:value="0.767946243286" calcext:value-type="float">
            <text:p>0.767946243286</text:p>
          </table:table-cell>
          <table:table-cell office:value-type="float" office:value="1.87492370605" calcext:value-type="float">
            <text:p>1.87492370605</text:p>
          </table:table-cell>
          <table:table-cell office:value-type="float" office:value="2.0649433136" calcext:value-type="float">
            <text:p>2.0649433136</text:p>
          </table:table-cell>
        </table:table-row>
        <table:table-row table:style-name="ro1">
          <table:table-cell office:value-type="float" office:value="1.91688537598" calcext:value-type="float">
            <text:p>1.91688537598</text:p>
          </table:table-cell>
          <table:table-cell office:value-type="float" office:value="1.83200836182" calcext:value-type="float">
            <text:p>1.83200836182</text:p>
          </table:table-cell>
          <table:table-cell office:value-type="float" office:value="1.72996520996" calcext:value-type="float">
            <text:p>1.72996520996</text:p>
          </table:table-cell>
        </table:table-row>
        <table:table-row table:style-name="ro1">
          <table:table-cell office:value-type="float" office:value="0.820159912109" calcext:value-type="float">
            <text:p>0.820159912109</text:p>
          </table:table-cell>
          <table:table-cell office:value-type="float" office:value="1.7409324646" calcext:value-type="float">
            <text:p>1.7409324646</text:p>
          </table:table-cell>
          <table:table-cell office:value-type="float" office:value="2.49099731445" calcext:value-type="float">
            <text:p>2.49099731445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1.708984375" calcext:value-type="float">
            <text:p>1.708984375</text:p>
          </table:table-cell>
          <table:table-cell office:value-type="float" office:value="2.01797485352" calcext:value-type="float">
            <text:p>2.01797485352</text:p>
          </table:table-cell>
        </table:table-row>
        <table:table-row table:style-name="ro1">
          <table:table-cell office:value-type="float" office:value="1.43384933472" calcext:value-type="float">
            <text:p>1.43384933472</text:p>
          </table:table-cell>
          <table:table-cell office:value-type="float" office:value="1.90496444702" calcext:value-type="float">
            <text:p>1.90496444702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795841217041" calcext:value-type="float">
            <text:p>0.795841217041</text:p>
          </table:table-cell>
          <table:table-cell office:value-type="float" office:value="1.7569065094" calcext:value-type="float">
            <text:p>1.7569065094</text:p>
          </table:table-cell>
          <table:table-cell office:value-type="float" office:value="1.76596641541" calcext:value-type="float">
            <text:p>1.76596641541</text:p>
          </table:table-cell>
        </table:table-row>
        <table:table-row table:style-name="ro1">
          <table:table-cell office:value-type="float" office:value="1.04188919067" calcext:value-type="float">
            <text:p>1.04188919067</text:p>
          </table:table-cell>
          <table:table-cell office:value-type="float" office:value="3.21507453918" calcext:value-type="float">
            <text:p>3.21507453918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990867614746" calcext:value-type="float">
            <text:p>0.990867614746</text:p>
          </table:table-cell>
          <table:table-cell office:value-type="float" office:value="2.2280216217" calcext:value-type="float">
            <text:p>2.2280216217</text:p>
          </table:table-cell>
          <table:table-cell office:value-type="float" office:value="1.86800956726" calcext:value-type="float">
            <text:p>1.86800956726</text:p>
          </table:table-cell>
        </table:table-row>
        <table:table-row table:style-name="ro1">
          <table:table-cell office:value-type="float" office:value="0.931978225708" calcext:value-type="float">
            <text:p>0.931978225708</text:p>
          </table:table-cell>
          <table:table-cell office:value-type="float" office:value="1.75309181213" calcext:value-type="float">
            <text:p>1.75309181213</text:p>
          </table:table-cell>
          <table:table-cell office:value-type="float" office:value="1.70707702637" calcext:value-type="float">
            <text:p>1.70707702637</text:p>
          </table:table-cell>
        </table:table-row>
        <table:table-row table:style-name="ro1">
          <table:table-cell office:value-type="float" office:value="1.12295150757" calcext:value-type="float">
            <text:p>1.12295150757</text:p>
          </table:table-cell>
          <table:table-cell office:value-type="float" office:value="1.78599357605" calcext:value-type="float">
            <text:p>1.78599357605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652074813843" calcext:value-type="float">
            <text:p>0.652074813843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0.692844390869" calcext:value-type="float">
            <text:p>0.692844390869</text:p>
          </table:table-cell>
          <table:table-cell office:value-type="float" office:value="1.82795524597" calcext:value-type="float">
            <text:p>1.82795524597</text:p>
          </table:table-cell>
          <table:table-cell office:value-type="float" office:value="3.19504737854" calcext:value-type="float">
            <text:p>3.19504737854</text:p>
          </table:table-cell>
        </table:table-row>
        <table:table-row table:style-name="ro1">
          <table:table-cell office:value-type="float" office:value="0.89693069458" calcext:value-type="float">
            <text:p>0.89693069458</text:p>
          </table:table-cell>
          <table:table-cell office:value-type="float" office:value="1.93214416504" calcext:value-type="float">
            <text:p>1.93214416504</text:p>
          </table:table-cell>
          <table:table-cell office:value-type="float" office:value="1.67608261108" calcext:value-type="float">
            <text:p>1.67608261108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1.73616409302" calcext:value-type="float">
            <text:p>1.73616409302</text:p>
          </table:table-cell>
          <table:table-cell office:value-type="float" office:value="1.88112258911" calcext:value-type="float">
            <text:p>1.88112258911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9199848175" calcext:value-type="float">
            <text:p>1.9199848175</text:p>
          </table:table-cell>
          <table:table-cell office:value-type="float" office:value="1.80315971375" calcext:value-type="float">
            <text:p>1.80315971375</text:p>
          </table:table-cell>
        </table:table-row>
        <table:table-row table:style-name="ro1">
          <table:table-cell office:value-type="float" office:value="0.880002975464" calcext:value-type="float">
            <text:p>0.880002975464</text:p>
          </table:table-cell>
          <table:table-cell office:value-type="float" office:value="2.3729801178" calcext:value-type="float">
            <text:p>2.3729801178</text:p>
          </table:table-cell>
          <table:table-cell office:value-type="float" office:value="1.93405151367" calcext:value-type="float">
            <text:p>1.93405151367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71184539795" calcext:value-type="float">
            <text:p>1.71184539795</text:p>
          </table:table-cell>
          <table:table-cell office:value-type="float" office:value="3.35097312927" calcext:value-type="float">
            <text:p>3.35097312927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table:number-columns-repeated="2"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661849975586" calcext:value-type="float">
            <text:p>0.661849975586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8790092468" calcext:value-type="float">
            <text:p>1.78790092468</text:p>
          </table:table-cell>
        </table:table-row>
        <table:table-row table:style-name="ro1">
          <table:table-cell office:value-type="float" office:value="1.95813179016" calcext:value-type="float">
            <text:p>1.95813179016</text:p>
          </table:table-cell>
          <table:table-cell office:value-type="float" office:value="1.89995765686" calcext:value-type="float">
            <text:p>1.89995765686</text:p>
          </table:table-cell>
          <table:table-cell office:value-type="float" office:value="1.68418884277" calcext:value-type="float">
            <text:p>1.68418884277</text:p>
          </table:table-cell>
        </table:table-row>
        <table:table-row table:style-name="ro1">
          <table:table-cell office:value-type="float" office:value="1.01685523987" calcext:value-type="float">
            <text:p>1.01685523987</text:p>
          </table:table-cell>
          <table:table-cell office:value-type="float" office:value="2.74014472961" calcext:value-type="float">
            <text:p>2.74014472961</text:p>
          </table:table-cell>
          <table:table-cell office:value-type="float" office:value="1.94120407104" calcext:value-type="float">
            <text:p>1.94120407104</text:p>
          </table:table-cell>
        </table:table-row>
        <table:table-row table:style-name="ro1">
          <table:table-cell office:value-type="float" office:value="0.854969024658" calcext:value-type="float">
            <text:p>0.854969024658</text:p>
          </table:table-cell>
          <table:table-cell office:value-type="float" office:value="1.71780586243" calcext:value-type="float">
            <text:p>1.71780586243</text:p>
          </table:table-cell>
          <table:table-cell office:value-type="float" office:value="1.76787376404" calcext:value-type="float">
            <text:p>1.76787376404</text:p>
          </table:table-cell>
        </table:table-row>
        <table:table-row table:style-name="ro1">
          <table:table-cell office:value-type="float" office:value="1.01494789124" calcext:value-type="float">
            <text:p>1.01494789124</text:p>
          </table:table-cell>
          <table:table-cell office:value-type="float" office:value="2.08592414856" calcext:value-type="float">
            <text:p>2.08592414856</text:p>
          </table:table-cell>
          <table:table-cell office:value-type="float" office:value="1.91497802734" calcext:value-type="float">
            <text:p>1.91497802734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1.67417526245" calcext:value-type="float">
            <text:p>1.67417526245</text:p>
          </table:table-cell>
          <table:table-cell office:value-type="float" office:value="1.82318687439" calcext:value-type="float">
            <text:p>1.82318687439</text:p>
          </table:table-cell>
        </table:table-row>
        <table:table-row table:style-name="ro1">
          <table:table-cell office:value-type="float" office:value="0.672101974487" calcext:value-type="float">
            <text:p>0.672101974487</text:p>
          </table:table-cell>
          <table:table-cell office:value-type="float" office:value="1.70707702637" calcext:value-type="float">
            <text:p>1.70707702637</text:p>
          </table:table-cell>
          <table:table-cell office:value-type="float" office:value="3.49378585815" calcext:value-type="float">
            <text:p>3.49378585815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2.99286842346" calcext:value-type="float">
            <text:p>2.99286842346</text:p>
          </table:table-cell>
          <table:table-cell office:value-type="float" office:value="2.91109085083" calcext:value-type="float">
            <text:p>2.91109085083</text:p>
          </table:table-cell>
        </table:table-row>
        <table:table-row table:style-name="ro1">
          <table:table-cell office:value-type="float" office:value="0.859022140503" calcext:value-type="float">
            <text:p>0.859022140503</text:p>
          </table:table-cell>
          <table:table-cell office:value-type="float" office:value="1.67798995972" calcext:value-type="float">
            <text:p>1.67798995972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925064086914" calcext:value-type="float">
            <text:p>0.925064086914</text:p>
          </table:table-cell>
          <table:table-cell office:value-type="float" office:value="2.46095657349" calcext:value-type="float">
            <text:p>2.46095657349</text:p>
          </table:table-cell>
          <table:table-cell office:value-type="float" office:value="1.96599960327" calcext:value-type="float">
            <text:p>1.96599960327</text:p>
          </table:table-cell>
        </table:table-row>
        <table:table-row table:style-name="ro1">
          <table:table-cell office:value-type="float" office:value="0.686168670654" calcext:value-type="float">
            <text:p>0.686168670654</text:p>
          </table:table-cell>
          <table:table-cell office:value-type="float" office:value="1.73592567444" calcext:value-type="float">
            <text:p>1.73592567444</text:p>
          </table:table-cell>
          <table:table-cell office:value-type="float" office:value="1.7569065094" calcext:value-type="float">
            <text:p>1.7569065094</text:p>
          </table:table-cell>
        </table:table-row>
        <table:table-row table:style-name="ro1">
          <table:table-cell office:value-type="float" office:value="0.641107559204" calcext:value-type="float">
            <text:p>0.641107559204</text:p>
          </table:table-cell>
          <table:table-cell office:value-type="float" office:value="1.96003913879" calcext:value-type="float">
            <text:p>1.96003913879</text:p>
          </table:table-cell>
          <table:table-cell office:value-type="float" office:value="2.78401374817" calcext:value-type="float">
            <text:p>2.78401374817</text:p>
          </table:table-cell>
        </table:table-row>
        <table:table-row table:style-name="ro1">
          <table:table-cell office:value-type="float" office:value="0.684976577759" calcext:value-type="float">
            <text:p>0.684976577759</text:p>
          </table:table-cell>
          <table:table-cell office:value-type="float" office:value="1.9428730011" calcext:value-type="float">
            <text:p>1.9428730011</text:p>
          </table:table-cell>
          <table:table-cell office:value-type="float" office:value="2.29692459106" calcext:value-type="float">
            <text:p>2.29692459106</text:p>
          </table:table-cell>
        </table:table-row>
        <table:table-row table:style-name="ro1">
          <table:table-cell office:value-type="float" office:value="0.853061676025" calcext:value-type="float">
            <text:p>0.853061676025</text:p>
          </table:table-cell>
          <table:table-cell office:value-type="float" office:value="1.80101394653" calcext:value-type="float">
            <text:p>1.80101394653</text:p>
          </table:table-cell>
          <table:table-cell office:value-type="float" office:value="1.81698799133" calcext:value-type="float">
            <text:p>1.81698799133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69086456299" calcext:value-type="float">
            <text:p>1.69086456299</text:p>
          </table:table-cell>
          <table:table-cell office:value-type="float" office:value="1.74307823181" calcext:value-type="float">
            <text:p>1.74307823181</text:p>
          </table:table-cell>
        </table:table-row>
        <table:table-row table:style-name="ro1">
          <table:table-cell office:value-type="float" office:value="0.78296661377" calcext:value-type="float">
            <text:p>0.78296661377</text:p>
          </table:table-cell>
          <table:table-cell office:value-type="float" office:value="1.99913978577" calcext:value-type="float">
            <text:p>1.99913978577</text:p>
          </table:table-cell>
          <table:table-cell office:value-type="float" office:value="2.95805931091" calcext:value-type="float">
            <text:p>2.95805931091</text:p>
          </table:table-cell>
        </table:table-row>
        <table:table-row table:style-name="ro1">
          <table:table-cell office:value-type="float" office:value="0.771999359131" calcext:value-type="float">
            <text:p>0.771999359131</text:p>
          </table:table-cell>
          <table:table-cell office:value-type="float" office:value="1.76620483398" calcext:value-type="float">
            <text:p>1.76620483398</text:p>
          </table:table-cell>
          <table:table-cell office:value-type="float" office:value="2.02202796936" calcext:value-type="float">
            <text:p>2.02202796936</text:p>
          </table:table-cell>
        </table:table-row>
        <table:table-row table:style-name="ro1">
          <table:table-cell office:value-type="float" office:value="1.51109695435" calcext:value-type="float">
            <text:p>1.51109695435</text:p>
          </table:table-cell>
          <table:table-cell office:value-type="float" office:value="1.88589096069" calcext:value-type="float">
            <text:p>1.88589096069</text:p>
          </table:table-cell>
          <table:table-cell office:value-type="float" office:value="2.20894813538" calcext:value-type="float">
            <text:p>2.20894813538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67679786682" calcext:value-type="float">
            <text:p>1.67679786682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0.735998153687" calcext:value-type="float">
            <text:p>0.735998153687</text:p>
          </table:table-cell>
          <table:table-cell office:value-type="float" office:value="1.70302391052" calcext:value-type="float">
            <text:p>1.70302391052</text:p>
          </table:table-cell>
          <table:table-cell office:value-type="float" office:value="3.83901596069" calcext:value-type="float">
            <text:p>3.83901596069</text:p>
          </table:table-cell>
        </table:table-row>
        <table:table-row table:style-name="ro1">
          <table:table-cell office:value-type="float" office:value="1.14607810974" calcext:value-type="float">
            <text:p>1.14607810974</text:p>
          </table:table-cell>
          <table:table-cell office:value-type="float" office:value="2.72417068481" calcext:value-type="float">
            <text:p>2.72417068481</text:p>
          </table:table-cell>
          <table:table-cell office:value-type="float" office:value="2.17604637146" calcext:value-type="float">
            <text:p>2.17604637146</text:p>
          </table:table-cell>
        </table:table-row>
        <table:table-row table:style-name="ro1">
          <table:table-cell office:value-type="float" office:value="0.787019729614" calcext:value-type="float">
            <text:p>0.787019729614</text:p>
          </table:table-cell>
          <table:table-cell office:value-type="float" office:value="1.71709060669" calcext:value-type="float">
            <text:p>1.71709060669</text:p>
          </table:table-cell>
          <table:table-cell office:value-type="float" office:value="2.04396247864" calcext:value-type="float">
            <text:p>2.04396247864</text:p>
          </table:table-cell>
        </table:table-row>
        <table:table-row table:style-name="ro1">
          <table:table-cell office:value-type="float" office:value="0.826120376587" calcext:value-type="float">
            <text:p>0.826120376587</text:p>
          </table:table-cell>
          <table:table-cell office:value-type="float" office:value="1.93190574646" calcext:value-type="float">
            <text:p>1.93190574646</text:p>
          </table:table-cell>
          <table:table-cell office:value-type="float" office:value="1.74808502197" calcext:value-type="float">
            <text:p>1.74808502197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1.75404548645" calcext:value-type="float">
            <text:p>1.75404548645</text:p>
          </table:table-cell>
        </table:table-row>
        <table:table-row table:style-name="ro1">
          <table:table-cell office:value-type="float" office:value="0.736951828003" calcext:value-type="float">
            <text:p>0.736951828003</text:p>
          </table:table-cell>
          <table:table-cell office:value-type="float" office:value="2.92301177979" calcext:value-type="float">
            <text:p>2.92301177979</text:p>
          </table:table-cell>
          <table:table-cell office:value-type="float" office:value="1.90114974976" calcext:value-type="float">
            <text:p>1.90114974976</text:p>
          </table:table-cell>
        </table:table-row>
        <table:table-row table:style-name="ro1">
          <table:table-cell office:value-type="float" office:value="0.81205368042" calcext:value-type="float">
            <text:p>0.81205368042</text:p>
          </table:table-cell>
          <table:table-cell office:value-type="float" office:value="2.5999546051" calcext:value-type="float">
            <text:p>2.5999546051</text:p>
          </table:table-cell>
          <table:table-cell office:value-type="float" office:value="2.05707550049" calcext:value-type="float">
            <text:p>2.05707550049</text:p>
          </table:table-cell>
        </table:table-row>
        <table:table-row table:style-name="ro1">
          <table:table-cell office:value-type="float" office:value="0.686168670654" calcext:value-type="float">
            <text:p>0.686168670654</text:p>
          </table:table-cell>
          <table:table-cell office:value-type="float" office:value="1.73020362854" calcext:value-type="float">
            <text:p>1.73020362854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82199478149" calcext:value-type="float">
            <text:p>1.82199478149</text:p>
          </table:table-cell>
          <table:table-cell office:value-type="float" office:value="1.76501274109" calcext:value-type="float">
            <text:p>1.76501274109</text:p>
          </table:table-cell>
        </table:table-row>
        <table:table-row table:style-name="ro1">
          <table:table-cell office:value-type="float" office:value="0.759124755859" calcext:value-type="float">
            <text:p>0.759124755859</text:p>
          </table:table-cell>
          <table:table-cell office:value-type="float" office:value="2.0170211792" calcext:value-type="float">
            <text:p>2.0170211792</text:p>
          </table:table-cell>
          <table:table-cell office:value-type="float" office:value="2.87103652954" calcext:value-type="float">
            <text:p>2.87103652954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94787979126" calcext:value-type="float">
            <text:p>1.94787979126</text:p>
          </table:table-cell>
          <table:table-cell office:value-type="float" office:value="1.9998550415" calcext:value-type="float">
            <text:p>1.9998550415</text:p>
          </table:table-cell>
        </table:table-row>
        <table:table-row table:style-name="ro1">
          <table:table-cell office:value-type="float" office:value="1.61600112915" calcext:value-type="float">
            <text:p>1.61600112915</text:p>
          </table:table-cell>
          <table:table-cell office:value-type="float" office:value="1.88899040222" calcext:value-type="float">
            <text:p>1.88899040222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669002532959" calcext:value-type="float">
            <text:p>0.669002532959</text:p>
          </table:table-cell>
          <table:table-cell office:value-type="float" office:value="1.69086456299" calcext:value-type="float">
            <text:p>1.69086456299</text:p>
          </table:table-cell>
          <table:table-cell office:value-type="float" office:value="1.83176994324" calcext:value-type="float">
            <text:p>1.83176994324</text:p>
          </table:table-cell>
        </table:table-row>
        <table:table-row table:style-name="ro1">
          <table:table-cell office:value-type="float" office:value="1.04117393494" calcext:value-type="float">
            <text:p>1.04117393494</text:p>
          </table:table-cell>
          <table:table-cell office:value-type="float" office:value="1.82604789734" calcext:value-type="float">
            <text:p>1.82604789734</text:p>
          </table:table-cell>
          <table:table-cell office:value-type="float" office:value="2.59709358215" calcext:value-type="float">
            <text:p>2.59709358215</text:p>
          </table:table-cell>
        </table:table-row>
        <table:table-row table:style-name="ro1">
          <table:table-cell office:value-type="float" office:value="0.915050506592" calcext:value-type="float">
            <text:p>0.915050506592</text:p>
          </table:table-cell>
          <table:table-cell office:value-type="float" office:value="2.56609916687" calcext:value-type="float">
            <text:p>2.56609916687</text:p>
          </table:table-cell>
          <table:table-cell office:value-type="float" office:value="1.98006629944" calcext:value-type="float">
            <text:p>1.98006629944</text:p>
          </table:table-cell>
        </table:table-row>
        <table:table-row table:style-name="ro1">
          <table:table-cell office:value-type="float" office:value="0.886201858521" calcext:value-type="float">
            <text:p>0.886201858521</text:p>
          </table:table-cell>
          <table:table-cell office:value-type="float" office:value="1.76811218262" calcext:value-type="float">
            <text:p>1.76811218262</text:p>
          </table:table-cell>
          <table:table-cell office:value-type="float" office:value="1.98698043823" calcext:value-type="float">
            <text:p>1.98698043823</text:p>
          </table:table-cell>
        </table:table-row>
        <table:table-row table:style-name="ro1">
          <table:table-cell office:value-type="float" office:value="0.797033309937" calcext:value-type="float">
            <text:p>0.797033309937</text:p>
          </table:table-cell>
          <table:table-cell office:value-type="float" office:value="2.04515457153" calcext:value-type="float">
            <text:p>2.04515457153</text:p>
          </table:table-cell>
          <table:table-cell office:value-type="float" office:value="1.77192687988" calcext:value-type="float">
            <text:p>1.77192687988</text:p>
          </table:table-cell>
        </table:table-row>
        <table:table-row table:style-name="ro1">
          <table:table-cell office:value-type="float" office:value="0.689029693604" calcext:value-type="float">
            <text:p>0.689029693604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1.84321403503" calcext:value-type="float">
            <text:p>1.84321403503</text:p>
          </table:table-cell>
        </table:table-row>
        <table:table-row table:style-name="ro1">
          <table:table-cell office:value-type="float" office:value="1.86610221863" calcext:value-type="float">
            <text:p>1.86610221863</text:p>
          </table:table-cell>
          <table:table-cell office:value-type="float" office:value="1.8618106842" calcext:value-type="float">
            <text:p>1.8618106842</text:p>
          </table:table-cell>
          <table:table-cell office:value-type="float" office:value="1.83892250061" calcext:value-type="float">
            <text:p>1.83892250061</text:p>
          </table:table-cell>
        </table:table-row>
        <table:table-row table:style-name="ro1">
          <table:table-cell office:value-type="float" office:value="0.887155532837" calcext:value-type="float">
            <text:p>0.887155532837</text:p>
          </table:table-cell>
          <table:table-cell office:value-type="float" office:value="2.33602523804" calcext:value-type="float">
            <text:p>2.33602523804</text:p>
          </table:table-cell>
          <table:table-cell office:value-type="float" office:value="2.16698646545" calcext:value-type="float">
            <text:p>2.16698646545</text:p>
          </table:table-cell>
        </table:table-row>
        <table:table-row table:style-name="ro1">
          <table:table-cell office:value-type="float" office:value="0.82802772522" calcext:value-type="float">
            <text:p>0.82802772522</text:p>
          </table:table-cell>
          <table:table-cell office:value-type="float" office:value="1.7101764679" calcext:value-type="float">
            <text:p>1.7101764679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0.740051269531" calcext:value-type="float">
            <text:p>0.740051269531</text:p>
          </table:table-cell>
          <table:table-cell office:value-type="float" office:value="2.03394889832" calcext:value-type="float">
            <text:p>2.03394889832</text:p>
          </table:table-cell>
          <table:table-cell office:value-type="float" office:value="1.74307823181" calcext:value-type="float">
            <text:p>1.74307823181</text:p>
          </table:table-cell>
        </table:table-row>
        <table:table-row table:style-name="ro1">
          <table:table-cell office:value-type="float" office:value="0.690937042236" calcext:value-type="float">
            <text:p>0.690937042236</text:p>
          </table:table-cell>
          <table:table-cell office:value-type="float" office:value="1.67202949524" calcext:value-type="float">
            <text:p>1.67202949524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0.805854797363" calcext:value-type="float">
            <text:p>0.805854797363</text:p>
          </table:table-cell>
          <table:table-cell office:value-type="float" office:value="2.90107727051" calcext:value-type="float">
            <text:p>2.90107727051</text:p>
          </table:table-cell>
          <table:table-cell office:value-type="float" office:value="2.07805633545" calcext:value-type="float">
            <text:p>2.07805633545</text:p>
          </table:table-cell>
        </table:table-row>
        <table:table-row table:style-name="ro1">
          <table:table-cell office:value-type="float" office:value="0.850915908813" calcext:value-type="float">
            <text:p>0.850915908813</text:p>
          </table:table-cell>
          <table:table-cell office:value-type="float" office:value="2.71105766296" calcext:value-type="float">
            <text:p>2.71105766296</text:p>
          </table:table-cell>
          <table:table-cell office:value-type="float" office:value="2.06303596497" calcext:value-type="float">
            <text:p>2.06303596497</text:p>
          </table:table-cell>
        </table:table-row>
        <table:table-row table:style-name="ro1">
          <table:table-cell office:value-type="float" office:value="0.663042068481" calcext:value-type="float">
            <text:p>0.663042068481</text:p>
          </table:table-cell>
          <table:table-cell office:value-type="float" office:value="1.78194046021" calcext:value-type="float">
            <text:p>1.78194046021</text:p>
          </table:table-cell>
          <table:table-cell office:value-type="float" office:value="1.7991065979" calcext:value-type="float">
            <text:p>1.7991065979</text:p>
          </table:table-cell>
        </table:table-row>
        <table:table-row table:style-name="ro1">
          <table:table-cell office:value-type="float" office:value="2.0170211792" calcext:value-type="float">
            <text:p>2.0170211792</text:p>
          </table:table-cell>
          <table:table-cell office:value-type="float" office:value="1.84988975525" calcext:value-type="float">
            <text:p>1.84988975525</text:p>
          </table:table-cell>
          <table:table-cell office:value-type="float" office:value="1.69992446899" calcext:value-type="float">
            <text:p>1.69992446899</text:p>
          </table:table-cell>
        </table:table-row>
        <table:table-row table:style-name="ro1">
          <table:table-cell office:value-type="float" office:value="1.16419792175" calcext:value-type="float">
            <text:p>1.16419792175</text:p>
          </table:table-cell>
          <table:table-cell office:value-type="float" office:value="2.52413749695" calcext:value-type="float">
            <text:p>2.52413749695</text:p>
          </table:table-cell>
          <table:table-cell office:value-type="float" office:value="2.08902359009" calcext:value-type="float">
            <text:p>2.08902359009</text:p>
          </table:table-cell>
        </table:table-row>
        <table:table-row table:style-name="ro1">
          <table:table-cell office:value-type="float" office:value="0.693082809448" calcext:value-type="float">
            <text:p>0.693082809448</text:p>
          </table:table-cell>
          <table:table-cell office:value-type="float" office:value="1.85394287109" calcext:value-type="float">
            <text:p>1.85394287109</text:p>
          </table:table-cell>
          <table:table-cell office:value-type="float" office:value="3.34596633911" calcext:value-type="float">
            <text:p>3.34596633911</text:p>
          </table:table-cell>
        </table:table-row>
        <table:table-row table:style-name="ro1">
          <table:table-cell office:value-type="float" office:value="0.92601776123" calcext:value-type="float">
            <text:p>0.92601776123</text:p>
          </table:table-cell>
          <table:table-cell office:value-type="float" office:value="1.9850730896" calcext:value-type="float">
            <text:p>1.9850730896</text:p>
          </table:table-cell>
          <table:table-cell office:value-type="float" office:value="1.76906585693" calcext:value-type="float">
            <text:p>1.76906585693</text:p>
          </table:table-cell>
        </table:table-row>
        <table:table-row table:style-name="ro1">
          <table:table-cell office:value-type="float" office:value="0.708103179932" calcext:value-type="float">
            <text:p>0.708103179932</text:p>
          </table:table-cell>
          <table:table-cell office:value-type="float" office:value="1.67989730835" calcext:value-type="float">
            <text:p>1.67989730835</text:p>
          </table:table-cell>
          <table:table-cell office:value-type="float" office:value="1.81293487549" calcext:value-type="float">
            <text:p>1.81293487549</text:p>
          </table:table-cell>
        </table:table-row>
        <table:table-row table:style-name="ro1">
          <table:table-cell office:value-type="float" office:value="1.14703178406" calcext:value-type="float">
            <text:p>1.14703178406</text:p>
          </table:table-cell>
          <table:table-cell office:value-type="float" office:value="3.05485725403" calcext:value-type="float">
            <text:p>3.05485725403</text:p>
          </table:table-cell>
          <table:table-cell office:value-type="float" office:value="1.78599357605" calcext:value-type="float">
            <text:p>1.78599357605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9850730896" calcext:value-type="float">
            <text:p>1.9850730896</text:p>
          </table:table-cell>
          <table:table-cell office:value-type="float" office:value="1.80602073669" calcext:value-type="float">
            <text:p>1.80602073669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68180465698" calcext:value-type="float">
            <text:p>1.68180465698</text:p>
          </table:table-cell>
          <table:table-cell office:value-type="float" office:value="3.42988967896" calcext:value-type="float">
            <text:p>3.42988967896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68085098267" calcext:value-type="float">
            <text:p>1.68085098267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1.66201591492" calcext:value-type="float">
            <text:p>1.66201591492</text:p>
          </table:table-cell>
          <table:table-cell office:value-type="float" office:value="2.00986862183" calcext:value-type="float">
            <text:p>2.00986862183</text:p>
          </table:table-cell>
        </table:table-row>
        <table:table-row table:style-name="ro1">
          <table:table-cell office:value-type="float" office:value="0.917911529541" calcext:value-type="float">
            <text:p>0.917911529541</text:p>
          </table:table-cell>
          <table:table-cell office:value-type="float" office:value="2.97999382019" calcext:value-type="float">
            <text:p>2.97999382019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974178314209" calcext:value-type="float">
            <text:p>0.974178314209</text:p>
          </table:table-cell>
          <table:table-cell office:value-type="float" office:value="2.04420089722" calcext:value-type="float">
            <text:p>2.04420089722</text:p>
          </table:table-cell>
          <table:table-cell office:value-type="float" office:value="1.73807144165" calcext:value-type="float">
            <text:p>1.73807144165</text:p>
          </table:table-cell>
        </table:table-row>
        <table:table-row table:style-name="ro1">
          <table:table-cell office:value-type="float" office:value="0.948190689087" calcext:value-type="float">
            <text:p>0.948190689087</text:p>
          </table:table-cell>
          <table:table-cell office:value-type="float" office:value="2.17890739441" calcext:value-type="float">
            <text:p>2.17890739441</text:p>
          </table:table-cell>
          <table:table-cell office:value-type="float" office:value="1.78980827332" calcext:value-type="float">
            <text:p>1.78980827332</text:p>
          </table:table-cell>
        </table:table-row>
        <table:table-row table:style-name="ro1">
          <table:table-cell office:value-type="float" office:value="1.44600868225" calcext:value-type="float">
            <text:p>1.44600868225</text:p>
          </table:table-cell>
          <table:table-cell office:value-type="float" office:value="2.0580291748" calcext:value-type="float">
            <text:p>2.0580291748</text:p>
          </table:table-cell>
          <table:table-cell office:value-type="float" office:value="1.80602073669" calcext:value-type="float">
            <text:p>1.80602073669</text:p>
          </table:table-cell>
        </table:table-row>
        <table:table-row table:style-name="ro1">
          <table:table-cell office:value-type="float" office:value="0.797033309937" calcext:value-type="float">
            <text:p>0.797033309937</text:p>
          </table:table-cell>
          <table:table-cell office:value-type="float" office:value="1.68490409851" calcext:value-type="float">
            <text:p>1.68490409851</text:p>
          </table:table-cell>
          <table:table-cell office:value-type="float" office:value="1.78003311157" calcext:value-type="float">
            <text:p>1.78003311157</text:p>
          </table:table-cell>
        </table:table-row>
        <table:table-row table:style-name="ro1">
          <table:table-cell office:value-type="float" office:value="2.1641254425" calcext:value-type="float">
            <text:p>2.1641254425</text:p>
          </table:table-cell>
          <table:table-cell office:value-type="float" office:value="1.82819366455" calcext:value-type="float">
            <text:p>1.82819366455</text:p>
          </table:table-cell>
          <table:table-cell office:value-type="float" office:value="1.7991065979" calcext:value-type="float">
            <text:p>1.7991065979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93905830383" calcext:value-type="float">
            <text:p>1.93905830383</text:p>
          </table:table-cell>
          <table:table-cell office:value-type="float" office:value="2.31719017029" calcext:value-type="float">
            <text:p>2.31719017029</text:p>
          </table:table-cell>
        </table:table-row>
        <table:table-row table:style-name="ro1">
          <table:table-cell office:value-type="float" office:value="0.918865203857" calcext:value-type="float">
            <text:p>0.918865203857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76405906677" calcext:value-type="float">
            <text:p>1.76405906677</text:p>
          </table:table-cell>
        </table:table-row>
        <table:table-row table:style-name="ro1">
          <table:table-cell office:value-type="float" office:value="0.754833221436" calcext:value-type="float">
            <text:p>0.754833221436</text:p>
          </table:table-cell>
          <table:table-cell office:value-type="float" office:value="3.74722480774" calcext:value-type="float">
            <text:p>3.74722480774</text:p>
          </table:table-cell>
          <table:table-cell office:value-type="float" office:value="1.91712379456" calcext:value-type="float">
            <text:p>1.91712379456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68895721436" calcext:value-type="float">
            <text:p>1.68895721436</text:p>
          </table:table-cell>
          <table:table-cell office:value-type="float" office:value="1.76191329956" calcext:value-type="float">
            <text:p>1.76191329956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87683105469" calcext:value-type="float">
            <text:p>1.87683105469</text:p>
          </table:table-cell>
          <table:table-cell office:value-type="float" office:value="3.12805175781" calcext:value-type="float">
            <text:p>3.12805175781</text:p>
          </table:table-cell>
        </table:table-row>
        <table:table-row table:style-name="ro1">
          <table:table-cell office:value-type="float" office:value="0.709056854248" calcext:value-type="float">
            <text:p>0.709056854248</text:p>
          </table:table-cell>
          <table:table-cell office:value-type="float" office:value="2.70795822144" calcext:value-type="float">
            <text:p>2.70795822144</text:p>
          </table:table-cell>
          <table:table-cell office:value-type="float" office:value="2.35605239868" calcext:value-type="float">
            <text:p>2.35605239868</text:p>
          </table:table-cell>
        </table:table-row>
        <table:table-row table:style-name="ro1">
          <table:table-cell office:value-type="float" office:value="0.684976577759" calcext:value-type="float">
            <text:p>0.684976577759</text:p>
          </table:table-cell>
          <table:table-cell office:value-type="float" office:value="1.73401832581" calcext:value-type="float">
            <text:p>1.73401832581</text:p>
          </table:table-cell>
          <table:table-cell office:value-type="float" office:value="1.97196006775" calcext:value-type="float">
            <text:p>1.97196006775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1.90186500549" calcext:value-type="float">
            <text:p>1.90186500549</text:p>
          </table:table-cell>
          <table:table-cell office:value-type="float" office:value="2.16293334961" calcext:value-type="float">
            <text:p>2.16293334961</text:p>
          </table:table-cell>
        </table:table-row>
        <table:table-row table:style-name="ro1">
          <table:table-cell office:value-type="float" office:value="0.720977783203" calcext:value-type="float">
            <text:p>0.720977783203</text:p>
          </table:table-cell>
          <table:table-cell office:value-type="float" office:value="1.69610977173" calcext:value-type="float">
            <text:p>1.69610977173</text:p>
          </table:table-cell>
          <table:table-cell office:value-type="float" office:value="1.75309181213" calcext:value-type="float">
            <text:p>1.75309181213</text:p>
          </table:table-cell>
        </table:table-row>
        <table:table-row table:style-name="ro1">
          <table:table-cell office:value-type="float" office:value="0.680923461914" calcext:value-type="float">
            <text:p>0.680923461914</text:p>
          </table:table-cell>
          <table:table-cell office:value-type="float" office:value="1.68895721436" calcext:value-type="float">
            <text:p>1.68895721436</text:p>
          </table:table-cell>
          <table:table-cell office:value-type="float" office:value="1.83796882629" calcext:value-type="float">
            <text:p>1.83796882629</text:p>
          </table:table-cell>
        </table:table-row>
        <table:table-row table:style-name="ro1">
          <table:table-cell office:value-type="float" office:value="0.647068023682" calcext:value-type="float">
            <text:p>0.647068023682</text:p>
          </table:table-cell>
          <table:table-cell office:value-type="float" office:value="1.78694725037" calcext:value-type="float">
            <text:p>1.78694725037</text:p>
          </table:table-cell>
          <table:table-cell office:value-type="float" office:value="3.25083732605" calcext:value-type="float">
            <text:p>3.25083732605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68514251709" calcext:value-type="float">
            <text:p>1.68514251709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707149505615" calcext:value-type="float">
            <text:p>0.707149505615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73997879028" calcext:value-type="float">
            <text:p>1.73997879028</text:p>
          </table:table-cell>
        </table:table-row>
        <table:table-row table:style-name="ro1">
          <table:table-cell office:value-type="float" office:value="0.757932662964" calcext:value-type="float">
            <text:p>0.757932662964</text:p>
          </table:table-cell>
          <table:table-cell office:value-type="float" office:value="2.95805931091" calcext:value-type="float">
            <text:p>2.95805931091</text:p>
          </table:table-cell>
          <table:table-cell office:value-type="float" office:value="2.681016922" calcext:value-type="float">
            <text:p>2.681016922</text:p>
          </table:table-cell>
        </table:table-row>
        <table:table-row table:style-name="ro1">
          <table:table-cell office:value-type="float" office:value="0.910043716431" calcext:value-type="float">
            <text:p>0.910043716431</text:p>
          </table:table-cell>
          <table:table-cell office:value-type="float" office:value="3.88813018799" calcext:value-type="float">
            <text:p>3.88813018799</text:p>
          </table:table-cell>
          <table:table-cell office:value-type="float" office:value="3.17001342773" calcext:value-type="float">
            <text:p>3.17001342773</text:p>
          </table:table-cell>
        </table:table-row>
        <table:table-row table:style-name="ro1">
          <table:table-cell office:value-type="float" office:value="0.826835632324" calcext:value-type="float">
            <text:p>0.826835632324</text:p>
          </table:table-cell>
          <table:table-cell office:value-type="float" office:value="1.80506706238" calcext:value-type="float">
            <text:p>1.80506706238</text:p>
          </table:table-cell>
          <table:table-cell office:value-type="float" office:value="1.82008743286" calcext:value-type="float">
            <text:p>1.82008743286</text:p>
          </table:table-cell>
        </table:table-row>
        <table:table-row table:style-name="ro1">
          <table:table-cell office:value-type="float" office:value="0.98705291748" calcext:value-type="float">
            <text:p>0.98705291748</text:p>
          </table:table-cell>
          <table:table-cell office:value-type="float" office:value="2.02488899231" calcext:value-type="float">
            <text:p>2.02488899231</text:p>
          </table:table-cell>
          <table:table-cell office:value-type="float" office:value="2.06589698792" calcext:value-type="float">
            <text:p>2.06589698792</text:p>
          </table:table-cell>
        </table:table-row>
        <table:table-row table:style-name="ro1">
          <table:table-cell office:value-type="float" office:value="0.768899917603" calcext:value-type="float">
            <text:p>0.768899917603</text:p>
          </table:table-cell>
          <table:table-cell office:value-type="float" office:value="1.79886817932" calcext:value-type="float">
            <text:p>1.79886817932</text:p>
          </table:table-cell>
          <table:table-cell office:value-type="float" office:value="1.88302993774" calcext:value-type="float">
            <text:p>1.88302993774</text:p>
          </table:table-cell>
        </table:table-row>
        <table:table-row table:style-name="ro1">
          <table:table-cell office:value-type="float" office:value="1.08194351196" calcext:value-type="float">
            <text:p>1.08194351196</text:p>
          </table:table-cell>
          <table:table-cell office:value-type="float" office:value="2.94804573059" calcext:value-type="float">
            <text:p>2.94804573059</text:p>
          </table:table-cell>
          <table:table-cell office:value-type="float" office:value="1.91283226013" calcext:value-type="float">
            <text:p>1.91283226013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84321403503" calcext:value-type="float">
            <text:p>1.84321403503</text:p>
          </table:table-cell>
          <table:table-cell office:value-type="float" office:value="1.9268989563" calcext:value-type="float">
            <text:p>1.9268989563</text:p>
          </table:table-cell>
        </table:table-row>
        <table:table-row table:style-name="ro1">
          <table:table-cell office:value-type="float" office:value="1.07717514038" calcext:value-type="float">
            <text:p>1.07717514038</text:p>
          </table:table-cell>
          <table:table-cell office:value-type="float" office:value="2.0740032196" calcext:value-type="float">
            <text:p>2.0740032196</text:p>
          </table:table-cell>
          <table:table-cell office:value-type="float" office:value="1.97696685791" calcext:value-type="float">
            <text:p>1.97696685791</text:p>
          </table:table-cell>
        </table:table-row>
        <table:table-row table:style-name="ro1">
          <table:table-cell office:value-type="float" office:value="0.795841217041" calcext:value-type="float">
            <text:p>0.795841217041</text:p>
          </table:table-cell>
          <table:table-cell office:value-type="float" office:value="1.85418128967" calcext:value-type="float">
            <text:p>1.85418128967</text:p>
          </table:table-cell>
          <table:table-cell office:value-type="float" office:value="2.04515457153" calcext:value-type="float">
            <text:p>2.04515457153</text:p>
          </table:table-cell>
        </table:table-row>
        <table:table-row table:style-name="ro1">
          <table:table-cell office:value-type="float" office:value="0.96607208252" calcext:value-type="float">
            <text:p>0.96607208252</text:p>
          </table:table-cell>
          <table:table-cell office:value-type="float" office:value="2.94709205627" calcext:value-type="float">
            <text:p>2.94709205627</text:p>
          </table:table-cell>
          <table:table-cell office:value-type="float" office:value="1.86610221863" calcext:value-type="float">
            <text:p>1.86610221863</text:p>
          </table:table-cell>
        </table:table-row>
        <table:table-row table:style-name="ro1">
          <table:table-cell office:value-type="float" office:value="1.18494033813" calcext:value-type="float">
            <text:p>1.18494033813</text:p>
          </table:table-cell>
          <table:table-cell office:value-type="float" office:value="2.07495689392" calcext:value-type="float">
            <text:p>2.07495689392</text:p>
          </table:table-cell>
          <table:table-cell office:value-type="float" office:value="1.94406509399" calcext:value-type="float">
            <text:p>1.94406509399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88994407654" calcext:value-type="float">
            <text:p>1.88994407654</text:p>
          </table:table-cell>
          <table:table-cell office:value-type="float" office:value="2.73704528809" calcext:value-type="float">
            <text:p>2.73704528809</text:p>
          </table:table-cell>
        </table:table-row>
        <table:table-row table:style-name="ro1">
          <table:table-cell office:value-type="float" office:value="0.679016113281" calcext:value-type="float">
            <text:p>0.679016113281</text:p>
          </table:table-cell>
          <table:table-cell office:value-type="float" office:value="1.80006027222" calcext:value-type="float">
            <text:p>1.80006027222</text:p>
          </table:table-cell>
          <table:table-cell office:value-type="float" office:value="1.81293487549" calcext:value-type="float">
            <text:p>1.81293487549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1.78623199463" calcext:value-type="float">
            <text:p>1.78623199463</text:p>
          </table:table-cell>
          <table:table-cell office:value-type="float" office:value="1.73306465149" calcext:value-type="float">
            <text:p>1.73306465149</text:p>
          </table:table-cell>
        </table:table-row>
        <table:table-row table:style-name="ro1">
          <table:table-cell office:value-type="float" office:value="0.701189041138" calcext:value-type="float">
            <text:p>0.701189041138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2209739685" calcext:value-type="float">
            <text:p>1.72209739685</text:p>
          </table:table-cell>
        </table:table-row>
        <table:table-row table:style-name="ro1">
          <table:table-cell office:value-type="float" office:value="0.671863555908" calcext:value-type="float">
            <text:p>0.671863555908</text:p>
          </table:table-cell>
          <table:table-cell office:value-type="float" office:value="1.68395042419" calcext:value-type="float">
            <text:p>1.68395042419</text:p>
          </table:table-cell>
          <table:table-cell office:value-type="float" office:value="1.74307823181" calcext:value-type="float">
            <text:p>1.74307823181</text:p>
          </table:table-cell>
        </table:table-row>
        <table:table-row table:style-name="ro1">
          <table:table-cell office:value-type="float" office:value="0.800132751465" calcext:value-type="float">
            <text:p>0.800132751465</text:p>
          </table:table-cell>
          <table:table-cell office:value-type="float" office:value="1.65796279907" calcext:value-type="float">
            <text:p>1.65796279907</text:p>
          </table:table-cell>
          <table:table-cell office:value-type="float" office:value="1.99794769287" calcext:value-type="float">
            <text:p>1.99794769287</text:p>
          </table:table-cell>
        </table:table-row>
        <table:table-row table:style-name="ro1">
          <table:table-cell office:value-type="float" office:value="0.732898712158" calcext:value-type="float">
            <text:p>0.732898712158</text:p>
          </table:table-cell>
          <table:table-cell office:value-type="float" office:value="1.65605545044" calcext:value-type="float">
            <text:p>1.65605545044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1.9998550415" calcext:value-type="float">
            <text:p>1.9998550415</text:p>
          </table:table-cell>
          <table:table-cell office:value-type="float" office:value="2.25877761841" calcext:value-type="float">
            <text:p>2.25877761841</text:p>
          </table:table-cell>
          <table:table-cell office:value-type="float" office:value="1.72996520996" calcext:value-type="float">
            <text:p>1.72996520996</text:p>
          </table:table-cell>
        </table:table-row>
        <table:table-row table:style-name="ro1">
          <table:table-cell office:value-type="float" office:value="1.05595588684" calcext:value-type="float">
            <text:p>1.05595588684</text:p>
          </table:table-cell>
          <table:table-cell office:value-type="float" office:value="3.21412086487" calcext:value-type="float">
            <text:p>3.21412086487</text:p>
          </table:table-cell>
          <table:table-cell office:value-type="float" office:value="1.73687934875" calcext:value-type="float">
            <text:p>1.73687934875</text:p>
          </table:table-cell>
        </table:table-row>
        <table:table-row table:style-name="ro1">
          <table:table-cell office:value-type="float" office:value="0.692129135132" calcext:value-type="float">
            <text:p>0.692129135132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1.81198120117" calcext:value-type="float">
            <text:p>1.81198120117</text:p>
          </table:table-cell>
        </table:table-row>
        <table:table-row table:style-name="ro1">
          <table:table-cell office:value-type="float" office:value="0.92601776123" calcext:value-type="float">
            <text:p>0.92601776123</text:p>
          </table:table-cell>
          <table:table-cell office:value-type="float" office:value="1.73497200012" calcext:value-type="float">
            <text:p>1.73497200012</text:p>
          </table:table-cell>
          <table:table-cell office:value-type="float" office:value="1.82509422302" calcext:value-type="float">
            <text:p>1.82509422302</text:p>
          </table:table-cell>
        </table:table-row>
        <table:table-row table:style-name="ro1">
          <table:table-cell office:value-type="float" office:value="0.977039337158" calcext:value-type="float">
            <text:p>0.977039337158</text:p>
          </table:table-cell>
          <table:table-cell office:value-type="float" office:value="1.79576873779" calcext:value-type="float">
            <text:p>1.79576873779</text:p>
          </table:table-cell>
          <table:table-cell office:value-type="float" office:value="1.74999237061" calcext:value-type="float">
            <text:p>1.74999237061</text:p>
          </table:table-cell>
        </table:table-row>
        <table:table-row table:style-name="ro1">
          <table:table-cell office:value-type="float" office:value="0.667095184326" calcext:value-type="float">
            <text:p>0.667095184326</text:p>
          </table:table-cell>
          <table:table-cell office:value-type="float" office:value="1.67989730835" calcext:value-type="float">
            <text:p>1.67989730835</text:p>
          </table:table-cell>
          <table:table-cell office:value-type="float" office:value="1.75881385803" calcext:value-type="float">
            <text:p>1.75881385803</text:p>
          </table:table-cell>
        </table:table-row>
        <table:table-row table:style-name="ro1">
          <table:table-cell office:value-type="float" office:value="2.03394889832" calcext:value-type="float">
            <text:p>2.03394889832</text:p>
          </table:table-cell>
          <table:table-cell office:value-type="float" office:value="1.70278549194" calcext:value-type="float">
            <text:p>1.70278549194</text:p>
          </table:table-cell>
          <table:table-cell office:value-type="float" office:value="1.86610221863" calcext:value-type="float">
            <text:p>1.86610221863</text:p>
          </table:table-cell>
        </table:table-row>
        <table:table-row table:style-name="ro1">
          <table:table-cell office:value-type="float" office:value="0.790119171143" calcext:value-type="float">
            <text:p>0.790119171143</text:p>
          </table:table-cell>
          <table:table-cell office:value-type="float" office:value="1.83200836182" calcext:value-type="float">
            <text:p>1.83200836182</text:p>
          </table:table-cell>
          <table:table-cell office:value-type="float" office:value="1.82104110718" calcext:value-type="float">
            <text:p>1.82104110718</text:p>
          </table:table-cell>
        </table:table-row>
        <table:table-row table:style-name="ro1">
          <table:table-cell office:value-type="float" office:value="0.924110412598" calcext:value-type="float">
            <text:p>0.924110412598</text:p>
          </table:table-cell>
          <table:table-cell office:value-type="float" office:value="1.87802314758" calcext:value-type="float">
            <text:p>1.87802314758</text:p>
          </table:table-cell>
          <table:table-cell office:value-type="float" office:value="1.94501876831" calcext:value-type="float">
            <text:p>1.94501876831</text:p>
          </table:table-cell>
        </table:table-row>
        <table:table-row table:style-name="ro1">
          <table:table-cell office:value-type="float" office:value="0.701904296875" calcext:value-type="float">
            <text:p>0.701904296875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79004669189" calcext:value-type="float">
            <text:p>1.79004669189</text:p>
          </table:table-cell>
        </table:table-row>
        <table:table-row table:style-name="ro1">
          <table:table-cell office:value-type="float" office:value="0.852823257446" calcext:value-type="float">
            <text:p>0.852823257446</text:p>
          </table:table-cell>
          <table:table-cell office:value-type="float" office:value="1.98292732239" calcext:value-type="float">
            <text:p>1.98292732239</text:p>
          </table:table-cell>
          <table:table-cell office:value-type="float" office:value="1.78003311157" calcext:value-type="float">
            <text:p>1.78003311157</text:p>
          </table:table-cell>
        </table:table-row>
        <table:table-row table:style-name="ro1">
          <table:table-cell office:value-type="float" office:value="0.909090042114" calcext:value-type="float">
            <text:p>0.909090042114</text:p>
          </table:table-cell>
          <table:table-cell office:value-type="float" office:value="3.00312042236" calcext:value-type="float">
            <text:p>3.00312042236</text:p>
          </table:table-cell>
          <table:table-cell office:value-type="float" office:value="2.17008590698" calcext:value-type="float">
            <text:p>2.17008590698</text:p>
          </table:table-cell>
        </table:table-row>
        <table:table-row table:style-name="ro1">
          <table:table-cell office:value-type="float" office:value="0.92887878418" calcext:value-type="float">
            <text:p>0.92887878418</text:p>
          </table:table-cell>
          <table:table-cell office:value-type="float" office:value="1.78909301758" calcext:value-type="float">
            <text:p>1.78909301758</text:p>
          </table:table-cell>
          <table:table-cell office:value-type="float" office:value="1.94406509399" calcext:value-type="float">
            <text:p>1.94406509399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1.75595283508" calcext:value-type="float">
            <text:p>1.75595283508</text:p>
          </table:table-cell>
          <table:table-cell office:value-type="float" office:value="1.79481506348" calcext:value-type="float">
            <text:p>1.79481506348</text:p>
          </table:table-cell>
        </table:table-row>
        <table:table-row table:style-name="ro1">
          <table:table-cell office:value-type="float" office:value="0.79083442688" calcext:value-type="float">
            <text:p>0.79083442688</text:p>
          </table:table-cell>
          <table:table-cell office:value-type="float" office:value="1.99508666992" calcext:value-type="float">
            <text:p>1.99508666992</text:p>
          </table:table-cell>
          <table:table-cell office:value-type="float" office:value="2.00891494751" calcext:value-type="float">
            <text:p>2.00891494751</text:p>
          </table:table-cell>
        </table:table-row>
        <table:table-row table:style-name="ro1">
          <table:table-cell office:value-type="float" office:value="0.702142715454" calcext:value-type="float">
            <text:p>0.702142715454</text:p>
          </table:table-cell>
          <table:table-cell office:value-type="float" office:value="1.79195404053" calcext:value-type="float">
            <text:p>1.79195404053</text:p>
          </table:table-cell>
          <table:table-cell office:value-type="float" office:value="1.85298919678" calcext:value-type="float">
            <text:p>1.85298919678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1.81102752686" calcext:value-type="float">
            <text:p>1.81102752686</text:p>
          </table:table-cell>
          <table:table-cell office:value-type="float" office:value="3.84306907654" calcext:value-type="float">
            <text:p>3.84306907654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1.76692008972" calcext:value-type="float">
            <text:p>1.76692008972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879049301147" calcext:value-type="float">
            <text:p>0.879049301147</text:p>
          </table:table-cell>
          <table:table-cell office:value-type="float" office:value="1.77407264709" calcext:value-type="float">
            <text:p>1.77407264709</text:p>
          </table:table-cell>
          <table:table-cell office:value-type="float" office:value="1.75309181213" calcext:value-type="float">
            <text:p>1.75309181213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2.00986862183" calcext:value-type="float">
            <text:p>2.00986862183</text:p>
          </table:table-cell>
          <table:table-cell office:value-type="float" office:value="1.89590454102" calcext:value-type="float">
            <text:p>1.89590454102</text:p>
          </table:table-cell>
        </table:table-row>
        <table:table-row table:style-name="ro1">
          <table:table-cell office:value-type="float" office:value="0.802993774414" calcext:value-type="float">
            <text:p>0.802993774414</text:p>
          </table:table-cell>
          <table:table-cell office:value-type="float" office:value="1.77693367004" calcext:value-type="float">
            <text:p>1.77693367004</text:p>
          </table:table-cell>
          <table:table-cell office:value-type="float" office:value="1.87993049622" calcext:value-type="float">
            <text:p>1.87993049622</text:p>
          </table:table-cell>
        </table:table-row>
        <table:table-row table:style-name="ro1">
          <table:table-cell office:value-type="float" office:value="0.91814994812" calcext:value-type="float">
            <text:p>0.91814994812</text:p>
          </table:table-cell>
          <table:table-cell office:value-type="float" office:value="2.93588638306" calcext:value-type="float">
            <text:p>2.93588638306</text:p>
          </table:table-cell>
          <table:table-cell office:value-type="float" office:value="3.66520881653" calcext:value-type="float">
            <text:p>3.66520881653</text:p>
          </table:table-cell>
        </table:table-row>
        <table:table-row table:style-name="ro1">
          <table:table-cell office:value-type="float" office:value="0.778913497925" calcext:value-type="float">
            <text:p>0.778913497925</text:p>
          </table:table-cell>
          <table:table-cell office:value-type="float" office:value="1.75809860229" calcext:value-type="float">
            <text:p>1.75809860229</text:p>
          </table:table-cell>
          <table:table-cell office:value-type="float" office:value="1.78813934326" calcext:value-type="float">
            <text:p>1.78813934326</text:p>
          </table:table-cell>
        </table:table-row>
        <table:table-row table:style-name="ro1">
          <table:table-cell office:value-type="float" office:value="0.85711479187" calcext:value-type="float">
            <text:p>0.85711479187</text:p>
          </table:table-cell>
          <table:table-cell office:value-type="float" office:value="1.73783302307" calcext:value-type="float">
            <text:p>1.73783302307</text:p>
          </table:table-cell>
          <table:table-cell office:value-type="float" office:value="1.86586380005" calcext:value-type="float">
            <text:p>1.86586380005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81794166565" calcext:value-type="float">
            <text:p>1.81794166565</text:p>
          </table:table-cell>
          <table:table-cell office:value-type="float" office:value="2.34985351562" calcext:value-type="float">
            <text:p>2.34985351562</text:p>
          </table:table-cell>
        </table:table-row>
        <table:table-row table:style-name="ro1">
          <table:table-cell office:value-type="float" office:value="0.732898712158" calcext:value-type="float">
            <text:p>0.732898712158</text:p>
          </table:table-cell>
          <table:table-cell office:value-type="float" office:value="1.72781944275" calcext:value-type="float">
            <text:p>1.72781944275</text:p>
          </table:table-cell>
          <table:table-cell office:value-type="float" office:value="1.9199848175" calcext:value-type="float">
            <text:p>1.9199848175</text:p>
          </table:table-cell>
        </table:table-row>
        <table:table-row table:style-name="ro1">
          <table:table-cell office:value-type="float" office:value="1.72901153564" calcext:value-type="float">
            <text:p>1.72901153564</text:p>
          </table:table-cell>
          <table:table-cell office:value-type="float" office:value="1.82485580444" calcext:value-type="float">
            <text:p>1.82485580444</text:p>
          </table:table-cell>
          <table:table-cell office:value-type="float" office:value="1.84512138367" calcext:value-type="float">
            <text:p>1.84512138367</text:p>
          </table:table-cell>
        </table:table-row>
        <table:table-row table:style-name="ro1">
          <table:table-cell office:value-type="float" office:value="1.03282928467" calcext:value-type="float">
            <text:p>1.03282928467</text:p>
          </table:table-cell>
          <table:table-cell office:value-type="float" office:value="1.79100036621" calcext:value-type="float">
            <text:p>1.79100036621</text:p>
          </table:table-cell>
          <table:table-cell office:value-type="float" office:value="2.42185592651" calcext:value-type="float">
            <text:p>2.42185592651</text:p>
          </table:table-cell>
        </table:table-row>
        <table:table-row table:style-name="ro1">
          <table:table-cell office:value-type="float" office:value="0.799894332886" calcext:value-type="float">
            <text:p>0.799894332886</text:p>
          </table:table-cell>
          <table:table-cell office:value-type="float" office:value="1.73711776733" calcext:value-type="float">
            <text:p>1.73711776733</text:p>
          </table:table-cell>
          <table:table-cell office:value-type="float" office:value="1.90901756287" calcext:value-type="float">
            <text:p>1.90901756287</text:p>
          </table:table-cell>
        </table:table-row>
        <table:table-row table:style-name="ro1">
          <table:table-cell office:value-type="float" office:value="0.771999359131" calcext:value-type="float">
            <text:p>0.771999359131</text:p>
          </table:table-cell>
          <table:table-cell office:value-type="float" office:value="2.04110145569" calcext:value-type="float">
            <text:p>2.04110145569</text:p>
          </table:table-cell>
          <table:table-cell office:value-type="float" office:value="1.83892250061" calcext:value-type="float">
            <text:p>1.83892250061</text:p>
          </table:table-cell>
        </table:table-row>
        <table:table-row table:style-name="ro1">
          <table:table-cell office:value-type="float" office:value="0.696182250977" calcext:value-type="float">
            <text:p>0.696182250977</text:p>
          </table:table-cell>
          <table:table-cell office:value-type="float" office:value="1.71780586243" calcext:value-type="float">
            <text:p>1.71780586243</text:p>
          </table:table-cell>
          <table:table-cell office:value-type="float" office:value="1.98292732239" calcext:value-type="float">
            <text:p>1.98292732239</text:p>
          </table:table-cell>
        </table:table-row>
        <table:table-row table:style-name="ro1">
          <table:table-cell office:value-type="float" office:value="0.767946243286" calcext:value-type="float">
            <text:p>0.767946243286</text:p>
          </table:table-cell>
          <table:table-cell office:value-type="float" office:value="1.80101394653" calcext:value-type="float">
            <text:p>1.80101394653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1.4808177948" calcext:value-type="float">
            <text:p>1.4808177948</text:p>
          </table:table-cell>
          <table:table-cell office:value-type="float" office:value="2.01010704041" calcext:value-type="float">
            <text:p>2.01010704041</text:p>
          </table:table-cell>
          <table:table-cell office:value-type="float" office:value="2.09593772888" calcext:value-type="float">
            <text:p>2.09593772888</text:p>
          </table:table-cell>
        </table:table-row>
        <table:table-row table:style-name="ro1">
          <table:table-cell office:value-type="float" office:value="0.772953033447" calcext:value-type="float">
            <text:p>0.772953033447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2.12788581848" calcext:value-type="float">
            <text:p>2.12788581848</text:p>
          </table:table-cell>
        </table:table-row>
        <table:table-row table:style-name="ro1">
          <table:table-cell office:value-type="float" office:value="0.732183456421" calcext:value-type="float">
            <text:p>0.732183456421</text:p>
          </table:table-cell>
          <table:table-cell office:value-type="float" office:value="1.77216529846" calcext:value-type="float">
            <text:p>1.77216529846</text:p>
          </table:table-cell>
          <table:table-cell office:value-type="float" office:value="1.84106826782" calcext:value-type="float">
            <text:p>1.84106826782</text:p>
          </table:table-cell>
        </table:table-row>
        <table:table-row table:style-name="ro1">
          <table:table-cell office:value-type="float" office:value="0.714063644409" calcext:value-type="float">
            <text:p>0.714063644409</text:p>
          </table:table-cell>
          <table:table-cell office:value-type="float" office:value="1.78408622742" calcext:value-type="float">
            <text:p>1.78408622742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728845596313" calcext:value-type="float">
            <text:p>0.728845596313</text:p>
          </table:table-cell>
          <table:table-cell office:value-type="float" office:value="1.70397758484" calcext:value-type="float">
            <text:p>1.70397758484</text:p>
          </table:table-cell>
          <table:table-cell office:value-type="float" office:value="1.79505348206" calcext:value-type="float">
            <text:p>1.79505348206</text:p>
          </table:table-cell>
        </table:table-row>
        <table:table-row table:style-name="ro1">
          <table:table-cell office:value-type="float" office:value="0.985145568848" calcext:value-type="float">
            <text:p>0.985145568848</text:p>
          </table:table-cell>
          <table:table-cell office:value-type="float" office:value="1.9679069519" calcext:value-type="float">
            <text:p>1.9679069519</text:p>
          </table:table-cell>
          <table:table-cell office:value-type="float" office:value="1.78909301758" calcext:value-type="float">
            <text:p>1.78909301758</text:p>
          </table:table-cell>
        </table:table-row>
        <table:table-row table:style-name="ro1">
          <table:table-cell office:value-type="float" office:value="0.672817230225" calcext:value-type="float">
            <text:p>0.672817230225</text:p>
          </table:table-cell>
          <table:table-cell office:value-type="float" office:value="2.02512741089" calcext:value-type="float">
            <text:p>2.02512741089</text:p>
          </table:table-cell>
          <table:table-cell office:value-type="float" office:value="5.40995597839" calcext:value-type="float">
            <text:p>5.40995597839</text:p>
          </table:table-cell>
        </table:table-row>
        <table:table-row table:style-name="ro1">
          <table:table-cell office:value-type="float" office:value="0.768184661865" calcext:value-type="float">
            <text:p>0.768184661865</text:p>
          </table:table-cell>
          <table:table-cell office:value-type="float" office:value="1.70087814331" calcext:value-type="float">
            <text:p>1.70087814331</text:p>
          </table:table-cell>
          <table:table-cell office:value-type="float" office:value="1.86419487" calcext:value-type="float">
            <text:p>1.86419487</text:p>
          </table:table-cell>
        </table:table-row>
        <table:table-row table:style-name="ro1">
          <table:table-cell office:value-type="float" office:value="0.717163085938" calcext:value-type="float">
            <text:p>0.717163085938</text:p>
          </table:table-cell>
          <table:table-cell office:value-type="float" office:value="1.76286697388" calcext:value-type="float">
            <text:p>1.76286697388</text:p>
          </table:table-cell>
          <table:table-cell office:value-type="float" office:value="2.06017494202" calcext:value-type="float">
            <text:p>2.06017494202</text:p>
          </table:table-cell>
        </table:table-row>
        <table:table-row table:style-name="ro1">
          <table:table-cell office:value-type="float" office:value="1.77884101868" calcext:value-type="float">
            <text:p>1.77884101868</text:p>
          </table:table-cell>
          <table:table-cell table:number-columns-repeated="2" office:value-type="float" office:value="1.88207626343" calcext:value-type="float">
            <text:p>1.88207626343</text:p>
          </table:table-cell>
        </table:table-row>
        <table:table-row table:style-name="ro1">
          <table:table-cell office:value-type="float" office:value="0.933170318604" calcext:value-type="float">
            <text:p>0.933170318604</text:p>
          </table:table-cell>
          <table:table-cell office:value-type="float" office:value="1.73807144165" calcext:value-type="float">
            <text:p>1.73807144165</text:p>
          </table:table-cell>
          <table:table-cell office:value-type="float" office:value="1.84798240662" calcext:value-type="float">
            <text:p>1.84798240662</text:p>
          </table:table-cell>
        </table:table-row>
        <table:table-row table:style-name="ro1">
          <table:table-cell office:value-type="float" office:value="0.797033309937" calcext:value-type="float">
            <text:p>0.797033309937</text:p>
          </table:table-cell>
          <table:table-cell office:value-type="float" office:value="1.90091133118" calcext:value-type="float">
            <text:p>1.90091133118</text:p>
          </table:table-cell>
          <table:table-cell office:value-type="float" office:value="2.65789031982" calcext:value-type="float">
            <text:p>2.65789031982</text:p>
          </table:table-cell>
        </table:table-row>
        <table:table-row table:style-name="ro1">
          <table:table-cell office:value-type="float" office:value="0.721216201782" calcext:value-type="float">
            <text:p>0.721216201782</text:p>
          </table:table-cell>
          <table:table-cell office:value-type="float" office:value="1.72591209412" calcext:value-type="float">
            <text:p>1.72591209412</text:p>
          </table:table-cell>
          <table:table-cell office:value-type="float" office:value="1.98221206665" calcext:value-type="float">
            <text:p>1.98221206665</text:p>
          </table:table-cell>
        </table:table-row>
        <table:table-row table:style-name="ro1">
          <table:table-cell office:value-type="float" office:value="0.695943832397" calcext:value-type="float">
            <text:p>0.695943832397</text:p>
          </table:table-cell>
          <table:table-cell office:value-type="float" office:value="1.78098678589" calcext:value-type="float">
            <text:p>1.78098678589</text:p>
          </table:table-cell>
          <table:table-cell office:value-type="float" office:value="1.87706947327" calcext:value-type="float">
            <text:p>1.87706947327</text:p>
          </table:table-cell>
        </table:table-row>
        <table:table-row table:style-name="ro1">
          <table:table-cell office:value-type="float" office:value="0.705003738403" calcext:value-type="float">
            <text:p>0.705003738403</text:p>
          </table:table-cell>
          <table:table-cell office:value-type="float" office:value="1.85203552246" calcext:value-type="float">
            <text:p>1.85203552246</text:p>
          </table:table-cell>
          <table:table-cell office:value-type="float" office:value="2.9730796814" calcext:value-type="float">
            <text:p>2.9730796814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70612335205" calcext:value-type="float">
            <text:p>1.70612335205</text:p>
          </table:table-cell>
          <table:table-cell office:value-type="float" office:value="1.77407264709" calcext:value-type="float">
            <text:p>1.77407264709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73997879028" calcext:value-type="float">
            <text:p>1.73997879028</text:p>
          </table:table-cell>
          <table:table-cell office:value-type="float" office:value="3.49187850952" calcext:value-type="float">
            <text:p>3.49187850952</text:p>
          </table:table-cell>
        </table:table-row>
        <table:table-row table:style-name="ro1">
          <table:table-cell office:value-type="float" office:value="1.04713439941" calcext:value-type="float">
            <text:p>1.04713439941</text:p>
          </table:table-cell>
          <table:table-cell office:value-type="float" office:value="2.84290313721" calcext:value-type="float">
            <text:p>2.84290313721</text:p>
          </table:table-cell>
          <table:table-cell office:value-type="float" office:value="2.02608108521" calcext:value-type="float">
            <text:p>2.02608108521</text:p>
          </table:table-cell>
        </table:table-row>
        <table:table-row table:style-name="ro1">
          <table:table-cell office:value-type="float" office:value="0.727891921997" calcext:value-type="float">
            <text:p>0.727891921997</text:p>
          </table:table-cell>
          <table:table-cell office:value-type="float" office:value="1.81102752686" calcext:value-type="float">
            <text:p>1.81102752686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0.734090805054" calcext:value-type="float">
            <text:p>0.734090805054</text:p>
          </table:table-cell>
          <table:table-cell office:value-type="float" office:value="1.72996520996" calcext:value-type="float">
            <text:p>1.72996520996</text:p>
          </table:table-cell>
          <table:table-cell office:value-type="float" office:value="1.73616409302" calcext:value-type="float">
            <text:p>1.73616409302</text:p>
          </table:table-cell>
        </table:table-row>
        <table:table-row table:style-name="ro1">
          <table:table-cell office:value-type="float" office:value="0.785112380981" calcext:value-type="float">
            <text:p>0.785112380981</text:p>
          </table:table-cell>
          <table:table-cell office:value-type="float" office:value="2.94995307922" calcext:value-type="float">
            <text:p>2.94995307922</text:p>
          </table:table-cell>
          <table:table-cell office:value-type="float" office:value="2.27308273315" calcext:value-type="float">
            <text:p>2.27308273315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1.70803070068" calcext:value-type="float">
            <text:p>1.70803070068</text:p>
          </table:table-cell>
          <table:table-cell office:value-type="float" office:value="1.90901756287" calcext:value-type="float">
            <text:p>1.90901756287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1.89709663391" calcext:value-type="float">
            <text:p>1.89709663391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694990158081" calcext:value-type="float">
            <text:p>0.694990158081</text:p>
          </table:table-cell>
          <table:table-cell office:value-type="float" office:value="1.79219245911" calcext:value-type="float">
            <text:p>1.79219245911</text:p>
          </table:table-cell>
          <table:table-cell office:value-type="float" office:value="1.88302993774" calcext:value-type="float">
            <text:p>1.88302993774</text:p>
          </table:table-cell>
        </table:table-row>
        <table:table-row table:style-name="ro1">
          <table:table-cell office:value-type="float" office:value="1.60717964172" calcext:value-type="float">
            <text:p>1.60717964172</text:p>
          </table:table-cell>
          <table:table-cell office:value-type="float" office:value="1.88708305359" calcext:value-type="float">
            <text:p>1.88708305359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921010971069" calcext:value-type="float">
            <text:p>0.921010971069</text:p>
          </table:table-cell>
          <table:table-cell office:value-type="float" office:value="2.38680839539" calcext:value-type="float">
            <text:p>2.38680839539</text:p>
          </table:table-cell>
          <table:table-cell office:value-type="float" office:value="1.95598602295" calcext:value-type="float">
            <text:p>1.95598602295</text:p>
          </table:table-cell>
        </table:table-row>
        <table:table-row table:style-name="ro1">
          <table:table-cell office:value-type="float" office:value="0.786066055298" calcext:value-type="float">
            <text:p>0.786066055298</text:p>
          </table:table-cell>
          <table:table-cell office:value-type="float" office:value="1.71899795532" calcext:value-type="float">
            <text:p>1.71899795532</text:p>
          </table:table-cell>
          <table:table-cell office:value-type="float" office:value="2.08687782288" calcext:value-type="float">
            <text:p>2.08687782288</text:p>
          </table:table-cell>
        </table:table-row>
        <table:table-row table:style-name="ro1">
          <table:table-cell office:value-type="float" office:value="0.673055648804" calcext:value-type="float">
            <text:p>0.673055648804</text:p>
          </table:table-cell>
          <table:table-cell office:value-type="float" office:value="1.75380706787" calcext:value-type="float">
            <text:p>1.75380706787</text:p>
          </table:table-cell>
          <table:table-cell office:value-type="float" office:value="1.79982185364" calcext:value-type="float">
            <text:p>1.79982185364</text:p>
          </table:table-cell>
        </table:table-row>
        <table:table-row table:style-name="ro1">
          <table:table-cell office:value-type="float" office:value="0.679016113281" calcext:value-type="float">
            <text:p>0.679016113281</text:p>
          </table:table-cell>
          <table:table-cell office:value-type="float" office:value="1.74498558044" calcext:value-type="float">
            <text:p>1.74498558044</text:p>
          </table:table-cell>
          <table:table-cell office:value-type="float" office:value="1.82104110718" calcext:value-type="float">
            <text:p>1.82104110718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2.54702568054" calcext:value-type="float">
            <text:p>2.54702568054</text:p>
          </table:table-cell>
          <table:table-cell office:value-type="float" office:value="1.79290771484" calcext:value-type="float">
            <text:p>1.79290771484</text:p>
          </table:table-cell>
        </table:table-row>
        <table:table-row table:style-name="ro1">
          <table:table-cell office:value-type="float" office:value="1.24406814575" calcext:value-type="float">
            <text:p>1.24406814575</text:p>
          </table:table-cell>
          <table:table-cell office:value-type="float" office:value="1.98698043823" calcext:value-type="float">
            <text:p>1.98698043823</text:p>
          </table:table-cell>
          <table:table-cell office:value-type="float" office:value="2.18391418457" calcext:value-type="float">
            <text:p>2.18391418457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75786018372" calcext:value-type="float">
            <text:p>1.75786018372</text:p>
          </table:table-cell>
          <table:table-cell office:value-type="float" office:value="2.032995224" calcext:value-type="float">
            <text:p>2.032995224</text:p>
          </table:table-cell>
        </table:table-row>
        <table:table-row table:style-name="ro1">
          <table:table-cell office:value-type="float" office:value="0.848054885864" calcext:value-type="float">
            <text:p>0.848054885864</text:p>
          </table:table-cell>
          <table:table-cell office:value-type="float" office:value="1.97792053223" calcext:value-type="float">
            <text:p>1.97792053223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7249584198" calcext:value-type="float">
            <text:p>1.7249584198</text:p>
          </table:table-cell>
          <table:table-cell office:value-type="float" office:value="1.85394287109" calcext:value-type="float">
            <text:p>1.85394287109</text:p>
          </table:table-cell>
        </table:table-row>
        <table:table-row table:style-name="ro1">
          <table:table-cell office:value-type="float" office:value="0.915050506592" calcext:value-type="float">
            <text:p>0.915050506592</text:p>
          </table:table-cell>
          <table:table-cell office:value-type="float" office:value="2.90894508362" calcext:value-type="float">
            <text:p>2.90894508362</text:p>
          </table:table-cell>
          <table:table-cell office:value-type="float" office:value="1.84106826782" calcext:value-type="float">
            <text:p>1.84106826782</text:p>
          </table:table-cell>
        </table:table-row>
        <table:table-row table:style-name="ro1">
          <table:table-cell office:value-type="float" office:value="0.909090042114" calcext:value-type="float">
            <text:p>0.909090042114</text:p>
          </table:table-cell>
          <table:table-cell office:value-type="float" office:value="2.99406051636" calcext:value-type="float">
            <text:p>2.99406051636</text:p>
          </table:table-cell>
          <table:table-cell office:value-type="float" office:value="1.89590454102" calcext:value-type="float">
            <text:p>1.89590454102</text:p>
          </table:table-cell>
        </table:table-row>
        <table:table-row table:style-name="ro1">
          <table:table-cell office:value-type="float" office:value="0.779151916504" calcext:value-type="float">
            <text:p>0.779151916504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3.45587730408" calcext:value-type="float">
            <text:p>3.45587730408</text:p>
          </table:table-cell>
        </table:table-row>
        <table:table-row table:style-name="ro1">
          <table:table-cell office:value-type="float" office:value="0.913858413696" calcext:value-type="float">
            <text:p>0.913858413696</text:p>
          </table:table-cell>
          <table:table-cell office:value-type="float" office:value="1.74498558044" calcext:value-type="float">
            <text:p>1.74498558044</text:p>
          </table:table-cell>
          <table:table-cell office:value-type="float" office:value="1.97100639343" calcext:value-type="float">
            <text:p>1.97100639343</text:p>
          </table:table-cell>
        </table:table-row>
        <table:table-row table:style-name="ro1">
          <table:table-cell office:value-type="float" office:value="0.654935836792" calcext:value-type="float">
            <text:p>0.654935836792</text:p>
          </table:table-cell>
          <table:table-cell office:value-type="float" office:value="1.71208381653" calcext:value-type="float">
            <text:p>1.71208381653</text:p>
          </table:table-cell>
          <table:table-cell office:value-type="float" office:value="1.92308425903" calcext:value-type="float">
            <text:p>1.92308425903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77788734436" calcext:value-type="float">
            <text:p>1.77788734436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807046890259" calcext:value-type="float">
            <text:p>0.807046890259</text:p>
          </table:table-cell>
          <table:table-cell office:value-type="float" office:value="1.95813179016" calcext:value-type="float">
            <text:p>1.95813179016</text:p>
          </table:table-cell>
          <table:table-cell office:value-type="float" office:value="1.77097320557" calcext:value-type="float">
            <text:p>1.77097320557</text:p>
          </table:table-cell>
        </table:table-row>
        <table:table-row table:style-name="ro1">
          <table:table-cell office:value-type="float" office:value="0.961065292358" calcext:value-type="float">
            <text:p>0.961065292358</text:p>
          </table:table-cell>
          <table:table-cell office:value-type="float" office:value="1.88112258911" calcext:value-type="float">
            <text:p>1.88112258911</text:p>
          </table:table-cell>
          <table:table-cell office:value-type="float" office:value="3.57604026794" calcext:value-type="float">
            <text:p>3.57604026794</text:p>
          </table:table-cell>
        </table:table-row>
        <table:table-row table:style-name="ro1">
          <table:table-cell office:value-type="float" office:value="0.787973403931" calcext:value-type="float">
            <text:p>0.787973403931</text:p>
          </table:table-cell>
          <table:table-cell office:value-type="float" office:value="1.80196762085" calcext:value-type="float">
            <text:p>1.80196762085</text:p>
          </table:table-cell>
          <table:table-cell office:value-type="float" office:value="1.86204910278" calcext:value-type="float">
            <text:p>1.86204910278</text:p>
          </table:table-cell>
        </table:table-row>
        <table:table-row table:style-name="ro1">
          <table:table-cell office:value-type="float" office:value="1.02591514587" calcext:value-type="float">
            <text:p>1.02591514587</text:p>
          </table:table-cell>
          <table:table-cell office:value-type="float" office:value="1.73616409302" calcext:value-type="float">
            <text:p>1.73616409302</text:p>
          </table:table-cell>
          <table:table-cell office:value-type="float" office:value="1.82890892029" calcext:value-type="float">
            <text:p>1.82890892029</text:p>
          </table:table-cell>
        </table:table-row>
        <table:table-row table:style-name="ro1">
          <table:table-cell office:value-type="float" office:value="0.713109970093" calcext:value-type="float">
            <text:p>0.713109970093</text:p>
          </table:table-cell>
          <table:table-cell office:value-type="float" office:value="1.7421245575" calcext:value-type="float">
            <text:p>1.7421245575</text:p>
          </table:table-cell>
          <table:table-cell office:value-type="float" office:value="1.81818008423" calcext:value-type="float">
            <text:p>1.81818008423</text:p>
          </table:table-cell>
        </table:table-row>
        <table:table-row table:style-name="ro1">
          <table:table-cell office:value-type="float" office:value="0.869035720825" calcext:value-type="float">
            <text:p>0.869035720825</text:p>
          </table:table-cell>
          <table:table-cell office:value-type="float" office:value="1.82700157166" calcext:value-type="float">
            <text:p>1.82700157166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68211555481" calcext:value-type="float">
            <text:p>0.68211555481</text:p>
          </table:table-cell>
          <table:table-cell office:value-type="float" office:value="1.6758441925" calcext:value-type="float">
            <text:p>1.6758441925</text:p>
          </table:table-cell>
          <table:table-cell office:value-type="float" office:value="1.86491012573" calcext:value-type="float">
            <text:p>1.86491012573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1.70493125916" calcext:value-type="float">
            <text:p>1.70493125916</text:p>
          </table:table-cell>
          <table:table-cell office:value-type="float" office:value="1.8367767334" calcext:value-type="float">
            <text:p>1.8367767334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85298919678" calcext:value-type="float">
            <text:p>1.85298919678</text:p>
          </table:table-cell>
        </table:table-row>
        <table:table-row table:style-name="ro1">
          <table:table-cell office:value-type="float" office:value="0.740051269531" calcext:value-type="float">
            <text:p>0.740051269531</text:p>
          </table:table-cell>
          <table:table-cell office:value-type="float" office:value="1.85084342957" calcext:value-type="float">
            <text:p>1.85084342957</text:p>
          </table:table-cell>
          <table:table-cell office:value-type="float" office:value="3.59296798706" calcext:value-type="float">
            <text:p>3.59296798706</text:p>
          </table:table-cell>
        </table:table-row>
        <table:table-row table:style-name="ro1">
          <table:table-cell office:value-type="float" office:value="0.670909881592" calcext:value-type="float">
            <text:p>0.670909881592</text:p>
          </table:table-cell>
          <table:table-cell office:value-type="float" office:value="1.7421245575" calcext:value-type="float">
            <text:p>1.7421245575</text:p>
          </table:table-cell>
          <table:table-cell office:value-type="float" office:value="1.88994407654" calcext:value-type="float">
            <text:p>1.88994407654</text:p>
          </table:table-cell>
        </table:table-row>
        <table:table-row table:style-name="ro1">
          <table:table-cell office:value-type="float" office:value="0.789165496826" calcext:value-type="float">
            <text:p>0.789165496826</text:p>
          </table:table-cell>
          <table:table-cell office:value-type="float" office:value="2.07495689392" calcext:value-type="float">
            <text:p>2.07495689392</text:p>
          </table:table-cell>
          <table:table-cell office:value-type="float" office:value="3.30090522766" calcext:value-type="float">
            <text:p>3.30090522766</text:p>
          </table:table-cell>
        </table:table-row>
        <table:table-row table:style-name="ro1">
          <table:table-cell office:value-type="float" office:value="0.98705291748" calcext:value-type="float">
            <text:p>0.98705291748</text:p>
          </table:table-cell>
          <table:table-cell office:value-type="float" office:value="3.95011901855" calcext:value-type="float">
            <text:p>3.95011901855</text:p>
          </table:table-cell>
          <table:table-cell office:value-type="float" office:value="3.19004058838" calcext:value-type="float">
            <text:p>3.19004058838</text:p>
          </table:table-cell>
        </table:table-row>
        <table:table-row table:style-name="ro1">
          <table:table-cell office:value-type="float" office:value="1.0941028595" calcext:value-type="float">
            <text:p>1.0941028595</text:p>
          </table:table-cell>
          <table:table-cell office:value-type="float" office:value="2.56609916687" calcext:value-type="float">
            <text:p>2.56609916687</text:p>
          </table:table-cell>
          <table:table-cell office:value-type="float" office:value="3.751039505" calcext:value-type="float">
            <text:p>3.751039505</text:p>
          </table:table-cell>
        </table:table-row>
        <table:table-row table:style-name="ro1">
          <table:table-cell office:value-type="float" office:value="1.03211402893" calcext:value-type="float">
            <text:p>1.03211402893</text:p>
          </table:table-cell>
          <table:table-cell office:value-type="float" office:value="2.30693817139" calcext:value-type="float">
            <text:p>2.30693817139</text:p>
          </table:table-cell>
          <table:table-cell office:value-type="float" office:value="1.73401832581" calcext:value-type="float">
            <text:p>1.73401832581</text:p>
          </table:table-cell>
        </table:table-row>
        <table:table-row table:style-name="ro1">
          <table:table-cell office:value-type="float" office:value="0.794172286987" calcext:value-type="float">
            <text:p>0.794172286987</text:p>
          </table:table-cell>
          <table:table-cell office:value-type="float" office:value="1.71399116516" calcext:value-type="float">
            <text:p>1.71399116516</text:p>
          </table:table-cell>
          <table:table-cell office:value-type="float" office:value="3.75294685364" calcext:value-type="float">
            <text:p>3.75294685364</text:p>
          </table:table-cell>
        </table:table-row>
        <table:table-row table:style-name="ro1">
          <table:table-cell office:value-type="float" office:value="0.708103179932" calcext:value-type="float">
            <text:p>0.708103179932</text:p>
          </table:table-cell>
          <table:table-cell office:value-type="float" office:value="1.70207023621" calcext:value-type="float">
            <text:p>1.70207023621</text:p>
          </table:table-cell>
          <table:table-cell office:value-type="float" office:value="1.79195404053" calcext:value-type="float">
            <text:p>1.79195404053</text:p>
          </table:table-cell>
        </table:table-row>
        <table:table-row table:style-name="ro1">
          <table:table-cell office:value-type="float" office:value="0.701904296875" calcext:value-type="float">
            <text:p>0.701904296875</text:p>
          </table:table-cell>
          <table:table-cell office:value-type="float" office:value="1.66702270508" calcext:value-type="float">
            <text:p>1.66702270508</text:p>
          </table:table-cell>
          <table:table-cell office:value-type="float" office:value="1.91903114319" calcext:value-type="float">
            <text:p>1.91903114319</text:p>
          </table:table-cell>
        </table:table-row>
        <table:table-row table:style-name="ro1">
          <table:table-cell office:value-type="float" office:value="1.05285644531" calcext:value-type="float">
            <text:p>1.05285644531</text:p>
          </table:table-cell>
          <table:table-cell office:value-type="float" office:value="3.27181816101" calcext:value-type="float">
            <text:p>3.27181816101</text:p>
          </table:table-cell>
          <table:table-cell office:value-type="float" office:value="1.79409980774" calcext:value-type="float">
            <text:p>1.79409980774</text:p>
          </table:table-cell>
        </table:table-row>
        <table:table-row table:style-name="ro1">
          <table:table-cell office:value-type="float" office:value="0.848054885864" calcext:value-type="float">
            <text:p>0.848054885864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771045684814" calcext:value-type="float">
            <text:p>0.771045684814</text:p>
          </table:table-cell>
          <table:table-cell office:value-type="float" office:value="1.72305107117" calcext:value-type="float">
            <text:p>1.72305107117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761032104492" calcext:value-type="float">
            <text:p>0.761032104492</text:p>
          </table:table-cell>
          <table:table-cell office:value-type="float" office:value="1.78003311157" calcext:value-type="float">
            <text:p>1.78003311157</text:p>
          </table:table-cell>
          <table:table-cell office:value-type="float" office:value="1.97291374207" calcext:value-type="float">
            <text:p>1.97291374207</text:p>
          </table:table-cell>
        </table:table-row>
        <table:table-row table:style-name="ro1">
          <table:table-cell office:value-type="float" office:value="0.716924667358" calcext:value-type="float">
            <text:p>0.716924667358</text:p>
          </table:table-cell>
          <table:table-cell office:value-type="float" office:value="1.97100639343" calcext:value-type="float">
            <text:p>1.97100639343</text:p>
          </table:table-cell>
          <table:table-cell office:value-type="float" office:value="1.99699401855" calcext:value-type="float">
            <text:p>1.99699401855</text:p>
          </table:table-cell>
        </table:table-row>
        <table:table-row table:style-name="ro1">
          <table:table-cell office:value-type="float" office:value="0.881910324097" calcext:value-type="float">
            <text:p>0.881910324097</text:p>
          </table:table-cell>
          <table:table-cell office:value-type="float" office:value="3.07703018188" calcext:value-type="float">
            <text:p>3.07703018188</text:p>
          </table:table-cell>
          <table:table-cell office:value-type="float" office:value="1.89208984375" calcext:value-type="float">
            <text:p>1.89208984375</text:p>
          </table:table-cell>
        </table:table-row>
        <table:table-row table:style-name="ro1">
          <table:table-cell office:value-type="float" office:value="0.800848007202" calcext:value-type="float">
            <text:p>0.800848007202</text:p>
          </table:table-cell>
          <table:table-cell office:value-type="float" office:value="1.87706947327" calcext:value-type="float">
            <text:p>1.87706947327</text:p>
          </table:table-cell>
          <table:table-cell office:value-type="float" office:value="1.92809104919" calcext:value-type="float">
            <text:p>1.92809104919</text:p>
          </table:table-cell>
        </table:table-row>
        <table:table-row table:style-name="ro1">
          <table:table-cell office:value-type="float" office:value="0.877141952515" calcext:value-type="float">
            <text:p>0.877141952515</text:p>
          </table:table-cell>
          <table:table-cell office:value-type="float" office:value="1.80077552795" calcext:value-type="float">
            <text:p>1.80077552795</text:p>
          </table:table-cell>
          <table:table-cell office:value-type="float" office:value="2.32601165771" calcext:value-type="float">
            <text:p>2.32601165771</text:p>
          </table:table-cell>
        </table:table-row>
        <table:table-row table:style-name="ro1">
          <table:table-cell office:value-type="float" office:value="0.836849212646" calcext:value-type="float">
            <text:p>0.836849212646</text:p>
          </table:table-cell>
          <table:table-cell office:value-type="float" office:value="1.75499916077" calcext:value-type="float">
            <text:p>1.75499916077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0.76699256897" calcext:value-type="float">
            <text:p>0.76699256897</text:p>
          </table:table-cell>
          <table:table-cell office:value-type="float" office:value="1.66487693787" calcext:value-type="float">
            <text:p>1.66487693787</text:p>
          </table:table-cell>
          <table:table-cell office:value-type="float" office:value="1.797914505" calcext:value-type="float">
            <text:p>1.797914505</text:p>
          </table:table-cell>
        </table:table-row>
        <table:table-row table:style-name="ro1">
          <table:table-cell office:value-type="float" office:value="0.760078430176" calcext:value-type="float">
            <text:p>0.760078430176</text:p>
          </table:table-cell>
          <table:table-cell office:value-type="float" office:value="1.64794921875" calcext:value-type="float">
            <text:p>1.64794921875</text:p>
          </table:table-cell>
          <table:table-cell office:value-type="float" office:value="1.72805786133" calcext:value-type="float">
            <text:p>1.72805786133</text:p>
          </table:table-cell>
        </table:table-row>
        <table:table-row table:style-name="ro1">
          <table:table-cell office:value-type="float" office:value="0.931024551392" calcext:value-type="float">
            <text:p>0.931024551392</text:p>
          </table:table-cell>
          <table:table-cell office:value-type="float" office:value="1.66797637939" calcext:value-type="float">
            <text:p>1.66797637939</text:p>
          </table:table-cell>
          <table:table-cell office:value-type="float" office:value="1.86109542847" calcext:value-type="float">
            <text:p>1.86109542847</text:p>
          </table:table-cell>
        </table:table-row>
        <table:table-row table:style-name="ro1">
          <table:table-cell office:value-type="float" office:value="0.895977020264" calcext:value-type="float">
            <text:p>0.895977020264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1.74593925476" calcext:value-type="float">
            <text:p>1.74593925476</text:p>
          </table:table-cell>
        </table:table-row>
        <table:table-row table:style-name="ro1">
          <table:table-cell office:value-type="float" office:value="0.829935073853" calcext:value-type="float">
            <text:p>0.829935073853</text:p>
          </table:table-cell>
          <table:table-cell office:value-type="float" office:value="1.69110298157" calcext:value-type="float">
            <text:p>1.69110298157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890970230103" calcext:value-type="float">
            <text:p>0.890970230103</text:p>
          </table:table-cell>
          <table:table-cell office:value-type="float" office:value="2.00700759888" calcext:value-type="float">
            <text:p>2.00700759888</text:p>
          </table:table-cell>
          <table:table-cell office:value-type="float" office:value="3.05485725403" calcext:value-type="float">
            <text:p>3.05485725403</text:p>
          </table:table-cell>
        </table:table-row>
        <table:table-row table:style-name="ro1">
          <table:table-cell office:value-type="float" office:value="0.761985778809" calcext:value-type="float">
            <text:p>0.761985778809</text:p>
          </table:table-cell>
          <table:table-cell office:value-type="float" office:value="3.01098823547" calcext:value-type="float">
            <text:p>3.01098823547</text:p>
          </table:table-cell>
          <table:table-cell office:value-type="float" office:value="2.30598449707" calcext:value-type="float">
            <text:p>2.30598449707</text:p>
          </table:table-cell>
        </table:table-row>
        <table:table-row table:style-name="ro1">
          <table:table-cell office:value-type="float" office:value="0.761032104492" calcext:value-type="float">
            <text:p>0.761032104492</text:p>
          </table:table-cell>
          <table:table-cell office:value-type="float" office:value="1.7249584198" calcext:value-type="float">
            <text:p>1.7249584198</text:p>
          </table:table-cell>
          <table:table-cell office:value-type="float" office:value="1.72400474548" calcext:value-type="float">
            <text:p>1.72400474548</text:p>
          </table:table-cell>
        </table:table-row>
        <table:table-row table:style-name="ro1">
          <table:table-cell office:value-type="float" office:value="0.825166702271" calcext:value-type="float">
            <text:p>0.825166702271</text:p>
          </table:table-cell>
          <table:table-cell office:value-type="float" office:value="1.72996520996" calcext:value-type="float">
            <text:p>1.72996520996</text:p>
          </table:table-cell>
          <table:table-cell office:value-type="float" office:value="1.99913978577" calcext:value-type="float">
            <text:p>1.99913978577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2.09093093872" calcext:value-type="float">
            <text:p>2.09093093872</text:p>
          </table:table-cell>
          <table:table-cell office:value-type="float" office:value="1.94096565247" calcext:value-type="float">
            <text:p>1.94096565247</text:p>
          </table:table-cell>
        </table:table-row>
        <table:table-row table:style-name="ro1">
          <table:table-cell office:value-type="float" office:value="0.759124755859" calcext:value-type="float">
            <text:p>0.759124755859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86491012573" calcext:value-type="float">
            <text:p>1.86491012573</text:p>
          </table:table-cell>
        </table:table-row>
        <table:table-row table:style-name="ro1">
          <table:table-cell office:value-type="float" office:value="0.894069671631" calcext:value-type="float">
            <text:p>0.894069671631</text:p>
          </table:table-cell>
          <table:table-cell office:value-type="float" office:value="1.90091133118" calcext:value-type="float">
            <text:p>1.90091133118</text:p>
          </table:table-cell>
          <table:table-cell office:value-type="float" office:value="1.79886817932" calcext:value-type="float">
            <text:p>1.79886817932</text:p>
          </table:table-cell>
        </table:table-row>
        <table:table-row table:style-name="ro1">
          <table:table-cell office:value-type="float" office:value="0.846862792969" calcext:value-type="float">
            <text:p>0.846862792969</text:p>
          </table:table-cell>
          <table:table-cell office:value-type="float" office:value="3.12900543213" calcext:value-type="float">
            <text:p>3.12900543213</text:p>
          </table:table-cell>
          <table:table-cell office:value-type="float" office:value="2.27093696594" calcext:value-type="float">
            <text:p>2.27093696594</text:p>
          </table:table-cell>
        </table:table-row>
        <table:table-row table:style-name="ro1">
          <table:table-cell office:value-type="float" office:value="0.871896743774" calcext:value-type="float">
            <text:p>0.871896743774</text:p>
          </table:table-cell>
          <table:table-cell office:value-type="float" office:value="1.88112258911" calcext:value-type="float">
            <text:p>1.88112258911</text:p>
          </table:table-cell>
          <table:table-cell office:value-type="float" office:value="3.27110290527" calcext:value-type="float">
            <text:p>3.27110290527</text:p>
          </table:table-cell>
        </table:table-row>
        <table:table-row table:style-name="ro1">
          <table:table-cell office:value-type="float" office:value="0.980854034424" calcext:value-type="float">
            <text:p>0.980854034424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1.85704231262" calcext:value-type="float">
            <text:p>1.85704231262</text:p>
          </table:table-cell>
        </table:table-row>
        <table:table-row table:style-name="ro1">
          <table:table-cell office:value-type="float" office:value="0.834941864014" calcext:value-type="float">
            <text:p>0.834941864014</text:p>
          </table:table-cell>
          <table:table-cell office:value-type="float" office:value="1.75905227661" calcext:value-type="float">
            <text:p>1.75905227661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1.05094909668" calcext:value-type="float">
            <text:p>1.05094909668</text:p>
          </table:table-cell>
          <table:table-cell office:value-type="float" office:value="2.8669834137" calcext:value-type="float">
            <text:p>2.8669834137</text:p>
          </table:table-cell>
          <table:table-cell office:value-type="float" office:value="1.7671585083" calcext:value-type="float">
            <text:p>1.7671585083</text:p>
          </table:table-cell>
        </table:table-row>
        <table:table-row table:style-name="ro1">
          <table:table-cell office:value-type="float" office:value="0.852108001709" calcext:value-type="float">
            <text:p>0.852108001709</text:p>
          </table:table-cell>
          <table:table-cell office:value-type="float" office:value="1.89685821533" calcext:value-type="float">
            <text:p>1.89685821533</text:p>
          </table:table-cell>
          <table:table-cell office:value-type="float" office:value="1.7409324646" calcext:value-type="float">
            <text:p>1.7409324646</text:p>
          </table:table-cell>
        </table:table-row>
        <table:table-row table:style-name="ro1">
          <table:table-cell office:value-type="float" office:value="0.935077667236" calcext:value-type="float">
            <text:p>0.935077667236</text:p>
          </table:table-cell>
          <table:table-cell office:value-type="float" office:value="1.93309783936" calcext:value-type="float">
            <text:p>1.93309783936</text:p>
          </table:table-cell>
          <table:table-cell office:value-type="float" office:value="3.44109535217" calcext:value-type="float">
            <text:p>3.44109535217</text:p>
          </table:table-cell>
        </table:table-row>
        <table:table-row table:style-name="ro1">
          <table:table-cell office:value-type="float" office:value="0.816106796265" calcext:value-type="float">
            <text:p>0.816106796265</text:p>
          </table:table-cell>
          <table:table-cell office:value-type="float" office:value="1.70516967773" calcext:value-type="float">
            <text:p>1.70516967773</text:p>
          </table:table-cell>
          <table:table-cell office:value-type="float" office:value="1.81913375854" calcext:value-type="float">
            <text:p>1.81913375854</text:p>
          </table:table-cell>
        </table:table-row>
        <table:table-row table:style-name="ro1">
          <table:table-cell office:value-type="float" office:value="0.720977783203" calcext:value-type="float">
            <text:p>0.720977783203</text:p>
          </table:table-cell>
          <table:table-cell office:value-type="float" office:value="1.7421245575" calcext:value-type="float">
            <text:p>1.7421245575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727891921997" calcext:value-type="float">
            <text:p>0.727891921997</text:p>
          </table:table-cell>
          <table:table-cell office:value-type="float" office:value="1.75309181213" calcext:value-type="float">
            <text:p>1.75309181213</text:p>
          </table:table-cell>
          <table:table-cell office:value-type="float" office:value="1.77407264709" calcext:value-type="float">
            <text:p>1.77407264709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82199478149" calcext:value-type="float">
            <text:p>1.82199478149</text:p>
          </table:table-cell>
          <table:table-cell office:value-type="float" office:value="1.91807746887" calcext:value-type="float">
            <text:p>1.91807746887</text:p>
          </table:table-cell>
        </table:table-row>
        <table:table-row table:style-name="ro1">
          <table:table-cell office:value-type="float" office:value="0.78296661377" calcext:value-type="float">
            <text:p>0.78296661377</text:p>
          </table:table-cell>
          <table:table-cell office:value-type="float" office:value="1.79386138916" calcext:value-type="float">
            <text:p>1.79386138916</text:p>
          </table:table-cell>
          <table:table-cell office:value-type="float" office:value="2.30884552002" calcext:value-type="float">
            <text:p>2.30884552002</text:p>
          </table:table-cell>
        </table:table-row>
        <table:table-row table:style-name="ro1">
          <table:table-cell office:value-type="float" office:value="0.722885131836" calcext:value-type="float">
            <text:p>0.722885131836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86109542847" calcext:value-type="float">
            <text:p>1.86109542847</text:p>
          </table:table-cell>
        </table:table-row>
        <table:table-row table:style-name="ro1">
          <table:table-cell office:value-type="float" office:value="0.737905502319" calcext:value-type="float">
            <text:p>0.737905502319</text:p>
          </table:table-cell>
          <table:table-cell office:value-type="float" office:value="1.69682502747" calcext:value-type="float">
            <text:p>1.69682502747</text:p>
          </table:table-cell>
          <table:table-cell office:value-type="float" office:value="1.85203552246" calcext:value-type="float">
            <text:p>1.85203552246</text:p>
          </table:table-cell>
        </table:table-row>
        <table:table-row table:style-name="ro1">
          <table:table-cell office:value-type="float" office:value="0.746011734009" calcext:value-type="float">
            <text:p>0.746011734009</text:p>
          </table:table-cell>
          <table:table-cell office:value-type="float" office:value="1.82795524597" calcext:value-type="float">
            <text:p>1.82795524597</text:p>
          </table:table-cell>
          <table:table-cell office:value-type="float" office:value="1.94597244263" calcext:value-type="float">
            <text:p>1.94597244263</text:p>
          </table:table-cell>
        </table:table-row>
        <table:table-row table:style-name="ro1">
          <table:table-cell office:value-type="float" office:value="0.972032546997" calcext:value-type="float">
            <text:p>0.972032546997</text:p>
          </table:table-cell>
          <table:table-cell office:value-type="float" office:value="2.26211547852" calcext:value-type="float">
            <text:p>2.26211547852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772953033447" calcext:value-type="float">
            <text:p>0.772953033447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1.81603431702" calcext:value-type="float">
            <text:p>1.81603431702</text:p>
          </table:table-cell>
        </table:table-row>
        <table:table-row table:style-name="ro1">
          <table:table-cell office:value-type="float" office:value="0.745058059692" calcext:value-type="float">
            <text:p>0.745058059692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1.82390213013" calcext:value-type="float">
            <text:p>1.82390213013</text:p>
          </table:table-cell>
        </table:table-row>
        <table:table-row table:style-name="ro1">
          <table:table-cell office:value-type="float" office:value="1.0998249054" calcext:value-type="float">
            <text:p>1.0998249054</text:p>
          </table:table-cell>
          <table:table-cell office:value-type="float" office:value="2.08806991577" calcext:value-type="float">
            <text:p>2.08806991577</text:p>
          </table:table-cell>
          <table:table-cell office:value-type="float" office:value="1.94120407104" calcext:value-type="float">
            <text:p>1.94120407104</text:p>
          </table:table-cell>
        </table:table-row>
        <table:table-row table:style-name="ro1">
          <table:table-cell office:value-type="float" office:value="0.837802886963" calcext:value-type="float">
            <text:p>0.837802886963</text:p>
          </table:table-cell>
          <table:table-cell office:value-type="float" office:value="2.77805328369" calcext:value-type="float">
            <text:p>2.77805328369</text:p>
          </table:table-cell>
          <table:table-cell office:value-type="float" office:value="2.06995010376" calcext:value-type="float">
            <text:p>2.06995010376</text:p>
          </table:table-cell>
        </table:table-row>
        <table:table-row table:style-name="ro1">
          <table:table-cell office:value-type="float" office:value="0.920057296753" calcext:value-type="float">
            <text:p>0.920057296753</text:p>
          </table:table-cell>
          <table:table-cell office:value-type="float" office:value="1.78599357605" calcext:value-type="float">
            <text:p>1.78599357605</text:p>
          </table:table-cell>
          <table:table-cell office:value-type="float" office:value="1.83916091919" calcext:value-type="float">
            <text:p>1.83916091919</text:p>
          </table:table-cell>
        </table:table-row>
        <table:table-row table:style-name="ro1">
          <table:table-cell office:value-type="float" office:value="0.777006149292" calcext:value-type="float">
            <text:p>0.777006149292</text:p>
          </table:table-cell>
          <table:table-cell office:value-type="float" office:value="1.74188613892" calcext:value-type="float">
            <text:p>1.74188613892</text:p>
          </table:table-cell>
          <table:table-cell office:value-type="float" office:value="1.82199478149" calcext:value-type="float">
            <text:p>1.82199478149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1.72901153564" calcext:value-type="float">
            <text:p>1.72901153564</text:p>
          </table:table-cell>
          <table:table-cell office:value-type="float" office:value="1.8208026886" calcext:value-type="float">
            <text:p>1.8208026886</text:p>
          </table:table-cell>
        </table:table-row>
        <table:table-row table:style-name="ro1">
          <table:table-cell office:value-type="float" office:value="0.753879547119" calcext:value-type="float">
            <text:p>0.753879547119</text:p>
          </table:table-cell>
          <table:table-cell office:value-type="float" office:value="2.02512741089" calcext:value-type="float">
            <text:p>2.02512741089</text:p>
          </table:table-cell>
          <table:table-cell office:value-type="float" office:value="2.1550655365" calcext:value-type="float">
            <text:p>2.1550655365</text:p>
          </table:table-cell>
        </table:table-row>
        <table:table-row table:style-name="ro1">
          <table:table-cell office:value-type="float" office:value="0.970840454102" calcext:value-type="float">
            <text:p>0.970840454102</text:p>
          </table:table-cell>
          <table:table-cell office:value-type="float" office:value="3.00002098083" calcext:value-type="float">
            <text:p>3.00002098083</text:p>
          </table:table-cell>
          <table:table-cell office:value-type="float" office:value="2.13479995728" calcext:value-type="float">
            <text:p>2.13479995728</text:p>
          </table:table-cell>
        </table:table-row>
        <table:table-row table:style-name="ro1">
          <table:table-cell office:value-type="float" office:value="0.81992149353" calcext:value-type="float">
            <text:p>0.81992149353</text:p>
          </table:table-cell>
          <table:table-cell office:value-type="float" office:value="1.75189971924" calcext:value-type="float">
            <text:p>1.75189971924</text:p>
          </table:table-cell>
          <table:table-cell office:value-type="float" office:value="1.80292129517" calcext:value-type="float">
            <text:p>1.80292129517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80792808533" calcext:value-type="float">
            <text:p>1.80792808533</text:p>
          </table:table-cell>
          <table:table-cell office:value-type="float" office:value="1.89685821533" calcext:value-type="float">
            <text:p>1.89685821533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5499916077" calcext:value-type="float">
            <text:p>1.75499916077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98705291748" calcext:value-type="float">
            <text:p>0.98705291748</text:p>
          </table:table-cell>
          <table:table-cell office:value-type="float" office:value="2.03084945679" calcext:value-type="float">
            <text:p>2.03084945679</text:p>
          </table:table-cell>
          <table:table-cell office:value-type="float" office:value="1.77478790283" calcext:value-type="float">
            <text:p>1.77478790283</text:p>
          </table:table-cell>
        </table:table-row>
        <table:table-row table:style-name="ro1">
          <table:table-cell office:value-type="float" office:value="0.738143920898" calcext:value-type="float">
            <text:p>0.738143920898</text:p>
          </table:table-cell>
          <table:table-cell office:value-type="float" office:value="1.75380706787" calcext:value-type="float">
            <text:p>1.75380706787</text:p>
          </table:table-cell>
          <table:table-cell office:value-type="float" office:value="3.56602668762" calcext:value-type="float">
            <text:p>3.56602668762</text:p>
          </table:table-cell>
        </table:table-row>
        <table:table-row table:style-name="ro1">
          <table:table-cell office:value-type="float" office:value="0.798225402832" calcext:value-type="float">
            <text:p>0.798225402832</text:p>
          </table:table-cell>
          <table:table-cell office:value-type="float" office:value="1.75619125366" calcext:value-type="float">
            <text:p>1.75619125366</text:p>
          </table:table-cell>
          <table:table-cell office:value-type="float" office:value="1.89208984375" calcext:value-type="float">
            <text:p>1.89208984375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76787376404" calcext:value-type="float">
            <text:p>1.76787376404</text:p>
          </table:table-cell>
          <table:table-cell office:value-type="float" office:value="1.84512138367" calcext:value-type="float">
            <text:p>1.84512138367</text:p>
          </table:table-cell>
        </table:table-row>
        <table:table-row table:style-name="ro1">
          <table:table-cell office:value-type="float" office:value="0.743865966797" calcext:value-type="float">
            <text:p>0.743865966797</text:p>
          </table:table-cell>
          <table:table-cell office:value-type="float" office:value="1.71709060669" calcext:value-type="float">
            <text:p>1.71709060669</text:p>
          </table:table-cell>
          <table:table-cell office:value-type="float" office:value="1.86705589294" calcext:value-type="float">
            <text:p>1.86705589294</text:p>
          </table:table-cell>
        </table:table-row>
        <table:table-row table:style-name="ro1">
          <table:table-cell office:value-type="float" office:value="0.936031341553" calcext:value-type="float">
            <text:p>0.936031341553</text:p>
          </table:table-cell>
          <table:table-cell office:value-type="float" office:value="2.25687026978" calcext:value-type="float">
            <text:p>2.25687026978</text:p>
          </table:table-cell>
          <table:table-cell office:value-type="float" office:value="1.81484222412" calcext:value-type="float">
            <text:p>1.81484222412</text:p>
          </table:table-cell>
        </table:table-row>
        <table:table-row table:style-name="ro1">
          <table:table-cell office:value-type="float" office:value="0.85711479187" calcext:value-type="float">
            <text:p>0.85711479187</text:p>
          </table:table-cell>
          <table:table-cell office:value-type="float" office:value="1.72686576843" calcext:value-type="float">
            <text:p>1.72686576843</text:p>
          </table:table-cell>
          <table:table-cell office:value-type="float" office:value="3.36313247681" calcext:value-type="float">
            <text:p>3.36313247681</text:p>
          </table:table-cell>
        </table:table-row>
        <table:table-row table:style-name="ro1">
          <table:table-cell office:value-type="float" office:value="1.0290145874" calcext:value-type="float">
            <text:p>1.0290145874</text:p>
          </table:table-cell>
          <table:table-cell office:value-type="float" office:value="1.94883346558" calcext:value-type="float">
            <text:p>1.94883346558</text:p>
          </table:table-cell>
          <table:table-cell office:value-type="float" office:value="1.80101394653" calcext:value-type="float">
            <text:p>1.80101394653</text:p>
          </table:table-cell>
        </table:table-row>
        <table:table-row table:style-name="ro1">
          <table:table-cell office:value-type="float" office:value="0.750064849854" calcext:value-type="float">
            <text:p>0.750064849854</text:p>
          </table:table-cell>
          <table:table-cell office:value-type="float" office:value="1.71399116516" calcext:value-type="float">
            <text:p>1.71399116516</text:p>
          </table:table-cell>
          <table:table-cell office:value-type="float" office:value="1.86109542847" calcext:value-type="float">
            <text:p>1.86109542847</text:p>
          </table:table-cell>
        </table:table-row>
        <table:table-row table:style-name="ro1">
          <table:table-cell office:value-type="float" office:value="0.894069671631" calcext:value-type="float">
            <text:p>0.894069671631</text:p>
          </table:table-cell>
          <table:table-cell office:value-type="float" office:value="3.27801704407" calcext:value-type="float">
            <text:p>3.27801704407</text:p>
          </table:table-cell>
          <table:table-cell office:value-type="float" office:value="1.82414054871" calcext:value-type="float">
            <text:p>1.82414054871</text:p>
          </table:table-cell>
        </table:table-row>
        <table:table-row table:style-name="ro1">
          <table:table-cell office:value-type="float" office:value="0.76699256897" calcext:value-type="float">
            <text:p>0.76699256897</text:p>
          </table:table-cell>
          <table:table-cell office:value-type="float" office:value="2.0809173584" calcext:value-type="float">
            <text:p>2.0809173584</text:p>
          </table:table-cell>
          <table:table-cell office:value-type="float" office:value="1.92904472351" calcext:value-type="float">
            <text:p>1.92904472351</text:p>
          </table:table-cell>
        </table:table-row>
        <table:table-row table:style-name="ro1">
          <table:table-cell office:value-type="float" office:value="0.830888748169" calcext:value-type="float">
            <text:p>0.830888748169</text:p>
          </table:table-cell>
          <table:table-cell office:value-type="float" office:value="2.15315818787" calcext:value-type="float">
            <text:p>2.15315818787</text:p>
          </table:table-cell>
          <table:table-cell office:value-type="float" office:value="3.29303741455" calcext:value-type="float">
            <text:p>3.29303741455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1.99723243713" calcext:value-type="float">
            <text:p>1.99723243713</text:p>
          </table:table-cell>
          <table:table-cell office:value-type="float" office:value="2.02894210815" calcext:value-type="float">
            <text:p>2.02894210815</text:p>
          </table:table-cell>
        </table:table-row>
        <table:table-row table:style-name="ro1">
          <table:table-cell office:value-type="float" office:value="0.855207443237" calcext:value-type="float">
            <text:p>0.855207443237</text:p>
          </table:table-cell>
          <table:table-cell office:value-type="float" office:value="1.86085700989" calcext:value-type="float">
            <text:p>1.86085700989</text:p>
          </table:table-cell>
          <table:table-cell office:value-type="float" office:value="1.93905830383" calcext:value-type="float">
            <text:p>1.93905830383</text:p>
          </table:table-cell>
        </table:table-row>
        <table:table-row table:style-name="ro1">
          <table:table-cell office:value-type="float" office:value="0.962018966675" calcext:value-type="float">
            <text:p>0.962018966675</text:p>
          </table:table-cell>
          <table:table-cell office:value-type="float" office:value="1.90091133118" calcext:value-type="float">
            <text:p>1.90091133118</text:p>
          </table:table-cell>
          <table:table-cell office:value-type="float" office:value="3.45492362976" calcext:value-type="float">
            <text:p>3.45492362976</text:p>
          </table:table-cell>
        </table:table-row>
        <table:table-row table:style-name="ro1">
          <table:table-cell office:value-type="float" office:value="0.673055648804" calcext:value-type="float">
            <text:p>0.673055648804</text:p>
          </table:table-cell>
          <table:table-cell office:value-type="float" office:value="1.84202194214" calcext:value-type="float">
            <text:p>1.84202194214</text:p>
          </table:table-cell>
          <table:table-cell office:value-type="float" office:value="1.84512138367" calcext:value-type="float">
            <text:p>1.84512138367</text:p>
          </table:table-cell>
        </table:table-row>
        <table:table-row table:style-name="ro1">
          <table:table-cell office:value-type="float" office:value="0.860929489136" calcext:value-type="float">
            <text:p>0.860929489136</text:p>
          </table:table-cell>
          <table:table-cell office:value-type="float" office:value="2.76303291321" calcext:value-type="float">
            <text:p>2.76303291321</text:p>
          </table:table-cell>
          <table:table-cell office:value-type="float" office:value="1.81078910828" calcext:value-type="float">
            <text:p>1.81078910828</text:p>
          </table:table-cell>
        </table:table-row>
        <table:table-row table:style-name="ro1">
          <table:table-cell office:value-type="float" office:value="0.673055648804" calcext:value-type="float">
            <text:p>0.673055648804</text:p>
          </table:table-cell>
          <table:table-cell office:value-type="float" office:value="1.83796882629" calcext:value-type="float">
            <text:p>1.83796882629</text:p>
          </table:table-cell>
          <table:table-cell office:value-type="float" office:value="3.11708450317" calcext:value-type="float">
            <text:p>3.11708450317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71303749084" calcext:value-type="float">
            <text:p>1.71303749084</text:p>
          </table:table-cell>
          <table:table-cell office:value-type="float" office:value="1.72710418701" calcext:value-type="float">
            <text:p>1.72710418701</text:p>
          </table:table-cell>
        </table:table-row>
        <table:table-row table:style-name="ro1">
          <table:table-cell office:value-type="float" office:value="0.914096832275" calcext:value-type="float">
            <text:p>0.914096832275</text:p>
          </table:table-cell>
          <table:table-cell office:value-type="float" office:value="2.34222412109" calcext:value-type="float">
            <text:p>2.34222412109</text:p>
          </table:table-cell>
          <table:table-cell office:value-type="float" office:value="1.86395645142" calcext:value-type="float">
            <text:p>1.86395645142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1.71184539795" calcext:value-type="float">
            <text:p>1.71184539795</text:p>
          </table:table-cell>
          <table:table-cell office:value-type="float" office:value="1.75786018372" calcext:value-type="float">
            <text:p>1.75786018372</text:p>
          </table:table-cell>
        </table:table-row>
        <table:table-row table:style-name="ro1">
          <table:table-cell office:value-type="float" office:value="0.801086425781" calcext:value-type="float">
            <text:p>0.801086425781</text:p>
          </table:table-cell>
          <table:table-cell office:value-type="float" office:value="2.99596786499" calcext:value-type="float">
            <text:p>2.99596786499</text:p>
          </table:table-cell>
          <table:table-cell office:value-type="float" office:value="1.76882743835" calcext:value-type="float">
            <text:p>1.76882743835</text:p>
          </table:table-cell>
        </table:table-row>
        <table:table-row table:style-name="ro1">
          <table:table-cell office:value-type="float" office:value="1.47390365601" calcext:value-type="float">
            <text:p>1.47390365601</text:p>
          </table:table-cell>
          <table:table-cell office:value-type="float" office:value="2.14290618896" calcext:value-type="float">
            <text:p>2.14290618896</text:p>
          </table:table-cell>
          <table:table-cell office:value-type="float" office:value="1.75404548645" calcext:value-type="float">
            <text:p>1.75404548645</text:p>
          </table:table-cell>
        </table:table-row>
        <table:table-row table:style-name="ro1">
          <table:table-cell office:value-type="float" office:value="1.06501579285" calcext:value-type="float">
            <text:p>1.06501579285</text:p>
          </table:table-cell>
          <table:table-cell office:value-type="float" office:value="1.83010101318" calcext:value-type="float">
            <text:p>1.83010101318</text:p>
          </table:table-cell>
          <table:table-cell office:value-type="float" office:value="1.82700157166" calcext:value-type="float">
            <text:p>1.82700157166</text:p>
          </table:table-cell>
        </table:table-row>
        <table:table-row table:style-name="ro1">
          <table:table-cell office:value-type="float" office:value="0.921964645386" calcext:value-type="float">
            <text:p>0.921964645386</text:p>
          </table:table-cell>
          <table:table-cell office:value-type="float" office:value="2.20489501953" calcext:value-type="float">
            <text:p>2.20489501953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666856765747" calcext:value-type="float">
            <text:p>0.666856765747</text:p>
          </table:table-cell>
          <table:table-cell office:value-type="float" office:value="1.66487693787" calcext:value-type="float">
            <text:p>1.66487693787</text:p>
          </table:table-cell>
          <table:table-cell office:value-type="float" office:value="1.76286697388" calcext:value-type="float">
            <text:p>1.76286697388</text:p>
          </table:table-cell>
        </table:table-row>
        <table:table-row table:style-name="ro1">
          <table:table-cell office:value-type="float" office:value="0.760078430176" calcext:value-type="float">
            <text:p>0.760078430176</text:p>
          </table:table-cell>
          <table:table-cell office:value-type="float" office:value="1.71208381653" calcext:value-type="float">
            <text:p>1.71208381653</text:p>
          </table:table-cell>
          <table:table-cell office:value-type="float" office:value="2.20799446106" calcext:value-type="float">
            <text:p>2.20799446106</text:p>
          </table:table-cell>
        </table:table-row>
        <table:table-row table:style-name="ro1">
          <table:table-cell office:value-type="float" office:value="1.48701667786" calcext:value-type="float">
            <text:p>1.48701667786</text:p>
          </table:table-cell>
          <table:table-cell office:value-type="float" office:value="2.26402282715" calcext:value-type="float">
            <text:p>2.26402282715</text:p>
          </table:table-cell>
          <table:table-cell office:value-type="float" office:value="1.92999839783" calcext:value-type="float">
            <text:p>1.92999839783</text:p>
          </table:table-cell>
        </table:table-row>
        <table:table-row table:style-name="ro1">
          <table:table-cell office:value-type="float" office:value="0.848054885864" calcext:value-type="float">
            <text:p>0.848054885864</text:p>
          </table:table-cell>
          <table:table-cell office:value-type="float" office:value="1.79290771484" calcext:value-type="float">
            <text:p>1.79290771484</text:p>
          </table:table-cell>
          <table:table-cell office:value-type="float" office:value="1.79409980774" calcext:value-type="float">
            <text:p>1.79409980774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69992446899" calcext:value-type="float">
            <text:p>1.69992446899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2.80785560608" calcext:value-type="float">
            <text:p>2.80785560608</text:p>
          </table:table-cell>
          <table:table-cell office:value-type="float" office:value="1.95693969727" calcext:value-type="float">
            <text:p>1.95693969727</text:p>
          </table:table-cell>
        </table:table-row>
        <table:table-row table:style-name="ro1">
          <table:table-cell office:value-type="float" office:value="0.726938247681" calcext:value-type="float">
            <text:p>0.726938247681</text:p>
          </table:table-cell>
          <table:table-cell office:value-type="float" office:value="1.94311141968" calcext:value-type="float">
            <text:p>1.94311141968</text:p>
          </table:table-cell>
          <table:table-cell office:value-type="float" office:value="2.96211242676" calcext:value-type="float">
            <text:p>2.96211242676</text:p>
          </table:table-cell>
        </table:table-row>
        <table:table-row table:style-name="ro1">
          <table:table-cell office:value-type="float" office:value="0.871181488037" calcext:value-type="float">
            <text:p>0.871181488037</text:p>
          </table:table-cell>
          <table:table-cell office:value-type="float" office:value="1.91807746887" calcext:value-type="float">
            <text:p>1.91807746887</text:p>
          </table:table-cell>
          <table:table-cell office:value-type="float" office:value="1.84988975525" calcext:value-type="float">
            <text:p>1.84988975525</text:p>
          </table:table-cell>
        </table:table-row>
        <table:table-row table:style-name="ro1">
          <table:table-cell office:value-type="float" office:value="0.724792480469" calcext:value-type="float">
            <text:p>0.724792480469</text:p>
          </table:table-cell>
          <table:table-cell office:value-type="float" office:value="1.82199478149" calcext:value-type="float">
            <text:p>1.82199478149</text:p>
          </table:table-cell>
          <table:table-cell office:value-type="float" office:value="1.77192687988" calcext:value-type="float">
            <text:p>1.77192687988</text:p>
          </table:table-cell>
        </table:table-row>
        <table:table-row table:style-name="ro1">
          <table:table-cell office:value-type="float" office:value="0.844955444336" calcext:value-type="float">
            <text:p>0.844955444336</text:p>
          </table:table-cell>
          <table:table-cell office:value-type="float" office:value="1.71208381653" calcext:value-type="float">
            <text:p>1.71208381653</text:p>
          </table:table-cell>
          <table:table-cell office:value-type="float" office:value="1.7511844635" calcext:value-type="float">
            <text:p>1.7511844635</text:p>
          </table:table-cell>
        </table:table-row>
        <table:table-row table:style-name="ro1">
          <table:table-cell office:value-type="float" office:value="1.13701820374" calcext:value-type="float">
            <text:p>1.13701820374</text:p>
          </table:table-cell>
          <table:table-cell office:value-type="float" office:value="2.09379196167" calcext:value-type="float">
            <text:p>2.09379196167</text:p>
          </table:table-cell>
          <table:table-cell office:value-type="float" office:value="1.93190574646" calcext:value-type="float">
            <text:p>1.93190574646</text:p>
          </table:table-cell>
        </table:table-row>
        <table:table-row table:style-name="ro1">
          <table:table-cell office:value-type="float" office:value="0.676155090332" calcext:value-type="float">
            <text:p>0.676155090332</text:p>
          </table:table-cell>
          <table:table-cell office:value-type="float" office:value="1.71113014221" calcext:value-type="float">
            <text:p>1.71113014221</text:p>
          </table:table-cell>
          <table:table-cell office:value-type="float" office:value="2.03418731689" calcext:value-type="float">
            <text:p>2.03418731689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1.74713134766" calcext:value-type="float">
            <text:p>1.74713134766</text:p>
          </table:table-cell>
          <table:table-cell office:value-type="float" office:value="1.78003311157" calcext:value-type="float">
            <text:p>1.78003311157</text:p>
          </table:table-cell>
        </table:table-row>
        <table:table-row table:style-name="ro1">
          <table:table-cell office:value-type="float" office:value="0.711917877197" calcext:value-type="float">
            <text:p>0.711917877197</text:p>
          </table:table-cell>
          <table:table-cell office:value-type="float" office:value="1.76095962524" calcext:value-type="float">
            <text:p>1.76095962524</text:p>
          </table:table-cell>
          <table:table-cell office:value-type="float" office:value="1.77597999573" calcext:value-type="float">
            <text:p>1.77597999573</text:p>
          </table:table-cell>
        </table:table-row>
        <table:table-row table:style-name="ro1">
          <table:table-cell office:value-type="float" office:value="0.830173492432" calcext:value-type="float">
            <text:p>0.830173492432</text:p>
          </table:table-cell>
          <table:table-cell office:value-type="float" office:value="3.18884849548" calcext:value-type="float">
            <text:p>3.18884849548</text:p>
          </table:table-cell>
          <table:table-cell office:value-type="float" office:value="1.88302993774" calcext:value-type="float">
            <text:p>1.88302993774</text:p>
          </table:table-cell>
        </table:table-row>
        <table:table-row table:style-name="ro1">
          <table:table-cell office:value-type="float" office:value="0.75101852417" calcext:value-type="float">
            <text:p>0.75101852417</text:p>
          </table:table-cell>
          <table:table-cell office:value-type="float" office:value="2.17199325562" calcext:value-type="float">
            <text:p>2.17199325562</text:p>
          </table:table-cell>
          <table:table-cell office:value-type="float" office:value="1.74999237061" calcext:value-type="float">
            <text:p>1.74999237061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1.708984375" calcext:value-type="float">
            <text:p>1.708984375</text:p>
          </table:table-cell>
          <table:table-cell office:value-type="float" office:value="1.91903114319" calcext:value-type="float">
            <text:p>1.91903114319</text:p>
          </table:table-cell>
        </table:table-row>
        <table:table-row table:style-name="ro1">
          <table:table-cell office:value-type="float" office:value="0.921010971069" calcext:value-type="float">
            <text:p>0.921010971069</text:p>
          </table:table-cell>
          <table:table-cell office:value-type="float" office:value="1.82485580444" calcext:value-type="float">
            <text:p>1.82485580444</text:p>
          </table:table-cell>
          <table:table-cell office:value-type="float" office:value="1.72805786133" calcext:value-type="float">
            <text:p>1.72805786133</text:p>
          </table:table-cell>
        </table:table-row>
        <table:table-row table:style-name="ro1">
          <table:table-cell office:value-type="float" office:value="0.787019729614" calcext:value-type="float">
            <text:p>0.787019729614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1.74903869629" calcext:value-type="float">
            <text:p>1.74903869629</text:p>
          </table:table-cell>
        </table:table-row>
        <table:table-row table:style-name="ro1">
          <table:table-cell office:value-type="float" office:value="0.931978225708" calcext:value-type="float">
            <text:p>0.931978225708</text:p>
          </table:table-cell>
          <table:table-cell office:value-type="float" office:value="1.98411941528" calcext:value-type="float">
            <text:p>1.98411941528</text:p>
          </table:table-cell>
          <table:table-cell office:value-type="float" office:value="3.89289855957" calcext:value-type="float">
            <text:p>3.89289855957</text:p>
          </table:table-cell>
        </table:table-row>
        <table:table-row table:style-name="ro1">
          <table:table-cell office:value-type="float" office:value="0.795841217041" calcext:value-type="float">
            <text:p>0.795841217041</text:p>
          </table:table-cell>
          <table:table-cell office:value-type="float" office:value="2.2349357605" calcext:value-type="float">
            <text:p>2.2349357605</text:p>
          </table:table-cell>
          <table:table-cell office:value-type="float" office:value="1.81078910828" calcext:value-type="float">
            <text:p>1.81078910828</text:p>
          </table:table-cell>
        </table:table-row>
        <table:table-row table:style-name="ro1">
          <table:table-cell office:value-type="float" office:value="0.84400177002" calcext:value-type="float">
            <text:p>0.84400177002</text:p>
          </table:table-cell>
          <table:table-cell office:value-type="float" office:value="1.77693367004" calcext:value-type="float">
            <text:p>1.77693367004</text:p>
          </table:table-cell>
          <table:table-cell office:value-type="float" office:value="1.79100036621" calcext:value-type="float">
            <text:p>1.79100036621</text:p>
          </table:table-cell>
        </table:table-row>
        <table:table-row table:style-name="ro1">
          <table:table-cell office:value-type="float" office:value="0.86498260498" calcext:value-type="float">
            <text:p>0.86498260498</text:p>
          </table:table-cell>
          <table:table-cell office:value-type="float" office:value="1.83987617493" calcext:value-type="float">
            <text:p>1.83987617493</text:p>
          </table:table-cell>
          <table:table-cell office:value-type="float" office:value="1.73592567444" calcext:value-type="float">
            <text:p>1.73592567444</text:p>
          </table:table-cell>
        </table:table-row>
        <table:table-row table:style-name="ro1">
          <table:table-cell office:value-type="float" office:value="0.870943069458" calcext:value-type="float">
            <text:p>0.870943069458</text:p>
          </table:table-cell>
          <table:table-cell office:value-type="float" office:value="1.80506706238" calcext:value-type="float">
            <text:p>1.80506706238</text:p>
          </table:table-cell>
          <table:table-cell office:value-type="float" office:value="1.76596641541" calcext:value-type="float">
            <text:p>1.76596641541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2.90393829346" calcext:value-type="float">
            <text:p>2.90393829346</text:p>
          </table:table-cell>
          <table:table-cell office:value-type="float" office:value="1.85990333557" calcext:value-type="float">
            <text:p>1.85990333557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2.1538734436" calcext:value-type="float">
            <text:p>2.1538734436</text:p>
          </table:table-cell>
          <table:table-cell office:value-type="float" office:value="1.797914505" calcext:value-type="float">
            <text:p>1.797914505</text:p>
          </table:table-cell>
        </table:table-row>
        <table:table-row table:style-name="ro1">
          <table:table-cell office:value-type="float" office:value="0.636100769043" calcext:value-type="float">
            <text:p>0.636100769043</text:p>
          </table:table-cell>
          <table:table-cell office:value-type="float" office:value="1.83296203613" calcext:value-type="float">
            <text:p>1.83296203613</text:p>
          </table:table-cell>
          <table:table-cell office:value-type="float" office:value="1.82390213013" calcext:value-type="float">
            <text:p>1.82390213013</text:p>
          </table:table-cell>
        </table:table-row>
        <table:table-row table:style-name="ro1">
          <table:table-cell office:value-type="float" office:value="0.786066055298" calcext:value-type="float">
            <text:p>0.786066055298</text:p>
          </table:table-cell>
          <table:table-cell office:value-type="float" office:value="1.79195404053" calcext:value-type="float">
            <text:p>1.79195404053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95009803772" calcext:value-type="float">
            <text:p>0.95009803772</text:p>
          </table:table-cell>
          <table:table-cell office:value-type="float" office:value="2.18915939331" calcext:value-type="float">
            <text:p>2.18915939331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0.773906707764" calcext:value-type="float">
            <text:p>0.773906707764</text:p>
          </table:table-cell>
          <table:table-cell office:value-type="float" office:value="1.87683105469" calcext:value-type="float">
            <text:p>1.87683105469</text:p>
          </table:table-cell>
          <table:table-cell office:value-type="float" office:value="3.17192077637" calcext:value-type="float">
            <text:p>3.17192077637</text:p>
          </table:table-cell>
        </table:table-row>
        <table:table-row table:style-name="ro1">
          <table:table-cell office:value-type="float" office:value="0.737190246582" calcext:value-type="float">
            <text:p>0.737190246582</text:p>
          </table:table-cell>
          <table:table-cell office:value-type="float" office:value="2.08497047424" calcext:value-type="float">
            <text:p>2.08497047424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773906707764" calcext:value-type="float">
            <text:p>0.773906707764</text:p>
          </table:table-cell>
          <table:table-cell office:value-type="float" office:value="1.71208381653" calcext:value-type="float">
            <text:p>1.71208381653</text:p>
          </table:table-cell>
          <table:table-cell office:value-type="float" office:value="1.94311141968" calcext:value-type="float">
            <text:p>1.94311141968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68704986572" calcext:value-type="float">
            <text:p>1.68704986572</text:p>
          </table:table-cell>
          <table:table-cell office:value-type="float" office:value="1.74498558044" calcext:value-type="float">
            <text:p>1.74498558044</text:p>
          </table:table-cell>
        </table:table-row>
        <table:table-row table:style-name="ro1">
          <table:table-cell office:value-type="float" office:value="1.57999992371" calcext:value-type="float">
            <text:p>1.57999992371</text:p>
          </table:table-cell>
          <table:table-cell office:value-type="float" office:value="2.00295448303" calcext:value-type="float">
            <text:p>2.00295448303</text:p>
          </table:table-cell>
          <table:table-cell office:value-type="float" office:value="1.78694725037" calcext:value-type="float">
            <text:p>1.78694725037</text:p>
          </table:table-cell>
        </table:table-row>
        <table:table-row table:style-name="ro1">
          <table:table-cell office:value-type="float" office:value="0.787019729614" calcext:value-type="float">
            <text:p>0.787019729614</text:p>
          </table:table-cell>
          <table:table-cell office:value-type="float" office:value="1.66893005371" calcext:value-type="float">
            <text:p>1.66893005371</text:p>
          </table:table-cell>
          <table:table-cell office:value-type="float" office:value="2.1390914917" calcext:value-type="float">
            <text:p>2.1390914917</text:p>
          </table:table-cell>
        </table:table-row>
        <table:table-row table:style-name="ro1">
          <table:table-cell office:value-type="float" office:value="0.703096389771" calcext:value-type="float">
            <text:p>0.703096389771</text:p>
          </table:table-cell>
          <table:table-cell office:value-type="float" office:value="1.71399116516" calcext:value-type="float">
            <text:p>1.71399116516</text:p>
          </table:table-cell>
          <table:table-cell office:value-type="float" office:value="1.96099281311" calcext:value-type="float">
            <text:p>1.96099281311</text:p>
          </table:table-cell>
        </table:table-row>
        <table:table-row table:style-name="ro1">
          <table:table-cell office:value-type="float" office:value="0.702857971191" calcext:value-type="float">
            <text:p>0.702857971191</text:p>
          </table:table-cell>
          <table:table-cell office:value-type="float" office:value="1.67798995972" calcext:value-type="float">
            <text:p>1.67798995972</text:p>
          </table:table-cell>
          <table:table-cell office:value-type="float" office:value="1.87802314758" calcext:value-type="float">
            <text:p>1.87802314758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1.70612335205" calcext:value-type="float">
            <text:p>1.70612335205</text:p>
          </table:table-cell>
          <table:table-cell office:value-type="float" office:value="1.74188613892" calcext:value-type="float">
            <text:p>1.74188613892</text:p>
          </table:table-cell>
        </table:table-row>
        <table:table-row table:style-name="ro1">
          <table:table-cell office:value-type="float" office:value="1.07598304749" calcext:value-type="float">
            <text:p>1.07598304749</text:p>
          </table:table-cell>
          <table:table-cell office:value-type="float" office:value="1.9268989563" calcext:value-type="float">
            <text:p>1.9268989563</text:p>
          </table:table-cell>
          <table:table-cell office:value-type="float" office:value="1.79386138916" calcext:value-type="float">
            <text:p>1.79386138916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1.75213813782" calcext:value-type="float">
            <text:p>1.75213813782</text:p>
          </table:table-cell>
          <table:table-cell office:value-type="float" office:value="1.77884101868" calcext:value-type="float">
            <text:p>1.77884101868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68895721436" calcext:value-type="float">
            <text:p>1.68895721436</text:p>
          </table:table-cell>
          <table:table-cell office:value-type="float" office:value="1.77693367004" calcext:value-type="float">
            <text:p>1.77693367004</text:p>
          </table:table-cell>
        </table:table-row>
        <table:table-row table:style-name="ro1">
          <table:table-cell office:value-type="float" office:value="0.959157943726" calcext:value-type="float">
            <text:p>0.959157943726</text:p>
          </table:table-cell>
          <table:table-cell office:value-type="float" office:value="2.0649433136" calcext:value-type="float">
            <text:p>2.0649433136</text:p>
          </table:table-cell>
          <table:table-cell office:value-type="float" office:value="1.92999839783" calcext:value-type="float">
            <text:p>1.92999839783</text:p>
          </table:table-cell>
        </table:table-row>
        <table:table-row table:style-name="ro1">
          <table:table-cell office:value-type="float" office:value="1.8949508667" calcext:value-type="float">
            <text:p>1.8949508667</text:p>
          </table:table-cell>
          <table:table-cell office:value-type="float" office:value="1.81412696838" calcext:value-type="float">
            <text:p>1.81412696838</text:p>
          </table:table-cell>
          <table:table-cell office:value-type="float" office:value="1.74307823181" calcext:value-type="float">
            <text:p>1.74307823181</text:p>
          </table:table-cell>
        </table:table-row>
        <table:table-row table:style-name="ro1">
          <table:table-cell office:value-type="float" office:value="1.00588798523" calcext:value-type="float">
            <text:p>1.00588798523</text:p>
          </table:table-cell>
          <table:table-cell office:value-type="float" office:value="1.88994407654" calcext:value-type="float">
            <text:p>1.88994407654</text:p>
          </table:table-cell>
          <table:table-cell office:value-type="float" office:value="1.73091888428" calcext:value-type="float">
            <text:p>1.73091888428</text:p>
          </table:table-cell>
        </table:table-row>
        <table:table-row table:style-name="ro1">
          <table:table-cell office:value-type="float" office:value="1.05094909668" calcext:value-type="float">
            <text:p>1.05094909668</text:p>
          </table:table-cell>
          <table:table-cell office:value-type="float" office:value="1.97196006775" calcext:value-type="float">
            <text:p>1.97196006775</text:p>
          </table:table-cell>
          <table:table-cell office:value-type="float" office:value="2.08115577698" calcext:value-type="float">
            <text:p>2.08115577698</text:p>
          </table:table-cell>
        </table:table-row>
        <table:table-row table:style-name="ro1">
          <table:table-cell office:value-type="float" office:value="0.648975372314" calcext:value-type="float">
            <text:p>0.648975372314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1.76620483398" calcext:value-type="float">
            <text:p>1.76620483398</text:p>
          </table:table-cell>
        </table:table-row>
        <table:table-row table:style-name="ro1">
          <table:table-cell office:value-type="float" office:value="1.25789642334" calcext:value-type="float">
            <text:p>1.25789642334</text:p>
          </table:table-cell>
          <table:table-cell office:value-type="float" office:value="2.24804878235" calcext:value-type="float">
            <text:p>2.24804878235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972986221313" calcext:value-type="float">
            <text:p>0.972986221313</text:p>
          </table:table-cell>
          <table:table-cell office:value-type="float" office:value="3.04913520813" calcext:value-type="float">
            <text:p>3.04913520813</text:p>
          </table:table-cell>
          <table:table-cell office:value-type="float" office:value="1.8150806427" calcext:value-type="float">
            <text:p>1.8150806427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88088417053" calcext:value-type="float">
            <text:p>1.88088417053</text:p>
          </table:table-cell>
          <table:table-cell office:value-type="float" office:value="1.80792808533" calcext:value-type="float">
            <text:p>1.80792808533</text:p>
          </table:table-cell>
        </table:table-row>
        <table:table-row table:style-name="ro1">
          <table:table-cell office:value-type="float" office:value="0.843048095703" calcext:value-type="float">
            <text:p>0.843048095703</text:p>
          </table:table-cell>
          <table:table-cell office:value-type="float" office:value="1.68180465698" calcext:value-type="float">
            <text:p>1.68180465698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821113586426" calcext:value-type="float">
            <text:p>0.821113586426</text:p>
          </table:table-cell>
          <table:table-cell office:value-type="float" office:value="1.72090530396" calcext:value-type="float">
            <text:p>1.72090530396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872135162354" calcext:value-type="float">
            <text:p>0.872135162354</text:p>
          </table:table-cell>
          <table:table-cell office:value-type="float" office:value="2.27117538452" calcext:value-type="float">
            <text:p>2.27117538452</text:p>
          </table:table-cell>
          <table:table-cell office:value-type="float" office:value="1.75094604492" calcext:value-type="float">
            <text:p>1.75094604492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77597999573" calcext:value-type="float">
            <text:p>1.77597999573</text:p>
          </table:table-cell>
          <table:table-cell office:value-type="float" office:value="2.05016136169" calcext:value-type="float">
            <text:p>2.05016136169</text:p>
          </table:table-cell>
        </table:table-row>
        <table:table-row table:style-name="ro1">
          <table:table-cell office:value-type="float" office:value="0.746965408325" calcext:value-type="float">
            <text:p>0.746965408325</text:p>
          </table:table-cell>
          <table:table-cell office:value-type="float" office:value="1.67608261108" calcext:value-type="float">
            <text:p>1.67608261108</text:p>
          </table:table-cell>
          <table:table-cell office:value-type="float" office:value="1.86610221863" calcext:value-type="float">
            <text:p>1.86610221863</text:p>
          </table:table-cell>
        </table:table-row>
        <table:table-row table:style-name="ro1">
          <table:table-cell office:value-type="float" office:value="0.739097595215" calcext:value-type="float">
            <text:p>0.739097595215</text:p>
          </table:table-cell>
          <table:table-cell office:value-type="float" office:value="1.71899795532" calcext:value-type="float">
            <text:p>1.71899795532</text:p>
          </table:table-cell>
          <table:table-cell office:value-type="float" office:value="1.80411338806" calcext:value-type="float">
            <text:p>1.80411338806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68490409851" calcext:value-type="float">
            <text:p>1.68490409851</text:p>
          </table:table-cell>
          <table:table-cell office:value-type="float" office:value="1.77192687988" calcext:value-type="float">
            <text:p>1.77192687988</text:p>
          </table:table-cell>
        </table:table-row>
        <table:table-row table:style-name="ro1">
          <table:table-cell office:value-type="float" office:value="0.962972640991" calcext:value-type="float">
            <text:p>0.962972640991</text:p>
          </table:table-cell>
          <table:table-cell office:value-type="float" office:value="2.28404998779" calcext:value-type="float">
            <text:p>2.28404998779</text:p>
          </table:table-cell>
          <table:table-cell office:value-type="float" office:value="2.14600563049" calcext:value-type="float">
            <text:p>2.14600563049</text:p>
          </table:table-cell>
        </table:table-row>
        <table:table-row table:style-name="ro1">
          <table:table-cell office:value-type="float" office:value="0.633001327515" calcext:value-type="float">
            <text:p>0.633001327515</text:p>
          </table:table-cell>
          <table:table-cell office:value-type="float" office:value="1.78384780884" calcext:value-type="float">
            <text:p>1.78384780884</text:p>
          </table:table-cell>
          <table:table-cell office:value-type="float" office:value="3.35192680359" calcext:value-type="float">
            <text:p>3.35192680359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69396400452" calcext:value-type="float">
            <text:p>1.69396400452</text:p>
          </table:table-cell>
          <table:table-cell office:value-type="float" office:value="1.82700157166" calcext:value-type="float">
            <text:p>1.82700157166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1.69014930725" calcext:value-type="float">
            <text:p>1.69014930725</text:p>
          </table:table-cell>
          <table:table-cell office:value-type="float" office:value="1.8138885498" calcext:value-type="float">
            <text:p>1.8138885498</text:p>
          </table:table-cell>
        </table:table-row>
        <table:table-row table:style-name="ro1">
          <table:table-cell office:value-type="float" office:value="1.56903266907" calcext:value-type="float">
            <text:p>1.56903266907</text:p>
          </table:table-cell>
          <table:table-cell office:value-type="float" office:value="1.80006027222" calcext:value-type="float">
            <text:p>1.80006027222</text:p>
          </table:table-cell>
          <table:table-cell office:value-type="float" office:value="1.7671585083" calcext:value-type="float">
            <text:p>1.7671585083</text:p>
          </table:table-cell>
        </table:table-row>
        <table:table-row table:style-name="ro1">
          <table:table-cell office:value-type="float" office:value="0.849008560181" calcext:value-type="float">
            <text:p>0.849008560181</text:p>
          </table:table-cell>
          <table:table-cell office:value-type="float" office:value="2.14290618896" calcext:value-type="float">
            <text:p>2.14290618896</text:p>
          </table:table-cell>
          <table:table-cell office:value-type="float" office:value="1.75309181213" calcext:value-type="float">
            <text:p>1.75309181213</text:p>
          </table:table-cell>
        </table:table-row>
        <table:table-row table:style-name="ro1">
          <table:table-cell office:value-type="float" office:value="0.888824462891" calcext:value-type="float">
            <text:p>0.888824462891</text:p>
          </table:table-cell>
          <table:table-cell office:value-type="float" office:value="1.93405151367" calcext:value-type="float">
            <text:p>1.93405151367</text:p>
          </table:table-cell>
          <table:table-cell office:value-type="float" office:value="2.07996368408" calcext:value-type="float">
            <text:p>2.07996368408</text:p>
          </table:table-cell>
        </table:table-row>
        <table:table-row table:style-name="ro1">
          <table:table-cell office:value-type="float" office:value="0.774145126343" calcext:value-type="float">
            <text:p>0.774145126343</text:p>
          </table:table-cell>
          <table:table-cell office:value-type="float" office:value="1.96194648743" calcext:value-type="float">
            <text:p>1.96194648743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68013572693" calcext:value-type="float">
            <text:p>1.68013572693</text:p>
          </table:table-cell>
          <table:table-cell office:value-type="float" office:value="1.81007385254" calcext:value-type="float">
            <text:p>1.81007385254</text:p>
          </table:table-cell>
        </table:table-row>
        <table:table-row table:style-name="ro1">
          <table:table-cell office:value-type="float" office:value="0.75101852417" calcext:value-type="float">
            <text:p>0.75101852417</text:p>
          </table:table-cell>
          <table:table-cell office:value-type="float" office:value="1.9199848175" calcext:value-type="float">
            <text:p>1.9199848175</text:p>
          </table:table-cell>
          <table:table-cell office:value-type="float" office:value="3.2970905304" calcext:value-type="float">
            <text:p>3.2970905304</text:p>
          </table:table-cell>
        </table:table-row>
        <table:table-row table:style-name="ro1">
          <table:table-cell office:value-type="float" office:value="1.2640953064" calcext:value-type="float">
            <text:p>1.2640953064</text:p>
          </table:table-cell>
          <table:table-cell office:value-type="float" office:value="2.23302841187" calcext:value-type="float">
            <text:p>2.23302841187</text:p>
          </table:table-cell>
          <table:table-cell office:value-type="float" office:value="1.95598602295" calcext:value-type="float">
            <text:p>1.95598602295</text:p>
          </table:table-cell>
        </table:table-row>
        <table:table-row table:style-name="ro1">
          <table:table-cell office:value-type="float" office:value="0.733137130737" calcext:value-type="float">
            <text:p>0.733137130737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2.01797485352" calcext:value-type="float">
            <text:p>2.01797485352</text:p>
          </table:table-cell>
        </table:table-row>
        <table:table-row table:style-name="ro1">
          <table:table-cell office:value-type="float" office:value="0.839948654175" calcext:value-type="float">
            <text:p>0.839948654175</text:p>
          </table:table-cell>
          <table:table-cell office:value-type="float" office:value="1.79219245911" calcext:value-type="float">
            <text:p>1.79219245911</text:p>
          </table:table-cell>
          <table:table-cell office:value-type="float" office:value="1.72710418701" calcext:value-type="float">
            <text:p>1.72710418701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1.87397003174" calcext:value-type="float">
            <text:p>1.87397003174</text:p>
          </table:table-cell>
          <table:table-cell office:value-type="float" office:value="1.86514854431" calcext:value-type="float">
            <text:p>1.86514854431</text:p>
          </table:table-cell>
        </table:table-row>
        <table:table-row table:style-name="ro1">
          <table:table-cell office:value-type="float" office:value="0.937223434448" calcext:value-type="float">
            <text:p>0.937223434448</text:p>
          </table:table-cell>
          <table:table-cell office:value-type="float" office:value="3.05509567261" calcext:value-type="float">
            <text:p>3.05509567261</text:p>
          </table:table-cell>
          <table:table-cell office:value-type="float" office:value="1.76692008972" calcext:value-type="float">
            <text:p>1.76692008972</text:p>
          </table:table-cell>
        </table:table-row>
        <table:table-row table:style-name="ro1">
          <table:table-cell office:value-type="float" office:value="0.791072845459" calcext:value-type="float">
            <text:p>0.791072845459</text:p>
          </table:table-cell>
          <table:table-cell office:value-type="float" office:value="2.52604484558" calcext:value-type="float">
            <text:p>2.52604484558</text:p>
          </table:table-cell>
          <table:table-cell office:value-type="float" office:value="2.22492218018" calcext:value-type="float">
            <text:p>2.22492218018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72686576843" calcext:value-type="float">
            <text:p>1.72686576843</text:p>
          </table:table-cell>
          <table:table-cell office:value-type="float" office:value="1.78003311157" calcext:value-type="float">
            <text:p>1.78003311157</text:p>
          </table:table-cell>
        </table:table-row>
        <table:table-row table:style-name="ro1">
          <table:table-cell office:value-type="float" office:value="1.90615653992" calcext:value-type="float">
            <text:p>1.90615653992</text:p>
          </table:table-cell>
          <table:table-cell office:value-type="float" office:value="2.99501419067" calcext:value-type="float">
            <text:p>2.99501419067</text:p>
          </table:table-cell>
          <table:table-cell office:value-type="float" office:value="1.83391571045" calcext:value-type="float">
            <text:p>1.83391571045</text:p>
          </table:table-cell>
        </table:table-row>
        <table:table-row table:style-name="ro1">
          <table:table-cell office:value-type="float" office:value="0.710964202881" calcext:value-type="float">
            <text:p>0.710964202881</text:p>
          </table:table-cell>
          <table:table-cell office:value-type="float" office:value="1.69682502747" calcext:value-type="float">
            <text:p>1.69682502747</text:p>
          </table:table-cell>
          <table:table-cell office:value-type="float" office:value="1.797914505" calcext:value-type="float">
            <text:p>1.797914505</text:p>
          </table:table-cell>
        </table:table-row>
        <table:table-row table:style-name="ro1">
          <table:table-cell office:value-type="float" office:value="0.746011734009" calcext:value-type="float">
            <text:p>0.746011734009</text:p>
          </table:table-cell>
          <table:table-cell office:value-type="float" office:value="3.38101387024" calcext:value-type="float">
            <text:p>3.38101387024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1.2059211731" calcext:value-type="float">
            <text:p>1.2059211731</text:p>
          </table:table-cell>
          <table:table-cell office:value-type="float" office:value="2.19392776489" calcext:value-type="float">
            <text:p>2.19392776489</text:p>
          </table:table-cell>
          <table:table-cell office:value-type="float" office:value="1.94501876831" calcext:value-type="float">
            <text:p>1.94501876831</text:p>
          </table:table-cell>
        </table:table-row>
        <table:table-row table:style-name="ro1">
          <table:table-cell office:value-type="float" office:value="0.674962997437" calcext:value-type="float">
            <text:p>0.674962997437</text:p>
          </table:table-cell>
          <table:table-cell office:value-type="float" office:value="1.73187255859" calcext:value-type="float">
            <text:p>1.73187255859</text:p>
          </table:table-cell>
          <table:table-cell office:value-type="float" office:value="1.94406509399" calcext:value-type="float">
            <text:p>1.94406509399</text:p>
          </table:table-cell>
        </table:table-row>
        <table:table-row table:style-name="ro1">
          <table:table-cell office:value-type="float" office:value="2.04706192017" calcext:value-type="float">
            <text:p>2.04706192017</text:p>
          </table:table-cell>
          <table:table-cell office:value-type="float" office:value="1.84106826782" calcext:value-type="float">
            <text:p>1.84106826782</text:p>
          </table:table-cell>
          <table:table-cell office:value-type="float" office:value="1.79719924927" calcext:value-type="float">
            <text:p>1.79719924927</text:p>
          </table:table-cell>
        </table:table-row>
        <table:table-row table:style-name="ro1">
          <table:table-cell office:value-type="float" office:value="1.05500221252" calcext:value-type="float">
            <text:p>1.05500221252</text:p>
          </table:table-cell>
          <table:table-cell office:value-type="float" office:value="2.74395942688" calcext:value-type="float">
            <text:p>2.74395942688</text:p>
          </table:table-cell>
          <table:table-cell office:value-type="float" office:value="1.91211700439" calcext:value-type="float">
            <text:p>1.91211700439</text:p>
          </table:table-cell>
        </table:table-row>
        <table:table-row table:style-name="ro1">
          <table:table-cell office:value-type="float" office:value="0.936985015869" calcext:value-type="float">
            <text:p>0.936985015869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3.55410575867" calcext:value-type="float">
            <text:p>3.55410575867</text:p>
          </table:table-cell>
        </table:table-row>
        <table:table-row table:style-name="ro1">
          <table:table-cell office:value-type="float" office:value="0.971794128418" calcext:value-type="float">
            <text:p>0.971794128418</text:p>
          </table:table-cell>
          <table:table-cell office:value-type="float" office:value="1.97982788086" calcext:value-type="float">
            <text:p>1.97982788086</text:p>
          </table:table-cell>
          <table:table-cell office:value-type="float" office:value="1.90496444702" calcext:value-type="float">
            <text:p>1.90496444702</text:p>
          </table:table-cell>
        </table:table-row>
        <table:table-row table:style-name="ro1">
          <table:table-cell office:value-type="float" office:value="0.701189041138" calcext:value-type="float">
            <text:p>0.701189041138</text:p>
          </table:table-cell>
          <table:table-cell office:value-type="float" office:value="1.69086456299" calcext:value-type="float">
            <text:p>1.69086456299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696897506714" calcext:value-type="float">
            <text:p>0.696897506714</text:p>
          </table:table-cell>
          <table:table-cell office:value-type="float" office:value="1.66010856628" calcext:value-type="float">
            <text:p>1.66010856628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0.920057296753" calcext:value-type="float">
            <text:p>0.920057296753</text:p>
          </table:table-cell>
          <table:table-cell office:value-type="float" office:value="2.44903564453" calcext:value-type="float">
            <text:p>2.44903564453</text:p>
          </table:table-cell>
          <table:table-cell office:value-type="float" office:value="1.95002555847" calcext:value-type="float">
            <text:p>1.95002555847</text:p>
          </table:table-cell>
        </table:table-row>
        <table:table-row table:style-name="ro1">
          <table:table-cell office:value-type="float" office:value="0.787019729614" calcext:value-type="float">
            <text:p>0.787019729614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2.02608108521" calcext:value-type="float">
            <text:p>2.02608108521</text:p>
          </table:table-cell>
        </table:table-row>
        <table:table-row table:style-name="ro1">
          <table:table-cell office:value-type="float" office:value="0.913858413696" calcext:value-type="float">
            <text:p>0.913858413696</text:p>
          </table:table-cell>
          <table:table-cell office:value-type="float" office:value="1.69801712036" calcext:value-type="float">
            <text:p>1.69801712036</text:p>
          </table:table-cell>
          <table:table-cell office:value-type="float" office:value="1.83415412903" calcext:value-type="float">
            <text:p>1.83415412903</text:p>
          </table:table-cell>
        </table:table-row>
        <table:table-row table:style-name="ro1">
          <table:table-cell office:value-type="float" office:value="0.684976577759" calcext:value-type="float">
            <text:p>0.684976577759</text:p>
          </table:table-cell>
          <table:table-cell office:value-type="float" office:value="1.69992446899" calcext:value-type="float">
            <text:p>1.69992446899</text:p>
          </table:table-cell>
          <table:table-cell office:value-type="float" office:value="1.72686576843" calcext:value-type="float">
            <text:p>1.72686576843</text:p>
          </table:table-cell>
        </table:table-row>
        <table:table-row table:style-name="ro1">
          <table:table-cell office:value-type="float" office:value="0.898122787476" calcext:value-type="float">
            <text:p>0.898122787476</text:p>
          </table:table-cell>
          <table:table-cell office:value-type="float" office:value="2.40206718445" calcext:value-type="float">
            <text:p>2.40206718445</text:p>
          </table:table-cell>
          <table:table-cell office:value-type="float" office:value="1.85513496399" calcext:value-type="float">
            <text:p>1.85513496399</text:p>
          </table:table-cell>
        </table:table-row>
        <table:table-row table:style-name="ro1">
          <table:table-cell office:value-type="float" office:value="1.4979839325" calcext:value-type="float">
            <text:p>1.4979839325</text:p>
          </table:table-cell>
          <table:table-cell office:value-type="float" office:value="2.21800804138" calcext:value-type="float">
            <text:p>2.21800804138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797986984253" calcext:value-type="float">
            <text:p>0.797986984253</text:p>
          </table:table-cell>
          <table:table-cell office:value-type="float" office:value="1.69396400452" calcext:value-type="float">
            <text:p>1.69396400452</text:p>
          </table:table-cell>
          <table:table-cell office:value-type="float" office:value="1.75905227661" calcext:value-type="float">
            <text:p>1.75905227661</text:p>
          </table:table-cell>
        </table:table-row>
        <table:table-row table:style-name="ro1">
          <table:table-cell office:value-type="float" office:value="0.733852386475" calcext:value-type="float">
            <text:p>0.733852386475</text:p>
          </table:table-cell>
          <table:table-cell office:value-type="float" office:value="1.6930103302" calcext:value-type="float">
            <text:p>1.6930103302</text:p>
          </table:table-cell>
          <table:table-cell office:value-type="float" office:value="1.74117088318" calcext:value-type="float">
            <text:p>1.74117088318</text:p>
          </table:table-cell>
        </table:table-row>
        <table:table-row table:style-name="ro1">
          <table:table-cell office:value-type="float" office:value="1.04904174805" calcext:value-type="float">
            <text:p>1.04904174805</text:p>
          </table:table-cell>
          <table:table-cell office:value-type="float" office:value="2.1960735321" calcext:value-type="float">
            <text:p>2.1960735321</text:p>
          </table:table-cell>
          <table:table-cell office:value-type="float" office:value="1.89614295959" calcext:value-type="float">
            <text:p>1.89614295959</text:p>
          </table:table-cell>
        </table:table-row>
        <table:table-row table:style-name="ro1">
          <table:table-cell office:value-type="float" office:value="0.820875167847" calcext:value-type="float">
            <text:p>0.820875167847</text:p>
          </table:table-cell>
          <table:table-cell office:value-type="float" office:value="2.88105010986" calcext:value-type="float">
            <text:p>2.88105010986</text:p>
          </table:table-cell>
          <table:table-cell office:value-type="float" office:value="1.83606147766" calcext:value-type="float">
            <text:p>1.83606147766</text:p>
          </table:table-cell>
        </table:table-row>
        <table:table-row table:style-name="ro1">
          <table:table-cell office:value-type="float" office:value="2.09808349609" calcext:value-type="float">
            <text:p>2.09808349609</text:p>
          </table:table-cell>
          <table:table-cell office:value-type="float" office:value="2.75707244873" calcext:value-type="float">
            <text:p>2.75707244873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0.865936279297" calcext:value-type="float">
            <text:p>0.865936279297</text:p>
          </table:table-cell>
          <table:table-cell office:value-type="float" office:value="1.71804428101" calcext:value-type="float">
            <text:p>1.71804428101</text:p>
          </table:table-cell>
          <table:table-cell office:value-type="float" office:value="1.76286697388" calcext:value-type="float">
            <text:p>1.76286697388</text:p>
          </table:table-cell>
        </table:table-row>
        <table:table-row table:style-name="ro1">
          <table:table-cell office:value-type="float" office:value="1.2309551239" calcext:value-type="float">
            <text:p>1.2309551239</text:p>
          </table:table-cell>
          <table:table-cell office:value-type="float" office:value="1.94597244263" calcext:value-type="float">
            <text:p>1.94597244263</text:p>
          </table:table-cell>
          <table:table-cell office:value-type="float" office:value="1.73282623291" calcext:value-type="float">
            <text:p>1.73282623291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70302391052" calcext:value-type="float">
            <text:p>1.70302391052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1.05690956116" calcext:value-type="float">
            <text:p>1.05690956116</text:p>
          </table:table-cell>
          <table:table-cell office:value-type="float" office:value="2.97594070435" calcext:value-type="float">
            <text:p>2.97594070435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88095664978" calcext:value-type="float">
            <text:p>0.88095664978</text:p>
          </table:table-cell>
          <table:table-cell office:value-type="float" office:value="1.95002555847" calcext:value-type="float">
            <text:p>1.95002555847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980138778687" calcext:value-type="float">
            <text:p>0.980138778687</text:p>
          </table:table-cell>
          <table:table-cell office:value-type="float" office:value="1.72686576843" calcext:value-type="float">
            <text:p>1.72686576843</text:p>
          </table:table-cell>
          <table:table-cell office:value-type="float" office:value="1.86800956726" calcext:value-type="float">
            <text:p>1.86800956726</text:p>
          </table:table-cell>
        </table:table-row>
        <table:table-row table:style-name="ro1">
          <table:table-cell office:value-type="float" office:value="0.797986984253" calcext:value-type="float">
            <text:p>0.797986984253</text:p>
          </table:table-cell>
          <table:table-cell office:value-type="float" office:value="1.73592567444" calcext:value-type="float">
            <text:p>1.73592567444</text:p>
          </table:table-cell>
          <table:table-cell office:value-type="float" office:value="1.78694725037" calcext:value-type="float">
            <text:p>1.78694725037</text:p>
          </table:table-cell>
        </table:table-row>
        <table:table-row table:style-name="ro1">
          <table:table-cell office:value-type="float" office:value="1.36494636536" calcext:value-type="float">
            <text:p>1.36494636536</text:p>
          </table:table-cell>
          <table:table-cell office:value-type="float" office:value="1.94811820984" calcext:value-type="float">
            <text:p>1.94811820984</text:p>
          </table:table-cell>
          <table:table-cell office:value-type="float" office:value="2.63404846191" calcext:value-type="float">
            <text:p>2.63404846191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1.70588493347" calcext:value-type="float">
            <text:p>1.70588493347</text:p>
          </table:table-cell>
          <table:table-cell office:value-type="float" office:value="2.2120475769" calcext:value-type="float">
            <text:p>2.2120475769</text:p>
          </table:table-cell>
        </table:table-row>
        <table:table-row table:style-name="ro1">
          <table:table-cell office:value-type="float" office:value="0.828981399536" calcext:value-type="float">
            <text:p>0.828981399536</text:p>
          </table:table-cell>
          <table:table-cell office:value-type="float" office:value="1.89590454102" calcext:value-type="float">
            <text:p>1.89590454102</text:p>
          </table:table-cell>
          <table:table-cell office:value-type="float" office:value="1.9268989563" calcext:value-type="float">
            <text:p>1.9268989563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7569065094" calcext:value-type="float">
            <text:p>1.7569065094</text:p>
          </table:table-cell>
          <table:table-cell office:value-type="float" office:value="1.85394287109" calcext:value-type="float">
            <text:p>1.85394287109</text:p>
          </table:table-cell>
        </table:table-row>
        <table:table-row table:style-name="ro1">
          <table:table-cell office:value-type="float" office:value="0.838041305542" calcext:value-type="float">
            <text:p>0.838041305542</text:p>
          </table:table-cell>
          <table:table-cell office:value-type="float" office:value="1.6930103302" calcext:value-type="float">
            <text:p>1.6930103302</text:p>
          </table:table-cell>
          <table:table-cell office:value-type="float" office:value="1.76692008972" calcext:value-type="float">
            <text:p>1.76692008972</text:p>
          </table:table-cell>
        </table:table-row>
        <table:table-row table:style-name="ro1">
          <table:table-cell office:value-type="float" office:value="1.00708007812" calcext:value-type="float">
            <text:p>1.00708007812</text:p>
          </table:table-cell>
          <table:table-cell office:value-type="float" office:value="2.17795372009" calcext:value-type="float">
            <text:p>2.17795372009</text:p>
          </table:table-cell>
          <table:table-cell office:value-type="float" office:value="1.8789768219" calcext:value-type="float">
            <text:p>1.8789768219</text:p>
          </table:table-cell>
        </table:table-row>
        <table:table-row table:style-name="ro1">
          <table:table-cell office:value-type="float" office:value="0.711917877197" calcext:value-type="float">
            <text:p>0.711917877197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3.59606742859" calcext:value-type="float">
            <text:p>3.59606742859</text:p>
          </table:table-cell>
        </table:table-row>
        <table:table-row table:style-name="ro1">
          <table:table-cell office:value-type="float" office:value="0.795841217041" calcext:value-type="float">
            <text:p>0.795841217041</text:p>
          </table:table-cell>
          <table:table-cell office:value-type="float" office:value="1.98698043823" calcext:value-type="float">
            <text:p>1.98698043823</text:p>
          </table:table-cell>
          <table:table-cell office:value-type="float" office:value="1.83391571045" calcext:value-type="float">
            <text:p>1.83391571045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67894363403" calcext:value-type="float">
            <text:p>1.67894363403</text:p>
          </table:table-cell>
          <table:table-cell office:value-type="float" office:value="1.8789768219" calcext:value-type="float">
            <text:p>1.8789768219</text:p>
          </table:table-cell>
        </table:table-row>
        <table:table-row table:style-name="ro1">
          <table:table-cell office:value-type="float" office:value="0.891923904419" calcext:value-type="float">
            <text:p>0.891923904419</text:p>
          </table:table-cell>
          <table:table-cell office:value-type="float" office:value="2.86602973938" calcext:value-type="float">
            <text:p>2.86602973938</text:p>
          </table:table-cell>
          <table:table-cell office:value-type="float" office:value="1.79982185364" calcext:value-type="float">
            <text:p>1.79982185364</text:p>
          </table:table-cell>
        </table:table-row>
        <table:table-row table:style-name="ro1">
          <table:table-cell office:value-type="float" office:value="1.07097625732" calcext:value-type="float">
            <text:p>1.07097625732</text:p>
          </table:table-cell>
          <table:table-cell office:value-type="float" office:value="2.28190422058" calcext:value-type="float">
            <text:p>2.28190422058</text:p>
          </table:table-cell>
          <table:table-cell office:value-type="float" office:value="1.87492370605" calcext:value-type="float">
            <text:p>1.87492370605</text:p>
          </table:table-cell>
        </table:table-row>
        <table:table-row table:style-name="ro1">
          <table:table-cell office:value-type="float" office:value="0.745058059692" calcext:value-type="float">
            <text:p>0.745058059692</text:p>
          </table:table-cell>
          <table:table-cell office:value-type="float" office:value="1.71804428101" calcext:value-type="float">
            <text:p>1.71804428101</text:p>
          </table:table-cell>
          <table:table-cell office:value-type="float" office:value="2.0010471344" calcext:value-type="float">
            <text:p>2.0010471344</text:p>
          </table:table-cell>
        </table:table-row>
        <table:table-row table:style-name="ro1">
          <table:table-cell office:value-type="float" office:value="1.03688240051" calcext:value-type="float">
            <text:p>1.03688240051</text:p>
          </table:table-cell>
          <table:table-cell office:value-type="float" office:value="1.89995765686" calcext:value-type="float">
            <text:p>1.89995765686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715017318726" calcext:value-type="float">
            <text:p>0.715017318726</text:p>
          </table:table-cell>
          <table:table-cell office:value-type="float" office:value="1.73902511597" calcext:value-type="float">
            <text:p>1.73902511597</text:p>
          </table:table-cell>
          <table:table-cell office:value-type="float" office:value="1.75404548645" calcext:value-type="float">
            <text:p>1.75404548645</text:p>
          </table:table-cell>
        </table:table-row>
        <table:table-row table:style-name="ro1">
          <table:table-cell office:value-type="float" office:value="0.664949417114" calcext:value-type="float">
            <text:p>0.664949417114</text:p>
          </table:table-cell>
          <table:table-cell office:value-type="float" office:value="1.77812576294" calcext:value-type="float">
            <text:p>1.77812576294</text:p>
          </table:table-cell>
          <table:table-cell office:value-type="float" office:value="3.75485420227" calcext:value-type="float">
            <text:p>3.75485420227</text:p>
          </table:table-cell>
        </table:table-row>
        <table:table-row table:style-name="ro1">
          <table:table-cell office:value-type="float" office:value="0.818967819214" calcext:value-type="float">
            <text:p>0.818967819214</text:p>
          </table:table-cell>
          <table:table-cell office:value-type="float" office:value="2.61902809143" calcext:value-type="float">
            <text:p>2.61902809143</text:p>
          </table:table-cell>
          <table:table-cell office:value-type="float" office:value="2.22706794739" calcext:value-type="float">
            <text:p>2.22706794739</text:p>
          </table:table-cell>
        </table:table-row>
        <table:table-row table:style-name="ro1">
          <table:table-cell office:value-type="float" office:value="0.765800476074" calcext:value-type="float">
            <text:p>0.765800476074</text:p>
          </table:table-cell>
          <table:table-cell office:value-type="float" office:value="1.73687934875" calcext:value-type="float">
            <text:p>1.73687934875</text:p>
          </table:table-cell>
          <table:table-cell office:value-type="float" office:value="1.93786621094" calcext:value-type="float">
            <text:p>1.93786621094</text:p>
          </table:table-cell>
        </table:table-row>
        <table:table-row table:style-name="ro1">
          <table:table-cell office:value-type="float" office:value="0.749111175537" calcext:value-type="float">
            <text:p>0.749111175537</text:p>
          </table:table-cell>
          <table:table-cell office:value-type="float" office:value="1.72901153564" calcext:value-type="float">
            <text:p>1.72901153564</text:p>
          </table:table-cell>
          <table:table-cell office:value-type="float" office:value="1.74617767334" calcext:value-type="float">
            <text:p>1.74617767334</text:p>
          </table:table-cell>
        </table:table-row>
        <table:table-row table:style-name="ro1">
          <table:table-cell office:value-type="float" office:value="0.744104385376" calcext:value-type="float">
            <text:p>0.744104385376</text:p>
          </table:table-cell>
          <table:table-cell office:value-type="float" office:value="2.71487236023" calcext:value-type="float">
            <text:p>2.71487236023</text:p>
          </table:table-cell>
          <table:table-cell office:value-type="float" office:value="1.87802314758" calcext:value-type="float">
            <text:p>1.87802314758</text:p>
          </table:table-cell>
        </table:table-row>
        <table:table-row table:style-name="ro1">
          <table:table-cell office:value-type="float" office:value="0.852108001709" calcext:value-type="float">
            <text:p>0.852108001709</text:p>
          </table:table-cell>
          <table:table-cell office:value-type="float" office:value="3.02696228027" calcext:value-type="float">
            <text:p>3.02696228027</text:p>
          </table:table-cell>
          <table:table-cell office:value-type="float" office:value="1.80602073669" calcext:value-type="float">
            <text:p>1.80602073669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1.83200836182" calcext:value-type="float">
            <text:p>1.83200836182</text:p>
          </table:table-cell>
        </table:table-row>
        <table:table-row table:style-name="ro1">
          <table:table-cell office:value-type="float" office:value="0.688076019287" calcext:value-type="float">
            <text:p>0.688076019287</text:p>
          </table:table-cell>
          <table:table-cell office:value-type="float" office:value="1.87706947327" calcext:value-type="float">
            <text:p>1.87706947327</text:p>
          </table:table-cell>
          <table:table-cell office:value-type="float" office:value="1.92904472351" calcext:value-type="float">
            <text:p>1.92904472351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70612335205" calcext:value-type="float">
            <text:p>1.70612335205</text:p>
          </table:table-cell>
          <table:table-cell office:value-type="float" office:value="1.74999237061" calcext:value-type="float">
            <text:p>1.74999237061</text:p>
          </table:table-cell>
        </table:table-row>
        <table:table-row table:style-name="ro1">
          <table:table-cell office:value-type="float" office:value="1.21593475342" calcext:value-type="float">
            <text:p>1.21593475342</text:p>
          </table:table-cell>
          <table:table-cell office:value-type="float" office:value="2.07304954529" calcext:value-type="float">
            <text:p>2.07304954529</text:p>
          </table:table-cell>
          <table:table-cell office:value-type="float" office:value="1.87182426453" calcext:value-type="float">
            <text:p>1.87182426453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66487693787" calcext:value-type="float">
            <text:p>1.66487693787</text:p>
          </table:table-cell>
          <table:table-cell office:value-type="float" office:value="2.09093093872" calcext:value-type="float">
            <text:p>2.09093093872</text:p>
          </table:table-cell>
        </table:table-row>
        <table:table-row table:style-name="ro1">
          <table:table-cell office:value-type="float" office:value="1.09481811523" calcext:value-type="float">
            <text:p>1.09481811523</text:p>
          </table:table-cell>
          <table:table-cell office:value-type="float" office:value="1.9998550415" calcext:value-type="float">
            <text:p>1.9998550415</text:p>
          </table:table-cell>
          <table:table-cell office:value-type="float" office:value="1.99890136719" calcext:value-type="float">
            <text:p>1.99890136719</text:p>
          </table:table-cell>
        </table:table-row>
        <table:table-row table:style-name="ro1">
          <table:table-cell office:value-type="float" office:value="0.687837600708" calcext:value-type="float">
            <text:p>0.687837600708</text:p>
          </table:table-cell>
          <table:table-cell office:value-type="float" office:value="1.69682502747" calcext:value-type="float">
            <text:p>1.69682502747</text:p>
          </table:table-cell>
          <table:table-cell office:value-type="float" office:value="1.85608863831" calcext:value-type="float">
            <text:p>1.85608863831</text:p>
          </table:table-cell>
        </table:table-row>
        <table:table-row table:style-name="ro1">
          <table:table-cell office:value-type="float" office:value="0.983953475952" calcext:value-type="float">
            <text:p>0.983953475952</text:p>
          </table:table-cell>
          <table:table-cell office:value-type="float" office:value="3.06916236877" calcext:value-type="float">
            <text:p>3.06916236877</text:p>
          </table:table-cell>
          <table:table-cell office:value-type="float" office:value="1.7569065094" calcext:value-type="float">
            <text:p>1.7569065094</text:p>
          </table:table-cell>
        </table:table-row>
        <table:table-row table:style-name="ro1">
          <table:table-cell office:value-type="float" office:value="1.19781494141" calcext:value-type="float">
            <text:p>1.19781494141</text:p>
          </table:table-cell>
          <table:table-cell office:value-type="float" office:value="2.22206115723" calcext:value-type="float">
            <text:p>2.22206115723</text:p>
          </table:table-cell>
          <table:table-cell office:value-type="float" office:value="1.89089775085" calcext:value-type="float">
            <text:p>1.89089775085</text:p>
          </table:table-cell>
        </table:table-row>
        <table:table-row table:style-name="ro1">
          <table:table-cell office:value-type="float" office:value="0.712156295776" calcext:value-type="float">
            <text:p>0.712156295776</text:p>
          </table:table-cell>
          <table:table-cell office:value-type="float" office:value="1.69920921326" calcext:value-type="float">
            <text:p>1.69920921326</text:p>
          </table:table-cell>
          <table:table-cell office:value-type="float" office:value="1.83296203613" calcext:value-type="float">
            <text:p>1.83296203613</text:p>
          </table:table-cell>
        </table:table-row>
        <table:table-row table:style-name="ro1">
          <table:table-cell office:value-type="float" office:value="0.854969024658" calcext:value-type="float">
            <text:p>0.854969024658</text:p>
          </table:table-cell>
          <table:table-cell office:value-type="float" office:value="2.5839805603" calcext:value-type="float">
            <text:p>2.5839805603</text:p>
          </table:table-cell>
          <table:table-cell office:value-type="float" office:value="1.84607505798" calcext:value-type="float">
            <text:p>1.84607505798</text:p>
          </table:table-cell>
        </table:table-row>
        <table:table-row table:style-name="ro1">
          <table:table-cell office:value-type="float" office:value="0.70595741272" calcext:value-type="float">
            <text:p>0.70595741272</text:p>
          </table:table-cell>
          <table:table-cell office:value-type="float" office:value="1.70207023621" calcext:value-type="float">
            <text:p>1.70207023621</text:p>
          </table:table-cell>
          <table:table-cell office:value-type="float" office:value="1.83010101318" calcext:value-type="float">
            <text:p>1.83010101318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3.33595275879" calcext:value-type="float">
            <text:p>3.33595275879</text:p>
          </table:table-cell>
          <table:table-cell office:value-type="float" office:value="1.77097320557" calcext:value-type="float">
            <text:p>1.77097320557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2.95996665955" calcext:value-type="float">
            <text:p>2.95996665955</text:p>
          </table:table-cell>
          <table:table-cell office:value-type="float" office:value="2.1698474884" calcext:value-type="float">
            <text:p>2.1698474884</text:p>
          </table:table-cell>
        </table:table-row>
        <table:table-row table:style-name="ro1">
          <table:table-cell office:value-type="float" office:value="0.74315071106" calcext:value-type="float">
            <text:p>0.74315071106</text:p>
          </table:table-cell>
          <table:table-cell office:value-type="float" office:value="1.73687934875" calcext:value-type="float">
            <text:p>1.73687934875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69610977173" calcext:value-type="float">
            <text:p>1.69610977173</text:p>
          </table:table-cell>
          <table:table-cell office:value-type="float" office:value="1.79886817932" calcext:value-type="float">
            <text:p>1.79886817932</text:p>
          </table:table-cell>
        </table:table-row>
        <table:table-row table:style-name="ro1">
          <table:table-cell office:value-type="float" office:value="0.761985778809" calcext:value-type="float">
            <text:p>0.761985778809</text:p>
          </table:table-cell>
          <table:table-cell office:value-type="float" office:value="2.75087356567" calcext:value-type="float">
            <text:p>2.75087356567</text:p>
          </table:table-cell>
          <table:table-cell office:value-type="float" office:value="2.49791145325" calcext:value-type="float">
            <text:p>2.49791145325</text:p>
          </table:table-cell>
        </table:table-row>
        <table:table-row table:style-name="ro1">
          <table:table-cell office:value-type="float" office:value="0.737905502319" calcext:value-type="float">
            <text:p>0.737905502319</text:p>
          </table:table-cell>
          <table:table-cell office:value-type="float" office:value="1.93691253662" calcext:value-type="float">
            <text:p>1.93691253662</text:p>
          </table:table-cell>
          <table:table-cell office:value-type="float" office:value="2.99501419067" calcext:value-type="float">
            <text:p>2.99501419067</text:p>
          </table:table-cell>
        </table:table-row>
        <table:table-row table:style-name="ro1">
          <table:table-cell office:value-type="float" office:value="0.837087631226" calcext:value-type="float">
            <text:p>0.837087631226</text:p>
          </table:table-cell>
          <table:table-cell office:value-type="float" office:value="2.20489501953" calcext:value-type="float">
            <text:p>2.20489501953</text:p>
          </table:table-cell>
          <table:table-cell office:value-type="float" office:value="1.80721282959" calcext:value-type="float">
            <text:p>1.80721282959</text:p>
          </table:table-cell>
        </table:table-row>
        <table:table-row table:style-name="ro1">
          <table:table-cell office:value-type="float" office:value="0.70595741272" calcext:value-type="float">
            <text:p>0.70595741272</text:p>
          </table:table-cell>
          <table:table-cell office:value-type="float" office:value="1.68180465698" calcext:value-type="float">
            <text:p>1.68180465698</text:p>
          </table:table-cell>
          <table:table-cell office:value-type="float" office:value="1.79696083069" calcext:value-type="float">
            <text:p>1.79696083069</text:p>
          </table:table-cell>
        </table:table-row>
        <table:table-row table:style-name="ro1">
          <table:table-cell office:value-type="float" office:value="0.810861587524" calcext:value-type="float">
            <text:p>0.810861587524</text:p>
          </table:table-cell>
          <table:table-cell office:value-type="float" office:value="3.338098526" calcext:value-type="float">
            <text:p>3.338098526</text:p>
          </table:table-cell>
          <table:table-cell office:value-type="float" office:value="1.93810462952" calcext:value-type="float">
            <text:p>1.93810462952</text:p>
          </table:table-cell>
        </table:table-row>
        <table:table-row table:style-name="ro1">
          <table:table-cell office:value-type="float" office:value="1.25503540039" calcext:value-type="float">
            <text:p>1.25503540039</text:p>
          </table:table-cell>
          <table:table-cell office:value-type="float" office:value="2.18200683594" calcext:value-type="float">
            <text:p>2.18200683594</text:p>
          </table:table-cell>
          <table:table-cell office:value-type="float" office:value="1.96695327759" calcext:value-type="float">
            <text:p>1.96695327759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84893608093" calcext:value-type="float">
            <text:p>1.84893608093</text:p>
          </table:table-cell>
          <table:table-cell office:value-type="float" office:value="2.29597091675" calcext:value-type="float">
            <text:p>2.29597091675</text:p>
          </table:table-cell>
        </table:table-row>
        <table:table-row table:style-name="ro1">
          <table:table-cell office:value-type="float" office:value="1.34682655334" calcext:value-type="float">
            <text:p>1.34682655334</text:p>
          </table:table-cell>
          <table:table-cell office:value-type="float" office:value="2.08210945129" calcext:value-type="float">
            <text:p>2.08210945129</text:p>
          </table:table-cell>
          <table:table-cell office:value-type="float" office:value="1.93881988525" calcext:value-type="float">
            <text:p>1.93881988525</text:p>
          </table:table-cell>
        </table:table-row>
        <table:table-row table:style-name="ro1">
          <table:table-cell office:value-type="float" office:value="0.71907043457" calcext:value-type="float">
            <text:p>0.71907043457</text:p>
          </table:table-cell>
          <table:table-cell office:value-type="float" office:value="1.63888931274" calcext:value-type="float">
            <text:p>1.63888931274</text:p>
          </table:table-cell>
          <table:table-cell office:value-type="float" office:value="1.84392929077" calcext:value-type="float">
            <text:p>1.84392929077</text:p>
          </table:table-cell>
        </table:table-row>
        <table:table-row table:style-name="ro1">
          <table:table-cell office:value-type="float" office:value="2.02202796936" calcext:value-type="float">
            <text:p>2.02202796936</text:p>
          </table:table-cell>
          <table:table-cell office:value-type="float" office:value="1.83391571045" calcext:value-type="float">
            <text:p>1.83391571045</text:p>
          </table:table-cell>
          <table:table-cell office:value-type="float" office:value="1.81102752686" calcext:value-type="float">
            <text:p>1.81102752686</text:p>
          </table:table-cell>
        </table:table-row>
        <table:table-row table:style-name="ro1">
          <table:table-cell office:value-type="float" office:value="0.792026519775" calcext:value-type="float">
            <text:p>0.792026519775</text:p>
          </table:table-cell>
          <table:table-cell office:value-type="float" office:value="2.67314910889" calcext:value-type="float">
            <text:p>2.67314910889</text:p>
          </table:table-cell>
          <table:table-cell office:value-type="float" office:value="2.06995010376" calcext:value-type="float">
            <text:p>2.06995010376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72710418701" calcext:value-type="float">
            <text:p>1.72710418701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761032104492" calcext:value-type="float">
            <text:p>0.761032104492</text:p>
          </table:table-cell>
          <table:table-cell office:value-type="float" office:value="2.02393531799" calcext:value-type="float">
            <text:p>2.02393531799</text:p>
          </table:table-cell>
          <table:table-cell office:value-type="float" office:value="1.71113014221" calcext:value-type="float">
            <text:p>1.71113014221</text:p>
          </table:table-cell>
        </table:table-row>
        <table:table-row table:style-name="ro1">
          <table:table-cell office:value-type="float" office:value="0.72193145752" calcext:value-type="float">
            <text:p>0.72193145752</text:p>
          </table:table-cell>
          <table:table-cell office:value-type="float" office:value="1.66797637939" calcext:value-type="float">
            <text:p>1.66797637939</text:p>
          </table:table-cell>
          <table:table-cell office:value-type="float" office:value="1.77407264709" calcext:value-type="float">
            <text:p>1.77407264709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3.14807891846" calcext:value-type="float">
            <text:p>3.14807891846</text:p>
          </table:table-cell>
          <table:table-cell office:value-type="float" office:value="1.90591812134" calcext:value-type="float">
            <text:p>1.90591812134</text:p>
          </table:table-cell>
        </table:table-row>
        <table:table-row table:style-name="ro1">
          <table:table-cell office:value-type="float" office:value="1.34301185608" calcext:value-type="float">
            <text:p>1.34301185608</text:p>
          </table:table-cell>
          <table:table-cell office:value-type="float" office:value="1.98411941528" calcext:value-type="float">
            <text:p>1.98411941528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0.687837600708" calcext:value-type="float">
            <text:p>0.687837600708</text:p>
          </table:table-cell>
          <table:table-cell office:value-type="float" office:value="1.71494483948" calcext:value-type="float">
            <text:p>1.71494483948</text:p>
          </table:table-cell>
          <table:table-cell office:value-type="float" office:value="1.80602073669" calcext:value-type="float">
            <text:p>1.80602073669</text:p>
          </table:table-cell>
        </table:table-row>
        <table:table-row table:style-name="ro1">
          <table:table-cell office:value-type="float" office:value="0.781059265137" calcext:value-type="float">
            <text:p>0.781059265137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1.75809860229" calcext:value-type="float">
            <text:p>1.75809860229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2.37202644348" calcext:value-type="float">
            <text:p>2.37202644348</text:p>
          </table:table-cell>
          <table:table-cell office:value-type="float" office:value="2.27689743042" calcext:value-type="float">
            <text:p>2.27689743042</text:p>
          </table:table-cell>
        </table:table-row>
        <table:table-row table:style-name="ro1">
          <table:table-cell office:value-type="float" office:value="0.738859176636" calcext:value-type="float">
            <text:p>0.738859176636</text:p>
          </table:table-cell>
          <table:table-cell office:value-type="float" office:value="1.66392326355" calcext:value-type="float">
            <text:p>1.66392326355</text:p>
          </table:table-cell>
          <table:table-cell office:value-type="float" office:value="2.07781791687" calcext:value-type="float">
            <text:p>2.07781791687</text:p>
          </table:table-cell>
        </table:table-row>
        <table:table-row table:style-name="ro1">
          <table:table-cell office:value-type="float" office:value="0.800848007202" calcext:value-type="float">
            <text:p>0.800848007202</text:p>
          </table:table-cell>
          <table:table-cell office:value-type="float" office:value="1.96003913879" calcext:value-type="float">
            <text:p>1.96003913879</text:p>
          </table:table-cell>
          <table:table-cell office:value-type="float" office:value="1.75786018372" calcext:value-type="float">
            <text:p>1.75786018372</text:p>
          </table:table-cell>
        </table:table-row>
        <table:table-row table:style-name="ro1">
          <table:table-cell office:value-type="float" office:value="0.692844390869" calcext:value-type="float">
            <text:p>0.692844390869</text:p>
          </table:table-cell>
          <table:table-cell office:value-type="float" office:value="1.69682502747" calcext:value-type="float">
            <text:p>1.69682502747</text:p>
          </table:table-cell>
          <table:table-cell office:value-type="float" office:value="1.79696083069" calcext:value-type="float">
            <text:p>1.79696083069</text:p>
          </table:table-cell>
        </table:table-row>
        <table:table-row table:style-name="ro1">
          <table:table-cell office:value-type="float" office:value="0.684976577759" calcext:value-type="float">
            <text:p>0.684976577759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1.75404548645" calcext:value-type="float">
            <text:p>1.75404548645</text:p>
          </table:table-cell>
        </table:table-row>
        <table:table-row table:style-name="ro1">
          <table:table-cell office:value-type="float" office:value="1.2149810791" calcext:value-type="float">
            <text:p>1.2149810791</text:p>
          </table:table-cell>
          <table:table-cell office:value-type="float" office:value="2.01010704041" calcext:value-type="float">
            <text:p>2.01010704041</text:p>
          </table:table-cell>
          <table:table-cell office:value-type="float" office:value="1.90281867981" calcext:value-type="float">
            <text:p>1.90281867981</text:p>
          </table:table-cell>
        </table:table-row>
        <table:table-row table:style-name="ro1">
          <table:table-cell office:value-type="float" office:value="0.86784362793" calcext:value-type="float">
            <text:p>0.86784362793</text:p>
          </table:table-cell>
          <table:table-cell office:value-type="float" office:value="1.78909301758" calcext:value-type="float">
            <text:p>1.78909301758</text:p>
          </table:table-cell>
          <table:table-cell office:value-type="float" office:value="3.2639503479" calcext:value-type="float">
            <text:p>3.2639503479</text:p>
          </table:table-cell>
        </table:table-row>
        <table:table-row table:style-name="ro1">
          <table:table-cell office:value-type="float" office:value="1.01184844971" calcext:value-type="float">
            <text:p>1.01184844971</text:p>
          </table:table-cell>
          <table:table-cell office:value-type="float" office:value="1.90496444702" calcext:value-type="float">
            <text:p>1.90496444702</text:p>
          </table:table-cell>
          <table:table-cell office:value-type="float" office:value="1.73687934875" calcext:value-type="float">
            <text:p>1.73687934875</text:p>
          </table:table-cell>
        </table:table-row>
        <table:table-row table:style-name="ro1">
          <table:table-cell office:value-type="float" office:value="0.624895095825" calcext:value-type="float">
            <text:p>0.624895095825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1.797914505" calcext:value-type="float">
            <text:p>1.797914505</text:p>
          </table:table-cell>
        </table:table-row>
        <table:table-row table:style-name="ro1">
          <table:table-cell office:value-type="float" office:value="2.96187400818" calcext:value-type="float">
            <text:p>2.96187400818</text:p>
          </table:table-cell>
          <table:table-cell office:value-type="float" office:value="1.82294845581" calcext:value-type="float">
            <text:p>1.82294845581</text:p>
          </table:table-cell>
          <table:table-cell office:value-type="float" office:value="1.75285339355" calcext:value-type="float">
            <text:p>1.75285339355</text:p>
          </table:table-cell>
        </table:table-row>
        <table:table-row table:style-name="ro1">
          <table:table-cell office:value-type="float" office:value="0.827074050903" calcext:value-type="float">
            <text:p>0.827074050903</text:p>
          </table:table-cell>
          <table:table-cell office:value-type="float" office:value="2.02798843384" calcext:value-type="float">
            <text:p>2.02798843384</text:p>
          </table:table-cell>
          <table:table-cell office:value-type="float" office:value="1.73687934875" calcext:value-type="float">
            <text:p>1.73687934875</text:p>
          </table:table-cell>
        </table:table-row>
        <table:table-row table:style-name="ro1">
          <table:table-cell office:value-type="float" office:value="0.815153121948" calcext:value-type="float">
            <text:p>0.815153121948</text:p>
          </table:table-cell>
          <table:table-cell office:value-type="float" office:value="1.69587135315" calcext:value-type="float">
            <text:p>1.69587135315</text:p>
          </table:table-cell>
          <table:table-cell office:value-type="float" office:value="1.76382064819" calcext:value-type="float">
            <text:p>1.76382064819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1.73497200012" calcext:value-type="float">
            <text:p>1.73497200012</text:p>
          </table:table-cell>
          <table:table-cell office:value-type="float" office:value="2.05421447754" calcext:value-type="float">
            <text:p>2.05421447754</text:p>
          </table:table-cell>
        </table:table-row>
        <table:table-row table:style-name="ro1">
          <table:table-cell office:value-type="float" office:value="0.715017318726" calcext:value-type="float">
            <text:p>0.715017318726</text:p>
          </table:table-cell>
          <table:table-cell office:value-type="float" office:value="2.47693061829" calcext:value-type="float">
            <text:p>2.47693061829</text:p>
          </table:table-cell>
          <table:table-cell office:value-type="float" office:value="2.07710266113" calcext:value-type="float">
            <text:p>2.07710266113</text:p>
          </table:table-cell>
        </table:table-row>
        <table:table-row table:style-name="ro1">
          <table:table-cell office:value-type="float" office:value="1.03807449341" calcext:value-type="float">
            <text:p>1.03807449341</text:p>
          </table:table-cell>
          <table:table-cell office:value-type="float" office:value="1.97911262512" calcext:value-type="float">
            <text:p>1.97911262512</text:p>
          </table:table-cell>
          <table:table-cell office:value-type="float" office:value="1.72805786133" calcext:value-type="float">
            <text:p>1.72805786133</text:p>
          </table:table-cell>
        </table:table-row>
        <table:table-row table:style-name="ro1">
          <table:table-cell office:value-type="float" office:value="0.758171081543" calcext:value-type="float">
            <text:p>0.758171081543</text:p>
          </table:table-cell>
          <table:table-cell office:value-type="float" office:value="1.74784660339" calcext:value-type="float">
            <text:p>1.74784660339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75595283508" calcext:value-type="float">
            <text:p>1.75595283508</text:p>
          </table:table-cell>
          <table:table-cell office:value-type="float" office:value="3.71503829956" calcext:value-type="float">
            <text:p>3.71503829956</text:p>
          </table:table-cell>
        </table:table-row>
        <table:table-row table:style-name="ro1">
          <table:table-cell office:value-type="float" office:value="0.747919082642" calcext:value-type="float">
            <text:p>0.747919082642</text:p>
          </table:table-cell>
          <table:table-cell office:value-type="float" office:value="2.12407112122" calcext:value-type="float">
            <text:p>2.12407112122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80602073669" calcext:value-type="float">
            <text:p>1.80602073669</text:p>
          </table:table-cell>
          <table:table-cell office:value-type="float" office:value="1.80792808533" calcext:value-type="float">
            <text:p>1.80792808533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75595283508" calcext:value-type="float">
            <text:p>1.75595283508</text:p>
          </table:table-cell>
          <table:table-cell office:value-type="float" office:value="1.81102752686" calcext:value-type="float">
            <text:p>1.81102752686</text:p>
          </table:table-cell>
        </table:table-row>
        <table:table-row table:style-name="ro1">
          <table:table-cell office:value-type="float" office:value="1.20496749878" calcext:value-type="float">
            <text:p>1.20496749878</text:p>
          </table:table-cell>
          <table:table-cell office:value-type="float" office:value="2.47001647949" calcext:value-type="float">
            <text:p>2.47001647949</text:p>
          </table:table-cell>
          <table:table-cell office:value-type="float" office:value="2.00819969177" calcext:value-type="float">
            <text:p>2.00819969177</text:p>
          </table:table-cell>
        </table:table-row>
        <table:table-row table:style-name="ro1">
          <table:table-cell office:value-type="float" office:value="0.826835632324" calcext:value-type="float">
            <text:p>0.826835632324</text:p>
          </table:table-cell>
          <table:table-cell office:value-type="float" office:value="2.1858215332" calcext:value-type="float">
            <text:p>2.1858215332</text:p>
          </table:table-cell>
          <table:table-cell office:value-type="float" office:value="2.86483764648" calcext:value-type="float">
            <text:p>2.86483764648</text:p>
          </table:table-cell>
        </table:table-row>
        <table:table-row table:style-name="ro1">
          <table:table-cell office:value-type="float" office:value="0.770092010498" calcext:value-type="float">
            <text:p>0.770092010498</text:p>
          </table:table-cell>
          <table:table-cell office:value-type="float" office:value="2.032995224" calcext:value-type="float">
            <text:p>2.032995224</text:p>
          </table:table-cell>
          <table:table-cell office:value-type="float" office:value="1.86395645142" calcext:value-type="float">
            <text:p>1.86395645142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73902511597" calcext:value-type="float">
            <text:p>1.73902511597</text:p>
          </table:table-cell>
          <table:table-cell office:value-type="float" office:value="1.85084342957" calcext:value-type="float">
            <text:p>1.85084342957</text:p>
          </table:table-cell>
        </table:table-row>
        <table:table-row table:style-name="ro1">
          <table:table-cell office:value-type="float" office:value="0.871181488037" calcext:value-type="float">
            <text:p>0.871181488037</text:p>
          </table:table-cell>
          <table:table-cell office:value-type="float" office:value="2.75611877441" calcext:value-type="float">
            <text:p>2.75611877441</text:p>
          </table:table-cell>
          <table:table-cell office:value-type="float" office:value="1.96599960327" calcext:value-type="float">
            <text:p>1.96599960327</text:p>
          </table:table-cell>
        </table:table-row>
        <table:table-row table:style-name="ro1">
          <table:table-cell office:value-type="float" office:value="1.35588645935" calcext:value-type="float">
            <text:p>1.35588645935</text:p>
          </table:table-cell>
          <table:table-cell office:value-type="float" office:value="2.277135849" calcext:value-type="float">
            <text:p>2.277135849</text:p>
          </table:table-cell>
          <table:table-cell office:value-type="float" office:value="2.16913223267" calcext:value-type="float">
            <text:p>2.16913223267</text:p>
          </table:table-cell>
        </table:table-row>
        <table:table-row table:style-name="ro1">
          <table:table-cell office:value-type="float" office:value="0.834941864014" calcext:value-type="float">
            <text:p>0.834941864014</text:p>
          </table:table-cell>
          <table:table-cell office:value-type="float" office:value="3.17001342773" calcext:value-type="float">
            <text:p>3.17001342773</text:p>
          </table:table-cell>
          <table:table-cell office:value-type="float" office:value="2.03609466553" calcext:value-type="float">
            <text:p>2.03609466553</text:p>
          </table:table-cell>
        </table:table-row>
        <table:table-row table:style-name="ro1">
          <table:table-cell office:value-type="float" office:value="0.823974609375" calcext:value-type="float">
            <text:p>0.823974609375</text:p>
          </table:table-cell>
          <table:table-cell office:value-type="float" office:value="1.90210342407" calcext:value-type="float">
            <text:p>1.90210342407</text:p>
          </table:table-cell>
          <table:table-cell office:value-type="float" office:value="1.97410583496" calcext:value-type="float">
            <text:p>1.97410583496</text:p>
          </table:table-cell>
        </table:table-row>
        <table:table-row table:style-name="ro1">
          <table:table-cell office:value-type="float" office:value="0.797986984253" calcext:value-type="float">
            <text:p>0.797986984253</text:p>
          </table:table-cell>
          <table:table-cell office:value-type="float" office:value="2.04992294312" calcext:value-type="float">
            <text:p>2.04992294312</text:p>
          </table:table-cell>
          <table:table-cell office:value-type="float" office:value="2.58684158325" calcext:value-type="float">
            <text:p>2.58684158325</text:p>
          </table:table-cell>
        </table:table-row>
        <table:table-row table:style-name="ro1">
          <table:table-cell office:value-type="float" office:value="0.653982162476" calcext:value-type="float">
            <text:p>0.653982162476</text:p>
          </table:table-cell>
          <table:table-cell office:value-type="float" office:value="2.06804275513" calcext:value-type="float">
            <text:p>2.06804275513</text:p>
          </table:table-cell>
          <table:table-cell office:value-type="float" office:value="2.00605392456" calcext:value-type="float">
            <text:p>2.00605392456</text:p>
          </table:table-cell>
        </table:table-row>
        <table:table-row table:style-name="ro1">
          <table:table-cell office:value-type="float" office:value="0.769853591919" calcext:value-type="float">
            <text:p>0.769853591919</text:p>
          </table:table-cell>
          <table:table-cell office:value-type="float" office:value="1.83391571045" calcext:value-type="float">
            <text:p>1.83391571045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0.910997390747" calcext:value-type="float">
            <text:p>0.910997390747</text:p>
          </table:table-cell>
          <table:table-cell office:value-type="float" office:value="3.81302833557" calcext:value-type="float">
            <text:p>3.81302833557</text:p>
          </table:table-cell>
          <table:table-cell office:value-type="float" office:value="2.90608406067" calcext:value-type="float">
            <text:p>2.90608406067</text:p>
          </table:table-cell>
        </table:table-row>
        <table:table-row table:style-name="ro1">
          <table:table-cell office:value-type="float" office:value="0.710010528564" calcext:value-type="float">
            <text:p>0.710010528564</text:p>
          </table:table-cell>
          <table:table-cell office:value-type="float" office:value="1.83796882629" calcext:value-type="float">
            <text:p>1.83796882629</text:p>
          </table:table-cell>
          <table:table-cell office:value-type="float" office:value="1.82199478149" calcext:value-type="float">
            <text:p>1.82199478149</text:p>
          </table:table-cell>
        </table:table-row>
        <table:table-row table:style-name="ro1">
          <table:table-cell office:value-type="float" office:value="0.809907913208" calcext:value-type="float">
            <text:p>0.809907913208</text:p>
          </table:table-cell>
          <table:table-cell office:value-type="float" office:value="1.93285942078" calcext:value-type="float">
            <text:p>1.93285942078</text:p>
          </table:table-cell>
          <table:table-cell office:value-type="float" office:value="1.90281867981" calcext:value-type="float">
            <text:p>1.90281867981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2.20799446106" calcext:value-type="float">
            <text:p>2.20799446106</text:p>
          </table:table-cell>
          <table:table-cell office:value-type="float" office:value="2.11405754089" calcext:value-type="float">
            <text:p>2.11405754089</text:p>
          </table:table-cell>
        </table:table-row>
        <table:table-row table:style-name="ro1">
          <table:table-cell office:value-type="float" office:value="0.752210617065" calcext:value-type="float">
            <text:p>0.752210617065</text:p>
          </table:table-cell>
          <table:table-cell office:value-type="float" office:value="1.71804428101" calcext:value-type="float">
            <text:p>1.71804428101</text:p>
          </table:table-cell>
          <table:table-cell office:value-type="float" office:value="1.80387496948" calcext:value-type="float">
            <text:p>1.80387496948</text:p>
          </table:table-cell>
        </table:table-row>
        <table:table-row table:style-name="ro1">
          <table:table-cell office:value-type="float" office:value="0.931978225708" calcext:value-type="float">
            <text:p>0.931978225708</text:p>
          </table:table-cell>
          <table:table-cell office:value-type="float" office:value="2.08401679993" calcext:value-type="float">
            <text:p>2.08401679993</text:p>
          </table:table-cell>
          <table:table-cell office:value-type="float" office:value="3.96299362183" calcext:value-type="float">
            <text:p>3.96299362183</text:p>
          </table:table-cell>
        </table:table-row>
        <table:table-row table:style-name="ro1">
          <table:table-cell office:value-type="float" office:value="0.984907150269" calcext:value-type="float">
            <text:p>0.984907150269</text:p>
          </table:table-cell>
          <table:table-cell office:value-type="float" office:value="2.94589996338" calcext:value-type="float">
            <text:p>2.94589996338</text:p>
          </table:table-cell>
          <table:table-cell office:value-type="float" office:value="2.29597091675" calcext:value-type="float">
            <text:p>2.29597091675</text:p>
          </table:table-cell>
        </table:table-row>
        <table:table-row table:style-name="ro1">
          <table:table-cell office:value-type="float" office:value="0.849962234497" calcext:value-type="float">
            <text:p>0.849962234497</text:p>
          </table:table-cell>
          <table:table-cell office:value-type="float" office:value="1.79696083069" calcext:value-type="float">
            <text:p>1.79696083069</text:p>
          </table:table-cell>
          <table:table-cell office:value-type="float" office:value="1.76405906677" calcext:value-type="float">
            <text:p>1.76405906677</text:p>
          </table:table-cell>
        </table:table-row>
        <table:table-row table:style-name="ro1">
          <table:table-cell office:value-type="float" office:value="0.898838043213" calcext:value-type="float">
            <text:p>0.898838043213</text:p>
          </table:table-cell>
          <table:table-cell office:value-type="float" office:value="1.97505950928" calcext:value-type="float">
            <text:p>1.97505950928</text:p>
          </table:table-cell>
          <table:table-cell office:value-type="float" office:value="1.83701515198" calcext:value-type="float">
            <text:p>1.83701515198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1.80602073669" calcext:value-type="float">
            <text:p>1.80602073669</text:p>
          </table:table-cell>
          <table:table-cell office:value-type="float" office:value="1.79982185364" calcext:value-type="float">
            <text:p>1.79982185364</text:p>
          </table:table-cell>
        </table:table-row>
        <table:table-row table:style-name="ro1">
          <table:table-cell office:value-type="float" office:value="1.05094909668" calcext:value-type="float">
            <text:p>1.05094909668</text:p>
          </table:table-cell>
          <table:table-cell office:value-type="float" office:value="3.04913520813" calcext:value-type="float">
            <text:p>3.04913520813</text:p>
          </table:table-cell>
          <table:table-cell office:value-type="float" office:value="1.9690990448" calcext:value-type="float">
            <text:p>1.9690990448</text:p>
          </table:table-cell>
        </table:table-row>
        <table:table-row table:style-name="ro1">
          <table:table-cell office:value-type="float" office:value="0.861883163452" calcext:value-type="float">
            <text:p>0.861883163452</text:p>
          </table:table-cell>
          <table:table-cell office:value-type="float" office:value="2.11191177368" calcext:value-type="float">
            <text:p>2.11191177368</text:p>
          </table:table-cell>
          <table:table-cell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0.894069671631" calcext:value-type="float">
            <text:p>0.894069671631</text:p>
          </table:table-cell>
          <table:table-cell office:value-type="float" office:value="1.74808502197" calcext:value-type="float">
            <text:p>1.74808502197</text:p>
          </table:table-cell>
          <table:table-cell office:value-type="float" office:value="1.81102752686" calcext:value-type="float">
            <text:p>1.81102752686</text:p>
          </table:table-cell>
        </table:table-row>
        <table:table-row table:style-name="ro1">
          <table:table-cell office:value-type="float" office:value="0.722169876099" calcext:value-type="float">
            <text:p>0.722169876099</text:p>
          </table:table-cell>
          <table:table-cell office:value-type="float" office:value="1.70087814331" calcext:value-type="float">
            <text:p>1.70087814331</text:p>
          </table:table-cell>
          <table:table-cell office:value-type="float" office:value="1.85585021973" calcext:value-type="float">
            <text:p>1.85585021973</text:p>
          </table:table-cell>
        </table:table-row>
        <table:table-row table:style-name="ro1">
          <table:table-cell office:value-type="float" office:value="1.14011764526" calcext:value-type="float">
            <text:p>1.14011764526</text:p>
          </table:table-cell>
          <table:table-cell office:value-type="float" office:value="1.98483467102" calcext:value-type="float">
            <text:p>1.98483467102</text:p>
          </table:table-cell>
          <table:table-cell office:value-type="float" office:value="1.88398361206" calcext:value-type="float">
            <text:p>1.88398361206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89304351807" calcext:value-type="float">
            <text:p>1.89304351807</text:p>
          </table:table-cell>
          <table:table-cell office:value-type="float" office:value="3.38578224182" calcext:value-type="float">
            <text:p>3.38578224182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78194046021" calcext:value-type="float">
            <text:p>1.78194046021</text:p>
          </table:table-cell>
          <table:table-cell office:value-type="float" office:value="1.79696083069" calcext:value-type="float">
            <text:p>1.79696083069</text:p>
          </table:table-cell>
        </table:table-row>
        <table:table-row table:style-name="ro1">
          <table:table-cell office:value-type="float" office:value="0.696897506714" calcext:value-type="float">
            <text:p>0.696897506714</text:p>
          </table:table-cell>
          <table:table-cell office:value-type="float" office:value="1.79290771484" calcext:value-type="float">
            <text:p>1.79290771484</text:p>
          </table:table-cell>
          <table:table-cell office:value-type="float" office:value="1.82795524597" calcext:value-type="float">
            <text:p>1.82795524597</text:p>
          </table:table-cell>
        </table:table-row>
        <table:table-row table:style-name="ro1">
          <table:table-cell office:value-type="float" office:value="1.66201591492" calcext:value-type="float">
            <text:p>1.66201591492</text:p>
          </table:table-cell>
          <table:table-cell office:value-type="float" office:value="1.96504592896" calcext:value-type="float">
            <text:p>1.96504592896</text:p>
          </table:table-cell>
          <table:table-cell office:value-type="float" office:value="1.77216529846" calcext:value-type="float">
            <text:p>1.77216529846</text:p>
          </table:table-cell>
        </table:table-row>
        <table:table-row table:style-name="ro1">
          <table:table-cell office:value-type="float" office:value="1.0199546814" calcext:value-type="float">
            <text:p>1.0199546814</text:p>
          </table:table-cell>
          <table:table-cell office:value-type="float" office:value="1.79290771484" calcext:value-type="float">
            <text:p>1.79290771484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744104385376" calcext:value-type="float">
            <text:p>0.744104385376</text:p>
          </table:table-cell>
          <table:table-cell office:value-type="float" office:value="1.98698043823" calcext:value-type="float">
            <text:p>1.98698043823</text:p>
          </table:table-cell>
          <table:table-cell office:value-type="float" office:value="2.83002853394" calcext:value-type="float">
            <text:p>2.83002853394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72710418701" calcext:value-type="float">
            <text:p>1.72710418701</text:p>
          </table:table-cell>
          <table:table-cell office:value-type="float" office:value="1.92809104919" calcext:value-type="float">
            <text:p>1.92809104919</text:p>
          </table:table-cell>
        </table:table-row>
        <table:table-row table:style-name="ro1">
          <table:table-cell office:value-type="float" office:value="0.679969787598" calcext:value-type="float">
            <text:p>0.679969787598</text:p>
          </table:table-cell>
          <table:table-cell office:value-type="float" office:value="1.86395645142" calcext:value-type="float">
            <text:p>1.86395645142</text:p>
          </table:table-cell>
          <table:table-cell office:value-type="float" office:value="1.8150806427" calcext:value-type="float">
            <text:p>1.8150806427</text:p>
          </table:table-cell>
        </table:table-row>
        <table:table-row table:style-name="ro1">
          <table:table-cell office:value-type="float" office:value="0.758171081543" calcext:value-type="float">
            <text:p>0.758171081543</text:p>
          </table:table-cell>
          <table:table-cell office:value-type="float" office:value="1.74808502197" calcext:value-type="float">
            <text:p>1.74808502197</text:p>
          </table:table-cell>
          <table:table-cell office:value-type="float" office:value="1.80220603943" calcext:value-type="float">
            <text:p>1.80220603943</text:p>
          </table:table-cell>
        </table:table-row>
        <table:table-row table:style-name="ro1">
          <table:table-cell office:value-type="float" office:value="0.755786895752" calcext:value-type="float">
            <text:p>0.755786895752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1.7421245575" calcext:value-type="float">
            <text:p>1.7421245575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6667842865" calcext:value-type="float">
            <text:p>1.6667842865</text:p>
          </table:table-cell>
          <table:table-cell office:value-type="float" office:value="2.06804275513" calcext:value-type="float">
            <text:p>2.06804275513</text:p>
          </table:table-cell>
        </table:table-row>
        <table:table-row table:style-name="ro1">
          <table:table-cell office:value-type="float" office:value="0.754833221436" calcext:value-type="float">
            <text:p>0.754833221436</text:p>
          </table:table-cell>
          <table:table-cell office:value-type="float" office:value="1.65510177612" calcext:value-type="float">
            <text:p>1.65510177612</text:p>
          </table:table-cell>
          <table:table-cell office:value-type="float" office:value="1.74713134766" calcext:value-type="float">
            <text:p>1.74713134766</text:p>
          </table:table-cell>
        </table:table-row>
        <table:table-row table:style-name="ro1">
          <table:table-cell office:value-type="float" office:value="0.67400932312" calcext:value-type="float">
            <text:p>0.67400932312</text:p>
          </table:table-cell>
          <table:table-cell office:value-type="float" office:value="1.74689292908" calcext:value-type="float">
            <text:p>1.74689292908</text:p>
          </table:table-cell>
          <table:table-cell office:value-type="float" office:value="1.94787979126" calcext:value-type="float">
            <text:p>1.94787979126</text:p>
          </table:table-cell>
        </table:table-row>
        <table:table-row table:style-name="ro1">
          <table:table-cell office:value-type="float" office:value="0.740051269531" calcext:value-type="float">
            <text:p>0.740051269531</text:p>
          </table:table-cell>
          <table:table-cell office:value-type="float" office:value="1.65009498596" calcext:value-type="float">
            <text:p>1.65009498596</text:p>
          </table:table-cell>
          <table:table-cell office:value-type="float" office:value="1.74999237061" calcext:value-type="float">
            <text:p>1.74999237061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9519329071" calcext:value-type="float">
            <text:p>1.9519329071</text:p>
          </table:table-cell>
          <table:table-cell office:value-type="float" office:value="1.8458366394" calcext:value-type="float">
            <text:p>1.8458366394</text:p>
          </table:table-cell>
        </table:table-row>
        <table:table-row table:style-name="ro1">
          <table:table-cell office:value-type="float" office:value="0.838994979858" calcext:value-type="float">
            <text:p>0.838994979858</text:p>
          </table:table-cell>
          <table:table-cell office:value-type="float" office:value="1.85680389404" calcext:value-type="float">
            <text:p>1.85680389404</text:p>
          </table:table-cell>
          <table:table-cell office:value-type="float" office:value="2.03990936279" calcext:value-type="float">
            <text:p>2.03990936279</text:p>
          </table:table-cell>
        </table:table-row>
        <table:table-row table:style-name="ro1">
          <table:table-cell office:value-type="float" office:value="0.740051269531" calcext:value-type="float">
            <text:p>0.740051269531</text:p>
          </table:table-cell>
          <table:table-cell office:value-type="float" office:value="1.69396400452" calcext:value-type="float">
            <text:p>1.69396400452</text:p>
          </table:table-cell>
          <table:table-cell office:value-type="float" office:value="3.54504585266" calcext:value-type="float">
            <text:p>3.54504585266</text:p>
          </table:table-cell>
        </table:table-row>
        <table:table-row table:style-name="ro1">
          <table:table-cell office:value-type="float" office:value="0.737905502319" calcext:value-type="float">
            <text:p>0.737905502319</text:p>
          </table:table-cell>
          <table:table-cell office:value-type="float" office:value="1.76811218262" calcext:value-type="float">
            <text:p>1.76811218262</text:p>
          </table:table-cell>
          <table:table-cell office:value-type="float" office:value="1.82914733887" calcext:value-type="float">
            <text:p>1.82914733887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2.71797180176" calcext:value-type="float">
            <text:p>2.71797180176</text:p>
          </table:table-cell>
          <table:table-cell office:value-type="float" office:value="2.1800994873" calcext:value-type="float">
            <text:p>2.1800994873</text:p>
          </table:table-cell>
        </table:table-row>
        <table:table-row table:style-name="ro1">
          <table:table-cell office:value-type="float" office:value="0.726938247681" calcext:value-type="float">
            <text:p>0.726938247681</text:p>
          </table:table-cell>
          <table:table-cell office:value-type="float" office:value="1.71589851379" calcext:value-type="float">
            <text:p>1.71589851379</text:p>
          </table:table-cell>
          <table:table-cell office:value-type="float" office:value="1.73687934875" calcext:value-type="float">
            <text:p>1.73687934875</text:p>
          </table:table-cell>
        </table:table-row>
        <table:table-row table:style-name="ro1">
          <table:table-cell office:value-type="float" office:value="0.80418586731" calcext:value-type="float">
            <text:p>0.80418586731</text:p>
          </table:table-cell>
          <table:table-cell office:value-type="float" office:value="1.94787979126" calcext:value-type="float">
            <text:p>1.94787979126</text:p>
          </table:table-cell>
          <table:table-cell office:value-type="float" office:value="2.99596786499" calcext:value-type="float">
            <text:p>2.99596786499</text:p>
          </table:table-cell>
        </table:table-row>
        <table:table-row table:style-name="ro1">
          <table:table-cell office:value-type="float" office:value="0.885009765625" calcext:value-type="float">
            <text:p>0.885009765625</text:p>
          </table:table-cell>
          <table:table-cell office:value-type="float" office:value="2.36201286316" calcext:value-type="float">
            <text:p>2.36201286316</text:p>
          </table:table-cell>
          <table:table-cell office:value-type="float" office:value="2.1960735321" calcext:value-type="float">
            <text:p>2.1960735321</text:p>
          </table:table-cell>
        </table:table-row>
        <table:table-row table:style-name="ro1">
          <table:table-cell office:value-type="float" office:value="0.767946243286" calcext:value-type="float">
            <text:p>0.767946243286</text:p>
          </table:table-cell>
          <table:table-cell office:value-type="float" office:value="1.76215171814" calcext:value-type="float">
            <text:p>1.76215171814</text:p>
          </table:table-cell>
          <table:table-cell office:value-type="float" office:value="1.79195404053" calcext:value-type="float">
            <text:p>1.79195404053</text:p>
          </table:table-cell>
        </table:table-row>
        <table:table-row table:style-name="ro1">
          <table:table-cell office:value-type="float" office:value="0.794172286987" calcext:value-type="float">
            <text:p>0.794172286987</text:p>
          </table:table-cell>
          <table:table-cell office:value-type="float" office:value="1.93810462952" calcext:value-type="float">
            <text:p>1.93810462952</text:p>
          </table:table-cell>
          <table:table-cell office:value-type="float" office:value="1.96003913879" calcext:value-type="float">
            <text:p>1.96003913879</text:p>
          </table:table-cell>
        </table:table-row>
        <table:table-row table:style-name="ro1">
          <table:table-cell office:value-type="float" office:value="1.4181137085" calcext:value-type="float">
            <text:p>1.4181137085</text:p>
          </table:table-cell>
          <table:table-cell office:value-type="float" office:value="2.15196609497" calcext:value-type="float">
            <text:p>2.15196609497</text:p>
          </table:table-cell>
          <table:table-cell office:value-type="float" office:value="1.92403793335" calcext:value-type="float">
            <text:p>1.92403793335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3.27301025391" calcext:value-type="float">
            <text:p>3.27301025391</text:p>
          </table:table-cell>
          <table:table-cell office:value-type="float" office:value="1.75380706787" calcext:value-type="float">
            <text:p>1.75380706787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71303749084" calcext:value-type="float">
            <text:p>1.71303749084</text:p>
          </table:table-cell>
          <table:table-cell office:value-type="float" office:value="1.81794166565" calcext:value-type="float">
            <text:p>1.81794166565</text:p>
          </table:table-cell>
        </table:table-row>
        <table:table-row table:style-name="ro1">
          <table:table-cell office:value-type="float" office:value="0.695943832397" calcext:value-type="float">
            <text:p>0.695943832397</text:p>
          </table:table-cell>
          <table:table-cell office:value-type="float" office:value="1.81698799133" calcext:value-type="float">
            <text:p>1.81698799133</text:p>
          </table:table-cell>
          <table:table-cell office:value-type="float" office:value="1.78289413452" calcext:value-type="float">
            <text:p>1.78289413452</text:p>
          </table:table-cell>
        </table:table-row>
        <table:table-row table:style-name="ro1">
          <table:table-cell office:value-type="float" office:value="0.970840454102" calcext:value-type="float">
            <text:p>0.970840454102</text:p>
          </table:table-cell>
          <table:table-cell office:value-type="float" office:value="3.80182266235" calcext:value-type="float">
            <text:p>3.80182266235</text:p>
          </table:table-cell>
          <table:table-cell office:value-type="float" office:value="1.87301635742" calcext:value-type="float">
            <text:p>1.87301635742</text:p>
          </table:table-cell>
        </table:table-row>
        <table:table-row table:style-name="ro1">
          <table:table-cell office:value-type="float" office:value="0.927925109863" calcext:value-type="float">
            <text:p>0.927925109863</text:p>
          </table:table-cell>
          <table:table-cell office:value-type="float" office:value="1.96695327759" calcext:value-type="float">
            <text:p>1.96695327759</text:p>
          </table:table-cell>
          <table:table-cell office:value-type="float" office:value="1.73115730286" calcext:value-type="float">
            <text:p>1.73115730286</text:p>
          </table:table-cell>
        </table:table-row>
        <table:table-row table:style-name="ro1">
          <table:table-cell office:value-type="float" office:value="0.741958618164" calcext:value-type="float">
            <text:p>0.741958618164</text:p>
          </table:table-cell>
          <table:table-cell office:value-type="float" office:value="1.69777870178" calcext:value-type="float">
            <text:p>1.69777870178</text:p>
          </table:table-cell>
          <table:table-cell office:value-type="float" office:value="4.46200370789" calcext:value-type="float">
            <text:p>4.46200370789</text:p>
          </table:table-cell>
        </table:table-row>
        <table:table-row table:style-name="ro1">
          <table:table-cell office:value-type="float" office:value="0.699996948242" calcext:value-type="float">
            <text:p>0.699996948242</text:p>
          </table:table-cell>
          <table:table-cell office:value-type="float" office:value="1.69587135315" calcext:value-type="float">
            <text:p>1.69587135315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72979927063" calcext:value-type="float">
            <text:p>0.72979927063</text:p>
          </table:table-cell>
          <table:table-cell office:value-type="float" office:value="1.95217132568" calcext:value-type="float">
            <text:p>1.95217132568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727891921997" calcext:value-type="float">
            <text:p>0.727891921997</text:p>
          </table:table-cell>
          <table:table-cell office:value-type="float" office:value="1.66606903076" calcext:value-type="float">
            <text:p>1.66606903076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0.718116760254" calcext:value-type="float">
            <text:p>0.718116760254</text:p>
          </table:table-cell>
          <table:table-cell office:value-type="float" office:value="1.64318084717" calcext:value-type="float">
            <text:p>1.64318084717</text:p>
          </table:table-cell>
          <table:table-cell office:value-type="float" office:value="1.82485580444" calcext:value-type="float">
            <text:p>1.82485580444</text:p>
          </table:table-cell>
        </table:table-row>
        <table:table-row table:style-name="ro1">
          <table:table-cell office:value-type="float" office:value="0.830888748169" calcext:value-type="float">
            <text:p>0.830888748169</text:p>
          </table:table-cell>
          <table:table-cell office:value-type="float" office:value="4.05812263489" calcext:value-type="float">
            <text:p>4.05812263489</text:p>
          </table:table-cell>
          <table:table-cell office:value-type="float" office:value="2.64692306519" calcext:value-type="float">
            <text:p>2.64692306519</text:p>
          </table:table-cell>
        </table:table-row>
        <table:table-row table:style-name="ro1">
          <table:table-cell office:value-type="float" office:value="0.799894332886" calcext:value-type="float">
            <text:p>0.799894332886</text:p>
          </table:table-cell>
          <table:table-cell office:value-type="float" office:value="1.87182426453" calcext:value-type="float">
            <text:p>1.87182426453</text:p>
          </table:table-cell>
          <table:table-cell office:value-type="float" office:value="1.77597999573" calcext:value-type="float">
            <text:p>1.77597999573</text:p>
          </table:table-cell>
        </table:table-row>
        <table:table-row table:style-name="ro1">
          <table:table-cell office:value-type="float" office:value="0.726938247681" calcext:value-type="float">
            <text:p>0.726938247681</text:p>
          </table:table-cell>
          <table:table-cell office:value-type="float" office:value="1.72090530396" calcext:value-type="float">
            <text:p>1.72090530396</text:p>
          </table:table-cell>
          <table:table-cell office:value-type="float" office:value="1.78194046021" calcext:value-type="float">
            <text:p>1.78194046021</text:p>
          </table:table-cell>
        </table:table-row>
        <table:table-row table:style-name="ro1">
          <table:table-cell office:value-type="float" office:value="0.714063644409" calcext:value-type="float">
            <text:p>0.714063644409</text:p>
          </table:table-cell>
          <table:table-cell office:value-type="float" office:value="1.66893005371" calcext:value-type="float">
            <text:p>1.66893005371</text:p>
          </table:table-cell>
          <table:table-cell office:value-type="float" office:value="2.80499458313" calcext:value-type="float">
            <text:p>2.80499458313</text:p>
          </table:table-cell>
        </table:table-row>
        <table:table-row table:style-name="ro1">
          <table:table-cell office:value-type="float" office:value="1.00088119507" calcext:value-type="float">
            <text:p>1.00088119507</text:p>
          </table:table-cell>
          <table:table-cell office:value-type="float" office:value="1.80387496948" calcext:value-type="float">
            <text:p>1.80387496948</text:p>
          </table:table-cell>
          <table:table-cell office:value-type="float" office:value="1.79481506348" calcext:value-type="float">
            <text:p>1.79481506348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1.65319442749" calcext:value-type="float">
            <text:p>1.65319442749</text:p>
          </table:table-cell>
          <table:table-cell office:value-type="float" office:value="3.98802757263" calcext:value-type="float">
            <text:p>3.98802757263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6758441925" calcext:value-type="float">
            <text:p>1.6758441925</text:p>
          </table:table-cell>
          <table:table-cell office:value-type="float" office:value="3.73697280884" calcext:value-type="float">
            <text:p>3.73697280884</text:p>
          </table:table-cell>
        </table:table-row>
        <table:table-row table:style-name="ro1">
          <table:table-cell office:value-type="float" office:value="0.821828842163" calcext:value-type="float">
            <text:p>0.821828842163</text:p>
          </table:table-cell>
          <table:table-cell office:value-type="float" office:value="1.73401832581" calcext:value-type="float">
            <text:p>1.73401832581</text:p>
          </table:table-cell>
          <table:table-cell office:value-type="float" office:value="1.81102752686" calcext:value-type="float">
            <text:p>1.81102752686</text:p>
          </table:table-cell>
        </table:table-row>
        <table:table-row table:style-name="ro1">
          <table:table-cell office:value-type="float" office:value="0.75101852417" calcext:value-type="float">
            <text:p>0.75101852417</text:p>
          </table:table-cell>
          <table:table-cell office:value-type="float" office:value="2.38990783691" calcext:value-type="float">
            <text:p>2.38990783691</text:p>
          </table:table-cell>
          <table:table-cell office:value-type="float" office:value="2.40087509155" calcext:value-type="float">
            <text:p>2.40087509155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91807746887" calcext:value-type="float">
            <text:p>1.91807746887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67202949524" calcext:value-type="float">
            <text:p>1.67202949524</text:p>
          </table:table-cell>
          <table:table-cell office:value-type="float" office:value="3.53217124939" calcext:value-type="float">
            <text:p>3.53217124939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2.36392021179" calcext:value-type="float">
            <text:p>2.36392021179</text:p>
          </table:table-cell>
          <table:table-cell office:value-type="float" office:value="2.28786468506" calcext:value-type="float">
            <text:p>2.28786468506</text:p>
          </table:table-cell>
        </table:table-row>
        <table:table-row table:style-name="ro1">
          <table:table-cell office:value-type="float" office:value="0.623941421509" calcext:value-type="float">
            <text:p>0.623941421509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1.78003311157" calcext:value-type="float">
            <text:p>1.78003311157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1.67107582092" calcext:value-type="float">
            <text:p>1.67107582092</text:p>
          </table:table-cell>
          <table:table-cell office:value-type="float" office:value="1.72686576843" calcext:value-type="float">
            <text:p>1.72686576843</text:p>
          </table:table-cell>
        </table:table-row>
        <table:table-row table:style-name="ro1">
          <table:table-cell office:value-type="float" office:value="0.784873962402" calcext:value-type="float">
            <text:p>0.784873962402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2.75707244873" calcext:value-type="float">
            <text:p>2.75707244873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1.64604187012" calcext:value-type="float">
            <text:p>1.64604187012</text:p>
          </table:table-cell>
          <table:table-cell office:value-type="float" office:value="1.98602676392" calcext:value-type="float">
            <text:p>1.98602676392</text:p>
          </table:table-cell>
        </table:table-row>
        <table:table-row table:style-name="ro1">
          <table:table-cell office:value-type="float" office:value="0.734806060791" calcext:value-type="float">
            <text:p>0.734806060791</text:p>
          </table:table-cell>
          <table:table-cell office:value-type="float" office:value="1.86705589294" calcext:value-type="float">
            <text:p>1.86705589294</text:p>
          </table:table-cell>
          <table:table-cell office:value-type="float" office:value="1.75595283508" calcext:value-type="float">
            <text:p>1.75595283508</text:p>
          </table:table-cell>
        </table:table-row>
        <table:table-row table:style-name="ro1">
          <table:table-cell office:value-type="float" office:value="0.676870346069" calcext:value-type="float">
            <text:p>0.676870346069</text:p>
          </table:table-cell>
          <table:table-cell office:value-type="float" office:value="1.65605545044" calcext:value-type="float">
            <text:p>1.65605545044</text:p>
          </table:table-cell>
          <table:table-cell office:value-type="float" office:value="1.81317329407" calcext:value-type="float">
            <text:p>1.81317329407</text:p>
          </table:table-cell>
        </table:table-row>
        <table:table-row table:style-name="ro1">
          <table:table-cell office:value-type="float" office:value="0.900030136108" calcext:value-type="float">
            <text:p>0.900030136108</text:p>
          </table:table-cell>
          <table:table-cell office:value-type="float" office:value="3.15594673157" calcext:value-type="float">
            <text:p>3.15594673157</text:p>
          </table:table-cell>
          <table:table-cell office:value-type="float" office:value="1.80602073669" calcext:value-type="float">
            <text:p>1.80602073669</text:p>
          </table:table-cell>
        </table:table-row>
        <table:table-row table:style-name="ro1">
          <table:table-cell office:value-type="float" office:value="1.49703025818" calcext:value-type="float">
            <text:p>1.49703025818</text:p>
          </table:table-cell>
          <table:table-cell office:value-type="float" office:value="1.99007987976" calcext:value-type="float">
            <text:p>1.99007987976</text:p>
          </table:table-cell>
          <table:table-cell office:value-type="float" office:value="1.7671585083" calcext:value-type="float">
            <text:p>1.7671585083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6610622406" calcext:value-type="float">
            <text:p>1.6610622406</text:p>
          </table:table-cell>
          <table:table-cell office:value-type="float" office:value="2.01082229614" calcext:value-type="float">
            <text:p>2.01082229614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1.94883346558" calcext:value-type="float">
            <text:p>1.94883346558</text:p>
          </table:table-cell>
          <table:table-cell office:value-type="float" office:value="1.7249584198" calcext:value-type="float">
            <text:p>1.7249584198</text:p>
          </table:table-cell>
        </table:table-row>
        <table:table-row table:style-name="ro1">
          <table:table-cell office:value-type="float" office:value="0.688791275024" calcext:value-type="float">
            <text:p>0.688791275024</text:p>
          </table:table-cell>
          <table:table-cell office:value-type="float" office:value="1.71589851379" calcext:value-type="float">
            <text:p>1.71589851379</text:p>
          </table:table-cell>
          <table:table-cell office:value-type="float" office:value="1.76596641541" calcext:value-type="float">
            <text:p>1.76596641541</text:p>
          </table:table-cell>
        </table:table-row>
        <table:table-row table:style-name="ro1">
          <table:table-cell office:value-type="float" office:value="0.941038131714" calcext:value-type="float">
            <text:p>0.941038131714</text:p>
          </table:table-cell>
          <table:table-cell office:value-type="float" office:value="2.97212600708" calcext:value-type="float">
            <text:p>2.97212600708</text:p>
          </table:table-cell>
          <table:table-cell office:value-type="float" office:value="1.76906585693" calcext:value-type="float">
            <text:p>1.76906585693</text:p>
          </table:table-cell>
        </table:table-row>
        <table:table-row table:style-name="ro1">
          <table:table-cell office:value-type="float" office:value="1.4340877533" calcext:value-type="float">
            <text:p>1.4340877533</text:p>
          </table:table-cell>
          <table:table-cell office:value-type="float" office:value="1.92499160767" calcext:value-type="float">
            <text:p>1.92499160767</text:p>
          </table:table-cell>
          <table:table-cell office:value-type="float" office:value="1.82914733887" calcext:value-type="float">
            <text:p>1.82914733887</text:p>
          </table:table-cell>
        </table:table-row>
        <table:table-row table:style-name="ro1">
          <table:table-cell office:value-type="float" office:value="0.755786895752" calcext:value-type="float">
            <text:p>0.755786895752</text:p>
          </table:table-cell>
          <table:table-cell office:value-type="float" office:value="1.68895721436" calcext:value-type="float">
            <text:p>1.68895721436</text:p>
          </table:table-cell>
          <table:table-cell office:value-type="float" office:value="1.77979469299" calcext:value-type="float">
            <text:p>1.77979469299</text:p>
          </table:table-cell>
        </table:table-row>
        <table:table-row table:style-name="ro1">
          <table:table-cell office:value-type="float" office:value="2.29096412659" calcext:value-type="float">
            <text:p>2.29096412659</text:p>
          </table:table-cell>
          <table:table-cell office:value-type="float" office:value="1.93500518799" calcext:value-type="float">
            <text:p>1.93500518799</text:p>
          </table:table-cell>
          <table:table-cell office:value-type="float" office:value="1.81317329407" calcext:value-type="float">
            <text:p>1.81317329407</text:p>
          </table:table-cell>
        </table:table-row>
        <table:table-row table:style-name="ro1">
          <table:table-cell office:value-type="float" office:value="0.827074050903" calcext:value-type="float">
            <text:p>0.827074050903</text:p>
          </table:table-cell>
          <table:table-cell office:value-type="float" office:value="2.59280204773" calcext:value-type="float">
            <text:p>2.59280204773</text:p>
          </table:table-cell>
          <table:table-cell office:value-type="float" office:value="1.87993049622" calcext:value-type="float">
            <text:p>1.87993049622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82795524597" calcext:value-type="float">
            <text:p>1.82795524597</text:p>
          </table:table-cell>
          <table:table-cell office:value-type="float" office:value="3.33905220032" calcext:value-type="float">
            <text:p>3.33905220032</text:p>
          </table:table-cell>
        </table:table-row>
        <table:table-row table:style-name="ro1">
          <table:table-cell office:value-type="float" office:value="0.911951065063" calcext:value-type="float">
            <text:p>0.911951065063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1.88994407654" calcext:value-type="float">
            <text:p>1.88994407654</text:p>
          </table:table-cell>
        </table:table-row>
        <table:table-row table:style-name="ro1">
          <table:table-cell office:value-type="float" office:value="0.737905502319" calcext:value-type="float">
            <text:p>0.737905502319</text:p>
          </table:table-cell>
          <table:table-cell office:value-type="float" office:value="1.82390213013" calcext:value-type="float">
            <text:p>1.82390213013</text:p>
          </table:table-cell>
          <table:table-cell office:value-type="float" office:value="1.88899040222" calcext:value-type="float">
            <text:p>1.88899040222</text:p>
          </table:table-cell>
        </table:table-row>
        <table:table-row table:style-name="ro1">
          <table:table-cell office:value-type="float" office:value="2.032995224" calcext:value-type="float">
            <text:p>2.032995224</text:p>
          </table:table-cell>
          <table:table-cell office:value-type="float" office:value="1.81698799133" calcext:value-type="float">
            <text:p>1.81698799133</text:p>
          </table:table-cell>
          <table:table-cell office:value-type="float" office:value="1.71399116516" calcext:value-type="float">
            <text:p>1.71399116516</text:p>
          </table:table-cell>
        </table:table-row>
        <table:table-row table:style-name="ro1">
          <table:table-cell office:value-type="float" office:value="1.53779983521" calcext:value-type="float">
            <text:p>1.53779983521</text:p>
          </table:table-cell>
          <table:table-cell office:value-type="float" office:value="2.00700759888" calcext:value-type="float">
            <text:p>2.00700759888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733137130737" calcext:value-type="float">
            <text:p>0.733137130737</text:p>
          </table:table-cell>
          <table:table-cell office:value-type="float" office:value="2.89607048035" calcext:value-type="float">
            <text:p>2.89607048035</text:p>
          </table:table-cell>
          <table:table-cell office:value-type="float" office:value="2.3729801178" calcext:value-type="float">
            <text:p>2.3729801178</text:p>
          </table:table-cell>
        </table:table-row>
        <table:table-row table:style-name="ro1">
          <table:table-cell office:value-type="float" office:value="0.988960266113" calcext:value-type="float">
            <text:p>0.988960266113</text:p>
          </table:table-cell>
          <table:table-cell office:value-type="float" office:value="2.02679634094" calcext:value-type="float">
            <text:p>2.02679634094</text:p>
          </table:table-cell>
          <table:table-cell office:value-type="float" office:value="1.90687179565" calcext:value-type="float">
            <text:p>1.90687179565</text:p>
          </table:table-cell>
        </table:table-row>
        <table:table-row table:style-name="ro1">
          <table:table-cell office:value-type="float" office:value="0.746011734009" calcext:value-type="float">
            <text:p>0.746011734009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78289413452" calcext:value-type="float">
            <text:p>1.78289413452</text:p>
          </table:table-cell>
        </table:table-row>
        <table:table-row table:style-name="ro1">
          <table:table-cell office:value-type="float" office:value="0.768899917603" calcext:value-type="float">
            <text:p>0.768899917603</text:p>
          </table:table-cell>
          <table:table-cell office:value-type="float" office:value="1.66583061218" calcext:value-type="float">
            <text:p>1.66583061218</text:p>
          </table:table-cell>
          <table:table-cell office:value-type="float" office:value="1.74903869629" calcext:value-type="float">
            <text:p>1.74903869629</text:p>
          </table:table-cell>
        </table:table-row>
        <table:table-row table:style-name="ro1">
          <table:table-cell office:value-type="float" office:value="0.984907150269" calcext:value-type="float">
            <text:p>0.984907150269</text:p>
          </table:table-cell>
          <table:table-cell office:value-type="float" office:value="2.22897529602" calcext:value-type="float">
            <text:p>2.22897529602</text:p>
          </table:table-cell>
          <table:table-cell office:value-type="float" office:value="1.88112258911" calcext:value-type="float">
            <text:p>1.88112258911</text:p>
          </table:table-cell>
        </table:table-row>
        <table:table-row table:style-name="ro1">
          <table:table-cell office:value-type="float" office:value="0.802993774414" calcext:value-type="float">
            <text:p>0.802993774414</text:p>
          </table:table-cell>
          <table:table-cell office:value-type="float" office:value="1.66487693787" calcext:value-type="float">
            <text:p>1.66487693787</text:p>
          </table:table-cell>
          <table:table-cell office:value-type="float" office:value="1.94382667542" calcext:value-type="float">
            <text:p>1.94382667542</text:p>
          </table:table-cell>
        </table:table-row>
        <table:table-row table:style-name="ro1">
          <table:table-cell office:value-type="float" office:value="0.685214996338" calcext:value-type="float">
            <text:p>0.685214996338</text:p>
          </table:table-cell>
          <table:table-cell office:value-type="float" office:value="1.71494483948" calcext:value-type="float">
            <text:p>1.71494483948</text:p>
          </table:table-cell>
          <table:table-cell office:value-type="float" office:value="1.80697441101" calcext:value-type="float">
            <text:p>1.80697441101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5595283508" calcext:value-type="float">
            <text:p>1.75595283508</text:p>
          </table:table-cell>
          <table:table-cell office:value-type="float" office:value="1.76620483398" calcext:value-type="float">
            <text:p>1.76620483398</text:p>
          </table:table-cell>
        </table:table-row>
        <table:table-row table:style-name="ro1">
          <table:table-cell office:value-type="float" office:value="0.921010971069" calcext:value-type="float">
            <text:p>0.921010971069</text:p>
          </table:table-cell>
          <table:table-cell office:value-type="float" office:value="2.97212600708" calcext:value-type="float">
            <text:p>2.97212600708</text:p>
          </table:table-cell>
          <table:table-cell office:value-type="float" office:value="1.78289413452" calcext:value-type="float">
            <text:p>1.78289413452</text:p>
          </table:table-cell>
        </table:table-row>
        <table:table-row table:style-name="ro1">
          <table:table-cell office:value-type="float" office:value="0.81205368042" calcext:value-type="float">
            <text:p>0.81205368042</text:p>
          </table:table-cell>
          <table:table-cell office:value-type="float" office:value="1.88088417053" calcext:value-type="float">
            <text:p>1.88088417053</text:p>
          </table:table-cell>
          <table:table-cell office:value-type="float" office:value="1.72901153564" calcext:value-type="float">
            <text:p>1.72901153564</text:p>
          </table:table-cell>
        </table:table-row>
        <table:table-row table:style-name="ro1">
          <table:table-cell office:value-type="float" office:value="0.897169113159" calcext:value-type="float">
            <text:p>0.897169113159</text:p>
          </table:table-cell>
          <table:table-cell office:value-type="float" office:value="1.6918182373" calcext:value-type="float">
            <text:p>1.6918182373</text:p>
          </table:table-cell>
          <table:table-cell office:value-type="float" office:value="1.74903869629" calcext:value-type="float">
            <text:p>1.74903869629</text:p>
          </table:table-cell>
        </table:table-row>
        <table:table-row table:style-name="ro1">
          <table:table-cell office:value-type="float" office:value="0.631093978882" calcext:value-type="float">
            <text:p>0.631093978882</text:p>
          </table:table-cell>
          <table:table-cell office:value-type="float" office:value="1.80792808533" calcext:value-type="float">
            <text:p>1.80792808533</text:p>
          </table:table-cell>
          <table:table-cell office:value-type="float" office:value="1.76191329956" calcext:value-type="float">
            <text:p>1.76191329956</text:p>
          </table:table-cell>
        </table:table-row>
        <table:table-row table:style-name="ro1">
          <table:table-cell office:value-type="float" office:value="1.03116035461" calcext:value-type="float">
            <text:p>1.03116035461</text:p>
          </table:table-cell>
          <table:table-cell office:value-type="float" office:value="2.62212753296" calcext:value-type="float">
            <text:p>2.62212753296</text:p>
          </table:table-cell>
          <table:table-cell office:value-type="float" office:value="1.88994407654" calcext:value-type="float">
            <text:p>1.88994407654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2.81810760498" calcext:value-type="float">
            <text:p>2.81810760498</text:p>
          </table:table-cell>
          <table:table-cell office:value-type="float" office:value="1.74903869629" calcext:value-type="float">
            <text:p>1.74903869629</text:p>
          </table:table-cell>
        </table:table-row>
        <table:table-row table:style-name="ro1">
          <table:table-cell office:value-type="float" office:value="1.08313560486" calcext:value-type="float">
            <text:p>1.08313560486</text:p>
          </table:table-cell>
          <table:table-cell office:value-type="float" office:value="1.71709060669" calcext:value-type="float">
            <text:p>1.71709060669</text:p>
          </table:table-cell>
          <table:table-cell office:value-type="float" office:value="1.70707702637" calcext:value-type="float">
            <text:p>1.70707702637</text:p>
          </table:table-cell>
        </table:table-row>
        <table:table-row table:style-name="ro1">
          <table:table-cell office:value-type="float" office:value="0.728845596313" calcext:value-type="float">
            <text:p>0.728845596313</text:p>
          </table:table-cell>
          <table:table-cell office:value-type="float" office:value="1.69682502747" calcext:value-type="float">
            <text:p>1.69682502747</text:p>
          </table:table-cell>
          <table:table-cell office:value-type="float" office:value="1.76310539246" calcext:value-type="float">
            <text:p>1.76310539246</text:p>
          </table:table-cell>
        </table:table-row>
        <table:table-row table:style-name="ro1">
          <table:table-cell office:value-type="float" office:value="0.713109970093" calcext:value-type="float">
            <text:p>0.713109970093</text:p>
          </table:table-cell>
          <table:table-cell office:value-type="float" office:value="1.73711776733" calcext:value-type="float">
            <text:p>1.73711776733</text:p>
          </table:table-cell>
          <table:table-cell office:value-type="float" office:value="1.6930103302" calcext:value-type="float">
            <text:p>1.6930103302</text:p>
          </table:table-cell>
        </table:table-row>
        <table:table-row table:style-name="ro1">
          <table:table-cell office:value-type="float" office:value="1.0781288147" calcext:value-type="float">
            <text:p>1.0781288147</text:p>
          </table:table-cell>
          <table:table-cell office:value-type="float" office:value="2.48789787292" calcext:value-type="float">
            <text:p>2.48789787292</text:p>
          </table:table-cell>
          <table:table-cell office:value-type="float" office:value="1.86991691589" calcext:value-type="float">
            <text:p>1.86991691589</text:p>
          </table:table-cell>
        </table:table-row>
        <table:table-row table:style-name="ro1">
          <table:table-cell office:value-type="float" office:value="0.858068466187" calcext:value-type="float">
            <text:p>0.858068466187</text:p>
          </table:table-cell>
          <table:table-cell office:value-type="float" office:value="1.78408622742" calcext:value-type="float">
            <text:p>1.78408622742</text:p>
          </table:table-cell>
          <table:table-cell office:value-type="float" office:value="2.68697738647" calcext:value-type="float">
            <text:p>2.68697738647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65295600891" calcext:value-type="float">
            <text:p>1.65295600891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0.710964202881" calcext:value-type="float">
            <text:p>0.710964202881</text:p>
          </table:table-cell>
          <table:table-cell office:value-type="float" office:value="1.80006027222" calcext:value-type="float">
            <text:p>1.80006027222</text:p>
          </table:table-cell>
          <table:table-cell office:value-type="float" office:value="1.77311897278" calcext:value-type="float">
            <text:p>1.77311897278</text:p>
          </table:table-cell>
        </table:table-row>
        <table:table-row table:style-name="ro1">
          <table:table-cell office:value-type="float" office:value="1.95002555847" calcext:value-type="float">
            <text:p>1.95002555847</text:p>
          </table:table-cell>
          <table:table-cell office:value-type="float" office:value="1.85203552246" calcext:value-type="float">
            <text:p>1.85203552246</text:p>
          </table:table-cell>
          <table:table-cell office:value-type="float" office:value="1.73115730286" calcext:value-type="float">
            <text:p>1.73115730286</text:p>
          </table:table-cell>
        </table:table-row>
        <table:table-row table:style-name="ro1">
          <table:table-cell office:value-type="float" office:value="0.905990600586" calcext:value-type="float">
            <text:p>0.905990600586</text:p>
          </table:table-cell>
          <table:table-cell office:value-type="float" office:value="2.02703475952" calcext:value-type="float">
            <text:p>2.02703475952</text:p>
          </table:table-cell>
          <table:table-cell office:value-type="float" office:value="1.89805030823" calcext:value-type="float">
            <text:p>1.89805030823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67083740234" calcext:value-type="float">
            <text:p>1.67083740234</text:p>
          </table:table-cell>
          <table:table-cell office:value-type="float" office:value="1.73211097717" calcext:value-type="float">
            <text:p>1.73211097717</text:p>
          </table:table-cell>
        </table:table-row>
        <table:table-row table:style-name="ro1">
          <table:table-cell office:value-type="float" office:value="0.787973403931" calcext:value-type="float">
            <text:p>0.787973403931</text:p>
          </table:table-cell>
          <table:table-cell office:value-type="float" office:value="1.69110298157" calcext:value-type="float">
            <text:p>1.69110298157</text:p>
          </table:table-cell>
          <table:table-cell office:value-type="float" office:value="1.74689292908" calcext:value-type="float">
            <text:p>1.74689292908</text:p>
          </table:table-cell>
        </table:table-row>
        <table:table-row table:style-name="ro1">
          <table:table-cell office:value-type="float" office:value="0.908136367798" calcext:value-type="float">
            <text:p>0.908136367798</text:p>
          </table:table-cell>
          <table:table-cell office:value-type="float" office:value="2.0010471344" calcext:value-type="float">
            <text:p>2.0010471344</text:p>
          </table:table-cell>
          <table:table-cell office:value-type="float" office:value="1.92594528198" calcext:value-type="float">
            <text:p>1.92594528198</text:p>
          </table:table-cell>
        </table:table-row>
        <table:table-row table:style-name="ro1">
          <table:table-cell office:value-type="float" office:value="0.793933868408" calcext:value-type="float">
            <text:p>0.793933868408</text:p>
          </table:table-cell>
          <table:table-cell office:value-type="float" office:value="3.26418876648" calcext:value-type="float">
            <text:p>3.26418876648</text:p>
          </table:table-cell>
          <table:table-cell office:value-type="float" office:value="2.22182273865" calcext:value-type="float">
            <text:p>2.22182273865</text:p>
          </table:table-cell>
        </table:table-row>
        <table:table-row table:style-name="ro1">
          <table:table-cell office:value-type="float" office:value="0.887870788574" calcext:value-type="float">
            <text:p>0.887870788574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1.96313858032" calcext:value-type="float">
            <text:p>1.96313858032</text:p>
          </table:table-cell>
        </table:table-row>
        <table:table-row table:style-name="ro1">
          <table:table-cell office:value-type="float" office:value="0.859975814819" calcext:value-type="float">
            <text:p>0.859975814819</text:p>
          </table:table-cell>
          <table:table-cell office:value-type="float" office:value="1.90210342407" calcext:value-type="float">
            <text:p>1.90210342407</text:p>
          </table:table-cell>
          <table:table-cell office:value-type="float" office:value="2.27499008179" calcext:value-type="float">
            <text:p>2.27499008179</text:p>
          </table:table-cell>
        </table:table-row>
        <table:table-row table:style-name="ro1">
          <table:table-cell office:value-type="float" office:value="0.807046890259" calcext:value-type="float">
            <text:p>0.807046890259</text:p>
          </table:table-cell>
          <table:table-cell office:value-type="float" office:value="1.95693969727" calcext:value-type="float">
            <text:p>1.95693969727</text:p>
          </table:table-cell>
          <table:table-cell office:value-type="float" office:value="1.97005271912" calcext:value-type="float">
            <text:p>1.97005271912</text:p>
          </table:table-cell>
        </table:table-row>
        <table:table-row table:style-name="ro1">
          <table:table-cell office:value-type="float" office:value="0.76699256897" calcext:value-type="float">
            <text:p>0.76699256897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2.3181438446" calcext:value-type="float">
            <text:p>2.3181438446</text:p>
          </table:table-cell>
        </table:table-row>
        <table:table-row table:style-name="ro1">
          <table:table-cell office:value-type="float" office:value="0.735998153687" calcext:value-type="float">
            <text:p>0.735998153687</text:p>
          </table:table-cell>
          <table:table-cell office:value-type="float" office:value="1.92093849182" calcext:value-type="float">
            <text:p>1.92093849182</text:p>
          </table:table-cell>
          <table:table-cell office:value-type="float" office:value="3.05914878845" calcext:value-type="float">
            <text:p>3.05914878845</text:p>
          </table:table-cell>
        </table:table-row>
        <table:table-row table:style-name="ro1">
          <table:table-cell office:value-type="float" office:value="0.806093215942" calcext:value-type="float">
            <text:p>0.806093215942</text:p>
          </table:table-cell>
          <table:table-cell office:value-type="float" office:value="1.88994407654" calcext:value-type="float">
            <text:p>1.88994407654</text:p>
          </table:table-cell>
          <table:table-cell office:value-type="float" office:value="1.97005271912" calcext:value-type="float">
            <text:p>1.97005271912</text:p>
          </table:table-cell>
        </table:table-row>
        <table:table-row table:style-name="ro1">
          <table:table-cell office:value-type="float" office:value="0.825881958008" calcext:value-type="float">
            <text:p>0.825881958008</text:p>
          </table:table-cell>
          <table:table-cell office:value-type="float" office:value="2.11787223816" calcext:value-type="float">
            <text:p>2.11787223816</text:p>
          </table:table-cell>
          <table:table-cell office:value-type="float" office:value="3.41606140137" calcext:value-type="float">
            <text:p>3.41606140137</text:p>
          </table:table-cell>
        </table:table-row>
        <table:table-row table:style-name="ro1">
          <table:table-cell office:value-type="float" office:value="1.03282928467" calcext:value-type="float">
            <text:p>1.03282928467</text:p>
          </table:table-cell>
          <table:table-cell office:value-type="float" office:value="2.72703170776" calcext:value-type="float">
            <text:p>2.72703170776</text:p>
          </table:table-cell>
          <table:table-cell office:value-type="float" office:value="2.20203399658" calcext:value-type="float">
            <text:p>2.20203399658</text:p>
          </table:table-cell>
        </table:table-row>
        <table:table-row table:style-name="ro1">
          <table:table-cell office:value-type="float" office:value="0.666856765747" calcext:value-type="float">
            <text:p>0.666856765747</text:p>
          </table:table-cell>
          <table:table-cell office:value-type="float" office:value="1.66583061218" calcext:value-type="float">
            <text:p>1.66583061218</text:p>
          </table:table-cell>
          <table:table-cell office:value-type="float" office:value="1.78289413452" calcext:value-type="float">
            <text:p>1.78289413452</text:p>
          </table:table-cell>
        </table:table-row>
        <table:table-row table:style-name="ro1">
          <table:table-cell office:value-type="float" office:value="0.910997390747" calcext:value-type="float">
            <text:p>0.910997390747</text:p>
          </table:table-cell>
          <table:table-cell office:value-type="float" office:value="2.85196304321" calcext:value-type="float">
            <text:p>2.85196304321</text:p>
          </table:table-cell>
          <table:table-cell office:value-type="float" office:value="1.797914505" calcext:value-type="float">
            <text:p>1.797914505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2.8121471405" calcext:value-type="float">
            <text:p>2.8121471405</text:p>
          </table:table-cell>
          <table:table-cell office:value-type="float" office:value="2.35605239868" calcext:value-type="float">
            <text:p>2.35605239868</text:p>
          </table:table-cell>
        </table:table-row>
        <table:table-row table:style-name="ro1">
          <table:table-cell office:value-type="float" office:value="0.823974609375" calcext:value-type="float">
            <text:p>0.823974609375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1.4500617981" calcext:value-type="float">
            <text:p>1.4500617981</text:p>
          </table:table-cell>
          <table:table-cell office:value-type="float" office:value="1.89018249512" calcext:value-type="float">
            <text:p>1.89018249512</text:p>
          </table:table-cell>
          <table:table-cell office:value-type="float" office:value="1.77502632141" calcext:value-type="float">
            <text:p>1.77502632141</text:p>
          </table:table-cell>
        </table:table-row>
        <table:table-row table:style-name="ro1">
          <table:table-cell office:value-type="float" office:value="0.718832015991" calcext:value-type="float">
            <text:p>0.718832015991</text:p>
          </table:table-cell>
          <table:table-cell office:value-type="float" office:value="1.6610622406" calcext:value-type="float">
            <text:p>1.6610622406</text:p>
          </table:table-cell>
          <table:table-cell office:value-type="float" office:value="1.74522399902" calcext:value-type="float">
            <text:p>1.74522399902</text:p>
          </table:table-cell>
        </table:table-row>
        <table:table-row table:style-name="ro1">
          <table:table-cell office:value-type="float" office:value="0.952959060669" calcext:value-type="float">
            <text:p>0.952959060669</text:p>
          </table:table-cell>
          <table:table-cell office:value-type="float" office:value="2.82001495361" calcext:value-type="float">
            <text:p>2.82001495361</text:p>
          </table:table-cell>
          <table:table-cell office:value-type="float" office:value="1.84488296509" calcext:value-type="float">
            <text:p>1.84488296509</text:p>
          </table:table-cell>
        </table:table-row>
        <table:table-row table:style-name="ro1">
          <table:table-cell office:value-type="float" office:value="0.645160675049" calcext:value-type="float">
            <text:p>0.645160675049</text:p>
          </table:table-cell>
          <table:table-cell office:value-type="float" office:value="2.6388168335" calcext:value-type="float">
            <text:p>2.6388168335</text:p>
          </table:table-cell>
          <table:table-cell office:value-type="float" office:value="2.33197212219" calcext:value-type="float">
            <text:p>2.33197212219</text:p>
          </table:table-cell>
        </table:table-row>
        <table:table-row table:style-name="ro1">
          <table:table-cell office:value-type="float" office:value="0.794887542725" calcext:value-type="float">
            <text:p>0.794887542725</text:p>
          </table:table-cell>
          <table:table-cell office:value-type="float" office:value="1.69897079468" calcext:value-type="float">
            <text:p>1.69897079468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944852828979" calcext:value-type="float">
            <text:p>0.944852828979</text:p>
          </table:table-cell>
          <table:table-cell office:value-type="float" office:value="1.89685821533" calcext:value-type="float">
            <text:p>1.89685821533</text:p>
          </table:table-cell>
          <table:table-cell office:value-type="float" office:value="1.74188613892" calcext:value-type="float">
            <text:p>1.74188613892</text:p>
          </table:table-cell>
        </table:table-row>
        <table:table-row table:style-name="ro1">
          <table:table-cell office:value-type="float" office:value="0.75888633728" calcext:value-type="float">
            <text:p>0.75888633728</text:p>
          </table:table-cell>
          <table:table-cell office:value-type="float" office:value="1.88899040222" calcext:value-type="float">
            <text:p>1.88899040222</text:p>
          </table:table-cell>
          <table:table-cell office:value-type="float" office:value="1.93500518799" calcext:value-type="float">
            <text:p>1.93500518799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7884101868" calcext:value-type="float">
            <text:p>1.77884101868</text:p>
          </table:table-cell>
          <table:table-cell office:value-type="float" office:value="2.71892547607" calcext:value-type="float">
            <text:p>2.71892547607</text:p>
          </table:table-cell>
        </table:table-row>
        <table:table-row table:style-name="ro1">
          <table:table-cell office:value-type="float" office:value="1.41501426697" calcext:value-type="float">
            <text:p>1.41501426697</text:p>
          </table:table-cell>
          <table:table-cell office:value-type="float" office:value="1.99890136719" calcext:value-type="float">
            <text:p>1.99890136719</text:p>
          </table:table-cell>
          <table:table-cell office:value-type="float" office:value="1.95288658142" calcext:value-type="float">
            <text:p>1.95288658142</text:p>
          </table:table-cell>
        </table:table-row>
        <table:table-row table:style-name="ro1">
          <table:table-cell office:value-type="float" office:value="0.746965408325" calcext:value-type="float">
            <text:p>0.746965408325</text:p>
          </table:table-cell>
          <table:table-cell office:value-type="float" office:value="1.66606903076" calcext:value-type="float">
            <text:p>1.66606903076</text:p>
          </table:table-cell>
          <table:table-cell office:value-type="float" office:value="1.77478790283" calcext:value-type="float">
            <text:p>1.77478790283</text:p>
          </table:table-cell>
        </table:table-row>
        <table:table-row table:style-name="ro1">
          <table:table-cell office:value-type="float" office:value="0.876188278198" calcext:value-type="float">
            <text:p>0.876188278198</text:p>
          </table:table-cell>
          <table:table-cell office:value-type="float" office:value="2.98118591309" calcext:value-type="float">
            <text:p>2.98118591309</text:p>
          </table:table-cell>
          <table:table-cell office:value-type="float" office:value="1.74307823181" calcext:value-type="float">
            <text:p>1.74307823181</text:p>
          </table:table-cell>
        </table:table-row>
        <table:table-row table:style-name="ro1">
          <table:table-cell office:value-type="float" office:value="0.810861587524" calcext:value-type="float">
            <text:p>0.810861587524</text:p>
          </table:table-cell>
          <table:table-cell office:value-type="float" office:value="2.98595428467" calcext:value-type="float">
            <text:p>2.98595428467</text:p>
          </table:table-cell>
          <table:table-cell office:value-type="float" office:value="2.36487388611" calcext:value-type="float">
            <text:p>2.36487388611</text:p>
          </table:table-cell>
        </table:table-row>
        <table:table-row table:style-name="ro1">
          <table:table-cell office:value-type="float" office:value="0.792026519775" calcext:value-type="float">
            <text:p>0.792026519775</text:p>
          </table:table-cell>
          <table:table-cell office:value-type="float" office:value="1.67894363403" calcext:value-type="float">
            <text:p>1.67894363403</text:p>
          </table:table-cell>
          <table:table-cell office:value-type="float" office:value="2.32887268066" calcext:value-type="float">
            <text:p>2.32887268066</text:p>
          </table:table-cell>
        </table:table-row>
        <table:table-row table:style-name="ro1">
          <table:table-cell office:value-type="float" office:value="0.789880752563" calcext:value-type="float">
            <text:p>0.789880752563</text:p>
          </table:table-cell>
          <table:table-cell office:value-type="float" office:value="1.8789768219" calcext:value-type="float">
            <text:p>1.8789768219</text:p>
          </table:table-cell>
          <table:table-cell office:value-type="float" office:value="1.74379348755" calcext:value-type="float">
            <text:p>1.74379348755</text:p>
          </table:table-cell>
        </table:table-row>
        <table:table-row table:style-name="ro1">
          <table:table-cell office:value-type="float" office:value="0.667095184326" calcext:value-type="float">
            <text:p>0.667095184326</text:p>
          </table:table-cell>
          <table:table-cell office:value-type="float" office:value="1.66177749634" calcext:value-type="float">
            <text:p>1.66177749634</text:p>
          </table:table-cell>
          <table:table-cell office:value-type="float" office:value="1.73401832581" calcext:value-type="float">
            <text:p>1.73401832581</text:p>
          </table:table-cell>
        </table:table-row>
        <table:table-row table:style-name="ro1">
          <table:table-cell office:value-type="float" office:value="0.879049301147" calcext:value-type="float">
            <text:p>0.879049301147</text:p>
          </table:table-cell>
          <table:table-cell office:value-type="float" office:value="2.9661655426" calcext:value-type="float">
            <text:p>2.9661655426</text:p>
          </table:table-cell>
          <table:table-cell office:value-type="float" office:value="1.88493728638" calcext:value-type="float">
            <text:p>1.88493728638</text:p>
          </table:table-cell>
        </table:table-row>
        <table:table-row table:style-name="ro1">
          <table:table-cell office:value-type="float" office:value="1.02591514587" calcext:value-type="float">
            <text:p>1.02591514587</text:p>
          </table:table-cell>
          <table:table-cell office:value-type="float" office:value="3.36313247681" calcext:value-type="float">
            <text:p>3.36313247681</text:p>
          </table:table-cell>
          <table:table-cell office:value-type="float" office:value="2.93803215027" calcext:value-type="float">
            <text:p>2.93803215027</text:p>
          </table:table-cell>
        </table:table-row>
        <table:table-row table:style-name="ro1">
          <table:table-cell office:value-type="float" office:value="0.885009765625" calcext:value-type="float">
            <text:p>0.885009765625</text:p>
          </table:table-cell>
          <table:table-cell office:value-type="float" office:value="2.14791297913" calcext:value-type="float">
            <text:p>2.14791297913</text:p>
          </table:table-cell>
          <table:table-cell office:value-type="float" office:value="4.15086746216" calcext:value-type="float">
            <text:p>4.15086746216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72710418701" calcext:value-type="float">
            <text:p>1.72710418701</text:p>
          </table:table-cell>
          <table:table-cell office:value-type="float" office:value="1.72519683838" calcext:value-type="float">
            <text:p>1.72519683838</text:p>
          </table:table-cell>
        </table:table-row>
        <table:table-row table:style-name="ro1">
          <table:table-cell office:value-type="float" office:value="0.756025314331" calcext:value-type="float">
            <text:p>0.756025314331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2.24089622498" calcext:value-type="float">
            <text:p>2.24089622498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86800956726" calcext:value-type="float">
            <text:p>1.86800956726</text:p>
          </table:table-cell>
          <table:table-cell office:value-type="float" office:value="2.00819969177" calcext:value-type="float">
            <text:p>2.00819969177</text:p>
          </table:table-cell>
        </table:table-row>
        <table:table-row table:style-name="ro1">
          <table:table-cell office:value-type="float" office:value="0.763177871704" calcext:value-type="float">
            <text:p>0.763177871704</text:p>
          </table:table-cell>
          <table:table-cell office:value-type="float" office:value="1.8949508667" calcext:value-type="float">
            <text:p>1.8949508667</text:p>
          </table:table-cell>
          <table:table-cell office:value-type="float" office:value="2.05588340759" calcext:value-type="float">
            <text:p>2.05588340759</text:p>
          </table:table-cell>
        </table:table-row>
        <table:table-row table:style-name="ro1">
          <table:table-cell office:value-type="float" office:value="0.939130783081" calcext:value-type="float">
            <text:p>0.939130783081</text:p>
          </table:table-cell>
          <table:table-cell office:value-type="float" office:value="3.79300117493" calcext:value-type="float">
            <text:p>3.79300117493</text:p>
          </table:table-cell>
          <table:table-cell office:value-type="float" office:value="2.25615501404" calcext:value-type="float">
            <text:p>2.25615501404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90711021423" calcext:value-type="float">
            <text:p>1.90711021423</text:p>
          </table:table-cell>
          <table:table-cell office:value-type="float" office:value="1.95002555847" calcext:value-type="float">
            <text:p>1.95002555847</text:p>
          </table:table-cell>
        </table:table-row>
        <table:table-row table:style-name="ro1">
          <table:table-cell office:value-type="float" office:value="0.775098800659" calcext:value-type="float">
            <text:p>0.775098800659</text:p>
          </table:table-cell>
          <table:table-cell office:value-type="float" office:value="2.06303596497" calcext:value-type="float">
            <text:p>2.06303596497</text:p>
          </table:table-cell>
          <table:table-cell office:value-type="float" office:value="2.89392471313" calcext:value-type="float">
            <text:p>2.89392471313</text:p>
          </table:table-cell>
        </table:table-row>
        <table:table-row table:style-name="ro1">
          <table:table-cell office:value-type="float" office:value="0.801086425781" calcext:value-type="float">
            <text:p>0.801086425781</text:p>
          </table:table-cell>
          <table:table-cell office:value-type="float" office:value="3.1681060791" calcext:value-type="float">
            <text:p>3.1681060791</text:p>
          </table:table-cell>
          <table:table-cell office:value-type="float" office:value="2.29907035828" calcext:value-type="float">
            <text:p>2.29907035828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1.92713737488" calcext:value-type="float">
            <text:p>1.92713737488</text:p>
          </table:table-cell>
          <table:table-cell office:value-type="float" office:value="1.99699401855" calcext:value-type="float">
            <text:p>1.99699401855</text:p>
          </table:table-cell>
        </table:table-row>
        <table:table-row table:style-name="ro1">
          <table:table-cell office:value-type="float" office:value="0.780820846558" calcext:value-type="float">
            <text:p>0.780820846558</text:p>
          </table:table-cell>
          <table:table-cell office:value-type="float" office:value="1.90210342407" calcext:value-type="float">
            <text:p>1.90210342407</text:p>
          </table:table-cell>
          <table:table-cell office:value-type="float" office:value="1.81913375854" calcext:value-type="float">
            <text:p>1.81913375854</text:p>
          </table:table-cell>
        </table:table-row>
        <table:table-row table:style-name="ro1">
          <table:table-cell office:value-type="float" office:value="1.12199783325" calcext:value-type="float">
            <text:p>1.12199783325</text:p>
          </table:table-cell>
          <table:table-cell office:value-type="float" office:value="2.62904167175" calcext:value-type="float">
            <text:p>2.62904167175</text:p>
          </table:table-cell>
          <table:table-cell office:value-type="float" office:value="1.95288658142" calcext:value-type="float">
            <text:p>1.95288658142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1.67989730835" calcext:value-type="float">
            <text:p>1.67989730835</text:p>
          </table:table-cell>
          <table:table-cell office:value-type="float" office:value="2.0489692688" calcext:value-type="float">
            <text:p>2.0489692688</text:p>
          </table:table-cell>
        </table:table-row>
        <table:table-row table:style-name="ro1">
          <table:table-cell office:value-type="float" office:value="1.24096870422" calcext:value-type="float">
            <text:p>1.24096870422</text:p>
          </table:table-cell>
          <table:table-cell office:value-type="float" office:value="2.00390815735" calcext:value-type="float">
            <text:p>2.00390815735</text:p>
          </table:table-cell>
          <table:table-cell office:value-type="float" office:value="2.00200080872" calcext:value-type="float">
            <text:p>2.00200080872</text:p>
          </table:table-cell>
        </table:table-row>
        <table:table-row table:style-name="ro1">
          <table:table-cell office:value-type="float" office:value="0.733137130737" calcext:value-type="float">
            <text:p>0.733137130737</text:p>
          </table:table-cell>
          <table:table-cell office:value-type="float" office:value="1.73997879028" calcext:value-type="float">
            <text:p>1.73997879028</text:p>
          </table:table-cell>
          <table:table-cell office:value-type="float" office:value="1.8138885498" calcext:value-type="float">
            <text:p>1.8138885498</text:p>
          </table:table-cell>
        </table:table-row>
        <table:table-row table:style-name="ro1">
          <table:table-cell office:value-type="float" office:value="0.816106796265" calcext:value-type="float">
            <text:p>0.816106796265</text:p>
          </table:table-cell>
          <table:table-cell office:value-type="float" office:value="1.75499916077" calcext:value-type="float">
            <text:p>1.75499916077</text:p>
          </table:table-cell>
          <table:table-cell office:value-type="float" office:value="1.7671585083" calcext:value-type="float">
            <text:p>1.7671585083</text:p>
          </table:table-cell>
        </table:table-row>
        <table:table-row table:style-name="ro1">
          <table:table-cell office:value-type="float" office:value="1.38187408447" calcext:value-type="float">
            <text:p>1.38187408447</text:p>
          </table:table-cell>
          <table:table-cell office:value-type="float" office:value="1.98793411255" calcext:value-type="float">
            <text:p>1.98793411255</text:p>
          </table:table-cell>
          <table:table-cell office:value-type="float" office:value="1.95503234863" calcext:value-type="float">
            <text:p>1.95503234863</text:p>
          </table:table-cell>
        </table:table-row>
        <table:table-row table:style-name="ro1">
          <table:table-cell office:value-type="float" office:value="0.79083442688" calcext:value-type="float">
            <text:p>0.79083442688</text:p>
          </table:table-cell>
          <table:table-cell office:value-type="float" office:value="1.7261505127" calcext:value-type="float">
            <text:p>1.7261505127</text:p>
          </table:table-cell>
          <table:table-cell office:value-type="float" office:value="1.74713134766" calcext:value-type="float">
            <text:p>1.74713134766</text:p>
          </table:table-cell>
        </table:table-row>
        <table:table-row table:style-name="ro1">
          <table:table-cell office:value-type="float" office:value="1.59001350403" calcext:value-type="float">
            <text:p>1.59001350403</text:p>
          </table:table-cell>
          <table:table-cell office:value-type="float" office:value="1.99604034424" calcext:value-type="float">
            <text:p>1.99604034424</text:p>
          </table:table-cell>
          <table:table-cell office:value-type="float" office:value="1.78098678589" calcext:value-type="float">
            <text:p>1.78098678589</text:p>
          </table:table-cell>
        </table:table-row>
        <table:table-row table:style-name="ro1">
          <table:table-cell office:value-type="float" office:value="0.627040863037" calcext:value-type="float">
            <text:p>0.627040863037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1.91116333008" calcext:value-type="float">
            <text:p>1.91116333008</text:p>
          </table:table-cell>
        </table:table-row>
        <table:table-row table:style-name="ro1">
          <table:table-cell office:value-type="float" office:value="0.867128372192" calcext:value-type="float">
            <text:p>0.867128372192</text:p>
          </table:table-cell>
          <table:table-cell office:value-type="float" office:value="2.45499610901" calcext:value-type="float">
            <text:p>2.45499610901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724077224731" calcext:value-type="float">
            <text:p>0.724077224731</text:p>
          </table:table-cell>
          <table:table-cell office:value-type="float" office:value="2.91419029236" calcext:value-type="float">
            <text:p>2.91419029236</text:p>
          </table:table-cell>
          <table:table-cell office:value-type="float" office:value="2.36701965332" calcext:value-type="float">
            <text:p>2.36701965332</text:p>
          </table:table-cell>
        </table:table-row>
        <table:table-row table:style-name="ro1">
          <table:table-cell office:value-type="float" office:value="0.85711479187" calcext:value-type="float">
            <text:p>0.85711479187</text:p>
          </table:table-cell>
          <table:table-cell office:value-type="float" office:value="1.74593925476" calcext:value-type="float">
            <text:p>1.74593925476</text:p>
          </table:table-cell>
          <table:table-cell office:value-type="float" office:value="1.76405906677" calcext:value-type="float">
            <text:p>1.76405906677</text:p>
          </table:table-cell>
        </table:table-row>
        <table:table-row table:style-name="ro1">
          <table:table-cell office:value-type="float" office:value="1.63292884827" calcext:value-type="float">
            <text:p>1.63292884827</text:p>
          </table:table-cell>
          <table:table-cell office:value-type="float" office:value="2.09212303162" calcext:value-type="float">
            <text:p>2.09212303162</text:p>
          </table:table-cell>
          <table:table-cell office:value-type="float" office:value="1.72400474548" calcext:value-type="float">
            <text:p>1.72400474548</text:p>
          </table:table-cell>
        </table:table-row>
        <table:table-row table:style-name="ro1">
          <table:table-cell office:value-type="float" office:value="0.733852386475" calcext:value-type="float">
            <text:p>0.733852386475</text:p>
          </table:table-cell>
          <table:table-cell office:value-type="float" office:value="1.67202949524" calcext:value-type="float">
            <text:p>1.67202949524</text:p>
          </table:table-cell>
          <table:table-cell office:value-type="float" office:value="1.73592567444" calcext:value-type="float">
            <text:p>1.73592567444</text:p>
          </table:table-cell>
        </table:table-row>
        <table:table-row table:style-name="ro1">
          <table:table-cell office:value-type="float" office:value="0.74291229248" calcext:value-type="float">
            <text:p>0.74291229248</text:p>
          </table:table-cell>
          <table:table-cell office:value-type="float" office:value="1.80912017822" calcext:value-type="float">
            <text:p>1.80912017822</text:p>
          </table:table-cell>
          <table:table-cell office:value-type="float" office:value="3.17907333374" calcext:value-type="float">
            <text:p>3.17907333374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2.56705284119" calcext:value-type="float">
            <text:p>2.56705284119</text:p>
          </table:table-cell>
          <table:table-cell office:value-type="float" office:value="2.42018699646" calcext:value-type="float">
            <text:p>2.42018699646</text:p>
          </table:table-cell>
        </table:table-row>
        <table:table-row table:style-name="ro1">
          <table:table-cell office:value-type="float" office:value="0.775098800659" calcext:value-type="float">
            <text:p>0.775098800659</text:p>
          </table:table-cell>
          <table:table-cell office:value-type="float" office:value="1.73211097717" calcext:value-type="float">
            <text:p>1.73211097717</text:p>
          </table:table-cell>
          <table:table-cell office:value-type="float" office:value="1.79386138916" calcext:value-type="float">
            <text:p>1.79386138916</text:p>
          </table:table-cell>
        </table:table-row>
        <table:table-row table:style-name="ro1">
          <table:table-cell office:value-type="float" office:value="0.996112823486" calcext:value-type="float">
            <text:p>0.996112823486</text:p>
          </table:table-cell>
          <table:table-cell office:value-type="float" office:value="3.08895111084" calcext:value-type="float">
            <text:p>3.08895111084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714063644409" calcext:value-type="float">
            <text:p>0.714063644409</text:p>
          </table:table-cell>
          <table:table-cell office:value-type="float" office:value="2.94303894043" calcext:value-type="float">
            <text:p>2.94303894043</text:p>
          </table:table-cell>
          <table:table-cell office:value-type="float" office:value="2.17199325562" calcext:value-type="float">
            <text:p>2.17199325562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65295600891" calcext:value-type="float">
            <text:p>1.65295600891</text:p>
          </table:table-cell>
          <table:table-cell office:value-type="float" office:value="1.75213813782" calcext:value-type="float">
            <text:p>1.75213813782</text:p>
          </table:table-cell>
        </table:table-row>
        <table:table-row table:style-name="ro1">
          <table:table-cell office:value-type="float" office:value="1.56879425049" calcext:value-type="float">
            <text:p>1.56879425049</text:p>
          </table:table-cell>
          <table:table-cell office:value-type="float" office:value="2.03609466553" calcext:value-type="float">
            <text:p>2.03609466553</text:p>
          </table:table-cell>
          <table:table-cell office:value-type="float" office:value="1.76811218262" calcext:value-type="float">
            <text:p>1.76811218262</text:p>
          </table:table-cell>
        </table:table-row>
        <table:table-row table:style-name="ro1">
          <table:table-cell office:value-type="float" office:value="0.916957855225" calcext:value-type="float">
            <text:p>0.916957855225</text:p>
          </table:table-cell>
          <table:table-cell office:value-type="float" office:value="1.78480148315" calcext:value-type="float">
            <text:p>1.78480148315</text:p>
          </table:table-cell>
          <table:table-cell office:value-type="float" office:value="1.75189971924" calcext:value-type="float">
            <text:p>1.75189971924</text:p>
          </table:table-cell>
        </table:table-row>
        <table:table-row table:style-name="ro1">
          <table:table-cell office:value-type="float" office:value="0.839948654175" calcext:value-type="float">
            <text:p>0.839948654175</text:p>
          </table:table-cell>
          <table:table-cell office:value-type="float" office:value="2.68697738647" calcext:value-type="float">
            <text:p>2.68697738647</text:p>
          </table:table-cell>
          <table:table-cell office:value-type="float" office:value="1.75786018372" calcext:value-type="float">
            <text:p>1.75786018372</text:p>
          </table:table-cell>
        </table:table-row>
        <table:table-row table:style-name="ro1">
          <table:table-cell office:value-type="float" office:value="0.965118408203" calcext:value-type="float">
            <text:p>0.965118408203</text:p>
          </table:table-cell>
          <table:table-cell office:value-type="float" office:value="2.51698493958" calcext:value-type="float">
            <text:p>2.51698493958</text:p>
          </table:table-cell>
          <table:table-cell office:value-type="float" office:value="2.25400924683" calcext:value-type="float">
            <text:p>2.25400924683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71184539795" calcext:value-type="float">
            <text:p>1.71184539795</text:p>
          </table:table-cell>
          <table:table-cell office:value-type="float" office:value="1.76286697388" calcext:value-type="float">
            <text:p>1.76286697388</text:p>
          </table:table-cell>
        </table:table-row>
        <table:table-row table:style-name="ro1">
          <table:table-cell office:value-type="float" office:value="0.709056854248" calcext:value-type="float">
            <text:p>0.709056854248</text:p>
          </table:table-cell>
          <table:table-cell office:value-type="float" office:value="1.6770362854" calcext:value-type="float">
            <text:p>1.6770362854</text:p>
          </table:table-cell>
          <table:table-cell office:value-type="float" office:value="1.93309783936" calcext:value-type="float">
            <text:p>1.93309783936</text:p>
          </table:table-cell>
        </table:table-row>
        <table:table-row table:style-name="ro1">
          <table:table-cell office:value-type="float" office:value="0.787019729614" calcext:value-type="float">
            <text:p>0.787019729614</text:p>
          </table:table-cell>
          <table:table-cell office:value-type="float" office:value="1.73306465149" calcext:value-type="float">
            <text:p>1.73306465149</text:p>
          </table:table-cell>
          <table:table-cell office:value-type="float" office:value="2.88391113281" calcext:value-type="float">
            <text:p>2.88391113281</text:p>
          </table:table-cell>
        </table:table-row>
        <table:table-row table:style-name="ro1">
          <table:table-cell office:value-type="float" office:value="0.789165496826" calcext:value-type="float">
            <text:p>0.789165496826</text:p>
          </table:table-cell>
          <table:table-cell office:value-type="float" office:value="1.76501274109" calcext:value-type="float">
            <text:p>1.76501274109</text:p>
          </table:table-cell>
          <table:table-cell office:value-type="float" office:value="3.51905822754" calcext:value-type="float">
            <text:p>3.51905822754</text:p>
          </table:table-cell>
        </table:table-row>
        <table:table-row table:style-name="ro1">
          <table:table-cell office:value-type="float" office:value="0.878095626831" calcext:value-type="float">
            <text:p>0.878095626831</text:p>
          </table:table-cell>
          <table:table-cell office:value-type="float" office:value="1.88994407654" calcext:value-type="float">
            <text:p>1.88994407654</text:p>
          </table:table-cell>
          <table:table-cell office:value-type="float" office:value="1.77717208862" calcext:value-type="float">
            <text:p>1.77717208862</text:p>
          </table:table-cell>
        </table:table-row>
        <table:table-row table:style-name="ro1">
          <table:table-cell office:value-type="float" office:value="0.728130340576" calcext:value-type="float">
            <text:p>0.728130340576</text:p>
          </table:table-cell>
          <table:table-cell office:value-type="float" office:value="1.64818763733" calcext:value-type="float">
            <text:p>1.64818763733</text:p>
          </table:table-cell>
          <table:table-cell office:value-type="float" office:value="1.80912017822" calcext:value-type="float">
            <text:p>1.80912017822</text:p>
          </table:table-cell>
        </table:table-row>
        <table:table-row table:style-name="ro1">
          <table:table-cell office:value-type="float" office:value="0.71907043457" calcext:value-type="float">
            <text:p>0.71907043457</text:p>
          </table:table-cell>
          <table:table-cell office:value-type="float" office:value="1.65581703186" calcext:value-type="float">
            <text:p>1.65581703186</text:p>
          </table:table-cell>
          <table:table-cell office:value-type="float" office:value="1.80387496948" calcext:value-type="float">
            <text:p>1.80387496948</text:p>
          </table:table-cell>
        </table:table-row>
        <table:table-row table:style-name="ro1">
          <table:table-cell office:value-type="float" office:value="1.0039806366" calcext:value-type="float">
            <text:p>1.0039806366</text:p>
          </table:table-cell>
          <table:table-cell office:value-type="float" office:value="2.62713432312" calcext:value-type="float">
            <text:p>2.62713432312</text:p>
          </table:table-cell>
          <table:table-cell office:value-type="float" office:value="1.86777114868" calcext:value-type="float">
            <text:p>1.86777114868</text:p>
          </table:table-cell>
        </table:table-row>
        <table:table-row table:style-name="ro1">
          <table:table-cell office:value-type="float" office:value="0.88095664978" calcext:value-type="float">
            <text:p>0.88095664978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73878669739" calcext:value-type="float">
            <text:p>1.73878669739</text:p>
          </table:table-cell>
        </table:table-row>
        <table:table-row table:style-name="ro1">
          <table:table-cell office:value-type="float" office:value="0.880002975464" calcext:value-type="float">
            <text:p>0.880002975464</text:p>
          </table:table-cell>
          <table:table-cell office:value-type="float" office:value="1.70397758484" calcext:value-type="float">
            <text:p>1.70397758484</text:p>
          </table:table-cell>
          <table:table-cell office:value-type="float" office:value="1.73592567444" calcext:value-type="float">
            <text:p>1.73592567444</text:p>
          </table:table-cell>
        </table:table-row>
        <table:table-row table:style-name="ro1">
          <table:table-cell office:value-type="float" office:value="0.746011734009" calcext:value-type="float">
            <text:p>0.746011734009</text:p>
          </table:table-cell>
          <table:table-cell office:value-type="float" office:value="2.52485275269" calcext:value-type="float">
            <text:p>2.52485275269</text:p>
          </table:table-cell>
          <table:table-cell office:value-type="float" office:value="2.41494178772" calcext:value-type="float">
            <text:p>2.41494178772</text:p>
          </table:table-cell>
        </table:table-row>
        <table:table-row table:style-name="ro1">
          <table:table-cell office:value-type="float" office:value="0.957012176514" calcext:value-type="float">
            <text:p>0.957012176514</text:p>
          </table:table-cell>
          <table:table-cell office:value-type="float" office:value="2.77304649353" calcext:value-type="float">
            <text:p>2.77304649353</text:p>
          </table:table-cell>
          <table:table-cell office:value-type="float" office:value="1.81698799133" calcext:value-type="float">
            <text:p>1.81698799133</text:p>
          </table:table-cell>
        </table:table-row>
        <table:table-row table:style-name="ro1">
          <table:table-cell office:value-type="float" office:value="0.770807266235" calcext:value-type="float">
            <text:p>0.770807266235</text:p>
          </table:table-cell>
          <table:table-cell office:value-type="float" office:value="2.03609466553" calcext:value-type="float">
            <text:p>2.03609466553</text:p>
          </table:table-cell>
          <table:table-cell office:value-type="float" office:value="1.75499916077" calcext:value-type="float">
            <text:p>1.75499916077</text:p>
          </table:table-cell>
        </table:table-row>
        <table:table-row table:style-name="ro1">
          <table:table-cell office:value-type="float" office:value="0.795125961304" calcext:value-type="float">
            <text:p>0.795125961304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1.77693367004" calcext:value-type="float">
            <text:p>1.77693367004</text:p>
          </table:table-cell>
        </table:table-row>
        <table:table-row table:style-name="ro1">
          <table:table-cell office:value-type="float" office:value="0.849962234497" calcext:value-type="float">
            <text:p>0.849962234497</text:p>
          </table:table-cell>
          <table:table-cell table:number-columns-repeated="2"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1.03998184204" calcext:value-type="float">
            <text:p>1.03998184204</text:p>
          </table:table-cell>
          <table:table-cell office:value-type="float" office:value="2.40778923035" calcext:value-type="float">
            <text:p>2.40778923035</text:p>
          </table:table-cell>
          <table:table-cell office:value-type="float" office:value="2.15196609497" calcext:value-type="float">
            <text:p>2.15196609497</text:p>
          </table:table-cell>
        </table:table-row>
        <table:table-row table:style-name="ro1">
          <table:table-cell office:value-type="float" office:value="0.646829605103" calcext:value-type="float">
            <text:p>0.646829605103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3.32403182983" calcext:value-type="float">
            <text:p>3.32403182983</text:p>
          </table:table-cell>
        </table:table-row>
        <table:table-row table:style-name="ro1">
          <table:table-cell office:value-type="float" office:value="0.944852828979" calcext:value-type="float">
            <text:p>0.944852828979</text:p>
          </table:table-cell>
          <table:table-cell office:value-type="float" office:value="1.92999839783" calcext:value-type="float">
            <text:p>1.92999839783</text:p>
          </table:table-cell>
          <table:table-cell office:value-type="float" office:value="1.75380706787" calcext:value-type="float">
            <text:p>1.75380706787</text:p>
          </table:table-cell>
        </table:table-row>
        <table:table-row table:style-name="ro1">
          <table:table-cell office:value-type="float" office:value="0.753879547119" calcext:value-type="float">
            <text:p>0.753879547119</text:p>
          </table:table-cell>
          <table:table-cell office:value-type="float" office:value="1.72591209412" calcext:value-type="float">
            <text:p>1.72591209412</text:p>
          </table:table-cell>
          <table:table-cell office:value-type="float" office:value="1.91783905029" calcext:value-type="float">
            <text:p>1.91783905029</text:p>
          </table:table-cell>
        </table:table-row>
        <table:table-row table:style-name="ro1">
          <table:table-cell office:value-type="float" office:value="0.876903533936" calcext:value-type="float">
            <text:p>0.876903533936</text:p>
          </table:table-cell>
          <table:table-cell office:value-type="float" office:value="2.46787071228" calcext:value-type="float">
            <text:p>2.46787071228</text:p>
          </table:table-cell>
          <table:table-cell office:value-type="float" office:value="1.75786018372" calcext:value-type="float">
            <text:p>1.75786018372</text:p>
          </table:table-cell>
        </table:table-row>
        <table:table-row table:style-name="ro1">
          <table:table-cell office:value-type="float" office:value="1.11413002014" calcext:value-type="float">
            <text:p>1.11413002014</text:p>
          </table:table-cell>
          <table:table-cell office:value-type="float" office:value="2.17413902283" calcext:value-type="float">
            <text:p>2.17413902283</text:p>
          </table:table-cell>
          <table:table-cell office:value-type="float" office:value="1.89518928528" calcext:value-type="float">
            <text:p>1.89518928528</text:p>
          </table:table-cell>
        </table:table-row>
        <table:table-row table:style-name="ro1">
          <table:table-cell office:value-type="float" office:value="0.753879547119" calcext:value-type="float">
            <text:p>0.753879547119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80506706238" calcext:value-type="float">
            <text:p>1.80506706238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64699554443" calcext:value-type="float">
            <text:p>1.64699554443</text:p>
          </table:table-cell>
          <table:table-cell office:value-type="float" office:value="1.82008743286" calcext:value-type="float">
            <text:p>1.82008743286</text:p>
          </table:table-cell>
        </table:table-row>
        <table:table-row table:style-name="ro1">
          <table:table-cell office:value-type="float" office:value="0.736951828003" calcext:value-type="float">
            <text:p>0.736951828003</text:p>
          </table:table-cell>
          <table:table-cell office:value-type="float" office:value="2.50506401062" calcext:value-type="float">
            <text:p>2.50506401062</text:p>
          </table:table-cell>
          <table:table-cell office:value-type="float" office:value="2.29001045227" calcext:value-type="float">
            <text:p>2.29001045227</text:p>
          </table:table-cell>
        </table:table-row>
        <table:table-row table:style-name="ro1">
          <table:table-cell office:value-type="float" office:value="0.840902328491" calcext:value-type="float">
            <text:p>0.840902328491</text:p>
          </table:table-cell>
          <table:table-cell office:value-type="float" office:value="1.69491767883" calcext:value-type="float">
            <text:p>1.69491767883</text:p>
          </table:table-cell>
          <table:table-cell office:value-type="float" office:value="2.00390815735" calcext:value-type="float">
            <text:p>2.00390815735</text:p>
          </table:table-cell>
        </table:table-row>
        <table:table-row table:style-name="ro1">
          <table:table-cell office:value-type="float" office:value="0.905990600586" calcext:value-type="float">
            <text:p>0.905990600586</text:p>
          </table:table-cell>
          <table:table-cell office:value-type="float" office:value="1.83200836182" calcext:value-type="float">
            <text:p>1.83200836182</text:p>
          </table:table-cell>
          <table:table-cell office:value-type="float" office:value="1.75404548645" calcext:value-type="float">
            <text:p>1.75404548645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1.64198875427" calcext:value-type="float">
            <text:p>1.64198875427</text:p>
          </table:table-cell>
          <table:table-cell office:value-type="float" office:value="1.83606147766" calcext:value-type="float">
            <text:p>1.83606147766</text:p>
          </table:table-cell>
        </table:table-row>
        <table:table-row table:style-name="ro1">
          <table:table-cell office:value-type="float" office:value="2.02703475952" calcext:value-type="float">
            <text:p>2.02703475952</text:p>
          </table:table-cell>
          <table:table-cell office:value-type="float" office:value="1.82294845581" calcext:value-type="float">
            <text:p>1.82294845581</text:p>
          </table:table-cell>
          <table:table-cell office:value-type="float" office:value="1.78599357605" calcext:value-type="float">
            <text:p>1.78599357605</text:p>
          </table:table-cell>
        </table:table-row>
        <table:table-row table:style-name="ro1">
          <table:table-cell office:value-type="float" office:value="1.49893760681" calcext:value-type="float">
            <text:p>1.49893760681</text:p>
          </table:table-cell>
          <table:table-cell office:value-type="float" office:value="2.23422050476" calcext:value-type="float">
            <text:p>2.23422050476</text:p>
          </table:table-cell>
          <table:table-cell office:value-type="float" office:value="1.88803672791" calcext:value-type="float">
            <text:p>1.88803672791</text:p>
          </table:table-cell>
        </table:table-row>
        <table:table-row table:style-name="ro1">
          <table:table-cell office:value-type="float" office:value="0.856876373291" calcext:value-type="float">
            <text:p>0.856876373291</text:p>
          </table:table-cell>
          <table:table-cell office:value-type="float" office:value="1.86896324158" calcext:value-type="float">
            <text:p>1.86896324158</text:p>
          </table:table-cell>
          <table:table-cell office:value-type="float" office:value="2.03990936279" calcext:value-type="float">
            <text:p>2.03990936279</text:p>
          </table:table-cell>
        </table:table-row>
        <table:table-row table:style-name="ro1">
          <table:table-cell office:value-type="float" office:value="0.763893127441" calcext:value-type="float">
            <text:p>0.763893127441</text:p>
          </table:table-cell>
          <table:table-cell office:value-type="float" office:value="1.68204307556" calcext:value-type="float">
            <text:p>1.68204307556</text:p>
          </table:table-cell>
          <table:table-cell office:value-type="float" office:value="1.72996520996" calcext:value-type="float">
            <text:p>1.72996520996</text:p>
          </table:table-cell>
        </table:table-row>
        <table:table-row table:style-name="ro1">
          <table:table-cell office:value-type="float" office:value="0.854015350342" calcext:value-type="float">
            <text:p>0.854015350342</text:p>
          </table:table-cell>
          <table:table-cell office:value-type="float" office:value="1.75809860229" calcext:value-type="float">
            <text:p>1.75809860229</text:p>
          </table:table-cell>
          <table:table-cell office:value-type="float" office:value="1.75094604492" calcext:value-type="float">
            <text:p>1.75094604492</text:p>
          </table:table-cell>
        </table:table-row>
        <table:table-row table:style-name="ro1">
          <table:table-cell office:value-type="float" office:value="0.894069671631" calcext:value-type="float">
            <text:p>0.894069671631</text:p>
          </table:table-cell>
          <table:table-cell office:value-type="float" office:value="2.72798538208" calcext:value-type="float">
            <text:p>2.72798538208</text:p>
          </table:table-cell>
          <table:table-cell office:value-type="float" office:value="1.8208026886" calcext:value-type="float">
            <text:p>1.8208026886</text:p>
          </table:table-cell>
        </table:table-row>
        <table:table-row table:style-name="ro1">
          <table:table-cell office:value-type="float" office:value="0.791072845459" calcext:value-type="float">
            <text:p>0.791072845459</text:p>
          </table:table-cell>
          <table:table-cell office:value-type="float" office:value="1.93214416504" calcext:value-type="float">
            <text:p>1.93214416504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939130783081" calcext:value-type="float">
            <text:p>0.939130783081</text:p>
          </table:table-cell>
          <table:table-cell office:value-type="float" office:value="1.76596641541" calcext:value-type="float">
            <text:p>1.76596641541</text:p>
          </table:table-cell>
          <table:table-cell office:value-type="float" office:value="1.77693367004" calcext:value-type="float">
            <text:p>1.77693367004</text:p>
          </table:table-cell>
        </table:table-row>
        <table:table-row table:style-name="ro1">
          <table:table-cell office:value-type="float" office:value="2.19392776489" calcext:value-type="float">
            <text:p>2.19392776489</text:p>
          </table:table-cell>
          <table:table-cell office:value-type="float" office:value="1.82700157166" calcext:value-type="float">
            <text:p>1.82700157166</text:p>
          </table:table-cell>
          <table:table-cell office:value-type="float" office:value="1.91807746887" calcext:value-type="float">
            <text:p>1.91807746887</text:p>
          </table:table-cell>
        </table:table-row>
        <table:table-row table:style-name="ro1">
          <table:table-cell office:value-type="float" office:value="1.42312049866" calcext:value-type="float">
            <text:p>1.42312049866</text:p>
          </table:table-cell>
          <table:table-cell office:value-type="float" office:value="2.05016136169" calcext:value-type="float">
            <text:p>2.05016136169</text:p>
          </table:table-cell>
          <table:table-cell office:value-type="float" office:value="1.76310539246" calcext:value-type="float">
            <text:p>1.76310539246</text:p>
          </table:table-cell>
        </table:table-row>
        <table:table-row table:style-name="ro1">
          <table:table-cell office:value-type="float" office:value="0.779867172241" calcext:value-type="float">
            <text:p>0.779867172241</text:p>
          </table:table-cell>
          <table:table-cell office:value-type="float" office:value="3.0620098114" calcext:value-type="float">
            <text:p>3.0620098114</text:p>
          </table:table-cell>
          <table:table-cell office:value-type="float" office:value="1.8892288208" calcext:value-type="float">
            <text:p>1.8892288208</text:p>
          </table:table-cell>
        </table:table-row>
        <table:table-row table:style-name="ro1">
          <table:table-cell office:value-type="float" office:value="0.76699256897" calcext:value-type="float">
            <text:p>0.76699256897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1.7671585083" calcext:value-type="float">
            <text:p>1.7671585083</text:p>
          </table:table-cell>
        </table:table-row>
        <table:table-row table:style-name="ro1">
          <table:table-cell office:value-type="float" office:value="0.785112380981" calcext:value-type="float">
            <text:p>0.785112380981</text:p>
          </table:table-cell>
          <table:table-cell office:value-type="float" office:value="1.69110298157" calcext:value-type="float">
            <text:p>1.69110298157</text:p>
          </table:table-cell>
          <table:table-cell office:value-type="float" office:value="1.7831325531" calcext:value-type="float">
            <text:p>1.7831325531</text:p>
          </table:table-cell>
        </table:table-row>
        <table:table-row table:style-name="ro1">
          <table:table-cell office:value-type="float" office:value="0.847101211548" calcext:value-type="float">
            <text:p>0.847101211548</text:p>
          </table:table-cell>
          <table:table-cell office:value-type="float" office:value="1.69587135315" calcext:value-type="float">
            <text:p>1.69587135315</text:p>
          </table:table-cell>
          <table:table-cell office:value-type="float" office:value="1.74880027771" calcext:value-type="float">
            <text:p>1.74880027771</text:p>
          </table:table-cell>
        </table:table-row>
        <table:table-row table:style-name="ro1">
          <table:table-cell office:value-type="float" office:value="0.95796585083" calcext:value-type="float">
            <text:p>0.95796585083</text:p>
          </table:table-cell>
          <table:table-cell office:value-type="float" office:value="1.9428730011" calcext:value-type="float">
            <text:p>1.9428730011</text:p>
          </table:table-cell>
          <table:table-cell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0.829935073853" calcext:value-type="float">
            <text:p>0.829935073853</text:p>
          </table:table-cell>
          <table:table-cell office:value-type="float" office:value="1.75189971924" calcext:value-type="float">
            <text:p>1.75189971924</text:p>
          </table:table-cell>
          <table:table-cell office:value-type="float" office:value="3.26800346375" calcext:value-type="float">
            <text:p>3.26800346375</text:p>
          </table:table-cell>
        </table:table-row>
        <table:table-row table:style-name="ro1">
          <table:table-cell office:value-type="float" office:value="0.794887542725" calcext:value-type="float">
            <text:p>0.794887542725</text:p>
          </table:table-cell>
          <table:table-cell office:value-type="float" office:value="1.68108940125" calcext:value-type="float">
            <text:p>1.68108940125</text:p>
          </table:table-cell>
          <table:table-cell office:value-type="float" office:value="1.78408622742" calcext:value-type="float">
            <text:p>1.78408622742</text:p>
          </table:table-cell>
        </table:table-row>
        <table:table-row table:style-name="ro1">
          <table:table-cell office:value-type="float" office:value="0.700950622559" calcext:value-type="float">
            <text:p>0.700950622559</text:p>
          </table:table-cell>
          <table:table-cell office:value-type="float" office:value="1.67798995972" calcext:value-type="float">
            <text:p>1.67798995972</text:p>
          </table:table-cell>
          <table:table-cell office:value-type="float" office:value="1.86419487" calcext:value-type="float">
            <text:p>1.86419487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66296958923" calcext:value-type="float">
            <text:p>1.66296958923</text:p>
          </table:table-cell>
          <table:table-cell office:value-type="float" office:value="1.71613693237" calcext:value-type="float">
            <text:p>1.71613693237</text:p>
          </table:table-cell>
        </table:table-row>
        <table:table-row table:style-name="ro1">
          <table:table-cell office:value-type="float" office:value="0.936031341553" calcext:value-type="float">
            <text:p>0.936031341553</text:p>
          </table:table-cell>
          <table:table-cell office:value-type="float" office:value="1.97601318359" calcext:value-type="float">
            <text:p>1.97601318359</text:p>
          </table:table-cell>
          <table:table-cell office:value-type="float" office:value="1.83391571045" calcext:value-type="float">
            <text:p>1.83391571045</text:p>
          </table:table-cell>
        </table:table-row>
        <table:table-row table:style-name="ro1">
          <table:table-cell office:value-type="float" office:value="0.864028930664" calcext:value-type="float">
            <text:p>0.864028930664</text:p>
          </table:table-cell>
          <table:table-cell office:value-type="float" office:value="1.73997879028" calcext:value-type="float">
            <text:p>1.73997879028</text:p>
          </table:table-cell>
          <table:table-cell office:value-type="float" office:value="1.76811218262" calcext:value-type="float">
            <text:p>1.76811218262</text:p>
          </table:table-cell>
        </table:table-row>
        <table:table-row table:style-name="ro1">
          <table:table-cell office:value-type="float" office:value="0.617980957031" calcext:value-type="float">
            <text:p>0.617980957031</text:p>
          </table:table-cell>
          <table:table-cell office:value-type="float" office:value="1.65987014771" calcext:value-type="float">
            <text:p>1.65987014771</text:p>
          </table:table-cell>
          <table:table-cell office:value-type="float" office:value="1.76692008972" calcext:value-type="float">
            <text:p>1.76692008972</text:p>
          </table:table-cell>
        </table:table-row>
        <table:table-row table:style-name="ro1">
          <table:table-cell office:value-type="float" office:value="0.730037689209" calcext:value-type="float">
            <text:p>0.730037689209</text:p>
          </table:table-cell>
          <table:table-cell office:value-type="float" office:value="2.01201438904" calcext:value-type="float">
            <text:p>2.01201438904</text:p>
          </table:table-cell>
          <table:table-cell office:value-type="float" office:value="1.85108184814" calcext:value-type="float">
            <text:p>1.85108184814</text:p>
          </table:table-cell>
        </table:table-row>
        <table:table-row table:style-name="ro1">
          <table:table-cell office:value-type="float" office:value="2.05302238464" calcext:value-type="float">
            <text:p>2.05302238464</text:p>
          </table:table-cell>
          <table:table-cell office:value-type="float" office:value="1.94501876831" calcext:value-type="float">
            <text:p>1.94501876831</text:p>
          </table:table-cell>
          <table:table-cell office:value-type="float" office:value="2.23207473755" calcext:value-type="float">
            <text:p>2.23207473755</text:p>
          </table:table-cell>
        </table:table-row>
        <table:table-row table:style-name="ro1">
          <table:table-cell office:value-type="float" office:value="0.975131988525" calcext:value-type="float">
            <text:p>0.975131988525</text:p>
          </table:table-cell>
          <table:table-cell office:value-type="float" office:value="2.08306312561" calcext:value-type="float">
            <text:p>2.08306312561</text:p>
          </table:table-cell>
          <table:table-cell office:value-type="float" office:value="2.10404396057" calcext:value-type="float">
            <text:p>2.10404396057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2.29382514954" calcext:value-type="float">
            <text:p>2.29382514954</text:p>
          </table:table-cell>
          <table:table-cell office:value-type="float" office:value="3.40104103088" calcext:value-type="float">
            <text:p>3.40104103088</text:p>
          </table:table-cell>
        </table:table-row>
        <table:table-row table:style-name="ro1">
          <table:table-cell office:value-type="float" office:value="0.845909118652" calcext:value-type="float">
            <text:p>0.845909118652</text:p>
          </table:table-cell>
          <table:table-cell office:value-type="float" office:value="3.64184379578" calcext:value-type="float">
            <text:p>3.64184379578</text:p>
          </table:table-cell>
          <table:table-cell office:value-type="float" office:value="3.22008132935" calcext:value-type="float">
            <text:p>3.22008132935</text:p>
          </table:table-cell>
        </table:table-row>
        <table:table-row table:style-name="ro1">
          <table:table-cell office:value-type="float" office:value="0.923871994019" calcext:value-type="float">
            <text:p>0.923871994019</text:p>
          </table:table-cell>
          <table:table-cell office:value-type="float" office:value="2.0809173584" calcext:value-type="float">
            <text:p>2.0809173584</text:p>
          </table:table-cell>
          <table:table-cell office:value-type="float" office:value="2.09093093872" calcext:value-type="float">
            <text:p>2.09093093872</text:p>
          </table:table-cell>
        </table:table-row>
        <table:table-row table:style-name="ro1">
          <table:table-cell office:value-type="float" office:value="0.765800476074" calcext:value-type="float">
            <text:p>0.765800476074</text:p>
          </table:table-cell>
          <table:table-cell office:value-type="float" office:value="2.05421447754" calcext:value-type="float">
            <text:p>2.05421447754</text:p>
          </table:table-cell>
          <table:table-cell office:value-type="float" office:value="2.4631023407" calcext:value-type="float">
            <text:p>2.4631023407</text:p>
          </table:table-cell>
        </table:table-row>
        <table:table-row table:style-name="ro1">
          <table:table-cell office:value-type="float" office:value="1.13892555237" calcext:value-type="float">
            <text:p>1.13892555237</text:p>
          </table:table-cell>
          <table:table-cell office:value-type="float" office:value="2.45404243469" calcext:value-type="float">
            <text:p>2.45404243469</text:p>
          </table:table-cell>
          <table:table-cell office:value-type="float" office:value="2.59494781494" calcext:value-type="float">
            <text:p>2.59494781494</text:p>
          </table:table-cell>
        </table:table-row>
        <table:table-row table:style-name="ro1">
          <table:table-cell office:value-type="float" office:value="1.05094909668" calcext:value-type="float">
            <text:p>1.05094909668</text:p>
          </table:table-cell>
          <table:table-cell office:value-type="float" office:value="3.1840801239" calcext:value-type="float">
            <text:p>3.1840801239</text:p>
          </table:table-cell>
          <table:table-cell office:value-type="float" office:value="2.08902359009" calcext:value-type="float">
            <text:p>2.08902359009</text:p>
          </table:table-cell>
        </table:table-row>
        <table:table-row table:style-name="ro1">
          <table:table-cell office:value-type="float" office:value="0.865936279297" calcext:value-type="float">
            <text:p>0.865936279297</text:p>
          </table:table-cell>
          <table:table-cell office:value-type="float" office:value="1.99484825134" calcext:value-type="float">
            <text:p>1.99484825134</text:p>
          </table:table-cell>
          <table:table-cell office:value-type="float" office:value="1.93381309509" calcext:value-type="float">
            <text:p>1.93381309509</text:p>
          </table:table-cell>
        </table:table-row>
        <table:table-row table:style-name="ro1">
          <table:table-cell office:value-type="float" office:value="0.823974609375" calcext:value-type="float">
            <text:p>0.823974609375</text:p>
          </table:table-cell>
          <table:table-cell office:value-type="float" office:value="1.98817253113" calcext:value-type="float">
            <text:p>1.98817253113</text:p>
          </table:table-cell>
          <table:table-cell office:value-type="float" office:value="3.66115570068" calcext:value-type="float">
            <text:p>3.66115570068</text:p>
          </table:table-cell>
        </table:table-row>
        <table:table-row table:style-name="ro1">
          <table:table-cell office:value-type="float" office:value="1.15084648132" calcext:value-type="float">
            <text:p>1.15084648132</text:p>
          </table:table-cell>
          <table:table-cell office:value-type="float" office:value="2.09498405457" calcext:value-type="float">
            <text:p>2.09498405457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94215774536" calcext:value-type="float">
            <text:p>1.94215774536</text:p>
          </table:table-cell>
          <table:table-cell office:value-type="float" office:value="2.07710266113" calcext:value-type="float">
            <text:p>2.07710266113</text:p>
          </table:table-cell>
        </table:table-row>
        <table:table-row table:style-name="ro1">
          <table:table-cell office:value-type="float" office:value="0.752925872803" calcext:value-type="float">
            <text:p>0.752925872803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1.84082984924" calcext:value-type="float">
            <text:p>1.84082984924</text:p>
          </table:table-cell>
        </table:table-row>
        <table:table-row table:style-name="ro1">
          <table:table-cell office:value-type="float" office:value="0.964164733887" calcext:value-type="float">
            <text:p>0.964164733887</text:p>
          </table:table-cell>
          <table:table-cell office:value-type="float" office:value="2.55107879639" calcext:value-type="float">
            <text:p>2.55107879639</text:p>
          </table:table-cell>
          <table:table-cell office:value-type="float" office:value="2.07209587097" calcext:value-type="float">
            <text:p>2.07209587097</text:p>
          </table:table-cell>
        </table:table-row>
        <table:table-row table:style-name="ro1">
          <table:table-cell office:value-type="float" office:value="0.752925872803" calcext:value-type="float">
            <text:p>0.752925872803</text:p>
          </table:table-cell>
          <table:table-cell office:value-type="float" office:value="1.94001197815" calcext:value-type="float">
            <text:p>1.94001197815</text:p>
          </table:table-cell>
          <table:table-cell office:value-type="float" office:value="2.88701057434" calcext:value-type="float">
            <text:p>2.88701057434</text:p>
          </table:table-cell>
        </table:table-row>
        <table:table-row table:style-name="ro1">
          <table:table-cell office:value-type="float" office:value="1.08599662781" calcext:value-type="float">
            <text:p>1.08599662781</text:p>
          </table:table-cell>
          <table:table-cell office:value-type="float" office:value="1.78098678589" calcext:value-type="float">
            <text:p>1.78098678589</text:p>
          </table:table-cell>
          <table:table-cell office:value-type="float" office:value="1.82914733887" calcext:value-type="float">
            <text:p>1.82914733887</text:p>
          </table:table-cell>
        </table:table-row>
        <table:table-row table:style-name="ro1">
          <table:table-cell office:value-type="float" office:value="0.675916671753" calcext:value-type="float">
            <text:p>0.675916671753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86014175415" calcext:value-type="float">
            <text:p>1.86014175415</text:p>
          </table:table-cell>
        </table:table-row>
        <table:table-row table:style-name="ro1">
          <table:table-cell office:value-type="float" office:value="0.776052474976" calcext:value-type="float">
            <text:p>0.776052474976</text:p>
          </table:table-cell>
          <table:table-cell office:value-type="float" office:value="1.78194046021" calcext:value-type="float">
            <text:p>1.78194046021</text:p>
          </table:table-cell>
          <table:table-cell office:value-type="float" office:value="1.79004669189" calcext:value-type="float">
            <text:p>1.79004669189</text:p>
          </table:table-cell>
        </table:table-row>
        <table:table-row table:style-name="ro1">
          <table:table-cell office:value-type="float" office:value="1.24406814575" calcext:value-type="float">
            <text:p>1.24406814575</text:p>
          </table:table-cell>
          <table:table-cell office:value-type="float" office:value="2.13599205017" calcext:value-type="float">
            <text:p>2.13599205017</text:p>
          </table:table-cell>
          <table:table-cell office:value-type="float" office:value="1.97696685791" calcext:value-type="float">
            <text:p>1.97696685791</text:p>
          </table:table-cell>
        </table:table-row>
        <table:table-row table:style-name="ro1">
          <table:table-cell office:value-type="float" office:value="0.748872756958" calcext:value-type="float">
            <text:p>0.748872756958</text:p>
          </table:table-cell>
          <table:table-cell office:value-type="float" office:value="1.73592567444" calcext:value-type="float">
            <text:p>1.73592567444</text:p>
          </table:table-cell>
          <table:table-cell office:value-type="float" office:value="2.03800201416" calcext:value-type="float">
            <text:p>2.03800201416</text:p>
          </table:table-cell>
        </table:table-row>
        <table:table-row table:style-name="ro1">
          <table:table-cell office:value-type="float" office:value="0.694990158081" calcext:value-type="float">
            <text:p>0.694990158081</text:p>
          </table:table-cell>
          <table:table-cell office:value-type="float" office:value="1.94716453552" calcext:value-type="float">
            <text:p>1.94716453552</text:p>
          </table:table-cell>
          <table:table-cell office:value-type="float" office:value="1.80411338806" calcext:value-type="float">
            <text:p>1.80411338806</text:p>
          </table:table-cell>
        </table:table-row>
        <table:table-row table:style-name="ro1">
          <table:table-cell office:value-type="float" office:value="0.671148300171" calcext:value-type="float">
            <text:p>0.671148300171</text:p>
          </table:table-cell>
          <table:table-cell office:value-type="float" office:value="1.74307823181" calcext:value-type="float">
            <text:p>1.74307823181</text:p>
          </table:table-cell>
          <table:table-cell office:value-type="float" office:value="1.95479393005" calcext:value-type="float">
            <text:p>1.95479393005</text:p>
          </table:table-cell>
        </table:table-row>
        <table:table-row table:style-name="ro1">
          <table:table-cell office:value-type="float" office:value="0.976085662842" calcext:value-type="float">
            <text:p>0.976085662842</text:p>
          </table:table-cell>
          <table:table-cell office:value-type="float" office:value="3.3860206604" calcext:value-type="float">
            <text:p>3.3860206604</text:p>
          </table:table-cell>
          <table:table-cell office:value-type="float" office:value="1.83391571045" calcext:value-type="float">
            <text:p>1.83391571045</text:p>
          </table:table-cell>
        </table:table-row>
        <table:table-row table:style-name="ro1">
          <table:table-cell office:value-type="float" office:value="1.51705741882" calcext:value-type="float">
            <text:p>1.51705741882</text:p>
          </table:table-cell>
          <table:table-cell office:value-type="float" office:value="2.05206871033" calcext:value-type="float">
            <text:p>2.05206871033</text:p>
          </table:table-cell>
          <table:table-cell office:value-type="float" office:value="1.82104110718" calcext:value-type="float">
            <text:p>1.82104110718</text:p>
          </table:table-cell>
        </table:table-row>
        <table:table-row table:style-name="ro1">
          <table:table-cell office:value-type="float" office:value="0.763177871704" calcext:value-type="float">
            <text:p>0.763177871704</text:p>
          </table:table-cell>
          <table:table-cell office:value-type="float" office:value="1.70087814331" calcext:value-type="float">
            <text:p>1.70087814331</text:p>
          </table:table-cell>
          <table:table-cell office:value-type="float" office:value="3.5240650177" calcext:value-type="float">
            <text:p>3.5240650177</text:p>
          </table:table-cell>
        </table:table-row>
        <table:table-row table:style-name="ro1">
          <table:table-cell office:value-type="float" office:value="0.904083251953" calcext:value-type="float">
            <text:p>0.904083251953</text:p>
          </table:table-cell>
          <table:table-cell office:value-type="float" office:value="1.87611579895" calcext:value-type="float">
            <text:p>1.87611579895</text:p>
          </table:table-cell>
          <table:table-cell office:value-type="float" office:value="1.82199478149" calcext:value-type="float">
            <text:p>1.82199478149</text:p>
          </table:table-cell>
        </table:table-row>
        <table:table-row table:style-name="ro1">
          <table:table-cell office:value-type="float" office:value="0.711917877197" calcext:value-type="float">
            <text:p>0.711917877197</text:p>
          </table:table-cell>
          <table:table-cell office:value-type="float" office:value="1.80792808533" calcext:value-type="float">
            <text:p>1.80792808533</text:p>
          </table:table-cell>
          <table:table-cell office:value-type="float" office:value="1.87087059021" calcext:value-type="float">
            <text:p>1.87087059021</text:p>
          </table:table-cell>
        </table:table-row>
        <table:table-row table:style-name="ro1">
          <table:table-cell office:value-type="float" office:value="0.84400177002" calcext:value-type="float">
            <text:p>0.84400177002</text:p>
          </table:table-cell>
          <table:table-cell office:value-type="float" office:value="3.51190567017" calcext:value-type="float">
            <text:p>3.51190567017</text:p>
          </table:table-cell>
          <table:table-cell office:value-type="float" office:value="3.47185134888" calcext:value-type="float">
            <text:p>3.47185134888</text:p>
          </table:table-cell>
        </table:table-row>
        <table:table-row table:style-name="ro1">
          <table:table-cell office:value-type="float" office:value="0.771999359131" calcext:value-type="float">
            <text:p>0.771999359131</text:p>
          </table:table-cell>
          <table:table-cell office:value-type="float" office:value="1.66082382202" calcext:value-type="float">
            <text:p>1.66082382202</text:p>
          </table:table-cell>
          <table:table-cell office:value-type="float" office:value="1.84202194214" calcext:value-type="float">
            <text:p>1.84202194214</text:p>
          </table:table-cell>
        </table:table-row>
        <table:table-row table:style-name="ro1">
          <table:table-cell office:value-type="float" office:value="0.778198242188" calcext:value-type="float">
            <text:p>0.778198242188</text:p>
          </table:table-cell>
          <table:table-cell office:value-type="float" office:value="1.87921524048" calcext:value-type="float">
            <text:p>1.87921524048</text:p>
          </table:table-cell>
          <table:table-cell office:value-type="float" office:value="3.18503379822" calcext:value-type="float">
            <text:p>3.18503379822</text:p>
          </table:table-cell>
        </table:table-row>
        <table:table-row table:style-name="ro1">
          <table:table-cell office:value-type="float" office:value="0.643014907837" calcext:value-type="float">
            <text:p>0.643014907837</text:p>
          </table:table-cell>
          <table:table-cell office:value-type="float" office:value="1.6930103302" calcext:value-type="float">
            <text:p>1.6930103302</text:p>
          </table:table-cell>
          <table:table-cell office:value-type="float" office:value="1.8310546875" calcext:value-type="float">
            <text:p>1.8310546875</text:p>
          </table:table-cell>
        </table:table-row>
        <table:table-row table:style-name="ro1">
          <table:table-cell office:value-type="float" office:value="0.74291229248" calcext:value-type="float">
            <text:p>0.74291229248</text:p>
          </table:table-cell>
          <table:table-cell office:value-type="float" office:value="1.82294845581" calcext:value-type="float">
            <text:p>1.82294845581</text:p>
          </table:table-cell>
          <table:table-cell office:value-type="float" office:value="1.76906585693" calcext:value-type="float">
            <text:p>1.76906585693</text:p>
          </table:table-cell>
        </table:table-row>
        <table:table-row table:style-name="ro1">
          <table:table-cell office:value-type="float" office:value="0.648021697998" calcext:value-type="float">
            <text:p>0.648021697998</text:p>
          </table:table-cell>
          <table:table-cell office:value-type="float" office:value="1.70803070068" calcext:value-type="float">
            <text:p>1.70803070068</text:p>
          </table:table-cell>
          <table:table-cell office:value-type="float" office:value="1.8138885498" calcext:value-type="float">
            <text:p>1.8138885498</text:p>
          </table:table-cell>
        </table:table-row>
        <table:table-row table:style-name="ro1">
          <table:table-cell office:value-type="float" office:value="1.00803375244" calcext:value-type="float">
            <text:p>1.00803375244</text:p>
          </table:table-cell>
          <table:table-cell office:value-type="float" office:value="2.14099884033" calcext:value-type="float">
            <text:p>2.14099884033</text:p>
          </table:table-cell>
          <table:table-cell office:value-type="float" office:value="1.93190574646" calcext:value-type="float">
            <text:p>1.93190574646</text:p>
          </table:table-cell>
        </table:table-row>
        <table:table-row table:style-name="ro1">
          <table:table-cell office:value-type="float" office:value="0.677108764648" calcext:value-type="float">
            <text:p>0.677108764648</text:p>
          </table:table-cell>
          <table:table-cell office:value-type="float" office:value="1.74999237061" calcext:value-type="float">
            <text:p>1.74999237061</text:p>
          </table:table-cell>
          <table:table-cell office:value-type="float" office:value="2.19798088074" calcext:value-type="float">
            <text:p>2.19798088074</text:p>
          </table:table-cell>
        </table:table-row>
        <table:table-row table:style-name="ro1">
          <table:table-cell office:value-type="float" office:value="0.694990158081" calcext:value-type="float">
            <text:p>0.694990158081</text:p>
          </table:table-cell>
          <table:table-cell office:value-type="float" office:value="1.87301635742" calcext:value-type="float">
            <text:p>1.87301635742</text:p>
          </table:table-cell>
          <table:table-cell office:value-type="float" office:value="1.82700157166" calcext:value-type="float">
            <text:p>1.82700157166</text:p>
          </table:table-cell>
        </table:table-row>
        <table:table-row table:style-name="ro1">
          <table:table-cell office:value-type="float" office:value="0.865936279297" calcext:value-type="float">
            <text:p>0.865936279297</text:p>
          </table:table-cell>
          <table:table-cell office:value-type="float" office:value="1.95002555847" calcext:value-type="float">
            <text:p>1.95002555847</text:p>
          </table:table-cell>
          <table:table-cell office:value-type="float" office:value="1.87611579895" calcext:value-type="float">
            <text:p>1.87611579895</text:p>
          </table:table-cell>
        </table:table-row>
        <table:table-row table:style-name="ro1">
          <table:table-cell office:value-type="float" office:value="0.868082046509" calcext:value-type="float">
            <text:p>0.868082046509</text:p>
          </table:table-cell>
          <table:table-cell office:value-type="float" office:value="1.92189216614" calcext:value-type="float">
            <text:p>1.92189216614</text:p>
          </table:table-cell>
          <table:table-cell office:value-type="float" office:value="1.73902511597" calcext:value-type="float">
            <text:p>1.73902511597</text:p>
          </table:table-cell>
        </table:table-row>
        <table:table-row table:style-name="ro1">
          <table:table-cell office:value-type="float" office:value="0.735998153687" calcext:value-type="float">
            <text:p>0.735998153687</text:p>
          </table:table-cell>
          <table:table-cell office:value-type="float" office:value="1.72209739685" calcext:value-type="float">
            <text:p>1.72209739685</text:p>
          </table:table-cell>
          <table:table-cell office:value-type="float" office:value="1.78503990173" calcext:value-type="float">
            <text:p>1.78503990173</text:p>
          </table:table-cell>
        </table:table-row>
        <table:table-row table:style-name="ro1">
          <table:table-cell office:value-type="float" office:value="0.725984573364" calcext:value-type="float">
            <text:p>0.725984573364</text:p>
          </table:table-cell>
          <table:table-cell office:value-type="float" office:value="1.96003913879" calcext:value-type="float">
            <text:p>1.96003913879</text:p>
          </table:table-cell>
          <table:table-cell office:value-type="float" office:value="2.96998023987" calcext:value-type="float">
            <text:p>2.96998023987</text:p>
          </table:table-cell>
        </table:table-row>
        <table:table-row table:style-name="ro1">
          <table:table-cell office:value-type="float" office:value="1.22904777527" calcext:value-type="float">
            <text:p>1.22904777527</text:p>
          </table:table-cell>
          <table:table-cell office:value-type="float" office:value="1.91593170166" calcext:value-type="float">
            <text:p>1.91593170166</text:p>
          </table:table-cell>
          <table:table-cell office:value-type="float" office:value="1.9998550415" calcext:value-type="float">
            <text:p>1.9998550415</text:p>
          </table:table-cell>
        </table:table-row>
        <table:table-row table:style-name="ro1">
          <table:table-cell office:value-type="float" office:value="0.72193145752" calcext:value-type="float">
            <text:p>0.72193145752</text:p>
          </table:table-cell>
          <table:table-cell office:value-type="float" office:value="1.76000595093" calcext:value-type="float">
            <text:p>1.76000595093</text:p>
          </table:table-cell>
          <table:table-cell office:value-type="float" office:value="1.96313858032" calcext:value-type="float">
            <text:p>1.96313858032</text:p>
          </table:table-cell>
        </table:table-row>
        <table:table-row table:style-name="ro1">
          <table:table-cell office:value-type="float" office:value="0.736951828003" calcext:value-type="float">
            <text:p>0.736951828003</text:p>
          </table:table-cell>
          <table:table-cell office:value-type="float" office:value="1.7409324646" calcext:value-type="float">
            <text:p>1.7409324646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1.09910964966" calcext:value-type="float">
            <text:p>1.09910964966</text:p>
          </table:table-cell>
          <table:table-cell office:value-type="float" office:value="2.86412239075" calcext:value-type="float">
            <text:p>2.86412239075</text:p>
          </table:table-cell>
          <table:table-cell office:value-type="float" office:value="1.91688537598" calcext:value-type="float">
            <text:p>1.91688537598</text:p>
          </table:table-cell>
        </table:table-row>
        <table:table-row table:style-name="ro1">
          <table:table-cell office:value-type="float" office:value="0.718832015991" calcext:value-type="float">
            <text:p>0.718832015991</text:p>
          </table:table-cell>
          <table:table-cell office:value-type="float" office:value="2.00700759888" calcext:value-type="float">
            <text:p>2.00700759888</text:p>
          </table:table-cell>
          <table:table-cell office:value-type="float" office:value="2.86507606506" calcext:value-type="float">
            <text:p>2.86507606506</text:p>
          </table:table-cell>
        </table:table-row>
        <table:table-row table:style-name="ro1">
          <table:table-cell office:value-type="float" office:value="0.799179077148" calcext:value-type="float">
            <text:p>0.799179077148</text:p>
          </table:table-cell>
          <table:table-cell office:value-type="float" office:value="1.95908546448" calcext:value-type="float">
            <text:p>1.95908546448</text:p>
          </table:table-cell>
          <table:table-cell office:value-type="float" office:value="1.97505950928" calcext:value-type="float">
            <text:p>1.97505950928</text:p>
          </table:table-cell>
        </table:table-row>
        <table:table-row table:style-name="ro1">
          <table:table-cell office:value-type="float" office:value="0.838994979858" calcext:value-type="float">
            <text:p>0.838994979858</text:p>
          </table:table-cell>
          <table:table-cell office:value-type="float" office:value="1.91688537598" calcext:value-type="float">
            <text:p>1.91688537598</text:p>
          </table:table-cell>
          <table:table-cell office:value-type="float" office:value="1.85990333557" calcext:value-type="float">
            <text:p>1.85990333557</text:p>
          </table:table-cell>
        </table:table-row>
        <table:table-row table:style-name="ro1">
          <table:table-cell office:value-type="float" office:value="0.808000564575" calcext:value-type="float">
            <text:p>0.808000564575</text:p>
          </table:table-cell>
          <table:table-cell office:value-type="float" office:value="1.85894966125" calcext:value-type="float">
            <text:p>1.85894966125</text:p>
          </table:table-cell>
          <table:table-cell office:value-type="float" office:value="3.67116928101" calcext:value-type="float">
            <text:p>3.67116928101</text:p>
          </table:table-cell>
        </table:table-row>
        <table:table-row table:style-name="ro1">
          <table:table-cell office:value-type="float" office:value="0.849962234497" calcext:value-type="float">
            <text:p>0.849962234497</text:p>
          </table:table-cell>
          <table:table-cell office:value-type="float" office:value="1.9268989563" calcext:value-type="float">
            <text:p>1.9268989563</text:p>
          </table:table-cell>
          <table:table-cell office:value-type="float" office:value="1.94001197815" calcext:value-type="float">
            <text:p>1.94001197815</text:p>
          </table:table-cell>
        </table:table-row>
        <table:table-row table:style-name="ro1">
          <table:table-cell office:value-type="float" office:value="0.955820083618" calcext:value-type="float">
            <text:p>0.955820083618</text:p>
          </table:table-cell>
          <table:table-cell office:value-type="float" office:value="3.27587127686" calcext:value-type="float">
            <text:p>3.27587127686</text:p>
          </table:table-cell>
          <table:table-cell office:value-type="float" office:value="2.07686424255" calcext:value-type="float">
            <text:p>2.07686424255</text:p>
          </table:table-cell>
        </table:table-row>
        <table:table-row table:style-name="ro1">
          <table:table-cell office:value-type="float" office:value="0.914812088013" calcext:value-type="float">
            <text:p>0.914812088013</text:p>
          </table:table-cell>
          <table:table-cell office:value-type="float" office:value="3.11303138733" calcext:value-type="float">
            <text:p>3.11303138733</text:p>
          </table:table-cell>
          <table:table-cell office:value-type="float" office:value="2.37512588501" calcext:value-type="float">
            <text:p>2.37512588501</text:p>
          </table:table-cell>
        </table:table-row>
        <table:table-row table:style-name="ro1">
          <table:table-cell office:value-type="float" office:value="1.296043396" calcext:value-type="float">
            <text:p>1.296043396</text:p>
          </table:table-cell>
          <table:table-cell office:value-type="float" office:value="2.53701210022" calcext:value-type="float">
            <text:p>2.53701210022</text:p>
          </table:table-cell>
          <table:table-cell office:value-type="float" office:value="2.78115272522" calcext:value-type="float">
            <text:p>2.78115272522</text:p>
          </table:table-cell>
        </table:table-row>
        <table:table-row table:style-name="ro1">
          <table:table-cell office:value-type="float" office:value="1.38688087463" calcext:value-type="float">
            <text:p>1.38688087463</text:p>
          </table:table-cell>
          <table:table-cell office:value-type="float" office:value="2.3238658905" calcext:value-type="float">
            <text:p>2.3238658905</text:p>
          </table:table-cell>
          <table:table-cell office:value-type="float" office:value="2.1288394928" calcext:value-type="float">
            <text:p>2.1288394928</text:p>
          </table:table-cell>
        </table:table-row>
        <table:table-row table:style-name="ro1">
          <table:table-cell office:value-type="float" office:value="0.962972640991" calcext:value-type="float">
            <text:p>0.962972640991</text:p>
          </table:table-cell>
          <table:table-cell office:value-type="float" office:value="2.00200080872" calcext:value-type="float">
            <text:p>2.00200080872</text:p>
          </table:table-cell>
          <table:table-cell office:value-type="float" office:value="2.37011909485" calcext:value-type="float">
            <text:p>2.37011909485</text:p>
          </table:table-cell>
        </table:table-row>
        <table:table-row table:style-name="ro1">
          <table:table-cell office:value-type="float" office:value="0.952005386353" calcext:value-type="float">
            <text:p>0.952005386353</text:p>
          </table:table-cell>
          <table:table-cell office:value-type="float" office:value="1.99007987976" calcext:value-type="float">
            <text:p>1.99007987976</text:p>
          </table:table-cell>
          <table:table-cell office:value-type="float" office:value="2.05612182617" calcext:value-type="float">
            <text:p>2.05612182617</text:p>
          </table:table-cell>
        </table:table-row>
        <table:table-row table:style-name="ro1">
          <table:table-cell office:value-type="float" office:value="0.78296661377" calcext:value-type="float">
            <text:p>0.78296661377</text:p>
          </table:table-cell>
          <table:table-cell office:value-type="float" office:value="1.96290016174" calcext:value-type="float">
            <text:p>1.96290016174</text:p>
          </table:table-cell>
          <table:table-cell office:value-type="float" office:value="2.1390914917" calcext:value-type="float">
            <text:p>2.1390914917</text:p>
          </table:table-cell>
        </table:table-row>
        <table:table-row table:style-name="ro1">
          <table:table-cell office:value-type="float" office:value="0.785112380981" calcext:value-type="float">
            <text:p>0.785112380981</text:p>
          </table:table-cell>
          <table:table-cell office:value-type="float" office:value="1.72686576843" calcext:value-type="float">
            <text:p>1.72686576843</text:p>
          </table:table-cell>
          <table:table-cell office:value-type="float" office:value="1.94787979126" calcext:value-type="float">
            <text:p>1.94787979126</text:p>
          </table:table-cell>
        </table:table-row>
        <table:table-row table:style-name="ro1">
          <table:table-cell office:value-type="float" office:value="1.03092193604" calcext:value-type="float">
            <text:p>1.03092193604</text:p>
          </table:table-cell>
          <table:table-cell office:value-type="float" office:value="1.9428730011" calcext:value-type="float">
            <text:p>1.9428730011</text:p>
          </table:table-cell>
          <table:table-cell office:value-type="float" office:value="1.91807746887" calcext:value-type="float">
            <text:p>1.91807746887</text:p>
          </table:table-cell>
        </table:table-row>
        <table:table-row table:style-name="ro1">
          <table:table-cell office:value-type="float" office:value="0.81992149353" calcext:value-type="float">
            <text:p>0.81992149353</text:p>
          </table:table-cell>
          <table:table-cell office:value-type="float" office:value="1.71995162964" calcext:value-type="float">
            <text:p>1.71995162964</text:p>
          </table:table-cell>
          <table:table-cell office:value-type="float" office:value="1.80077552795" calcext:value-type="float">
            <text:p>1.80077552795</text:p>
          </table:table-cell>
        </table:table-row>
        <table:table-row table:style-name="ro1">
          <table:table-cell office:value-type="float" office:value="0.760078430176" calcext:value-type="float">
            <text:p>0.760078430176</text:p>
          </table:table-cell>
          <table:table-cell office:value-type="float" office:value="1.708984375" calcext:value-type="float">
            <text:p>1.708984375</text:p>
          </table:table-cell>
          <table:table-cell office:value-type="float" office:value="1.74784660339" calcext:value-type="float">
            <text:p>1.74784660339</text:p>
          </table:table-cell>
        </table:table-row>
        <table:table-row table:style-name="ro1">
          <table:table-cell office:value-type="float" office:value="1.2571811676" calcext:value-type="float">
            <text:p>1.2571811676</text:p>
          </table:table-cell>
          <table:table-cell office:value-type="float" office:value="2.07185745239" calcext:value-type="float">
            <text:p>2.07185745239</text:p>
          </table:table-cell>
          <table:table-cell office:value-type="float" office:value="1.94382667542" calcext:value-type="float">
            <text:p>1.94382667542</text:p>
          </table:table-cell>
        </table:table-row>
        <table:table-row table:style-name="ro1">
          <table:table-cell office:value-type="float" office:value="0.890970230103" calcext:value-type="float">
            <text:p>0.890970230103</text:p>
          </table:table-cell>
          <table:table-cell office:value-type="float" office:value="2.75802612305" calcext:value-type="float">
            <text:p>2.75802612305</text:p>
          </table:table-cell>
          <table:table-cell office:value-type="float" office:value="2.02488899231" calcext:value-type="float">
            <text:p>2.02488899231</text:p>
          </table:table-cell>
        </table:table-row>
        <table:table-row table:style-name="ro1">
          <table:table-cell office:value-type="float" office:value="0.900983810425" calcext:value-type="float">
            <text:p>0.900983810425</text:p>
          </table:table-cell>
          <table:table-cell office:value-type="float" office:value="1.75905227661" calcext:value-type="float">
            <text:p>1.75905227661</text:p>
          </table:table-cell>
          <table:table-cell office:value-type="float" office:value="1.86204910278" calcext:value-type="float">
            <text:p>1.86204910278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1.72400474548" calcext:value-type="float">
            <text:p>1.72400474548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74403190613" calcext:value-type="float">
            <text:p>1.74403190613</text:p>
          </table:table-cell>
          <table:table-cell office:value-type="float" office:value="1.79004669189" calcext:value-type="float">
            <text:p>1.79004669189</text:p>
          </table:table-cell>
        </table:table-row>
        <table:table-row table:style-name="ro1">
          <table:table-cell office:value-type="float" office:value="1.40690803528" calcext:value-type="float">
            <text:p>1.40690803528</text:p>
          </table:table-cell>
          <table:table-cell office:value-type="float" office:value="2.1378993988" calcext:value-type="float">
            <text:p>2.1378993988</text:p>
          </table:table-cell>
          <table:table-cell office:value-type="float" office:value="1.90091133118" calcext:value-type="float">
            <text:p>1.90091133118</text:p>
          </table:table-cell>
        </table:table-row>
        <table:table-row table:style-name="ro1">
          <table:table-cell office:value-type="float" office:value="0.77486038208" calcext:value-type="float">
            <text:p>0.77486038208</text:p>
          </table:table-cell>
          <table:table-cell office:value-type="float" office:value="2.95615196228" calcext:value-type="float">
            <text:p>2.95615196228</text:p>
          </table:table-cell>
          <table:table-cell office:value-type="float" office:value="1.79696083069" calcext:value-type="float">
            <text:p>1.79696083069</text:p>
          </table:table-cell>
        </table:table-row>
        <table:table-row table:style-name="ro1">
          <table:table-cell office:value-type="float" office:value="0.810146331787" calcext:value-type="float">
            <text:p>0.810146331787</text:p>
          </table:table-cell>
          <table:table-cell office:value-type="float" office:value="1.77097320557" calcext:value-type="float">
            <text:p>1.77097320557</text:p>
          </table:table-cell>
          <table:table-cell office:value-type="float" office:value="1.85894966125" calcext:value-type="float">
            <text:p>1.85894966125</text:p>
          </table:table-cell>
        </table:table-row>
        <table:table-row table:style-name="ro1">
          <table:table-cell office:value-type="float" office:value="0.815868377686" calcext:value-type="float">
            <text:p>0.815868377686</text:p>
          </table:table-cell>
          <table:table-cell office:value-type="float" office:value="1.75499916077" calcext:value-type="float">
            <text:p>1.75499916077</text:p>
          </table:table-cell>
          <table:table-cell office:value-type="float" office:value="1.82890892029" calcext:value-type="float">
            <text:p>1.82890892029</text:p>
          </table:table-cell>
        </table:table-row>
        <table:table-row table:style-name="ro1">
          <table:table-cell office:value-type="float" office:value="0.764846801758" calcext:value-type="float">
            <text:p>0.764846801758</text:p>
          </table:table-cell>
          <table:table-cell office:value-type="float" office:value="1.74617767334" calcext:value-type="float">
            <text:p>1.74617767334</text:p>
          </table:table-cell>
          <table:table-cell office:value-type="float" office:value="1.87110900879" calcext:value-type="float">
            <text:p>1.87110900879</text:p>
          </table:table-cell>
        </table:table-row>
        <table:table-row table:style-name="ro1">
          <table:table-cell office:value-type="float" office:value="0.653982162476" calcext:value-type="float">
            <text:p>0.653982162476</text:p>
          </table:table-cell>
          <table:table-cell office:value-type="float" office:value="1.78217887878" calcext:value-type="float">
            <text:p>1.78217887878</text:p>
          </table:table-cell>
          <table:table-cell office:value-type="float" office:value="1.81698799133" calcext:value-type="float">
            <text:p>1.81698799133</text:p>
          </table:table-cell>
        </table:table-row>
        <table:table-row table:style-name="ro1">
          <table:table-cell office:value-type="float" office:value="0.720977783203" calcext:value-type="float">
            <text:p>0.720977783203</text:p>
          </table:table-cell>
          <table:table-cell office:value-type="float" office:value="1.96599960327" calcext:value-type="float">
            <text:p>1.96599960327</text:p>
          </table:table-cell>
          <table:table-cell office:value-type="float" office:value="3.7260055542" calcext:value-type="float">
            <text:p>3.7260055542</text:p>
          </table:table-cell>
        </table:table-row>
        <table:table-row table:style-name="ro1">
          <table:table-cell office:value-type="float" office:value="0.75888633728" calcext:value-type="float">
            <text:p>0.75888633728</text:p>
          </table:table-cell>
          <table:table-cell office:value-type="float" office:value="1.77979469299" calcext:value-type="float">
            <text:p>1.77979469299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0.836849212646" calcext:value-type="float">
            <text:p>0.836849212646</text:p>
          </table:table-cell>
          <table:table-cell office:value-type="float" office:value="1.81913375854" calcext:value-type="float">
            <text:p>1.81913375854</text:p>
          </table:table-cell>
          <table:table-cell office:value-type="float" office:value="1.81102752686" calcext:value-type="float">
            <text:p>1.81102752686</text:p>
          </table:table-cell>
        </table:table-row>
        <table:table-row table:style-name="ro1">
          <table:table-cell office:value-type="float" office:value="0.794887542725" calcext:value-type="float">
            <text:p>0.794887542725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1.82199478149" calcext:value-type="float">
            <text:p>1.82199478149</text:p>
          </table:table-cell>
        </table:table-row>
        <table:table-row table:style-name="ro1">
          <table:table-cell office:value-type="float" office:value="0.766038894653" calcext:value-type="float">
            <text:p>0.766038894653</text:p>
          </table:table-cell>
          <table:table-cell office:value-type="float" office:value="1.96886062622" calcext:value-type="float">
            <text:p>1.96886062622</text:p>
          </table:table-cell>
          <table:table-cell office:value-type="float" office:value="2.05683708191" calcext:value-type="float">
            <text:p>2.05683708191</text:p>
          </table:table-cell>
        </table:table-row>
        <table:table-row table:style-name="ro1">
          <table:table-cell office:value-type="float" office:value="0.958919525146" calcext:value-type="float">
            <text:p>0.958919525146</text:p>
          </table:table-cell>
          <table:table-cell office:value-type="float" office:value="3.05509567261" calcext:value-type="float">
            <text:p>3.05509567261</text:p>
          </table:table-cell>
          <table:table-cell office:value-type="float" office:value="3.42488288879" calcext:value-type="float">
            <text:p>3.42488288879</text:p>
          </table:table-cell>
        </table:table-row>
        <table:table-row table:style-name="ro1">
          <table:table-cell office:value-type="float" office:value="0.790119171143" calcext:value-type="float">
            <text:p>0.790119171143</text:p>
          </table:table-cell>
          <table:table-cell office:value-type="float" office:value="1.7728805542" calcext:value-type="float">
            <text:p>1.7728805542</text:p>
          </table:table-cell>
          <table:table-cell office:value-type="float" office:value="1.86514854431" calcext:value-type="float">
            <text:p>1.86514854431</text:p>
          </table:table-cell>
        </table:table-row>
        <table:table-row table:style-name="ro1">
          <table:table-cell office:value-type="float" office:value="0.874996185303" calcext:value-type="float">
            <text:p>0.874996185303</text:p>
          </table:table-cell>
          <table:table-cell office:value-type="float" office:value="1.79409980774" calcext:value-type="float">
            <text:p>1.79409980774</text:p>
          </table:table-cell>
          <table:table-cell office:value-type="float" office:value="1.78194046021" calcext:value-type="float">
            <text:p>1.78194046021</text:p>
          </table:table-cell>
        </table:table-row>
        <table:table-row table:style-name="ro1">
          <table:table-cell office:value-type="float" office:value="0.79607963562" calcext:value-type="float">
            <text:p>0.79607963562</text:p>
          </table:table-cell>
          <table:table-cell office:value-type="float" office:value="1.93810462952" calcext:value-type="float">
            <text:p>1.93810462952</text:p>
          </table:table-cell>
          <table:table-cell office:value-type="float" office:value="2.28500366211" calcext:value-type="float">
            <text:p>2.28500366211</text:p>
          </table:table-cell>
        </table:table-row>
        <table:table-row table:style-name="ro1">
          <table:table-cell office:value-type="float" office:value="0.731945037842" calcext:value-type="float">
            <text:p>0.731945037842</text:p>
          </table:table-cell>
          <table:table-cell office:value-type="float" office:value="1.72805786133" calcext:value-type="float">
            <text:p>1.72805786133</text:p>
          </table:table-cell>
          <table:table-cell office:value-type="float" office:value="1.77907943726" calcext:value-type="float">
            <text:p>1.77907943726</text:p>
          </table:table-cell>
        </table:table-row>
        <table:table-row table:style-name="ro1">
          <table:table-cell office:value-type="float" office:value="0.839948654175" calcext:value-type="float">
            <text:p>0.839948654175</text:p>
          </table:table-cell>
          <table:table-cell office:value-type="float" office:value="3.53908538818" calcext:value-type="float">
            <text:p>3.53908538818</text:p>
          </table:table-cell>
          <table:table-cell office:value-type="float" office:value="1.90401077271" calcext:value-type="float">
            <text:p>1.90401077271</text:p>
          </table:table-cell>
        </table:table-row>
        <table:table-row table:style-name="ro1">
          <table:table-cell office:value-type="float" office:value="0.818967819214" calcext:value-type="float">
            <text:p>0.818967819214</text:p>
          </table:table-cell>
          <table:table-cell office:value-type="float" office:value="2.90298461914" calcext:value-type="float">
            <text:p>2.90298461914</text:p>
          </table:table-cell>
          <table:table-cell office:value-type="float" office:value="2.56490707397" calcext:value-type="float">
            <text:p>2.56490707397</text:p>
          </table:table-cell>
        </table:table-row>
        <table:table-row table:style-name="ro1">
          <table:table-cell office:value-type="float" office:value="0.81205368042" calcext:value-type="float">
            <text:p>0.81205368042</text:p>
          </table:table-cell>
          <table:table-cell office:value-type="float" office:value="1.75094604492" calcext:value-type="float">
            <text:p>1.75094604492</text:p>
          </table:table-cell>
          <table:table-cell office:value-type="float" office:value="1.82795524597" calcext:value-type="float">
            <text:p>1.82795524597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1.73115730286" calcext:value-type="float">
            <text:p>1.73115730286</text:p>
          </table:table-cell>
          <table:table-cell office:value-type="float" office:value="1.82199478149" calcext:value-type="float">
            <text:p>1.82199478149</text:p>
          </table:table-cell>
        </table:table-row>
        <table:table-row table:style-name="ro1">
          <table:table-cell office:value-type="float" office:value="0.704050064087" calcext:value-type="float">
            <text:p>0.704050064087</text:p>
          </table:table-cell>
          <table:table-cell office:value-type="float" office:value="2.0740032196" calcext:value-type="float">
            <text:p>2.0740032196</text:p>
          </table:table-cell>
          <table:table-cell office:value-type="float" office:value="2.22778320312" calcext:value-type="float">
            <text:p>2.22778320312</text:p>
          </table:table-cell>
        </table:table-row>
        <table:table-row table:style-name="ro1">
          <table:table-cell office:value-type="float" office:value="0.806093215942" calcext:value-type="float">
            <text:p>0.806093215942</text:p>
          </table:table-cell>
          <table:table-cell office:value-type="float" office:value="2.10285186768" calcext:value-type="float">
            <text:p>2.10285186768</text:p>
          </table:table-cell>
          <table:table-cell office:value-type="float" office:value="2.75182723999" calcext:value-type="float">
            <text:p>2.75182723999</text:p>
          </table:table-cell>
        </table:table-row>
        <table:table-row table:style-name="ro1">
          <table:table-cell office:value-type="float" office:value="0.925064086914" calcext:value-type="float">
            <text:p>0.925064086914</text:p>
          </table:table-cell>
          <table:table-cell office:value-type="float" office:value="2.03108787537" calcext:value-type="float">
            <text:p>2.03108787537</text:p>
          </table:table-cell>
          <table:table-cell office:value-type="float" office:value="1.80792808533" calcext:value-type="float">
            <text:p>1.80792808533</text:p>
          </table:table-cell>
        </table:table-row>
        <table:table-row table:style-name="ro1">
          <table:table-cell office:value-type="float" office:value="0.730991363525" calcext:value-type="float">
            <text:p>0.730991363525</text:p>
          </table:table-cell>
          <table:table-cell office:value-type="float" office:value="1.77597999573" calcext:value-type="float">
            <text:p>1.77597999573</text:p>
          </table:table-cell>
          <table:table-cell office:value-type="float" office:value="1.84607505798" calcext:value-type="float">
            <text:p>1.84607505798</text:p>
          </table:table-cell>
        </table:table-row>
        <table:table-row table:style-name="ro1">
          <table:table-cell office:value-type="float" office:value="0.735998153687" calcext:value-type="float">
            <text:p>0.735998153687</text:p>
          </table:table-cell>
          <table:table-cell office:value-type="float" office:value="1.96504592896" calcext:value-type="float">
            <text:p>1.96504592896</text:p>
          </table:table-cell>
          <table:table-cell office:value-type="float" office:value="2.36392021179" calcext:value-type="float">
            <text:p>2.36392021179</text:p>
          </table:table-cell>
        </table:table-row>
        <table:table-row table:style-name="ro1">
          <table:table-cell office:value-type="float" office:value="1.53708457947" calcext:value-type="float">
            <text:p>1.53708457947</text:p>
          </table:table-cell>
          <table:table-cell office:value-type="float" office:value="2.46405601501" calcext:value-type="float">
            <text:p>2.46405601501</text:p>
          </table:table-cell>
          <table:table-cell office:value-type="float" office:value="2.0968914032" calcext:value-type="float">
            <text:p>2.0968914032</text:p>
          </table:table-cell>
        </table:table-row>
        <table:table-row table:style-name="ro1">
          <table:table-cell office:value-type="float" office:value="1.30200386047" calcext:value-type="float">
            <text:p>1.30200386047</text:p>
          </table:table-cell>
          <table:table-cell office:value-type="float" office:value="3.11398506165" calcext:value-type="float">
            <text:p>3.11398506165</text:p>
          </table:table-cell>
          <table:table-cell office:value-type="float" office:value="2.15196609497" calcext:value-type="float">
            <text:p>2.15196609497</text:p>
          </table:table-cell>
        </table:table-row>
        <table:table-row table:style-name="ro1">
          <table:table-cell office:value-type="float" office:value="0.804901123047" calcext:value-type="float">
            <text:p>0.804901123047</text:p>
          </table:table-cell>
          <table:table-cell office:value-type="float" office:value="2.0740032196" calcext:value-type="float">
            <text:p>2.0740032196</text:p>
          </table:table-cell>
          <table:table-cell office:value-type="float" office:value="2.01296806335" calcext:value-type="float">
            <text:p>2.01296806335</text:p>
          </table:table-cell>
        </table:table-row>
        <table:table-row table:style-name="ro1">
          <table:table-cell office:value-type="float" office:value="0.894069671631" calcext:value-type="float">
            <text:p>0.894069671631</text:p>
          </table:table-cell>
          <table:table-cell office:value-type="float" office:value="2.12097167969" calcext:value-type="float">
            <text:p>2.12097167969</text:p>
          </table:table-cell>
          <table:table-cell office:value-type="float" office:value="2.1059513092" calcext:value-type="float">
            <text:p>2.1059513092</text:p>
          </table:table-cell>
        </table:table-row>
        <table:table-row table:style-name="ro1">
          <table:table-cell office:value-type="float" office:value="0.760078430176" calcext:value-type="float">
            <text:p>0.760078430176</text:p>
          </table:table-cell>
          <table:table-cell office:value-type="float" office:value="1.96194648743" calcext:value-type="float">
            <text:p>1.96194648743</text:p>
          </table:table-cell>
          <table:table-cell office:value-type="float" office:value="2.61998176575" calcext:value-type="float">
            <text:p>2.61998176575</text:p>
          </table:table-cell>
        </table:table-row>
        <table:table-row table:style-name="ro1">
          <table:table-cell office:value-type="float" office:value="0.769853591919" calcext:value-type="float">
            <text:p>0.769853591919</text:p>
          </table:table-cell>
          <table:table-cell office:value-type="float" office:value="1.98101997375" calcext:value-type="float">
            <text:p>1.98101997375</text:p>
          </table:table-cell>
          <table:table-cell office:value-type="float" office:value="2.05302238464" calcext:value-type="float">
            <text:p>2.05302238464</text:p>
          </table:table-cell>
        </table:table-row>
        <table:table-row table:style-name="ro1">
          <table:table-cell office:value-type="float" office:value="2.11405754089" calcext:value-type="float">
            <text:p>2.11405754089</text:p>
          </table:table-cell>
          <table:table-cell office:value-type="float" office:value="2.11691856384" calcext:value-type="float">
            <text:p>2.11691856384</text:p>
          </table:table-cell>
          <table:table-cell office:value-type="float" office:value="2.03013420105" calcext:value-type="float">
            <text:p>2.03013420105</text:p>
          </table:table-cell>
        </table:table-row>
        <table:table-row table:style-name="ro1">
          <table:table-cell office:value-type="float" office:value="0.763177871704" calcext:value-type="float">
            <text:p>0.763177871704</text:p>
          </table:table-cell>
          <table:table-cell office:value-type="float" office:value="2.08210945129" calcext:value-type="float">
            <text:p>2.08210945129</text:p>
          </table:table-cell>
          <table:table-cell office:value-type="float" office:value="2.89702415466" calcext:value-type="float">
            <text:p>2.89702415466</text:p>
          </table:table-cell>
        </table:table-row>
        <table:table-row table:style-name="ro1">
          <table:table-cell office:value-type="float" office:value="0.800848007202" calcext:value-type="float">
            <text:p>0.800848007202</text:p>
          </table:table-cell>
          <table:table-cell office:value-type="float" office:value="3.28779220581" calcext:value-type="float">
            <text:p>3.28779220581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1.02806091309" calcext:value-type="float">
            <text:p>1.02806091309</text:p>
          </table:table-cell>
          <table:table-cell office:value-type="float" office:value="2.30598449707" calcext:value-type="float">
            <text:p>2.30598449707</text:p>
          </table:table-cell>
          <table:table-cell office:value-type="float" office:value="1.79004669189" calcext:value-type="float">
            <text:p>1.79004669189</text:p>
          </table:table-cell>
        </table:table-row>
        <table:table-row table:style-name="ro1">
          <table:table-cell office:value-type="float" office:value="0.931024551392" calcext:value-type="float">
            <text:p>0.931024551392</text:p>
          </table:table-cell>
          <table:table-cell office:value-type="float" office:value="1.81889533997" calcext:value-type="float">
            <text:p>1.81889533997</text:p>
          </table:table-cell>
          <table:table-cell office:value-type="float" office:value="1.76095962524" calcext:value-type="float">
            <text:p>1.76095962524</text:p>
          </table:table-cell>
        </table:table-row>
        <table:table-row table:style-name="ro1">
          <table:table-cell office:value-type="float" office:value="0.729084014893" calcext:value-type="float">
            <text:p>0.729084014893</text:p>
          </table:table-cell>
          <table:table-cell office:value-type="float" office:value="1.70111656189" calcext:value-type="float">
            <text:p>1.70111656189</text:p>
          </table:table-cell>
          <table:table-cell office:value-type="float" office:value="1.80006027222" calcext:value-type="float">
            <text:p>1.80006027222</text:p>
          </table:table-cell>
        </table:table-row>
        <table:table-row table:style-name="ro1">
          <table:table-cell office:value-type="float" office:value="1.07884407043" calcext:value-type="float">
            <text:p>1.07884407043</text:p>
          </table:table-cell>
          <table:table-cell office:value-type="float" office:value="2.09903717041" calcext:value-type="float">
            <text:p>2.09903717041</text:p>
          </table:table-cell>
          <table:table-cell office:value-type="float" office:value="1.94501876831" calcext:value-type="float">
            <text:p>1.94501876831</text:p>
          </table:table-cell>
        </table:table-row>
        <table:table-row table:style-name="ro1">
          <table:table-cell office:value-type="float" office:value="0.763177871704" calcext:value-type="float">
            <text:p>0.763177871704</text:p>
          </table:table-cell>
          <table:table-cell office:value-type="float" office:value="1.93810462952" calcext:value-type="float">
            <text:p>1.93810462952</text:p>
          </table:table-cell>
          <table:table-cell office:value-type="float" office:value="2.92205810547" calcext:value-type="float">
            <text:p>2.92205810547</text:p>
          </table:table-cell>
        </table:table-row>
        <table:table-row table:style-name="ro1">
          <table:table-cell office:value-type="float" office:value="0.838041305542" calcext:value-type="float">
            <text:p>0.838041305542</text:p>
          </table:table-cell>
          <table:table-cell office:value-type="float" office:value="1.81794166565" calcext:value-type="float">
            <text:p>1.81794166565</text:p>
          </table:table-cell>
          <table:table-cell office:value-type="float" office:value="1.85394287109" calcext:value-type="float">
            <text:p>1.85394287109</text:p>
          </table:table-cell>
        </table:table-row>
        <table:table-row table:style-name="ro1">
          <table:table-cell office:value-type="float" office:value="0.741004943848" calcext:value-type="float">
            <text:p>0.741004943848</text:p>
          </table:table-cell>
          <table:table-cell office:value-type="float" office:value="1.75285339355" calcext:value-type="float">
            <text:p>1.75285339355</text:p>
          </table:table-cell>
          <table:table-cell office:value-type="float" office:value="1.82294845581" calcext:value-type="float">
            <text:p>1.82294845581</text:p>
          </table:table-cell>
        </table:table-row>
        <table:table-row table:style-name="ro1">
          <table:table-cell office:value-type="float" office:value="0.92887878418" calcext:value-type="float">
            <text:p>0.92887878418</text:p>
          </table:table-cell>
          <table:table-cell office:value-type="float" office:value="1.85108184814" calcext:value-type="float">
            <text:p>1.85108184814</text:p>
          </table:table-cell>
          <table:table-cell office:value-type="float" office:value="1.78980827332" calcext:value-type="float">
            <text:p>1.78980827332</text:p>
          </table:table-cell>
        </table:table-row>
        <table:table-row table:style-name="ro1">
          <table:table-cell office:value-type="float" office:value="1.42502784729" calcext:value-type="float">
            <text:p>1.42502784729</text:p>
          </table:table-cell>
          <table:table-cell office:value-type="float" office:value="2.12502479553" calcext:value-type="float">
            <text:p>2.12502479553</text:p>
          </table:table-cell>
          <table:table-cell office:value-type="float" office:value="1.85704231262" calcext:value-type="float">
            <text:p>1.85704231262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68800354004" calcext:value-type="float">
            <text:p>1.68800354004</text:p>
          </table:table-cell>
          <table:table-cell office:value-type="float" office:value="1.88016891479" calcext:value-type="float">
            <text:p>1.88016891479</text:p>
          </table:table-cell>
        </table:table-row>
        <table:table-row table:style-name="ro1">
          <table:table-cell office:value-type="float" office:value="0.820875167847" calcext:value-type="float">
            <text:p>0.820875167847</text:p>
          </table:table-cell>
          <table:table-cell office:value-type="float" office:value="1.70516967773" calcext:value-type="float">
            <text:p>1.70516967773</text:p>
          </table:table-cell>
          <table:table-cell office:value-type="float" office:value="1.85394287109" calcext:value-type="float">
            <text:p>1.85394287109</text:p>
          </table:table-cell>
        </table:table-row>
        <table:table-row table:style-name="ro1">
          <table:table-cell office:value-type="float" office:value="0.956058502197" calcext:value-type="float">
            <text:p>0.956058502197</text:p>
          </table:table-cell>
          <table:table-cell office:value-type="float" office:value="2.39014625549" calcext:value-type="float">
            <text:p>2.39014625549</text:p>
          </table:table-cell>
          <table:table-cell office:value-type="float" office:value="2.71797180176" calcext:value-type="float">
            <text:p>2.71797180176</text:p>
          </table:table-cell>
        </table:table-row>
        <table:table-row table:style-name="ro1">
          <table:table-cell office:value-type="float" office:value="0.905990600586" calcext:value-type="float">
            <text:p>0.905990600586</text:p>
          </table:table-cell>
          <table:table-cell office:value-type="float" office:value="2.04992294312" calcext:value-type="float">
            <text:p>2.04992294312</text:p>
          </table:table-cell>
          <table:table-cell office:value-type="float" office:value="2.23803520203" calcext:value-type="float">
            <text:p>2.23803520203</text:p>
          </table:table-cell>
        </table:table-row>
        <table:table-row table:style-name="ro1">
          <table:table-cell office:value-type="float" office:value="0.715970993042" calcext:value-type="float">
            <text:p>0.715970993042</text:p>
          </table:table-cell>
          <table:table-cell office:value-type="float" office:value="1.76405906677" calcext:value-type="float">
            <text:p>1.76405906677</text:p>
          </table:table-cell>
          <table:table-cell office:value-type="float" office:value="1.8208026886" calcext:value-type="float">
            <text:p>1.8208026886</text:p>
          </table:table-cell>
        </table:table-row>
        <table:table-row table:style-name="ro1">
          <table:table-cell office:value-type="float" office:value="0.833988189697" calcext:value-type="float">
            <text:p>0.833988189697</text:p>
          </table:table-cell>
          <table:table-cell office:value-type="float" office:value="2.0809173584" calcext:value-type="float">
            <text:p>2.0809173584</text:p>
          </table:table-cell>
          <table:table-cell office:value-type="float" office:value="2.28905677795" calcext:value-type="float">
            <text:p>2.28905677795</text:p>
          </table:table-cell>
        </table:table-row>
        <table:table-row table:style-name="ro1">
          <table:table-cell office:value-type="float" office:value="0.821113586426" calcext:value-type="float">
            <text:p>0.821113586426</text:p>
          </table:table-cell>
          <table:table-cell office:value-type="float" office:value="3.66282463074" calcext:value-type="float">
            <text:p>3.66282463074</text:p>
          </table:table-cell>
          <table:table-cell office:value-type="float" office:value="2.33101844788" calcext:value-type="float">
            <text:p>2.33101844788</text:p>
          </table:table-cell>
        </table:table-row>
        <table:table-row table:style-name="ro1">
          <table:table-cell office:value-type="float" office:value="0.793933868408" calcext:value-type="float">
            <text:p>0.793933868408</text:p>
          </table:table-cell>
          <table:table-cell office:value-type="float" office:value="1.96409225464" calcext:value-type="float">
            <text:p>1.96409225464</text:p>
          </table:table-cell>
          <table:table-cell office:value-type="float" office:value="2.09999084473" calcext:value-type="float">
            <text:p>2.09999084473</text:p>
          </table:table-cell>
        </table:table-row>
        <table:table-row table:style-name="ro1">
          <table:table-cell office:value-type="float" office:value="0.850915908813" calcext:value-type="float">
            <text:p>0.850915908813</text:p>
          </table:table-cell>
          <table:table-cell office:value-type="float" office:value="2.00200080872" calcext:value-type="float">
            <text:p>2.00200080872</text:p>
          </table:table-cell>
          <table:table-cell office:value-type="float" office:value="1.96099281311" calcext:value-type="float">
            <text:p>1.96099281311</text:p>
          </table:table-cell>
        </table:table-row>
        <table:table-row table:style-name="ro1">
          <table:table-cell office:value-type="float" office:value="1.01494789124" calcext:value-type="float">
            <text:p>1.01494789124</text:p>
          </table:table-cell>
          <table:table-cell office:value-type="float" office:value="2.25400924683" calcext:value-type="float">
            <text:p>2.25400924683</text:p>
          </table:table-cell>
          <table:table-cell office:value-type="float" office:value="2.20084190369" calcext:value-type="float">
            <text:p>2.20084190369</text:p>
          </table:table-cell>
        </table:table-row>
        <table:table-row table:style-name="ro1">
          <table:table-cell office:value-type="float" office:value="1.19614601135" calcext:value-type="float">
            <text:p>1.19614601135</text:p>
          </table:table-cell>
          <table:table-cell office:value-type="float" office:value="3.4601688385" calcext:value-type="float">
            <text:p>3.4601688385</text:p>
          </table:table-cell>
          <table:table-cell office:value-type="float" office:value="2.11501121521" calcext:value-type="float">
            <text:p>2.11501121521</text:p>
          </table:table-cell>
        </table:table-row>
        <table:table-row table:style-name="ro1">
          <table:table-cell office:value-type="float" office:value="0.874996185303" calcext:value-type="float">
            <text:p>0.874996185303</text:p>
          </table:table-cell>
          <table:table-cell office:value-type="float" office:value="2.01177597046" calcext:value-type="float">
            <text:p>2.01177597046</text:p>
          </table:table-cell>
          <table:table-cell office:value-type="float" office:value="2.00891494751" calcext:value-type="float">
            <text:p>2.00891494751</text:p>
          </table:table-cell>
        </table:table-row>
        <table:table-row table:style-name="ro1">
          <table:table-cell office:value-type="float" office:value="0.791072845459" calcext:value-type="float">
            <text:p>0.791072845459</text:p>
          </table:table-cell>
          <table:table-cell office:value-type="float" office:value="1.92880630493" calcext:value-type="float">
            <text:p>1.92880630493</text:p>
          </table:table-cell>
          <table:table-cell office:value-type="float" office:value="2.03084945679" calcext:value-type="float">
            <text:p>2.03084945679</text:p>
          </table:table-cell>
        </table:table-row>
        <table:table-row table:style-name="ro1">
          <table:table-cell office:value-type="float" office:value="0.698089599609" calcext:value-type="float">
            <text:p>0.698089599609</text:p>
          </table:table-cell>
          <table:table-cell office:value-type="float" office:value="1.71995162964" calcext:value-type="float">
            <text:p>1.71995162964</text:p>
          </table:table-cell>
          <table:table-cell office:value-type="float" office:value="1.80077552795" calcext:value-type="float">
            <text:p>1.80077552795</text:p>
          </table:table-cell>
        </table:table-row>
        <table:table-row table:style-name="ro1">
          <table:table-cell office:value-type="float" office:value="0.705003738403" calcext:value-type="float">
            <text:p>0.705003738403</text:p>
          </table:table-cell>
          <table:table-cell office:value-type="float" office:value="1.73902511597" calcext:value-type="float">
            <text:p>1.73902511597</text:p>
          </table:table-cell>
          <table:table-cell office:value-type="float" office:value="2.01892852783" calcext:value-type="float">
            <text:p>2.01892852783</text:p>
          </table:table-cell>
        </table:table-row>
        <table:table-row table:style-name="ro1">
          <table:table-cell office:value-type="float" office:value="1.25598907471" calcext:value-type="float">
            <text:p>1.25598907471</text:p>
          </table:table-cell>
          <table:table-cell office:value-type="float" office:value="5.1441192627" calcext:value-type="float">
            <text:p>5.1441192627</text:p>
          </table:table-cell>
          <table:table-cell office:value-type="float" office:value="2.44498252869" calcext:value-type="float">
            <text:p>2.44498252869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2686576843" calcext:value-type="float">
            <text:p>1.72686576843</text:p>
          </table:table-cell>
          <table:table-cell office:value-type="float" office:value="1.80506706238" calcext:value-type="float">
            <text:p>1.80506706238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89900398254" calcext:value-type="float">
            <text:p>1.89900398254</text:p>
          </table:table-cell>
          <table:table-cell office:value-type="float" office:value="3.19910049438" calcext:value-type="float">
            <text:p>3.19910049438</text:p>
          </table:table-cell>
        </table:table-row>
        <table:table-row table:style-name="ro1">
          <table:table-cell office:value-type="float" office:value="0.883102416992" calcext:value-type="float">
            <text:p>0.883102416992</text:p>
          </table:table-cell>
          <table:table-cell office:value-type="float" office:value="2.44808197021" calcext:value-type="float">
            <text:p>2.44808197021</text:p>
          </table:table-cell>
          <table:table-cell office:value-type="float" office:value="1.99699401855" calcext:value-type="float">
            <text:p>1.99699401855</text:p>
          </table:table-cell>
        </table:table-row>
        <table:table-row table:style-name="ro1">
          <table:table-cell office:value-type="float" office:value="0.777959823608" calcext:value-type="float">
            <text:p>0.777959823608</text:p>
          </table:table-cell>
          <table:table-cell office:value-type="float" office:value="1.73282623291" calcext:value-type="float">
            <text:p>1.73282623291</text:p>
          </table:table-cell>
          <table:table-cell office:value-type="float" office:value="1.85585021973" calcext:value-type="float">
            <text:p>1.85585021973</text:p>
          </table:table-cell>
        </table:table-row>
        <table:table-row table:style-name="ro1">
          <table:table-cell office:value-type="float" office:value="0.65279006958" calcext:value-type="float">
            <text:p>0.65279006958</text:p>
          </table:table-cell>
          <table:table-cell office:value-type="float" office:value="1.74498558044" calcext:value-type="float">
            <text:p>1.74498558044</text:p>
          </table:table-cell>
          <table:table-cell office:value-type="float" office:value="1.8048286438" calcext:value-type="float">
            <text:p>1.8048286438</text:p>
          </table:table-cell>
        </table:table-row>
        <table:table-row table:style-name="ro1">
          <table:table-cell office:value-type="float" office:value="0.823020935059" calcext:value-type="float">
            <text:p>0.823020935059</text:p>
          </table:table-cell>
          <table:table-cell office:value-type="float" office:value="2.68697738647" calcext:value-type="float">
            <text:p>2.68697738647</text:p>
          </table:table-cell>
          <table:table-cell office:value-type="float" office:value="2.46500968933" calcext:value-type="float">
            <text:p>2.46500968933</text:p>
          </table:table-cell>
        </table:table-row>
        <table:table-row table:style-name="ro1">
          <table:table-cell office:value-type="float" office:value="0.971078872681" calcext:value-type="float">
            <text:p>0.971078872681</text:p>
          </table:table-cell>
          <table:table-cell office:value-type="float" office:value="1.88612937927" calcext:value-type="float">
            <text:p>1.88612937927</text:p>
          </table:table-cell>
          <table:table-cell office:value-type="float" office:value="2.366065979" calcext:value-type="float">
            <text:p>2.366065979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70207023621" calcext:value-type="float">
            <text:p>1.70207023621</text:p>
          </table:table-cell>
          <table:table-cell office:value-type="float" office:value="1.82700157166" calcext:value-type="float">
            <text:p>1.82700157166</text:p>
          </table:table-cell>
        </table:table-row>
        <table:table-row table:style-name="ro1">
          <table:table-cell office:value-type="float" office:value="0.732898712158" calcext:value-type="float">
            <text:p>0.732898712158</text:p>
          </table:table-cell>
          <table:table-cell office:value-type="float" office:value="1.68180465698" calcext:value-type="float">
            <text:p>1.68180465698</text:p>
          </table:table-cell>
          <table:table-cell office:value-type="float" office:value="1.8298625946" calcext:value-type="float">
            <text:p>1.8298625946</text:p>
          </table:table-cell>
        </table:table-row>
        <table:table-row table:style-name="ro1">
          <table:table-cell office:value-type="float" office:value="1.02019309998" calcext:value-type="float">
            <text:p>1.02019309998</text:p>
          </table:table-cell>
          <table:table-cell office:value-type="float" office:value="3.24010848999" calcext:value-type="float">
            <text:p>3.24010848999</text:p>
          </table:table-cell>
          <table:table-cell office:value-type="float" office:value="1.79505348206" calcext:value-type="float">
            <text:p>1.79505348206</text:p>
          </table:table-cell>
        </table:table-row>
        <table:table-row table:style-name="ro1">
          <table:table-cell office:value-type="float" office:value="1.13892555237" calcext:value-type="float">
            <text:p>1.13892555237</text:p>
          </table:table-cell>
          <table:table-cell office:value-type="float" office:value="2.19583511353" calcext:value-type="float">
            <text:p>2.19583511353</text:p>
          </table:table-cell>
          <table:table-cell office:value-type="float" office:value="1.82390213013" calcext:value-type="float">
            <text:p>1.82390213013</text:p>
          </table:table-cell>
        </table:table-row>
        <table:table-row table:style-name="ro1">
          <table:table-cell office:value-type="float" office:value="0.985860824585" calcext:value-type="float">
            <text:p>0.985860824585</text:p>
          </table:table-cell>
          <table:table-cell office:value-type="float" office:value="2.01892852783" calcext:value-type="float">
            <text:p>2.01892852783</text:p>
          </table:table-cell>
          <table:table-cell office:value-type="float" office:value="2.36010551453" calcext:value-type="float">
            <text:p>2.36010551453</text:p>
          </table:table-cell>
        </table:table-row>
        <table:table-row table:style-name="ro1">
          <table:table-cell office:value-type="float" office:value="0.625848770142" calcext:value-type="float">
            <text:p>0.625848770142</text:p>
          </table:table-cell>
          <table:table-cell office:value-type="float" office:value="1.72519683838" calcext:value-type="float">
            <text:p>1.72519683838</text:p>
          </table:table-cell>
          <table:table-cell office:value-type="float" office:value="1.85012817383" calcext:value-type="float">
            <text:p>1.85012817383</text:p>
          </table:table-cell>
        </table:table-row>
        <table:table-row table:style-name="ro1">
          <table:table-cell office:value-type="float" office:value="0.792980194092" calcext:value-type="float">
            <text:p>0.792980194092</text:p>
          </table:table-cell>
          <table:table-cell office:value-type="float" office:value="1.94096565247" calcext:value-type="float">
            <text:p>1.94096565247</text:p>
          </table:table-cell>
          <table:table-cell office:value-type="float" office:value="2.11095809937" calcext:value-type="float">
            <text:p>2.11095809937</text:p>
          </table:table-cell>
        </table:table-row>
        <table:table-row table:style-name="ro1">
          <table:table-cell office:value-type="float" office:value="2.47693061829" calcext:value-type="float">
            <text:p>2.47693061829</text:p>
          </table:table-cell>
          <table:table-cell office:value-type="float" office:value="2.46095657349" calcext:value-type="float">
            <text:p>2.46095657349</text:p>
          </table:table-cell>
          <table:table-cell office:value-type="float" office:value="2.09021568298" calcext:value-type="float">
            <text:p>2.09021568298</text:p>
          </table:table-cell>
        </table:table-row>
        <table:table-row table:style-name="ro1">
          <table:table-cell office:value-type="float" office:value="0.763893127441" calcext:value-type="float">
            <text:p>0.763893127441</text:p>
          </table:table-cell>
          <table:table-cell office:value-type="float" office:value="1.94907188416" calcext:value-type="float">
            <text:p>1.94907188416</text:p>
          </table:table-cell>
          <table:table-cell office:value-type="float" office:value="2.04515457153" calcext:value-type="float">
            <text:p>2.04515457153</text:p>
          </table:table-cell>
        </table:table-row>
        <table:table-row table:style-name="ro1">
          <table:table-cell office:value-type="float" office:value="0.754117965698" calcext:value-type="float">
            <text:p>0.754117965698</text:p>
          </table:table-cell>
          <table:table-cell office:value-type="float" office:value="2.1378993988" calcext:value-type="float">
            <text:p>2.1378993988</text:p>
          </table:table-cell>
          <table:table-cell office:value-type="float" office:value="2.90703773499" calcext:value-type="float">
            <text:p>2.90703773499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1.9588470459" calcext:value-type="float">
            <text:p>1.9588470459</text:p>
          </table:table-cell>
          <table:table-cell office:value-type="float" office:value="2.12287902832" calcext:value-type="float">
            <text:p>2.12287902832</text:p>
          </table:table-cell>
        </table:table-row>
        <table:table-row table:style-name="ro1">
          <table:table-cell office:value-type="float" office:value="0.988960266113" calcext:value-type="float">
            <text:p>0.988960266113</text:p>
          </table:table-cell>
          <table:table-cell office:value-type="float" office:value="2.29501724243" calcext:value-type="float">
            <text:p>2.29501724243</text:p>
          </table:table-cell>
          <table:table-cell office:value-type="float" office:value="2.03084945679" calcext:value-type="float">
            <text:p>2.03084945679</text:p>
          </table:table-cell>
        </table:table-row>
        <table:table-row table:style-name="ro1">
          <table:table-cell office:value-type="float" office:value="1.2629032135" calcext:value-type="float">
            <text:p>1.2629032135</text:p>
          </table:table-cell>
          <table:table-cell office:value-type="float" office:value="2.22897529602" calcext:value-type="float">
            <text:p>2.22897529602</text:p>
          </table:table-cell>
          <table:table-cell office:value-type="float" office:value="2.15005874634" calcext:value-type="float">
            <text:p>2.15005874634</text:p>
          </table:table-cell>
        </table:table-row>
        <table:table-row table:style-name="ro1">
          <table:table-cell office:value-type="float" office:value="0.748157501221" calcext:value-type="float">
            <text:p>0.748157501221</text:p>
          </table:table-cell>
          <table:table-cell office:value-type="float" office:value="1.9519329071" calcext:value-type="float">
            <text:p>1.9519329071</text:p>
          </table:table-cell>
          <table:table-cell office:value-type="float" office:value="2.1059513092" calcext:value-type="float">
            <text:p>2.1059513092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9982185364" calcext:value-type="float">
            <text:p>1.79982185364</text:p>
          </table:table-cell>
          <table:table-cell office:value-type="float" office:value="2.01201438904" calcext:value-type="float">
            <text:p>2.01201438904</text:p>
          </table:table-cell>
        </table:table-row>
        <table:table-row table:style-name="ro1">
          <table:table-cell office:value-type="float" office:value="1.60813331604" calcext:value-type="float">
            <text:p>1.60813331604</text:p>
          </table:table-cell>
          <table:table-cell office:value-type="float" office:value="2.28214263916" calcext:value-type="float">
            <text:p>2.28214263916</text:p>
          </table:table-cell>
          <table:table-cell office:value-type="float" office:value="2.08497047424" calcext:value-type="float">
            <text:p>2.08497047424</text:p>
          </table:table-cell>
        </table:table-row>
        <table:table-row table:style-name="ro1">
          <table:table-cell office:value-type="float" office:value="0.990867614746" calcext:value-type="float">
            <text:p>0.990867614746</text:p>
          </table:table-cell>
          <table:table-cell office:value-type="float" office:value="2.1231174469" calcext:value-type="float">
            <text:p>2.1231174469</text:p>
          </table:table-cell>
          <table:table-cell office:value-type="float" office:value="1.93405151367" calcext:value-type="float">
            <text:p>1.93405151367</text:p>
          </table:table-cell>
        </table:table-row>
        <table:table-row table:style-name="ro1">
          <table:table-cell office:value-type="float" office:value="0.691175460815" calcext:value-type="float">
            <text:p>0.691175460815</text:p>
          </table:table-cell>
          <table:table-cell office:value-type="float" office:value="1.84488296509" calcext:value-type="float">
            <text:p>1.84488296509</text:p>
          </table:table-cell>
          <table:table-cell office:value-type="float" office:value="1.71804428101" calcext:value-type="float">
            <text:p>1.71804428101</text:p>
          </table:table-cell>
        </table:table-row>
        <table:table-row table:style-name="ro1">
          <table:table-cell office:value-type="float" office:value="0.684976577759" calcext:value-type="float">
            <text:p>0.684976577759</text:p>
          </table:table-cell>
          <table:table-cell office:value-type="float" office:value="1.70803070068" calcext:value-type="float">
            <text:p>1.70803070068</text:p>
          </table:table-cell>
          <table:table-cell office:value-type="float" office:value="1.73997879028" calcext:value-type="float">
            <text:p>1.73997879028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1.80602073669" calcext:value-type="float">
            <text:p>1.80602073669</text:p>
          </table:table-cell>
          <table:table-cell office:value-type="float" office:value="3.00598144531" calcext:value-type="float">
            <text:p>3.00598144531</text:p>
          </table:table-cell>
        </table:table-row>
        <table:table-row table:style-name="ro1">
          <table:table-cell office:value-type="float" office:value="0.871181488037" calcext:value-type="float">
            <text:p>0.871181488037</text:p>
          </table:table-cell>
          <table:table-cell office:value-type="float" office:value="2.2919178009" calcext:value-type="float">
            <text:p>2.2919178009</text:p>
          </table:table-cell>
          <table:table-cell office:value-type="float" office:value="2.08306312561" calcext:value-type="float">
            <text:p>2.08306312561</text:p>
          </table:table-cell>
        </table:table-row>
        <table:table-row table:style-name="ro1">
          <table:table-cell office:value-type="float" office:value="0.679016113281" calcext:value-type="float">
            <text:p>0.679016113281</text:p>
          </table:table-cell>
          <table:table-cell office:value-type="float" office:value="1.72591209412" calcext:value-type="float">
            <text:p>1.72591209412</text:p>
          </table:table-cell>
          <table:table-cell office:value-type="float" office:value="1.79290771484" calcext:value-type="float">
            <text:p>1.79290771484</text:p>
          </table:table-cell>
        </table:table-row>
        <table:table-row table:style-name="ro1">
          <table:table-cell office:value-type="float" office:value="1.04689598083" calcext:value-type="float">
            <text:p>1.04689598083</text:p>
          </table:table-cell>
          <table:table-cell office:value-type="float" office:value="1.71589851379" calcext:value-type="float">
            <text:p>1.71589851379</text:p>
          </table:table-cell>
          <table:table-cell office:value-type="float" office:value="1.81698799133" calcext:value-type="float">
            <text:p>1.81698799133</text:p>
          </table:table-cell>
        </table:table-row>
        <table:table-row table:style-name="ro1">
          <table:table-cell office:value-type="float" office:value="0.96607208252" calcext:value-type="float">
            <text:p>0.96607208252</text:p>
          </table:table-cell>
          <table:table-cell office:value-type="float" office:value="3.25417518616" calcext:value-type="float">
            <text:p>3.25417518616</text:p>
          </table:table-cell>
          <table:table-cell office:value-type="float" office:value="1.97792053223" calcext:value-type="float">
            <text:p>1.97792053223</text:p>
          </table:table-cell>
        </table:table-row>
        <table:table-row table:style-name="ro1">
          <table:table-cell office:value-type="float" office:value="0.846862792969" calcext:value-type="float">
            <text:p>0.846862792969</text:p>
          </table:table-cell>
          <table:table-cell office:value-type="float" office:value="3.71098518372" calcext:value-type="float">
            <text:p>3.71098518372</text:p>
          </table:table-cell>
          <table:table-cell office:value-type="float" office:value="1.74498558044" calcext:value-type="float">
            <text:p>1.74498558044</text:p>
          </table:table-cell>
        </table:table-row>
        <table:table-row table:style-name="ro1">
          <table:table-cell office:value-type="float" office:value="0.842094421387" calcext:value-type="float">
            <text:p>0.842094421387</text:p>
          </table:table-cell>
          <table:table-cell office:value-type="float" office:value="2.30884552002" calcext:value-type="float">
            <text:p>2.30884552002</text:p>
          </table:table-cell>
          <table:table-cell office:value-type="float" office:value="1.74283981323" calcext:value-type="float">
            <text:p>1.74283981323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70087814331" calcext:value-type="float">
            <text:p>1.70087814331</text:p>
          </table:table-cell>
          <table:table-cell office:value-type="float" office:value="1.75380706787" calcext:value-type="float">
            <text:p>1.75380706787</text:p>
          </table:table-cell>
        </table:table-row>
        <table:table-row table:style-name="ro1">
          <table:table-cell office:value-type="float" office:value="0.748872756958" calcext:value-type="float">
            <text:p>0.748872756958</text:p>
          </table:table-cell>
          <table:table-cell office:value-type="float" office:value="1.81412696838" calcext:value-type="float">
            <text:p>1.81412696838</text:p>
          </table:table-cell>
          <table:table-cell office:value-type="float" office:value="1.76405906677" calcext:value-type="float">
            <text:p>1.76405906677</text:p>
          </table:table-cell>
        </table:table-row>
        <table:table-row table:style-name="ro1">
          <table:table-cell office:value-type="float" office:value="0.930070877075" calcext:value-type="float">
            <text:p>0.930070877075</text:p>
          </table:table-cell>
          <table:table-cell office:value-type="float" office:value="2.79808044434" calcext:value-type="float">
            <text:p>2.79808044434</text:p>
          </table:table-cell>
          <table:table-cell office:value-type="float" office:value="2.49695777893" calcext:value-type="float">
            <text:p>2.49695777893</text:p>
          </table:table-cell>
        </table:table-row>
        <table:table-row table:style-name="ro1">
          <table:table-cell office:value-type="float" office:value="0.850915908813" calcext:value-type="float">
            <text:p>0.850915908813</text:p>
          </table:table-cell>
          <table:table-cell office:value-type="float" office:value="2.78687477112" calcext:value-type="float">
            <text:p>2.78687477112</text:p>
          </table:table-cell>
          <table:table-cell office:value-type="float" office:value="2.43401527405" calcext:value-type="float">
            <text:p>2.43401527405</text:p>
          </table:table-cell>
        </table:table-row>
        <table:table-row table:style-name="ro1">
          <table:table-cell office:value-type="float" office:value="0.821113586426" calcext:value-type="float">
            <text:p>0.821113586426</text:p>
          </table:table-cell>
          <table:table-cell office:value-type="float" office:value="1.91712379456" calcext:value-type="float">
            <text:p>1.91712379456</text:p>
          </table:table-cell>
          <table:table-cell office:value-type="float" office:value="1.98817253113" calcext:value-type="float">
            <text:p>1.98817253113</text:p>
          </table:table-cell>
        </table:table-row>
        <table:table-row table:style-name="ro1">
          <table:table-cell office:value-type="float" office:value="3.02290916443" calcext:value-type="float">
            <text:p>3.02290916443</text:p>
          </table:table-cell>
          <table:table-cell office:value-type="float" office:value="2.13503837585" calcext:value-type="float">
            <text:p>2.13503837585</text:p>
          </table:table-cell>
          <table:table-cell office:value-type="float" office:value="1.9748210907" calcext:value-type="float">
            <text:p>1.9748210907</text:p>
          </table:table-cell>
        </table:table-row>
        <table:table-row table:style-name="ro1">
          <table:table-cell office:value-type="float" office:value="1.0039806366" calcext:value-type="float">
            <text:p>1.0039806366</text:p>
          </table:table-cell>
          <table:table-cell office:value-type="float" office:value="2.2451877594" calcext:value-type="float">
            <text:p>2.2451877594</text:p>
          </table:table-cell>
          <table:table-cell office:value-type="float" office:value="1.92904472351" calcext:value-type="float">
            <text:p>1.92904472351</text:p>
          </table:table-cell>
        </table:table-row>
        <table:table-row table:style-name="ro1">
          <table:table-cell office:value-type="float" office:value="0.762939453125" calcext:value-type="float">
            <text:p>0.762939453125</text:p>
          </table:table-cell>
          <table:table-cell office:value-type="float" office:value="2.16388702393" calcext:value-type="float">
            <text:p>2.16388702393</text:p>
          </table:table-cell>
          <table:table-cell office:value-type="float" office:value="5.45287132263" calcext:value-type="float">
            <text:p>5.45287132263</text:p>
          </table:table-cell>
        </table:table-row>
        <table:table-row table:style-name="ro1">
          <table:table-cell office:value-type="float" office:value="0.775098800659" calcext:value-type="float">
            <text:p>0.775098800659</text:p>
          </table:table-cell>
          <table:table-cell office:value-type="float" office:value="1.9588470459" calcext:value-type="float">
            <text:p>1.9588470459</text:p>
          </table:table-cell>
          <table:table-cell office:value-type="float" office:value="2.13098526001" calcext:value-type="float">
            <text:p>2.13098526001</text:p>
          </table:table-cell>
        </table:table-row>
        <table:table-row table:style-name="ro1">
          <table:table-cell office:value-type="float" office:value="0.87308883667" calcext:value-type="float">
            <text:p>0.87308883667</text:p>
          </table:table-cell>
          <table:table-cell office:value-type="float" office:value="1.95693969727" calcext:value-type="float">
            <text:p>1.95693969727</text:p>
          </table:table-cell>
          <table:table-cell office:value-type="float" office:value="1.97196006775" calcext:value-type="float">
            <text:p>1.97196006775</text:p>
          </table:table-cell>
        </table:table-row>
        <table:table-row table:style-name="ro1">
          <table:table-cell office:value-type="float" office:value="0.834941864014" calcext:value-type="float">
            <text:p>0.834941864014</text:p>
          </table:table-cell>
          <table:table-cell office:value-type="float" office:value="2.90608406067" calcext:value-type="float">
            <text:p>2.90608406067</text:p>
          </table:table-cell>
          <table:table-cell office:value-type="float" office:value="2.66098976135" calcext:value-type="float">
            <text:p>2.66098976135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67202949524" calcext:value-type="float">
            <text:p>1.67202949524</text:p>
          </table:table-cell>
          <table:table-cell office:value-type="float" office:value="1.76000595093" calcext:value-type="float">
            <text:p>1.76000595093</text:p>
          </table:table-cell>
        </table:table-row>
        <table:table-row table:style-name="ro1">
          <table:table-cell office:value-type="float" office:value="0.746011734009" calcext:value-type="float">
            <text:p>0.746011734009</text:p>
          </table:table-cell>
          <table:table-cell office:value-type="float" office:value="3.48401069641" calcext:value-type="float">
            <text:p>3.48401069641</text:p>
          </table:table-cell>
          <table:table-cell office:value-type="float" office:value="2.15291976929" calcext:value-type="float">
            <text:p>2.15291976929</text:p>
          </table:table-cell>
        </table:table-row>
        <table:table-row table:style-name="ro1">
          <table:table-cell office:value-type="float" office:value="1.95479393005" calcext:value-type="float">
            <text:p>1.95479393005</text:p>
          </table:table-cell>
          <table:table-cell office:value-type="float" office:value="1.90401077271" calcext:value-type="float">
            <text:p>1.90401077271</text:p>
          </table:table-cell>
          <table:table-cell office:value-type="float" office:value="3.47089767456" calcext:value-type="float">
            <text:p>3.47089767456</text:p>
          </table:table-cell>
        </table:table-row>
        <table:table-row table:style-name="ro1">
          <table:table-cell office:value-type="float" office:value="0.781059265137" calcext:value-type="float">
            <text:p>0.781059265137</text:p>
          </table:table-cell>
          <table:table-cell office:value-type="float" office:value="1.78003311157" calcext:value-type="float">
            <text:p>1.78003311157</text:p>
          </table:table-cell>
          <table:table-cell office:value-type="float" office:value="2.34580039978" calcext:value-type="float">
            <text:p>2.34580039978</text:p>
          </table:table-cell>
        </table:table-row>
        <table:table-row table:style-name="ro1">
          <table:table-cell office:value-type="float" office:value="1.04904174805" calcext:value-type="float">
            <text:p>1.04904174805</text:p>
          </table:table-cell>
          <table:table-cell office:value-type="float" office:value="1.7409324646" calcext:value-type="float">
            <text:p>1.7409324646</text:p>
          </table:table-cell>
          <table:table-cell office:value-type="float" office:value="1.75714492798" calcext:value-type="float">
            <text:p>1.75714492798</text:p>
          </table:table-cell>
        </table:table-row>
        <table:table-row table:style-name="ro1">
          <table:table-cell office:value-type="float" office:value="0.774145126343" calcext:value-type="float">
            <text:p>0.774145126343</text:p>
          </table:table-cell>
          <table:table-cell office:value-type="float" office:value="1.69205665588" calcext:value-type="float">
            <text:p>1.69205665588</text:p>
          </table:table-cell>
          <table:table-cell office:value-type="float" office:value="1.91497802734" calcext:value-type="float">
            <text:p>1.91497802734</text:p>
          </table:table-cell>
        </table:table-row>
        <table:table-row table:style-name="ro1">
          <table:table-cell office:value-type="float" office:value="0.728845596313" calcext:value-type="float">
            <text:p>0.728845596313</text:p>
          </table:table-cell>
          <table:table-cell office:value-type="float" office:value="1.7249584198" calcext:value-type="float">
            <text:p>1.7249584198</text:p>
          </table:table-cell>
          <table:table-cell office:value-type="float" office:value="1.80792808533" calcext:value-type="float">
            <text:p>1.80792808533</text:p>
          </table:table-cell>
        </table:table-row>
        <table:table-row table:style-name="ro1">
          <table:table-cell office:value-type="float" office:value="1.33681297302" calcext:value-type="float">
            <text:p>1.33681297302</text:p>
          </table:table-cell>
          <table:table-cell office:value-type="float" office:value="1.92093849182" calcext:value-type="float">
            <text:p>1.92093849182</text:p>
          </table:table-cell>
          <table:table-cell office:value-type="float" office:value="1.72901153564" calcext:value-type="float">
            <text:p>1.72901153564</text:p>
          </table:table-cell>
        </table:table-row>
        <table:table-row table:style-name="ro1">
          <table:table-cell office:value-type="float" office:value="0.885963439941" calcext:value-type="float">
            <text:p>0.885963439941</text:p>
          </table:table-cell>
          <table:table-cell office:value-type="float" office:value="2.10189819336" calcext:value-type="float">
            <text:p>2.10189819336</text:p>
          </table:table-cell>
          <table:table-cell office:value-type="float" office:value="5.73992729187" calcext:value-type="float">
            <text:p>5.73992729187</text:p>
          </table:table-cell>
        </table:table-row>
        <table:table-row table:style-name="ro1">
          <table:table-cell office:value-type="float" office:value="1.02686882019" calcext:value-type="float">
            <text:p>1.02686882019</text:p>
          </table:table-cell>
          <table:table-cell office:value-type="float" office:value="2.0899772644" calcext:value-type="float">
            <text:p>2.0899772644</text:p>
          </table:table-cell>
          <table:table-cell office:value-type="float" office:value="1.99294090271" calcext:value-type="float">
            <text:p>1.99294090271</text:p>
          </table:table-cell>
        </table:table-row>
        <table:table-row table:style-name="ro1">
          <table:table-cell office:value-type="float" office:value="0.847101211548" calcext:value-type="float">
            <text:p>0.847101211548</text:p>
          </table:table-cell>
          <table:table-cell office:value-type="float" office:value="1.94692611694" calcext:value-type="float">
            <text:p>1.94692611694</text:p>
          </table:table-cell>
          <table:table-cell office:value-type="float" office:value="2.1710395813" calcext:value-type="float">
            <text:p>2.1710395813</text:p>
          </table:table-cell>
        </table:table-row>
        <table:table-row table:style-name="ro1">
          <table:table-cell office:value-type="float" office:value="0.795125961304" calcext:value-type="float">
            <text:p>0.795125961304</text:p>
          </table:table-cell>
          <table:table-cell office:value-type="float" office:value="2.42304801941" calcext:value-type="float">
            <text:p>2.42304801941</text:p>
          </table:table-cell>
          <table:table-cell office:value-type="float" office:value="2.36892700195" calcext:value-type="float">
            <text:p>2.36892700195</text:p>
          </table:table-cell>
        </table:table-row>
        <table:table-row table:style-name="ro1">
          <table:table-cell office:value-type="float" office:value="0.774145126343" calcext:value-type="float">
            <text:p>0.774145126343</text:p>
          </table:table-cell>
          <table:table-cell office:value-type="float" office:value="1.89709663391" calcext:value-type="float">
            <text:p>1.89709663391</text:p>
          </table:table-cell>
          <table:table-cell office:value-type="float" office:value="2.09093093872" calcext:value-type="float">
            <text:p>2.09093093872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4.98294830322" calcext:value-type="float">
            <text:p>4.98294830322</text:p>
          </table:table-cell>
          <table:table-cell office:value-type="float" office:value="2.28595733643" calcext:value-type="float">
            <text:p>2.28595733643</text:p>
          </table:table-cell>
        </table:table-row>
        <table:table-row table:style-name="ro1">
          <table:table-cell office:value-type="float" office:value="1.55305862427" calcext:value-type="float">
            <text:p>1.55305862427</text:p>
          </table:table-cell>
          <table:table-cell office:value-type="float" office:value="2.0740032196" calcext:value-type="float">
            <text:p>2.0740032196</text:p>
          </table:table-cell>
          <table:table-cell office:value-type="float" office:value="2.25210189819" calcext:value-type="float">
            <text:p>2.25210189819</text:p>
          </table:table-cell>
        </table:table-row>
        <table:table-row table:style-name="ro1">
          <table:table-cell office:value-type="float" office:value="0.79607963562" calcext:value-type="float">
            <text:p>0.79607963562</text:p>
          </table:table-cell>
          <table:table-cell office:value-type="float" office:value="3.21102142334" calcext:value-type="float">
            <text:p>3.21102142334</text:p>
          </table:table-cell>
          <table:table-cell office:value-type="float" office:value="4.29511070251" calcext:value-type="float">
            <text:p>4.29511070251</text:p>
          </table:table-cell>
        </table:table-row>
        <table:table-row table:style-name="ro1">
          <table:table-cell office:value-type="float" office:value="1.01089477539" calcext:value-type="float">
            <text:p>1.01089477539</text:p>
          </table:table-cell>
          <table:table-cell office:value-type="float" office:value="1.75404548645" calcext:value-type="float">
            <text:p>1.75404548645</text:p>
          </table:table-cell>
          <table:table-cell office:value-type="float" office:value="1.74117088318" calcext:value-type="float">
            <text:p>1.74117088318</text:p>
          </table:table-cell>
        </table:table-row>
        <table:table-row table:style-name="ro1">
          <table:table-cell office:value-type="float" office:value="0.819206237793" calcext:value-type="float">
            <text:p>0.819206237793</text:p>
          </table:table-cell>
          <table:table-cell office:value-type="float" office:value="1.68991088867" calcext:value-type="float">
            <text:p>1.68991088867</text:p>
          </table:table-cell>
          <table:table-cell office:value-type="float" office:value="2.01487541199" calcext:value-type="float">
            <text:p>2.01487541199</text:p>
          </table:table-cell>
        </table:table-row>
        <table:table-row table:style-name="ro1">
          <table:table-cell office:value-type="float" office:value="1.16896629333" calcext:value-type="float">
            <text:p>1.16896629333</text:p>
          </table:table-cell>
          <table:table-cell office:value-type="float" office:value="3.42988967896" calcext:value-type="float">
            <text:p>3.42988967896</text:p>
          </table:table-cell>
          <table:table-cell office:value-type="float" office:value="1.89399719238" calcext:value-type="float">
            <text:p>1.89399719238</text:p>
          </table:table-cell>
        </table:table-row>
        <table:table-row table:style-name="ro1">
          <table:table-cell office:value-type="float" office:value="0.653028488159" calcext:value-type="float">
            <text:p>0.653028488159</text:p>
          </table:table-cell>
          <table:table-cell office:value-type="float" office:value="1.71184539795" calcext:value-type="float">
            <text:p>1.71184539795</text:p>
          </table:table-cell>
          <table:table-cell office:value-type="float" office:value="1.87587738037" calcext:value-type="float">
            <text:p>1.87587738037</text:p>
          </table:table-cell>
        </table:table-row>
        <table:table-row table:style-name="ro1">
          <table:table-cell office:value-type="float" office:value="0.702857971191" calcext:value-type="float">
            <text:p>0.702857971191</text:p>
          </table:table-cell>
          <table:table-cell office:value-type="float" office:value="1.73592567444" calcext:value-type="float">
            <text:p>1.73592567444</text:p>
          </table:table-cell>
          <table:table-cell office:value-type="float" office:value="1.79600715637" calcext:value-type="float">
            <text:p>1.79600715637</text:p>
          </table:table-cell>
        </table:table-row>
        <table:table-row table:style-name="ro1">
          <table:table-cell office:value-type="float" office:value="1.44410133362" calcext:value-type="float">
            <text:p>1.44410133362</text:p>
          </table:table-cell>
          <table:table-cell office:value-type="float" office:value="1.78289413452" calcext:value-type="float">
            <text:p>1.78289413452</text:p>
          </table:table-cell>
          <table:table-cell office:value-type="float" office:value="1.81603431702" calcext:value-type="float">
            <text:p>1.81603431702</text:p>
          </table:table-cell>
        </table:table-row>
        <table:table-row table:style-name="ro1">
          <table:table-cell office:value-type="float" office:value="0.76699256897" calcext:value-type="float">
            <text:p>0.76699256897</text:p>
          </table:table-cell>
          <table:table-cell office:value-type="float" office:value="1.8630027771" calcext:value-type="float">
            <text:p>1.8630027771</text:p>
          </table:table-cell>
          <table:table-cell office:value-type="float" office:value="5.0311088562" calcext:value-type="float">
            <text:p>5.0311088562</text:p>
          </table:table-cell>
        </table:table-row>
        <table:table-row table:style-name="ro1">
          <table:table-cell office:value-type="float" office:value="0.692844390869" calcext:value-type="float">
            <text:p>0.692844390869</text:p>
          </table:table-cell>
          <table:table-cell office:value-type="float" office:value="1.84917449951" calcext:value-type="float">
            <text:p>1.84917449951</text:p>
          </table:table-cell>
          <table:table-cell office:value-type="float" office:value="1.78599357605" calcext:value-type="float">
            <text:p>1.78599357605</text:p>
          </table:table-cell>
        </table:table-row>
        <table:table-row table:style-name="ro1">
          <table:table-cell office:value-type="float" office:value="0.938892364502" calcext:value-type="float">
            <text:p>0.938892364502</text:p>
          </table:table-cell>
          <table:table-cell office:value-type="float" office:value="1.82509422302" calcext:value-type="float">
            <text:p>1.82509422302</text:p>
          </table:table-cell>
          <table:table-cell office:value-type="float" office:value="2.22396850586" calcext:value-type="float">
            <text:p>2.22396850586</text:p>
          </table:table-cell>
        </table:table-row>
        <table:table-row table:style-name="ro1">
          <table:table-cell office:value-type="float" office:value="1.31106376648" calcext:value-type="float">
            <text:p>1.31106376648</text:p>
          </table:table-cell>
          <table:table-cell office:value-type="float" office:value="3.63206863403" calcext:value-type="float">
            <text:p>3.63206863403</text:p>
          </table:table-cell>
          <table:table-cell office:value-type="float" office:value="1.95407867432" calcext:value-type="float">
            <text:p>1.95407867432</text:p>
          </table:table-cell>
        </table:table-row>
        <table:table-row table:style-name="ro1">
          <table:table-cell office:value-type="float" office:value="0.725030899048" calcext:value-type="float">
            <text:p>0.725030899048</text:p>
          </table:table-cell>
          <table:table-cell office:value-type="float" office:value="1.72591209412" calcext:value-type="float">
            <text:p>1.72591209412</text:p>
          </table:table-cell>
          <table:table-cell office:value-type="float" office:value="1.85990333557" calcext:value-type="float">
            <text:p>1.85990333557</text:p>
          </table:table-cell>
        </table:table-row>
        <table:table-row table:style-name="ro1">
          <table:table-cell office:value-type="float" office:value="0.907182693481" calcext:value-type="float">
            <text:p>0.907182693481</text:p>
          </table:table-cell>
          <table:table-cell office:value-type="float" office:value="2.7060508728" calcext:value-type="float">
            <text:p>2.7060508728</text:p>
          </table:table-cell>
          <table:table-cell office:value-type="float" office:value="1.93786621094" calcext:value-type="float">
            <text:p>1.93786621094</text:p>
          </table:table-cell>
        </table:table-row>
        <table:table-row table:style-name="ro1">
          <table:table-cell office:value-type="float" office:value="1.20902061462" calcext:value-type="float">
            <text:p>1.20902061462</text:p>
          </table:table-cell>
          <table:table-cell office:value-type="float" office:value="2.46000289917" calcext:value-type="float">
            <text:p>2.46000289917</text:p>
          </table:table-cell>
          <table:table-cell office:value-type="float" office:value="2.02012062073" calcext:value-type="float">
            <text:p>2.02012062073</text:p>
          </table:table-cell>
        </table:table-row>
        <table:table-row table:style-name="ro1">
          <table:table-cell office:value-type="float" office:value="0.798940658569" calcext:value-type="float">
            <text:p>0.798940658569</text:p>
          </table:table-cell>
          <table:table-cell office:value-type="float" office:value="1.71494483948" calcext:value-type="float">
            <text:p>1.71494483948</text:p>
          </table:table-cell>
          <table:table-cell office:value-type="float" office:value="2.09784507751" calcext:value-type="float">
            <text:p>2.09784507751</text:p>
          </table:table-cell>
        </table:table-row>
        <table:table-row table:style-name="ro1">
          <table:table-cell office:value-type="float" office:value="0.736951828003" calcext:value-type="float">
            <text:p>0.736951828003</text:p>
          </table:table-cell>
          <table:table-cell office:value-type="float" office:value="1.71589851379" calcext:value-type="float">
            <text:p>1.71589851379</text:p>
          </table:table-cell>
          <table:table-cell office:value-type="float" office:value="1.94406509399" calcext:value-type="float">
            <text:p>1.94406509399</text:p>
          </table:table-cell>
        </table:table-row>
        <table:table-row table:style-name="ro1">
          <table:table-cell office:value-type="float" office:value="0.778913497925" calcext:value-type="float">
            <text:p>0.778913497925</text:p>
          </table:table-cell>
          <table:table-cell office:value-type="float" office:value="2.01082229614" calcext:value-type="float">
            <text:p>2.01082229614</text:p>
          </table:table-cell>
          <table:table-cell office:value-type="float" office:value="2.10285186768" calcext:value-type="float">
            <text:p>2.10285186768</text:p>
          </table:table-cell>
        </table:table-row>
        <table:table-row table:style-name="ro1">
          <table:table-cell office:value-type="float" office:value="0.811100006104" calcext:value-type="float">
            <text:p>0.811100006104</text:p>
          </table:table-cell>
          <table:table-cell office:value-type="float" office:value="2.1231174469" calcext:value-type="float">
            <text:p>2.1231174469</text:p>
          </table:table-cell>
          <table:table-cell office:value-type="float" office:value="2.05707550049" calcext:value-type="float">
            <text:p>2.05707550049</text:p>
          </table:table-cell>
        </table:table-row>
        <table:table-row table:style-name="ro1">
          <table:table-cell office:value-type="float" office:value="0.763177871704" calcext:value-type="float">
            <text:p>0.763177871704</text:p>
          </table:table-cell>
          <table:table-cell office:value-type="float" office:value="1.95789337158" calcext:value-type="float">
            <text:p>1.95789337158</text:p>
          </table:table-cell>
          <table:table-cell office:value-type="float" office:value="2.01392173767" calcext:value-type="float">
            <text:p>2.01392173767</text:p>
          </table:table-cell>
        </table:table-row>
        <table:table-row table:style-name="ro1">
          <table:table-cell office:value-type="float" office:value="0.900983810425" calcext:value-type="float">
            <text:p>0.900983810425</text:p>
          </table:table-cell>
          <table:table-cell office:value-type="float" office:value="3.48281860352" calcext:value-type="float">
            <text:p>3.48281860352</text:p>
          </table:table-cell>
          <table:table-cell office:value-type="float" office:value="2.03990936279" calcext:value-type="float">
            <text:p>2.03990936279</text:p>
          </table:table-cell>
        </table:table-row>
        <table:table-row table:style-name="ro1">
          <table:table-cell office:value-type="float" office:value="0.791072845459" calcext:value-type="float">
            <text:p>0.791072845459</text:p>
          </table:table-cell>
          <table:table-cell office:value-type="float" office:value="2.02918052673" calcext:value-type="float">
            <text:p>2.02918052673</text:p>
          </table:table-cell>
          <table:table-cell office:value-type="float" office:value="4.2450428009" calcext:value-type="float">
            <text:p>4.2450428009</text:p>
          </table:table-cell>
        </table:table-row>
        <table:table-row table:style-name="ro1">
          <table:table-cell office:value-type="float" office:value="0.843048095703" calcext:value-type="float">
            <text:p>0.843048095703</text:p>
          </table:table-cell>
          <table:table-cell office:value-type="float" office:value="1.95288658142" calcext:value-type="float">
            <text:p>1.95288658142</text:p>
          </table:table-cell>
          <table:table-cell office:value-type="float" office:value="2.38990783691" calcext:value-type="float">
            <text:p>2.38990783691</text:p>
          </table:table-cell>
        </table:table-row>
        <table:table-row table:style-name="ro1">
          <table:table-cell office:value-type="float" office:value="0.84400177002" calcext:value-type="float">
            <text:p>0.84400177002</text:p>
          </table:table-cell>
          <table:table-cell office:value-type="float" office:value="2.03418731689" calcext:value-type="float">
            <text:p>2.03418731689</text:p>
          </table:table-cell>
          <table:table-cell office:value-type="float" office:value="2.01392173767" calcext:value-type="float">
            <text:p>2.01392173767</text:p>
          </table:table-cell>
        </table:table-row>
        <table:table-row table:style-name="ro1">
          <table:table-cell office:value-type="float" office:value="0.90217590332" calcext:value-type="float">
            <text:p>0.90217590332</text:p>
          </table:table-cell>
          <table:table-cell office:value-type="float" office:value="2.02512741089" calcext:value-type="float">
            <text:p>2.02512741089</text:p>
          </table:table-cell>
          <table:table-cell office:value-type="float" office:value="2.032995224" calcext:value-type="float">
            <text:p>2.032995224</text:p>
          </table:table-cell>
        </table:table-row>
        <table:table-row table:style-name="ro1">
          <table:table-cell office:value-type="float" office:value="0.712871551514" calcext:value-type="float">
            <text:p>0.712871551514</text:p>
          </table:table-cell>
          <table:table-cell office:value-type="float" office:value="2.01320648193" calcext:value-type="float">
            <text:p>2.01320648193</text:p>
          </table:table-cell>
          <table:table-cell office:value-type="float" office:value="2.02989578247" calcext:value-type="float">
            <text:p>2.02989578247</text:p>
          </table:table-cell>
        </table:table-row>
        <table:table-row table:style-name="ro1">
          <table:table-cell office:value-type="float" office:value="0.831127166748" calcext:value-type="float">
            <text:p>0.831127166748</text:p>
          </table:table-cell>
          <table:table-cell office:value-type="float" office:value="1.93500518799" calcext:value-type="float">
            <text:p>1.93500518799</text:p>
          </table:table-cell>
          <table:table-cell office:value-type="float" office:value="2.08711624146" calcext:value-type="float">
            <text:p>2.08711624146</text:p>
          </table:table-cell>
        </table:table-row>
        <table:table-row table:style-name="ro1">
          <table:table-cell office:value-type="float" office:value="0.993013381958" calcext:value-type="float">
            <text:p>0.993013381958</text:p>
          </table:table-cell>
          <table:table-cell office:value-type="float" office:value="3.17215919495" calcext:value-type="float">
            <text:p>3.17215919495</text:p>
          </table:table-cell>
          <table:table-cell office:value-type="float" office:value="3.0779838562" calcext:value-type="float">
            <text:p>3.0779838562</text:p>
          </table:table-cell>
        </table:table-row>
        <table:table-row table:style-name="ro1">
          <table:table-cell office:value-type="float" office:value="0.837087631226" calcext:value-type="float">
            <text:p>0.837087631226</text:p>
          </table:table-cell>
          <table:table-cell office:value-type="float" office:value="1.95097923279" calcext:value-type="float">
            <text:p>1.95097923279</text:p>
          </table:table-cell>
          <table:table-cell office:value-type="float" office:value="2.02298164368" calcext:value-type="float">
            <text:p>2.02298164368</text:p>
          </table:table-cell>
        </table:table-row>
        <table:table-row table:style-name="ro1">
          <table:table-cell office:value-type="float" office:value="0.884056091309" calcext:value-type="float">
            <text:p>0.884056091309</text:p>
          </table:table-cell>
          <table:table-cell office:value-type="float" office:value="4.62889671326" calcext:value-type="float">
            <text:p>4.62889671326</text:p>
          </table:table-cell>
          <table:table-cell office:value-type="float" office:value="2.07185745239" calcext:value-type="float">
            <text:p>2.07185745239</text:p>
          </table:table-cell>
        </table:table-row>
        <table:table-row table:style-name="ro1">
          <table:table-cell office:value-type="float" office:value="0.971078872681" calcext:value-type="float">
            <text:p>0.971078872681</text:p>
          </table:table-cell>
          <table:table-cell office:value-type="float" office:value="2.34699249268" calcext:value-type="float">
            <text:p>2.34699249268</text:p>
          </table:table-cell>
          <table:table-cell office:value-type="float" office:value="2.03919410706" calcext:value-type="float">
            <text:p>2.03919410706</text:p>
          </table:table-cell>
        </table:table-row>
        <table:table-row table:style-name="ro1">
          <table:table-cell office:value-type="float" office:value="0.754117965698" calcext:value-type="float">
            <text:p>0.754117965698</text:p>
          </table:table-cell>
          <table:table-cell office:value-type="float" office:value="1.97792053223" calcext:value-type="float">
            <text:p>1.97792053223</text:p>
          </table:table-cell>
          <table:table-cell office:value-type="float" office:value="2.37083435059" calcext:value-type="float">
            <text:p>2.37083435059</text:p>
          </table:table-cell>
        </table:table-row>
        <table:table-row table:style-name="ro1">
          <table:table-cell office:value-type="float" office:value="0.799894332886" calcext:value-type="float">
            <text:p>0.799894332886</text:p>
          </table:table-cell>
          <table:table-cell office:value-type="float" office:value="1.97219848633" calcext:value-type="float">
            <text:p>1.97219848633</text:p>
          </table:table-cell>
          <table:table-cell office:value-type="float" office:value="2.19798088074" calcext:value-type="float">
            <text:p>2.19798088074</text:p>
          </table:table-cell>
        </table:table-row>
        <table:table-row table:style-name="ro1">
          <table:table-cell office:value-type="float" office:value="0.845909118652" calcext:value-type="float">
            <text:p>0.845909118652</text:p>
          </table:table-cell>
          <table:table-cell office:value-type="float" office:value="2.07304954529" calcext:value-type="float">
            <text:p>2.07304954529</text:p>
          </table:table-cell>
          <table:table-cell office:value-type="float" office:value="2.25210189819" calcext:value-type="float">
            <text:p>2.25210189819</text:p>
          </table:table-cell>
        </table:table-row>
        <table:table-row table:style-name="ro1">
          <table:table-cell office:value-type="float" office:value="0.78296661377" calcext:value-type="float">
            <text:p>0.78296661377</text:p>
          </table:table-cell>
          <table:table-cell office:value-type="float" office:value="2.01916694641" calcext:value-type="float">
            <text:p>2.01916694641</text:p>
          </table:table-cell>
          <table:table-cell office:value-type="float" office:value="2.96592712402" calcext:value-type="float">
            <text:p>2.96592712402</text:p>
          </table:table-cell>
        </table:table-row>
        <table:table-row table:style-name="ro1">
          <table:table-cell office:value-type="float" office:value="0.783920288086" calcext:value-type="float">
            <text:p>0.783920288086</text:p>
          </table:table-cell>
          <table:table-cell office:value-type="float" office:value="1.9690990448" calcext:value-type="float">
            <text:p>1.9690990448</text:p>
          </table:table-cell>
          <table:table-cell office:value-type="float" office:value="2.18200683594" calcext:value-type="float">
            <text:p>2.18200683594</text:p>
          </table:table-cell>
        </table:table-row>
        <table:table-row table:style-name="ro1">
          <table:table-cell office:value-type="float" office:value="0.80394744873" calcext:value-type="float">
            <text:p>0.80394744873</text:p>
          </table:table-cell>
          <table:table-cell office:value-type="float" office:value="1.92189216614" calcext:value-type="float">
            <text:p>1.92189216614</text:p>
          </table:table-cell>
          <table:table-cell office:value-type="float" office:value="2.06017494202" calcext:value-type="float">
            <text:p>2.06017494202</text:p>
          </table:table-cell>
        </table:table-row>
        <table:table-row table:style-name="ro1">
          <table:table-cell office:value-type="float" office:value="1.42979621887" calcext:value-type="float">
            <text:p>1.42979621887</text:p>
          </table:table-cell>
          <table:table-cell office:value-type="float" office:value="2.4778842926" calcext:value-type="float">
            <text:p>2.4778842926</text:p>
          </table:table-cell>
          <table:table-cell office:value-type="float" office:value="2.01797485352" calcext:value-type="float">
            <text:p>2.01797485352</text:p>
          </table:table-cell>
        </table:table-row>
        <table:table-row table:style-name="ro1">
          <table:table-cell office:value-type="float" office:value="1.0712146759" calcext:value-type="float">
            <text:p>1.0712146759</text:p>
          </table:table-cell>
          <table:table-cell office:value-type="float" office:value="3.39317321777" calcext:value-type="float">
            <text:p>3.39317321777</text:p>
          </table:table-cell>
          <table:table-cell office:value-type="float" office:value="2.17795372009" calcext:value-type="float">
            <text:p>2.17795372009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84082984924" calcext:value-type="float">
            <text:p>1.84082984924</text:p>
          </table:table-cell>
          <table:table-cell office:value-type="float" office:value="1.80888175964" calcext:value-type="float">
            <text:p>1.80888175964</text:p>
          </table:table-cell>
        </table:table-row>
        <table:table-row table:style-name="ro1">
          <table:table-cell office:value-type="float" office:value="0.694036483765" calcext:value-type="float">
            <text:p>0.694036483765</text:p>
          </table:table-cell>
          <table:table-cell office:value-type="float" office:value="1.75714492798" calcext:value-type="float">
            <text:p>1.75714492798</text:p>
          </table:table-cell>
          <table:table-cell office:value-type="float" office:value="1.9850730896" calcext:value-type="float">
            <text:p>1.9850730896</text:p>
          </table:table-cell>
        </table:table-row>
        <table:table-row table:style-name="ro1">
          <table:table-cell office:value-type="float" office:value="0.800132751465" calcext:value-type="float">
            <text:p>0.800132751465</text:p>
          </table:table-cell>
          <table:table-cell office:value-type="float" office:value="1.77788734436" calcext:value-type="float">
            <text:p>1.77788734436</text:p>
          </table:table-cell>
          <table:table-cell office:value-type="float" office:value="1.87611579895" calcext:value-type="float">
            <text:p>1.87611579895</text:p>
          </table:table-cell>
        </table:table-row>
        <table:table-row table:style-name="ro1">
          <table:table-cell office:value-type="float" office:value="0.720024108887" calcext:value-type="float">
            <text:p>0.720024108887</text:p>
          </table:table-cell>
          <table:table-cell office:value-type="float" office:value="1.69491767883" calcext:value-type="float">
            <text:p>1.69491767883</text:p>
          </table:table-cell>
          <table:table-cell office:value-type="float" office:value="1.77001953125" calcext:value-type="float">
            <text:p>1.77001953125</text:p>
          </table:table-cell>
        </table:table-row>
        <table:table-row table:style-name="ro1">
          <table:table-cell office:value-type="float" office:value="2.04181671143" calcext:value-type="float">
            <text:p>2.04181671143</text:p>
          </table:table-cell>
          <table:table-cell office:value-type="float" office:value="1.97005271912" calcext:value-type="float">
            <text:p>1.97005271912</text:p>
          </table:table-cell>
          <table:table-cell office:value-type="float" office:value="2.366065979" calcext:value-type="float">
            <text:p>2.366065979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1.87110900879" calcext:value-type="float">
            <text:p>1.87110900879</text:p>
          </table:table-cell>
          <table:table-cell office:value-type="float" office:value="1.94215774536" calcext:value-type="float">
            <text:p>1.94215774536</text:p>
          </table:table-cell>
        </table:table-row>
        <table:table-row table:style-name="ro1">
          <table:table-cell office:value-type="float" office:value="0.802993774414" calcext:value-type="float">
            <text:p>0.802993774414</text:p>
          </table:table-cell>
          <table:table-cell office:value-type="float" office:value="2.01392173767" calcext:value-type="float">
            <text:p>2.01392173767</text:p>
          </table:table-cell>
          <table:table-cell office:value-type="float" office:value="1.79100036621" calcext:value-type="float">
            <text:p>1.79100036621</text:p>
          </table:table-cell>
        </table:table-row>
        <table:table-row table:style-name="ro1">
          <table:table-cell office:value-type="float" office:value="0.770092010498" calcext:value-type="float">
            <text:p>0.770092010498</text:p>
          </table:table-cell>
          <table:table-cell office:value-type="float" office:value="1.72901153564" calcext:value-type="float">
            <text:p>1.72901153564</text:p>
          </table:table-cell>
          <table:table-cell office:value-type="float" office:value="3.72004508972" calcext:value-type="float">
            <text:p>3.72004508972</text:p>
          </table:table-cell>
        </table:table-row>
        <table:table-row table:style-name="ro1">
          <table:table-cell office:value-type="float" office:value="0.818967819214" calcext:value-type="float">
            <text:p>0.818967819214</text:p>
          </table:table-cell>
          <table:table-cell office:value-type="float" office:value="1.99604034424" calcext:value-type="float">
            <text:p>1.99604034424</text:p>
          </table:table-cell>
          <table:table-cell office:value-type="float" office:value="2.05588340759" calcext:value-type="float">
            <text:p>2.05588340759</text:p>
          </table:table-cell>
        </table:table-row>
        <table:table-row table:style-name="ro1">
          <table:table-cell office:value-type="float" office:value="1.05214118958" calcext:value-type="float">
            <text:p>1.05214118958</text:p>
          </table:table-cell>
          <table:table-cell office:value-type="float" office:value="2.82907485962" calcext:value-type="float">
            <text:p>2.82907485962</text:p>
          </table:table-cell>
          <table:table-cell office:value-type="float" office:value="2.10189819336" calcext:value-type="float">
            <text:p>2.10189819336</text:p>
          </table:table-cell>
        </table:table-row>
        <table:table-row table:style-name="ro1">
          <table:table-cell office:value-type="float" office:value="0.813007354736" calcext:value-type="float">
            <text:p>0.813007354736</text:p>
          </table:table-cell>
          <table:table-cell office:value-type="float" office:value="1.97696685791" calcext:value-type="float">
            <text:p>1.97696685791</text:p>
          </table:table-cell>
          <table:table-cell office:value-type="float" office:value="2.03990936279" calcext:value-type="float">
            <text:p>2.03990936279</text:p>
          </table:table-cell>
        </table:table-row>
        <table:table-row table:style-name="ro1">
          <table:table-cell office:value-type="float" office:value="0.907182693481" calcext:value-type="float">
            <text:p>0.907182693481</text:p>
          </table:table-cell>
          <table:table-cell office:value-type="float" office:value="3.43704223633" calcext:value-type="float">
            <text:p>3.43704223633</text:p>
          </table:table-cell>
          <table:table-cell office:value-type="float" office:value="2.0740032196" calcext:value-type="float">
            <text:p>2.0740032196</text:p>
          </table:table-cell>
        </table:table-row>
        <table:table-row table:style-name="ro1">
          <table:table-cell office:value-type="float" office:value="0.779867172241" calcext:value-type="float">
            <text:p>0.779867172241</text:p>
          </table:table-cell>
          <table:table-cell office:value-type="float" office:value="2.4311542511" calcext:value-type="float">
            <text:p>2.4311542511</text:p>
          </table:table-cell>
          <table:table-cell office:value-type="float" office:value="2.00891494751" calcext:value-type="float">
            <text:p>2.00891494751</text:p>
          </table:table-cell>
        </table:table-row>
        <table:table-row table:style-name="ro1">
          <table:table-cell office:value-type="float" office:value="0.972032546997" calcext:value-type="float">
            <text:p>0.972032546997</text:p>
          </table:table-cell>
          <table:table-cell office:value-type="float" office:value="2.02488899231" calcext:value-type="float">
            <text:p>2.02488899231</text:p>
          </table:table-cell>
          <table:table-cell office:value-type="float" office:value="2.5429725647" calcext:value-type="float">
            <text:p>2.5429725647</text:p>
          </table:table-cell>
        </table:table-row>
        <table:table-row table:style-name="ro1">
          <table:table-cell office:value-type="float" office:value="0.779867172241" calcext:value-type="float">
            <text:p>0.779867172241</text:p>
          </table:table-cell>
          <table:table-cell office:value-type="float" office:value="1.95693969727" calcext:value-type="float">
            <text:p>1.95693969727</text:p>
          </table:table-cell>
          <table:table-cell office:value-type="float" office:value="2.07591056824" calcext:value-type="float">
            <text:p>2.07591056824</text:p>
          </table:table-cell>
        </table:table-row>
        <table:table-row table:style-name="ro1">
          <table:table-cell office:value-type="float" office:value="0.845909118652" calcext:value-type="float">
            <text:p>0.845909118652</text:p>
          </table:table-cell>
          <table:table-cell office:value-type="float" office:value="2.09093093872" calcext:value-type="float">
            <text:p>2.09093093872</text:p>
          </table:table-cell>
          <table:table-cell office:value-type="float" office:value="2.14600563049" calcext:value-type="float">
            <text:p>2.14600563049</text:p>
          </table:table-cell>
        </table:table-row>
        <table:table-row table:style-name="ro1">
          <table:table-cell office:value-type="float" office:value="0.772953033447" calcext:value-type="float">
            <text:p>0.772953033447</text:p>
          </table:table-cell>
          <table:table-cell office:value-type="float" office:value="2.59900093079" calcext:value-type="float">
            <text:p>2.59900093079</text:p>
          </table:table-cell>
          <table:table-cell office:value-type="float" office:value="2.85220146179" calcext:value-type="float">
            <text:p>2.85220146179</text:p>
          </table:table-cell>
        </table:table-row>
        <table:table-row table:style-name="ro1">
          <table:table-cell office:value-type="float" office:value="1.38306617737" calcext:value-type="float">
            <text:p>1.38306617737</text:p>
          </table:table-cell>
          <table:table-cell office:value-type="float" office:value="2.36701965332" calcext:value-type="float">
            <text:p>2.36701965332</text:p>
          </table:table-cell>
          <table:table-cell office:value-type="float" office:value="2.35390663147" calcext:value-type="float">
            <text:p>2.35390663147</text:p>
          </table:table-cell>
        </table:table-row>
        <table:table-row table:style-name="ro1">
          <table:table-cell office:value-type="float" office:value="1.9199848175" calcext:value-type="float">
            <text:p>1.9199848175</text:p>
          </table:table-cell>
          <table:table-cell office:value-type="float" office:value="2.32100486755" calcext:value-type="float">
            <text:p>2.32100486755</text:p>
          </table:table-cell>
          <table:table-cell office:value-type="float" office:value="2.19202041626" calcext:value-type="float">
            <text:p>2.19202041626</text:p>
          </table:table-cell>
        </table:table-row>
        <table:table-row table:style-name="ro1">
          <table:table-cell office:value-type="float" office:value="0.967979431152" calcext:value-type="float">
            <text:p>0.967979431152</text:p>
          </table:table-cell>
          <table:table-cell office:value-type="float" office:value="2.32291221619" calcext:value-type="float">
            <text:p>2.32291221619</text:p>
          </table:table-cell>
          <table:table-cell office:value-type="float" office:value="2.18987464905" calcext:value-type="float">
            <text:p>2.18987464905</text:p>
          </table:table-cell>
        </table:table-row>
        <table:table-row table:style-name="ro1">
          <table:table-cell office:value-type="float" office:value="2.6330947876" calcext:value-type="float">
            <text:p>2.6330947876</text:p>
          </table:table-cell>
          <table:table-cell office:value-type="float" office:value="3.40604782104" calcext:value-type="float">
            <text:p>3.40604782104</text:p>
          </table:table-cell>
          <table:table-cell office:value-type="float" office:value="2.92420387268" calcext:value-type="float">
            <text:p>2.92420387268</text:p>
          </table:table-cell>
        </table:table-row>
        <table:table-row table:style-name="ro1">
          <table:table-cell office:value-type="float" office:value="0.854015350342" calcext:value-type="float">
            <text:p>0.854015350342</text:p>
          </table:table-cell>
          <table:table-cell office:value-type="float" office:value="2.14505195618" calcext:value-type="float">
            <text:p>2.14505195618</text:p>
          </table:table-cell>
          <table:table-cell office:value-type="float" office:value="2.15315818787" calcext:value-type="float">
            <text:p>2.15315818787</text:p>
          </table:table-cell>
        </table:table-row>
        <table:table-row table:style-name="ro1">
          <table:table-cell office:value-type="float" office:value="0.860929489136" calcext:value-type="float">
            <text:p>0.860929489136</text:p>
          </table:table-cell>
          <table:table-cell office:value-type="float" office:value="3.13591957092" calcext:value-type="float">
            <text:p>3.13591957092</text:p>
          </table:table-cell>
          <table:table-cell office:value-type="float" office:value="2.03800201416" calcext:value-type="float">
            <text:p>2.03800201416</text:p>
          </table:table-cell>
        </table:table-row>
        <table:table-row table:style-name="ro1">
          <table:table-cell office:value-type="float" office:value="0.892877578735" calcext:value-type="float">
            <text:p>0.892877578735</text:p>
          </table:table-cell>
          <table:table-cell office:value-type="float" office:value="1.91903114319" calcext:value-type="float">
            <text:p>1.91903114319</text:p>
          </table:table-cell>
          <table:table-cell office:value-type="float" office:value="1.87301635742" calcext:value-type="float">
            <text:p>1.87301635742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1.81198120117" calcext:value-type="float">
            <text:p>1.81198120117</text:p>
          </table:table-cell>
          <table:table-cell office:value-type="float" office:value="3.65614891052" calcext:value-type="float">
            <text:p>3.65614891052</text:p>
          </table:table-cell>
        </table:table-row>
        <table:table-row table:style-name="ro1">
          <table:table-cell office:value-type="float" office:value="0.79083442688" calcext:value-type="float">
            <text:p>0.79083442688</text:p>
          </table:table-cell>
          <table:table-cell office:value-type="float" office:value="1.75905227661" calcext:value-type="float">
            <text:p>1.75905227661</text:p>
          </table:table-cell>
          <table:table-cell office:value-type="float" office:value="1.85298919678" calcext:value-type="float">
            <text:p>1.85298919678</text:p>
          </table:table-cell>
        </table:table-row>
        <table:table-row table:style-name="ro1">
          <table:table-cell office:value-type="float" office:value="0.72193145752" calcext:value-type="float">
            <text:p>0.72193145752</text:p>
          </table:table-cell>
          <table:table-cell office:value-type="float" office:value="1.79290771484" calcext:value-type="float">
            <text:p>1.79290771484</text:p>
          </table:table-cell>
          <table:table-cell office:value-type="float" office:value="1.78790092468" calcext:value-type="float">
            <text:p>1.78790092468</text:p>
          </table:table-cell>
        </table:table-row>
        <table:table-row table:style-name="ro1">
          <table:table-cell office:value-type="float" office:value="0.751972198486" calcext:value-type="float">
            <text:p>0.751972198486</text:p>
          </table:table-cell>
          <table:table-cell office:value-type="float" office:value="1.7421245575" calcext:value-type="float">
            <text:p>1.7421245575</text:p>
          </table:table-cell>
          <table:table-cell office:value-type="float" office:value="1.90401077271" calcext:value-type="float">
            <text:p>1.90401077271</text:p>
          </table:table-cell>
        </table:table-row>
        <table:table-row table:style-name="ro1">
          <table:table-cell office:value-type="float" office:value="0.811100006104" calcext:value-type="float">
            <text:p>0.811100006104</text:p>
          </table:table-cell>
          <table:table-cell office:value-type="float" office:value="1.74593925476" calcext:value-type="float">
            <text:p>1.74593925476</text:p>
          </table:table-cell>
          <table:table-cell office:value-type="float" office:value="1.7728805542" calcext:value-type="float">
            <text:p>1.7728805542</text:p>
          </table:table-cell>
        </table:table-row>
        <table:table-row table:style-name="ro1">
          <table:table-cell office:value-type="float" office:value="0.685930252075" calcext:value-type="float">
            <text:p>0.685930252075</text:p>
          </table:table-cell>
          <table:table-cell office:value-type="float" office:value="1.72305107117" calcext:value-type="float">
            <text:p>1.72305107117</text:p>
          </table:table-cell>
          <table:table-cell office:value-type="float" office:value="1.89113616943" calcext:value-type="float">
            <text:p>1.89113616943</text:p>
          </table:table-cell>
        </table:table-row>
        <table:table-row table:style-name="ro1">
          <table:table-cell office:value-type="float" office:value="0.90479850769" calcext:value-type="float">
            <text:p>0.90479850769</text:p>
          </table:table-cell>
          <table:table-cell office:value-type="float" office:value="1.99699401855" calcext:value-type="float">
            <text:p>1.99699401855</text:p>
          </table:table-cell>
          <table:table-cell office:value-type="float" office:value="2.08806991577" calcext:value-type="float">
            <text:p>2.08806991577</text:p>
          </table:table-cell>
        </table:table-row>
        <table:table-row table:style-name="ro1">
          <table:table-cell office:value-type="float" office:value="0.852823257446" calcext:value-type="float">
            <text:p>0.852823257446</text:p>
          </table:table-cell>
          <table:table-cell office:value-type="float" office:value="2.14099884033" calcext:value-type="float">
            <text:p>2.14099884033</text:p>
          </table:table-cell>
          <table:table-cell office:value-type="float" office:value="2.06589698792" calcext:value-type="float">
            <text:p>2.06589698792</text:p>
          </table:table-cell>
        </table:table-row>
        <table:table-row table:style-name="ro1">
          <table:table-cell office:value-type="float" office:value="0.73504447937" calcext:value-type="float">
            <text:p>0.73504447937</text:p>
          </table:table-cell>
          <table:table-cell office:value-type="float" office:value="2.53295898438" calcext:value-type="float">
            <text:p>2.53295898438</text:p>
          </table:table-cell>
          <table:table-cell office:value-type="float" office:value="2.33697891235" calcext:value-type="float">
            <text:p>2.33697891235</text:p>
          </table:table-cell>
        </table:table-row>
        <table:table-row table:style-name="ro1">
          <table:table-cell office:value-type="float" office:value="0.760078430176" calcext:value-type="float">
            <text:p>0.760078430176</text:p>
          </table:table-cell>
          <table:table-cell office:value-type="float" office:value="1.9838809967" calcext:value-type="float">
            <text:p>1.9838809967</text:p>
          </table:table-cell>
          <table:table-cell office:value-type="float" office:value="2.14290618896" calcext:value-type="float">
            <text:p>2.14290618896</text:p>
          </table:table-cell>
        </table:table-row>
        <table:table-row table:style-name="ro1">
          <table:table-cell office:value-type="float" office:value="1.70397758484" calcext:value-type="float">
            <text:p>1.70397758484</text:p>
          </table:table-cell>
          <table:table-cell office:value-type="float" office:value="2.11000442505" calcext:value-type="float">
            <text:p>2.11000442505</text:p>
          </table:table-cell>
          <table:table-cell office:value-type="float" office:value="2.0010471344" calcext:value-type="float">
            <text:p>2.0010471344</text:p>
          </table:table-cell>
        </table:table-row>
        <table:table-row table:style-name="ro1">
          <table:table-cell office:value-type="float" office:value="1.52587890625" calcext:value-type="float">
            <text:p>1.52587890625</text:p>
          </table:table-cell>
          <table:table-cell office:value-type="float" office:value="2.445936203" calcext:value-type="float">
            <text:p>2.445936203</text:p>
          </table:table-cell>
          <table:table-cell office:value-type="float" office:value="2.15601921082" calcext:value-type="float">
            <text:p>2.15601921082</text:p>
          </table:table-cell>
        </table:table-row>
        <table:table-row table:style-name="ro1">
          <table:table-cell office:value-type="float" office:value="0.847816467285" calcext:value-type="float">
            <text:p>0.847816467285</text:p>
          </table:table-cell>
          <table:table-cell office:value-type="float" office:value="3.43585014343" calcext:value-type="float">
            <text:p>3.43585014343</text:p>
          </table:table-cell>
          <table:table-cell office:value-type="float" office:value="2.11811065674" calcext:value-type="float">
            <text:p>2.11811065674</text:p>
          </table:table-cell>
        </table:table-row>
        <table:table-row table:style-name="ro1">
          <table:table-cell office:value-type="float" office:value="0.865936279297" calcext:value-type="float">
            <text:p>0.865936279297</text:p>
          </table:table-cell>
          <table:table-cell office:value-type="float" office:value="1.99484825134" calcext:value-type="float">
            <text:p>1.99484825134</text:p>
          </table:table-cell>
          <table:table-cell office:value-type="float" office:value="2.09903717041" calcext:value-type="float">
            <text:p>2.09903717041</text:p>
          </table:table-cell>
        </table:table-row>
        <table:table-row table:style-name="ro1">
          <table:table-cell office:value-type="float" office:value="0.91814994812" calcext:value-type="float">
            <text:p>0.91814994812</text:p>
          </table:table-cell>
          <table:table-cell office:value-type="float" office:value="2.01201438904" calcext:value-type="float">
            <text:p>2.01201438904</text:p>
          </table:table-cell>
          <table:table-cell office:value-type="float" office:value="2.4139881134" calcext:value-type="float">
            <text:p>2.4139881134</text:p>
          </table:table-cell>
        </table:table-row>
        <table:table-row table:style-name="ro1">
          <table:table-cell office:value-type="float" office:value="0.946998596191" calcext:value-type="float">
            <text:p>0.946998596191</text:p>
          </table:table-cell>
          <table:table-cell office:value-type="float" office:value="2.17700004578" calcext:value-type="float">
            <text:p>2.17700004578</text:p>
          </table:table-cell>
          <table:table-cell office:value-type="float" office:value="3.10611724854" calcext:value-type="float">
            <text:p>3.10611724854</text:p>
          </table:table-cell>
        </table:table-row>
        <table:table-row table:style-name="ro1">
          <table:table-cell office:value-type="float" office:value="0.765085220337" calcext:value-type="float">
            <text:p>0.765085220337</text:p>
          </table:table-cell>
          <table:table-cell office:value-type="float" office:value="2.00581550598" calcext:value-type="float">
            <text:p>2.00581550598</text:p>
          </table:table-cell>
          <table:table-cell office:value-type="float" office:value="2.06303596497" calcext:value-type="float">
            <text:p>2.06303596497</text:p>
          </table:table-cell>
        </table:table-row>
        <table:table-row table:style-name="ro1">
          <table:table-cell office:value-type="float" office:value="0.801801681519" calcext:value-type="float">
            <text:p>0.801801681519</text:p>
          </table:table-cell>
          <table:table-cell office:value-type="float" office:value="1.94001197815" calcext:value-type="float">
            <text:p>1.94001197815</text:p>
          </table:table-cell>
          <table:table-cell office:value-type="float" office:value="2.08187103271" calcext:value-type="float">
            <text:p>2.08187103271</text:p>
          </table:table-cell>
        </table:table-row>
        <table:table-row table:style-name="ro1">
          <table:table-cell office:value-type="float" office:value="0.804901123047" calcext:value-type="float">
            <text:p>0.804901123047</text:p>
          </table:table-cell>
          <table:table-cell office:value-type="float" office:value="3.0620098114" calcext:value-type="float">
            <text:p>3.0620098114</text:p>
          </table:table-cell>
          <table:table-cell office:value-type="float" office:value="2.29692459106" calcext:value-type="float">
            <text:p>2.29692459106</text:p>
          </table:table-cell>
        </table:table-row>
        <table:table-row table:style-name="ro1">
          <table:table-cell office:value-type="float" office:value="0.991821289062" calcext:value-type="float">
            <text:p>0.991821289062</text:p>
          </table:table-cell>
          <table:table-cell office:value-type="float" office:value="3.17001342773" calcext:value-type="float">
            <text:p>3.17001342773</text:p>
          </table:table-cell>
          <table:table-cell office:value-type="float" office:value="2.07304954529" calcext:value-type="float">
            <text:p>2.07304954529</text:p>
          </table:table-cell>
        </table:table-row>
        <table:table-row table:style-name="ro1">
          <table:table-cell office:value-type="float" office:value="0.860929489136" calcext:value-type="float">
            <text:p>0.860929489136</text:p>
          </table:table-cell>
          <table:table-cell office:value-type="float" office:value="2.03490257263" calcext:value-type="float">
            <text:p>2.03490257263</text:p>
          </table:table-cell>
          <table:table-cell office:value-type="float" office:value="2.00510025024" calcext:value-type="float">
            <text:p>2.00510025024</text:p>
          </table:table-cell>
        </table:table-row>
        <table:table-row table:style-name="ro1">
          <table:table-cell office:value-type="float" office:value="0.793933868408" calcext:value-type="float">
            <text:p>0.793933868408</text:p>
          </table:table-cell>
          <table:table-cell office:value-type="float" office:value="2.19798088074" calcext:value-type="float">
            <text:p>2.19798088074</text:p>
          </table:table-cell>
          <table:table-cell office:value-type="float" office:value="3.35192680359" calcext:value-type="float">
            <text:p>3.35192680359</text:p>
          </table:table-cell>
        </table:table-row>
        <table:table-row table:style-name="ro1">
          <table:table-cell office:value-type="float" office:value="0.795841217041" calcext:value-type="float">
            <text:p>0.795841217041</text:p>
          </table:table-cell>
          <table:table-cell office:value-type="float" office:value="1.94311141968" calcext:value-type="float">
            <text:p>1.94311141968</text:p>
          </table:table-cell>
          <table:table-cell office:value-type="float" office:value="2.35795974731" calcext:value-type="float">
            <text:p>2.35795974731</text:p>
          </table:table-cell>
        </table:table-row>
        <table:table-row table:style-name="ro1">
          <table:table-cell office:value-type="float" office:value="0.975847244263" calcext:value-type="float">
            <text:p>0.975847244263</text:p>
          </table:table-cell>
          <table:table-cell office:value-type="float" office:value="2.06899642944" calcext:value-type="float">
            <text:p>2.06899642944</text:p>
          </table:table-cell>
          <table:table-cell office:value-type="float" office:value="2.00819969177" calcext:value-type="float">
            <text:p>2.00819969177</text:p>
          </table:table-cell>
        </table:table-row>
        <table:table-row table:style-name="ro1">
          <table:table-cell office:value-type="float" office:value="1.09887123108" calcext:value-type="float">
            <text:p>1.09887123108</text:p>
          </table:table-cell>
          <table:table-cell office:value-type="float" office:value="2.29382514954" calcext:value-type="float">
            <text:p>2.29382514954</text:p>
          </table:table-cell>
          <table:table-cell office:value-type="float" office:value="2.1378993988" calcext:value-type="float">
            <text:p>2.1378993988</text:p>
          </table:table-cell>
        </table:table-row>
        <table:table-row table:style-name="ro1">
          <table:table-cell office:value-type="float" office:value="0.768899917603" calcext:value-type="float">
            <text:p>0.768899917603</text:p>
          </table:table-cell>
          <table:table-cell office:value-type="float" office:value="1.94001197815" calcext:value-type="float">
            <text:p>1.94001197815</text:p>
          </table:table-cell>
          <table:table-cell office:value-type="float" office:value="2.06613540649" calcext:value-type="float">
            <text:p>2.06613540649</text:p>
          </table:table-cell>
        </table:table-row>
        <table:table-row table:style-name="ro1">
          <table:table-cell office:value-type="float" office:value="3.00002098083" calcext:value-type="float">
            <text:p>3.00002098083</text:p>
          </table:table-cell>
          <table:table-cell office:value-type="float" office:value="2.02107429504" calcext:value-type="float">
            <text:p>2.02107429504</text:p>
          </table:table-cell>
          <table:table-cell office:value-type="float" office:value="2.01177597046" calcext:value-type="float">
            <text:p>2.01177597046</text:p>
          </table:table-cell>
        </table:table-row>
        <table:table-row table:style-name="ro1">
          <table:table-cell office:value-type="float" office:value="0.838994979858" calcext:value-type="float">
            <text:p>0.838994979858</text:p>
          </table:table-cell>
          <table:table-cell office:value-type="float" office:value="1.88899040222" calcext:value-type="float">
            <text:p>1.88899040222</text:p>
          </table:table-cell>
          <table:table-cell office:value-type="float" office:value="1.95097923279" calcext:value-type="float">
            <text:p>1.95097923279</text:p>
          </table:table-cell>
        </table:table-row>
        <table:table-row table:style-name="ro1">
          <table:table-cell office:value-type="float" office:value="0.817060470581" calcext:value-type="float">
            <text:p>0.817060470581</text:p>
          </table:table-cell>
          <table:table-cell office:value-type="float" office:value="1.91688537598" calcext:value-type="float">
            <text:p>1.91688537598</text:p>
          </table:table-cell>
          <table:table-cell office:value-type="float" office:value="2.32195854187" calcext:value-type="float">
            <text:p>2.32195854187</text:p>
          </table:table-cell>
        </table:table-row>
        <table:table-row table:style-name="ro1">
          <table:table-cell office:value-type="float" office:value="0.858068466187" calcext:value-type="float">
            <text:p>0.858068466187</text:p>
          </table:table-cell>
          <table:table-cell office:value-type="float" office:value="1.99604034424" calcext:value-type="float">
            <text:p>1.99604034424</text:p>
          </table:table-cell>
          <table:table-cell office:value-type="float" office:value="2.01296806335" calcext:value-type="float">
            <text:p>2.01296806335</text:p>
          </table:table-cell>
        </table:table-row>
        <table:table-row table:style-name="ro1">
          <table:table-cell office:value-type="float" office:value="0.937938690186" calcext:value-type="float">
            <text:p>0.937938690186</text:p>
          </table:table-cell>
          <table:table-cell office:value-type="float" office:value="2.24900245667" calcext:value-type="float">
            <text:p>2.24900245667</text:p>
          </table:table-cell>
          <table:table-cell office:value-type="float" office:value="2.00414657593" calcext:value-type="float">
            <text:p>2.00414657593</text:p>
          </table:table-cell>
        </table:table-row>
        <table:table-row table:style-name="ro1">
          <table:table-cell office:value-type="float" office:value="1.42407417297" calcext:value-type="float">
            <text:p>1.42407417297</text:p>
          </table:table-cell>
          <table:table-cell office:value-type="float" office:value="2.21800804138" calcext:value-type="float">
            <text:p>2.21800804138</text:p>
          </table:table-cell>
          <table:table-cell office:value-type="float" office:value="2.01296806335" calcext:value-type="float">
            <text:p>2.01296806335</text:p>
          </table:table-cell>
        </table:table-row>
        <table:table-row table:style-name="ro1">
          <table:table-cell office:value-type="float" office:value="0.788927078247" calcext:value-type="float">
            <text:p>0.788927078247</text:p>
          </table:table-cell>
          <table:table-cell office:value-type="float" office:value="1.9850730896" calcext:value-type="float">
            <text:p>1.9850730896</text:p>
          </table:table-cell>
          <table:table-cell office:value-type="float" office:value="2.01606750488" calcext:value-type="float">
            <text:p>2.01606750488</text:p>
          </table:table-cell>
        </table:table-row>
        <table:table-row table:style-name="ro1">
          <table:table-cell office:value-type="float" office:value="0.977993011475" calcext:value-type="float">
            <text:p>0.977993011475</text:p>
          </table:table-cell>
          <table:table-cell office:value-type="float" office:value="2.93493270874" calcext:value-type="float">
            <text:p>2.93493270874</text:p>
          </table:table-cell>
          <table:table-cell office:value-type="float" office:value="2.01201438904" calcext:value-type="float">
            <text:p>2.01201438904</text:p>
          </table:table-cell>
        </table:table-row>
        <table:table-row table:style-name="ro1">
          <table:table-cell office:value-type="float" office:value="0.967979431152" calcext:value-type="float">
            <text:p>0.967979431152</text:p>
          </table:table-cell>
          <table:table-cell office:value-type="float" office:value="2.07304954529" calcext:value-type="float">
            <text:p>2.07304954529</text:p>
          </table:table-cell>
          <table:table-cell office:value-type="float" office:value="2.01487541199" calcext:value-type="float">
            <text:p>2.01487541199</text:p>
          </table:table-cell>
        </table:table-row>
        <table:table-row table:style-name="ro1">
          <table:table-cell office:value-type="float" office:value="0.793933868408" calcext:value-type="float">
            <text:p>0.793933868408</text:p>
          </table:table-cell>
          <table:table-cell office:value-type="float" office:value="2.15196609497" calcext:value-type="float">
            <text:p>2.15196609497</text:p>
          </table:table-cell>
          <table:table-cell office:value-type="float" office:value="4.24003601074" calcext:value-type="float">
            <text:p>4.24003601074</text:p>
          </table:table-cell>
        </table:table-row>
        <table:table-row table:style-name="ro1">
          <table:table-cell office:value-type="float" office:value="0.756978988647" calcext:value-type="float">
            <text:p>0.756978988647</text:p>
          </table:table-cell>
          <table:table-cell office:value-type="float" office:value="1.73282623291" calcext:value-type="float">
            <text:p>1.73282623291</text:p>
          </table:table-cell>
          <table:table-cell office:value-type="float" office:value="1.77407264709" calcext:value-type="float">
            <text:p>1.77407264709</text:p>
          </table:table-cell>
        </table:table-row>
        <table:table-row table:style-name="ro1">
          <table:table-cell office:value-type="float" office:value="0.792980194092" calcext:value-type="float">
            <text:p>0.792980194092</text:p>
          </table:table-cell>
          <table:table-cell office:value-type="float" office:value="1.77097320557" calcext:value-type="float">
            <text:p>1.77097320557</text:p>
          </table:table-cell>
          <table:table-cell office:value-type="float" office:value="1.79195404053" calcext:value-type="float">
            <text:p>1.79195404053</text:p>
          </table:table-cell>
        </table:table-row>
        <table:table-row table:style-name="ro1">
          <table:table-cell office:value-type="float" office:value="1.01900100708" calcext:value-type="float">
            <text:p>1.01900100708</text:p>
          </table:table-cell>
          <table:table-cell office:value-type="float" office:value="3.80110740662" calcext:value-type="float">
            <text:p>3.80110740662</text:p>
          </table:table-cell>
          <table:table-cell office:value-type="float" office:value="1.71399116516" calcext:value-type="float">
            <text:p>1.71399116516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1.70278549194" calcext:value-type="float">
            <text:p>1.70278549194</text:p>
          </table:table-cell>
          <table:table-cell office:value-type="float" office:value="1.75189971924" calcext:value-type="float">
            <text:p>1.75189971924</text:p>
          </table:table-cell>
        </table:table-row>
        <table:table-row table:style-name="ro1">
          <table:table-cell office:value-type="float" office:value="0.790119171143" calcext:value-type="float">
            <text:p>0.790119171143</text:p>
          </table:table-cell>
          <table:table-cell office:value-type="float" office:value="1.69706344604" calcext:value-type="float">
            <text:p>1.69706344604</text:p>
          </table:table-cell>
          <table:table-cell office:value-type="float" office:value="1.99913978577" calcext:value-type="float">
            <text:p>1.99913978577</text:p>
          </table:table-cell>
        </table:table-row>
        <table:table-row table:style-name="ro1">
          <table:table-cell office:value-type="float" office:value="0.638961791992" calcext:value-type="float">
            <text:p>0.638961791992</text:p>
          </table:table-cell>
          <table:table-cell office:value-type="float" office:value="1.70278549194" calcext:value-type="float">
            <text:p>1.70278549194</text:p>
          </table:table-cell>
          <table:table-cell office:value-type="float" office:value="1.8150806427" calcext:value-type="float">
            <text:p>1.8150806427</text:p>
          </table:table-cell>
        </table:table-row>
        <table:table-row table:style-name="ro1">
          <table:table-cell office:value-type="float" office:value="0.825881958008" calcext:value-type="float">
            <text:p>0.825881958008</text:p>
          </table:table-cell>
          <table:table-cell office:value-type="float" office:value="1.80506706238" calcext:value-type="float">
            <text:p>1.80506706238</text:p>
          </table:table-cell>
          <table:table-cell office:value-type="float" office:value="1.89900398254" calcext:value-type="float">
            <text:p>1.89900398254</text:p>
          </table:table-cell>
        </table:table-row>
        <table:table-row table:style-name="ro1">
          <table:table-cell office:value-type="float" office:value="0.831127166748" calcext:value-type="float">
            <text:p>0.831127166748</text:p>
          </table:table-cell>
          <table:table-cell office:value-type="float" office:value="1.77907943726" calcext:value-type="float">
            <text:p>1.77907943726</text:p>
          </table:table-cell>
          <table:table-cell office:value-type="float" office:value="1.75380706787" calcext:value-type="float">
            <text:p>1.75380706787</text:p>
          </table:table-cell>
        </table:table-row>
        <table:table-row table:style-name="ro1">
          <table:table-cell office:value-type="float" office:value="0.755071640015" calcext:value-type="float">
            <text:p>0.755071640015</text:p>
          </table:table-cell>
          <table:table-cell office:value-type="float" office:value="1.92785263062" calcext:value-type="float">
            <text:p>1.92785263062</text:p>
          </table:table-cell>
          <table:table-cell office:value-type="float" office:value="1.97196006775" calcext:value-type="float">
            <text:p>1.97196006775</text:p>
          </table:table-cell>
        </table:table-row>
        <table:table-row table:style-name="ro1">
          <table:table-cell office:value-type="float" office:value="0.906944274902" calcext:value-type="float">
            <text:p>0.906944274902</text:p>
          </table:table-cell>
          <table:table-cell office:value-type="float" office:value="3.13210487366" calcext:value-type="float">
            <text:p>3.13210487366</text:p>
          </table:table-cell>
          <table:table-cell office:value-type="float" office:value="2.14004516602" calcext:value-type="float">
            <text:p>2.14004516602</text:p>
          </table:table-cell>
        </table:table-row>
        <table:table-row table:style-name="ro1">
          <table:table-cell office:value-type="float" office:value="0.831127166748" calcext:value-type="float">
            <text:p>0.831127166748</text:p>
          </table:table-cell>
          <table:table-cell office:value-type="float" office:value="2.69794464111" calcext:value-type="float">
            <text:p>2.69794464111</text:p>
          </table:table-cell>
          <table:table-cell office:value-type="float" office:value="2.27618217468" calcext:value-type="float">
            <text:p>2.27618217468</text:p>
          </table:table-cell>
        </table:table-row>
        <table:table-row table:style-name="ro1">
          <table:table-cell office:value-type="float" office:value="0.97393989563" calcext:value-type="float">
            <text:p>0.97393989563</text:p>
          </table:table-cell>
          <table:table-cell office:value-type="float" office:value="1.96719169617" calcext:value-type="float">
            <text:p>1.96719169617</text:p>
          </table:table-cell>
          <table:table-cell office:value-type="float" office:value="1.96099281311" calcext:value-type="float">
            <text:p>1.96099281311</text:p>
          </table:table-cell>
        </table:table-row>
        <table:table-row table:style-name="ro1">
          <table:table-cell office:value-type="float" office:value="0.79607963562" calcext:value-type="float">
            <text:p>0.79607963562</text:p>
          </table:table-cell>
          <table:table-cell office:value-type="float" office:value="2.05898284912" calcext:value-type="float">
            <text:p>2.05898284912</text:p>
          </table:table-cell>
          <table:table-cell office:value-type="float" office:value="2.02298164368" calcext:value-type="float">
            <text:p>2.02298164368</text:p>
          </table:table-cell>
        </table:table-row>
        <table:table-row table:style-name="ro1">
          <table:table-cell office:value-type="float" office:value="0.819206237793" calcext:value-type="float">
            <text:p>0.819206237793</text:p>
          </table:table-cell>
          <table:table-cell office:value-type="float" office:value="1.97601318359" calcext:value-type="float">
            <text:p>1.97601318359</text:p>
          </table:table-cell>
          <table:table-cell office:value-type="float" office:value="2.05087661743" calcext:value-type="float">
            <text:p>2.05087661743</text:p>
          </table:table-cell>
        </table:table-row>
        <table:table-row table:style-name="ro1">
          <table:table-cell office:value-type="float" office:value="0.753164291382" calcext:value-type="float">
            <text:p>0.753164291382</text:p>
          </table:table-cell>
          <table:table-cell office:value-type="float" office:value="1.94001197815" calcext:value-type="float">
            <text:p>1.94001197815</text:p>
          </table:table-cell>
          <table:table-cell office:value-type="float" office:value="2.02894210815" calcext:value-type="float">
            <text:p>2.02894210815</text:p>
          </table:table-cell>
        </table:table-row>
        <table:table-row table:style-name="ro1">
          <table:table-cell office:value-type="float" office:value="0.949144363403" calcext:value-type="float">
            <text:p>0.949144363403</text:p>
          </table:table-cell>
          <table:table-cell office:value-type="float" office:value="2.20489501953" calcext:value-type="float">
            <text:p>2.20489501953</text:p>
          </table:table-cell>
          <table:table-cell office:value-type="float" office:value="2.02703475952" calcext:value-type="float">
            <text:p>2.02703475952</text:p>
          </table:table-cell>
        </table:table-row>
        <table:table-row table:style-name="ro1">
          <table:table-cell office:value-type="float" office:value="0.805139541626" calcext:value-type="float">
            <text:p>0.805139541626</text:p>
          </table:table-cell>
          <table:table-cell office:value-type="float" office:value="2.01201438904" calcext:value-type="float">
            <text:p>2.01201438904</text:p>
          </table:table-cell>
          <table:table-cell office:value-type="float" office:value="2.30407714844" calcext:value-type="float">
            <text:p>2.30407714844</text:p>
          </table:table-cell>
        </table:table-row>
        <table:table-row table:style-name="ro1">
          <table:table-cell office:value-type="float" office:value="0.782012939453" calcext:value-type="float">
            <text:p>0.782012939453</text:p>
          </table:table-cell>
          <table:table-cell office:value-type="float" office:value="1.9359588623" calcext:value-type="float">
            <text:p>1.9359588623</text:p>
          </table:table-cell>
          <table:table-cell office:value-type="float" office:value="2.01892852783" calcext:value-type="float">
            <text:p>2.01892852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49" meta:object-count="0"/>
    <meta:generator>LibreOffice/5.2.7.2$Linux_ARM_EABI LibreOffice_project/20m0$Build-2</meta:generator>
  </office:meta>
</office:document-meta>
</file>